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sd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ccZ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X</text:p>
          </table:table-cell>
          <table:table-cell/>
          <table:table-cell office:value-type="string" calcext:value-type="string">
            <text:p>calcz</text:p>
          </table:table-cell>
          <table:table-cell office:value-type="string" calcext:value-type="string">
            <text:p>calcy</text:p>
          </table:table-cell>
          <table:table-cell office:value-type="string" calcext:value-type="string">
            <text:p>calcx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float" office:value="147" calcext:value-type="float">
            <text:p>147</text:p>
          </table:table-cell>
          <table:table-cell office:value-type="float" office:value="-872" calcext:value-type="float">
            <text:p>-872</text:p>
          </table:table-cell>
          <table:table-cell/>
          <table:table-cell table:formula="of:=[.A2]*[.$K$3]" office:value-type="float" office:value="1.189453125" calcext:value-type="float">
            <text:p>1.189453125</text:p>
          </table:table-cell>
          <table:table-cell table:formula="of:=[.B2]*[.$K$3]" office:value-type="float" office:value="0.07177734375" calcext:value-type="float">
            <text:p>0.0717773438</text:p>
          </table:table-cell>
          <table:table-cell table:formula="of:=[.C2]*[.$K$3]" office:value-type="float" office:value="-0.42578125" calcext:value-type="float">
            <text:p>-0.42578125</text:p>
          </table:table-cell>
          <table:table-cell table:formula="of:=ATAN2([.G2]; SQRT([.F2]*[.F2]+[.E2]*[.E2]))*180/PI()" office:value-type="float" office:value="109.66251438261" calcext:value-type="float">
            <text:p>109.6625143826</text:p>
          </table:table-cell>
          <table:table-cell table:formula="of:=ATAN2([.F2]; SQRT([.G2]*[.G2]+[.E2]*[.E2]))*180/PI()" office:value-type="float" office:value="86.7482667539401" calcext:value-type="float">
            <text:p>86.7482667539</text:p>
          </table:table-cell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70" calcext:value-type="float">
            <text:p>70</text:p>
          </table:table-cell>
          <table:table-cell office:value-type="float" office:value="-296" calcext:value-type="float">
            <text:p>-296</text:p>
          </table:table-cell>
          <table:table-cell/>
          <table:table-cell table:formula="of:=[.A3]*[.$K$3]" office:value-type="float" office:value="0.50732421875" calcext:value-type="float">
            <text:p>0.5073242188</text:p>
          </table:table-cell>
          <table:table-cell table:formula="of:=[.B3]*[.$K$3]" office:value-type="float" office:value="0.0341796875" calcext:value-type="float">
            <text:p>0.0341796875</text:p>
          </table:table-cell>
          <table:table-cell table:formula="of:=[.C3]*[.$K$3]" office:value-type="float" office:value="-0.14453125" calcext:value-type="float">
            <text:p>-0.14453125</text:p>
          </table:table-cell>
          <table:table-cell table:formula="of:=ATAN2([.G3]; SQRT([.F3]*[.F3]+[.E3]*[.E3]))*180/PI()" office:value-type="float" office:value="105.867532496364" calcext:value-type="float">
            <text:p>105.8675324964</text:p>
          </table:table-cell>
          <table:table-cell table:formula="of:=ATAN2([.F3]; SQRT([.G3]*[.G3]+[.E3]*[.E3]))*180/PI()" office:value-type="float" office:value="86.2927396230215" calcext:value-type="float">
            <text:p>86.292739623</text:p>
          </table:table-cell>
          <table:table-cell office:value-type="string" calcext:value-type="string">
            <text:p>ares</text:p>
          </table:table-cell>
          <table:table-cell table:style-name="ce1" table:formula="of:=16/32768" office:value-type="float" office:value="0.00048828125" calcext:value-type="float">
            <text:p>0.0004882813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93" calcext:value-type="float">
            <text:p>93</text:p>
          </table:table-cell>
          <table:table-cell office:value-type="float" office:value="-268" calcext:value-type="float">
            <text:p>-268</text:p>
          </table:table-cell>
          <table:table-cell/>
          <table:table-cell table:formula="of:=[.A4]*[.$K$3]" office:value-type="float" office:value="0.5732421875" calcext:value-type="float">
            <text:p>0.5732421875</text:p>
          </table:table-cell>
          <table:table-cell table:formula="of:=[.B4]*[.$K$3]" office:value-type="float" office:value="0.04541015625" calcext:value-type="float">
            <text:p>0.0454101563</text:p>
          </table:table-cell>
          <table:table-cell table:formula="of:=[.C4]*[.$K$3]" office:value-type="float" office:value="-0.130859375" calcext:value-type="float">
            <text:p>-0.130859375</text:p>
          </table:table-cell>
          <table:table-cell table:formula="of:=ATAN2([.G4]; SQRT([.F4]*[.F4]+[.E4]*[.E4]))*180/PI()" office:value-type="float" office:value="102.820269575723" calcext:value-type="float">
            <text:p>102.8202695757</text:p>
          </table:table-cell>
          <table:table-cell table:formula="of:=ATAN2([.F4]; SQRT([.G4]*[.G4]+[.E4]*[.E4]))*180/PI()" office:value-type="float" office:value="85.5838339928161" calcext:value-type="float">
            <text:p>85.5838339928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-40" calcext:value-type="float">
            <text:p>-40</text:p>
          </table:table-cell>
          <table:table-cell office:value-type="float" office:value="-321" calcext:value-type="float">
            <text:p>-321</text:p>
          </table:table-cell>
          <table:table-cell/>
          <table:table-cell table:formula="of:=[.A5]*[.$K$3]" office:value-type="float" office:value="0.5712890625" calcext:value-type="float">
            <text:p>0.5712890625</text:p>
          </table:table-cell>
          <table:table-cell table:formula="of:=[.B5]*[.$K$3]" office:value-type="float" office:value="-0.01953125" calcext:value-type="float">
            <text:p>-0.01953125</text:p>
          </table:table-cell>
          <table:table-cell table:formula="of:=[.C5]*[.$K$3]" office:value-type="float" office:value="-0.15673828125" calcext:value-type="float">
            <text:p>-0.1567382813</text:p>
          </table:table-cell>
          <table:table-cell table:formula="of:=ATAN2([.G5]; SQRT([.F5]*[.F5]+[.E5]*[.E5]))*180/PI()" office:value-type="float" office:value="105.333563391197" calcext:value-type="float">
            <text:p>105.3335633912</text:p>
          </table:table-cell>
          <table:table-cell table:formula="of:=ATAN2([.F5]; SQRT([.G5]*[.G5]+[.E5]*[.E5]))*180/PI()" office:value-type="float" office:value="91.8883397585192" calcext:value-type="float">
            <text:p>91.8883397585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46" calcext:value-type="float">
            <text:p>-46</text:p>
          </table:table-cell>
          <table:table-cell office:value-type="float" office:value="-299" calcext:value-type="float">
            <text:p>-299</text:p>
          </table:table-cell>
          <table:table-cell/>
          <table:table-cell table:formula="of:=[.A6]*[.$K$3]" office:value-type="float" office:value="0.7216796875" calcext:value-type="float">
            <text:p>0.7216796875</text:p>
          </table:table-cell>
          <table:table-cell table:formula="of:=[.B6]*[.$K$3]" office:value-type="float" office:value="-0.0224609375" calcext:value-type="float">
            <text:p>-0.0224609375</text:p>
          </table:table-cell>
          <table:table-cell table:formula="of:=[.C6]*[.$K$3]" office:value-type="float" office:value="-0.14599609375" calcext:value-type="float">
            <text:p>-0.1459960938</text:p>
          </table:table-cell>
          <table:table-cell table:formula="of:=ATAN2([.G6]; SQRT([.F6]*[.F6]+[.E6]*[.E6]))*180/PI()" office:value-type="float" office:value="101.431221148031" calcext:value-type="float">
            <text:p>101.431221148</text:p>
          </table:table-cell>
          <table:table-cell table:formula="of:=ATAN2([.F6]; SQRT([.G6]*[.G6]+[.E6]*[.E6]))*180/PI()" office:value-type="float" office:value="91.7472761815878" calcext:value-type="float">
            <text:p>91.7472761816</text:p>
          </table:table-cell>
          <table:table-cell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403" calcext:value-type="float">
            <text:p>403</text:p>
          </table:table-cell>
          <table:table-cell office:value-type="float" office:value="-365" calcext:value-type="float">
            <text:p>-365</text:p>
          </table:table-cell>
          <table:table-cell/>
          <table:table-cell table:formula="of:=[.A7]*[.$K$3]" office:value-type="float" office:value="0.6650390625" calcext:value-type="float">
            <text:p>0.6650390625</text:p>
          </table:table-cell>
          <table:table-cell table:formula="of:=[.B7]*[.$K$3]" office:value-type="float" office:value="0.19677734375" calcext:value-type="float">
            <text:p>0.1967773438</text:p>
          </table:table-cell>
          <table:table-cell table:formula="of:=[.C7]*[.$K$3]" office:value-type="float" office:value="-0.17822265625" calcext:value-type="float">
            <text:p>-0.1782226563</text:p>
          </table:table-cell>
          <table:table-cell table:formula="of:=ATAN2([.G7]; SQRT([.F7]*[.F7]+[.E7]*[.E7]))*180/PI()" office:value-type="float" office:value="104.411760550382" calcext:value-type="float">
            <text:p>104.4117605504</text:p>
          </table:table-cell>
          <table:table-cell table:formula="of:=ATAN2([.F7]; SQRT([.G7]*[.G7]+[.E7]*[.E7]))*180/PI()" office:value-type="float" office:value="74.049880740382" calcext:value-type="float">
            <text:p>74.0498807404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389" calcext:value-type="float">
            <text:p>389</text:p>
          </table:table-cell>
          <table:table-cell office:value-type="float" office:value="-673" calcext:value-type="float">
            <text:p>-673</text:p>
          </table:table-cell>
          <table:table-cell/>
          <table:table-cell table:formula="of:=[.A8]*[.$K$3]" office:value-type="float" office:value="0.6875" calcext:value-type="float">
            <text:p>0.6875</text:p>
          </table:table-cell>
          <table:table-cell table:formula="of:=[.B8]*[.$K$3]" office:value-type="float" office:value="0.18994140625" calcext:value-type="float">
            <text:p>0.1899414063</text:p>
          </table:table-cell>
          <table:table-cell table:formula="of:=[.C8]*[.$K$3]" office:value-type="float" office:value="-0.32861328125" calcext:value-type="float">
            <text:p>-0.3286132813</text:p>
          </table:table-cell>
          <table:table-cell table:formula="of:=ATAN2([.G8]; SQRT([.F8]*[.F8]+[.E8]*[.E8]))*180/PI()" office:value-type="float" office:value="114.736603114703" calcext:value-type="float">
            <text:p>114.7366031147</text:p>
          </table:table-cell>
          <table:table-cell table:formula="of:=ATAN2([.F8]; SQRT([.G8]*[.G8]+[.E8]*[.E8]))*180/PI()" office:value-type="float" office:value="76.0032817820935" calcext:value-type="float">
            <text:p>76.0032817821</text:p>
          </table:table-cell>
          <table:table-cell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77" calcext:value-type="float">
            <text:p>177</text:p>
          </table:table-cell>
          <table:table-cell office:value-type="float" office:value="-946" calcext:value-type="float">
            <text:p>-946</text:p>
          </table:table-cell>
          <table:table-cell/>
          <table:table-cell table:formula="of:=[.A9]*[.$K$3]" office:value-type="float" office:value="0.66357421875" calcext:value-type="float">
            <text:p>0.6635742188</text:p>
          </table:table-cell>
          <table:table-cell table:formula="of:=[.B9]*[.$K$3]" office:value-type="float" office:value="0.08642578125" calcext:value-type="float">
            <text:p>0.0864257813</text:p>
          </table:table-cell>
          <table:table-cell table:formula="of:=[.C9]*[.$K$3]" office:value-type="float" office:value="-0.4619140625" calcext:value-type="float">
            <text:p>-0.4619140625</text:p>
          </table:table-cell>
          <table:table-cell table:formula="of:=ATAN2([.G9]; SQRT([.F9]*[.F9]+[.E9]*[.E9]))*180/PI()" office:value-type="float" office:value="124.616158360801" calcext:value-type="float">
            <text:p>124.6161583608</text:p>
          </table:table-cell>
          <table:table-cell table:formula="of:=ATAN2([.F9]; SQRT([.G9]*[.G9]+[.E9]*[.E9]))*180/PI()" office:value-type="float" office:value="83.8985615278427" calcext:value-type="float">
            <text:p>83.8985615278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222" calcext:value-type="float">
            <text:p>-222</text:p>
          </table:table-cell>
          <table:table-cell office:value-type="float" office:value="-735" calcext:value-type="float">
            <text:p>-735</text:p>
          </table:table-cell>
          <table:table-cell/>
          <table:table-cell table:formula="of:=[.A10]*[.$K$3]" office:value-type="float" office:value="0.73193359375" calcext:value-type="float">
            <text:p>0.7319335938</text:p>
          </table:table-cell>
          <table:table-cell table:formula="of:=[.B10]*[.$K$3]" office:value-type="float" office:value="-0.1083984375" calcext:value-type="float">
            <text:p>-0.1083984375</text:p>
          </table:table-cell>
          <table:table-cell table:formula="of:=[.C10]*[.$K$3]" office:value-type="float" office:value="-0.35888671875" calcext:value-type="float">
            <text:p>-0.3588867188</text:p>
          </table:table-cell>
          <table:table-cell table:formula="of:=ATAN2([.G10]; SQRT([.F10]*[.F10]+[.E10]*[.E10]))*180/PI()" office:value-type="float" office:value="115.875079455106" calcext:value-type="float">
            <text:p>115.8750794551</text:p>
          </table:table-cell>
          <table:table-cell table:formula="of:=ATAN2([.F10]; SQRT([.G10]*[.G10]+[.E10]*[.E10]))*180/PI()" office:value-type="float" office:value="97.5744163258806" calcext:value-type="float">
            <text:p>97.5744163259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88" calcext:value-type="float">
            <text:p>188</text:p>
          </table:table-cell>
          <table:table-cell office:value-type="float" office:value="-825" calcext:value-type="float">
            <text:p>-825</text:p>
          </table:table-cell>
          <table:table-cell/>
          <table:table-cell table:formula="of:=[.A11]*[.$K$3]" office:value-type="float" office:value="0.79150390625" calcext:value-type="float">
            <text:p>0.7915039063</text:p>
          </table:table-cell>
          <table:table-cell table:formula="of:=[.B11]*[.$K$3]" office:value-type="float" office:value="0.091796875" calcext:value-type="float">
            <text:p>0.091796875</text:p>
          </table:table-cell>
          <table:table-cell table:formula="of:=[.C11]*[.$K$3]" office:value-type="float" office:value="-0.40283203125" calcext:value-type="float">
            <text:p>-0.4028320313</text:p>
          </table:table-cell>
          <table:table-cell table:formula="of:=ATAN2([.G11]; SQRT([.F11]*[.F11]+[.E11]*[.E11]))*180/PI()" office:value-type="float" office:value="116.819170041665" calcext:value-type="float">
            <text:p>116.8191700417</text:p>
          </table:table-cell>
          <table:table-cell table:formula="of:=ATAN2([.F11]; SQRT([.G11]*[.G11]+[.E11]*[.E11]))*180/PI()" office:value-type="float" office:value="84.0987938924404" calcext:value-type="float">
            <text:p>84.0987938924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-360" calcext:value-type="float">
            <text:p>-360</text:p>
          </table:table-cell>
          <table:table-cell office:value-type="float" office:value="-561" calcext:value-type="float">
            <text:p>-561</text:p>
          </table:table-cell>
          <table:table-cell/>
          <table:table-cell table:formula="of:=[.A12]*[.$K$3]" office:value-type="float" office:value="0.6884765625" calcext:value-type="float">
            <text:p>0.6884765625</text:p>
          </table:table-cell>
          <table:table-cell table:formula="of:=[.B12]*[.$K$3]" office:value-type="float" office:value="-0.17578125" calcext:value-type="float">
            <text:p>-0.17578125</text:p>
          </table:table-cell>
          <table:table-cell table:formula="of:=[.C12]*[.$K$3]" office:value-type="float" office:value="-0.27392578125" calcext:value-type="float">
            <text:p>-0.2739257813</text:p>
          </table:table-cell>
          <table:table-cell table:formula="of:=ATAN2([.G12]; SQRT([.F12]*[.F12]+[.E12]*[.E12]))*180/PI()" office:value-type="float" office:value="111.081928332752" calcext:value-type="float">
            <text:p>111.0819283328</text:p>
          </table:table-cell>
          <table:table-cell table:formula="of:=ATAN2([.F12]; SQRT([.G12]*[.G12]+[.E12]*[.E12]))*180/PI()" office:value-type="float" office:value="103.345656702872" calcext:value-type="float">
            <text:p>103.3456567029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63" calcext:value-type="float">
            <text:p>563</text:p>
          </table:table-cell>
          <table:table-cell office:value-type="float" office:value="-821" calcext:value-type="float">
            <text:p>-821</text:p>
          </table:table-cell>
          <table:table-cell/>
          <table:table-cell table:formula="of:=[.A13]*[.$K$3]" office:value-type="float" office:value="0.7548828125" calcext:value-type="float">
            <text:p>0.7548828125</text:p>
          </table:table-cell>
          <table:table-cell table:formula="of:=[.B13]*[.$K$3]" office:value-type="float" office:value="0.27490234375" calcext:value-type="float">
            <text:p>0.2749023438</text:p>
          </table:table-cell>
          <table:table-cell table:formula="of:=[.C13]*[.$K$3]" office:value-type="float" office:value="-0.40087890625" calcext:value-type="float">
            <text:p>-0.4008789063</text:p>
          </table:table-cell>
          <table:table-cell table:formula="of:=ATAN2([.G13]; SQRT([.F13]*[.F13]+[.E13]*[.E13]))*180/PI()" office:value-type="float" office:value="116.518756917764" calcext:value-type="float">
            <text:p>116.5187569178</text:p>
          </table:table-cell>
          <table:table-cell table:formula="of:=ATAN2([.F13]; SQRT([.G13]*[.G13]+[.E13]*[.E13]))*180/PI()" office:value-type="float" office:value="72.170792258445" calcext:value-type="float">
            <text:p>72.1707922584</text:p>
          </table:table-cell>
          <table:table-cell table:number-columns-repeated="2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38" calcext:value-type="float">
            <text:p>138</text:p>
          </table:table-cell>
          <table:table-cell office:value-type="float" office:value="-854" calcext:value-type="float">
            <text:p>-854</text:p>
          </table:table-cell>
          <table:table-cell/>
          <table:table-cell table:formula="of:=[.A14]*[.$K$3]" office:value-type="float" office:value="0.65380859375" calcext:value-type="float">
            <text:p>0.6538085938</text:p>
          </table:table-cell>
          <table:table-cell table:formula="of:=[.B14]*[.$K$3]" office:value-type="float" office:value="0.0673828125" calcext:value-type="float">
            <text:p>0.0673828125</text:p>
          </table:table-cell>
          <table:table-cell table:formula="of:=[.C14]*[.$K$3]" office:value-type="float" office:value="-0.4169921875" calcext:value-type="float">
            <text:p>-0.4169921875</text:p>
          </table:table-cell>
          <table:table-cell table:formula="of:=ATAN2([.G14]; SQRT([.F14]*[.F14]+[.E14]*[.E14]))*180/PI()" office:value-type="float" office:value="122.392223050346" calcext:value-type="float">
            <text:p>122.3922230503</text:p>
          </table:table-cell>
          <table:table-cell table:formula="of:=ATAN2([.F14]; SQRT([.G14]*[.G14]+[.E14]*[.E14]))*180/PI()" office:value-type="float" office:value="85.0338561609689" calcext:value-type="float">
            <text:p>85.033856161</text:p>
          </table:table-cell>
          <table:table-cell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55" calcext:value-type="float">
            <text:p>55</text:p>
          </table:table-cell>
          <table:table-cell office:value-type="float" office:value="-522" calcext:value-type="float">
            <text:p>-522</text:p>
          </table:table-cell>
          <table:table-cell/>
          <table:table-cell table:formula="of:=[.A15]*[.$K$3]" office:value-type="float" office:value="0.65966796875" calcext:value-type="float">
            <text:p>0.6596679688</text:p>
          </table:table-cell>
          <table:table-cell table:formula="of:=[.B15]*[.$K$3]" office:value-type="float" office:value="0.02685546875" calcext:value-type="float">
            <text:p>0.0268554688</text:p>
          </table:table-cell>
          <table:table-cell table:formula="of:=[.C15]*[.$K$3]" office:value-type="float" office:value="-0.2548828125" calcext:value-type="float">
            <text:p>-0.2548828125</text:p>
          </table:table-cell>
          <table:table-cell table:formula="of:=ATAN2([.G15]; SQRT([.F15]*[.F15]+[.E15]*[.E15]))*180/PI()" office:value-type="float" office:value="111.109613703757" calcext:value-type="float">
            <text:p>111.1096137038</text:p>
          </table:table-cell>
          <table:table-cell table:formula="of:=ATAN2([.F15]; SQRT([.G15]*[.G15]+[.E15]*[.E15]))*180/PI()" office:value-type="float" office:value="87.8252639411594" calcext:value-type="float">
            <text:p>87.8252639412</text:p>
          </table:table-cell>
          <table:table-cell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68" calcext:value-type="float">
            <text:p>68</text:p>
          </table:table-cell>
          <table:table-cell office:value-type="float" office:value="-413" calcext:value-type="float">
            <text:p>-413</text:p>
          </table:table-cell>
          <table:table-cell/>
          <table:table-cell table:formula="of:=[.A16]*[.$K$3]" office:value-type="float" office:value="0.65673828125" calcext:value-type="float">
            <text:p>0.6567382813</text:p>
          </table:table-cell>
          <table:table-cell table:formula="of:=[.B16]*[.$K$3]" office:value-type="float" office:value="0.033203125" calcext:value-type="float">
            <text:p>0.033203125</text:p>
          </table:table-cell>
          <table:table-cell table:formula="of:=[.C16]*[.$K$3]" office:value-type="float" office:value="-0.20166015625" calcext:value-type="float">
            <text:p>-0.2016601563</text:p>
          </table:table-cell>
          <table:table-cell table:formula="of:=ATAN2([.G16]; SQRT([.F16]*[.F16]+[.E16]*[.E16]))*180/PI()" office:value-type="float" office:value="107.049284608328" calcext:value-type="float">
            <text:p>107.0492846083</text:p>
          </table:table-cell>
          <table:table-cell table:formula="of:=ATAN2([.F16]; SQRT([.G16]*[.G16]+[.E16]*[.E16]))*180/PI()" office:value-type="float" office:value="87.2330221912844" calcext:value-type="float">
            <text:p>87.2330221913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69" calcext:value-type="float">
            <text:p>-69</text:p>
          </table:table-cell>
          <table:table-cell office:value-type="float" office:value="-237" calcext:value-type="float">
            <text:p>-237</text:p>
          </table:table-cell>
          <table:table-cell/>
          <table:table-cell table:formula="of:=[.A17]*[.$K$3]" office:value-type="float" office:value="0.72509765625" calcext:value-type="float">
            <text:p>0.7250976563</text:p>
          </table:table-cell>
          <table:table-cell table:formula="of:=[.B17]*[.$K$3]" office:value-type="float" office:value="-0.03369140625" calcext:value-type="float">
            <text:p>-0.0336914063</text:p>
          </table:table-cell>
          <table:table-cell table:formula="of:=[.C17]*[.$K$3]" office:value-type="float" office:value="-0.11572265625" calcext:value-type="float">
            <text:p>-0.1157226563</text:p>
          </table:table-cell>
          <table:table-cell table:formula="of:=ATAN2([.G17]; SQRT([.F17]*[.F17]+[.E17]*[.E17]))*180/PI()" office:value-type="float" office:value="99.0580930406808" calcext:value-type="float">
            <text:p>99.0580930407</text:p>
          </table:table-cell>
          <table:table-cell table:formula="of:=ATAN2([.F17]; SQRT([.G17]*[.G17]+[.E17]*[.E17]))*180/PI()" office:value-type="float" office:value="92.6271151208217" calcext:value-type="float">
            <text:p>92.6271151208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238" calcext:value-type="float">
            <text:p>-238</text:p>
          </table:table-cell>
          <table:table-cell office:value-type="float" office:value="-179" calcext:value-type="float">
            <text:p>-179</text:p>
          </table:table-cell>
          <table:table-cell/>
          <table:table-cell table:formula="of:=[.A18]*[.$K$3]" office:value-type="float" office:value="0.71533203125" calcext:value-type="float">
            <text:p>0.7153320313</text:p>
          </table:table-cell>
          <table:table-cell table:formula="of:=[.B18]*[.$K$3]" office:value-type="float" office:value="-0.1162109375" calcext:value-type="float">
            <text:p>-0.1162109375</text:p>
          </table:table-cell>
          <table:table-cell table:formula="of:=[.C18]*[.$K$3]" office:value-type="float" office:value="-0.08740234375" calcext:value-type="float">
            <text:p>-0.0874023438</text:p>
          </table:table-cell>
          <table:table-cell table:formula="of:=ATAN2([.G18]; SQRT([.F18]*[.F18]+[.E18]*[.E18]))*180/PI()" office:value-type="float" office:value="96.8768390495075" calcext:value-type="float">
            <text:p>96.8768390495</text:p>
          </table:table-cell>
          <table:table-cell table:formula="of:=ATAN2([.F18]; SQRT([.G18]*[.G18]+[.E18]*[.E18]))*180/PI()" office:value-type="float" office:value="99.1605468458483" calcext:value-type="float">
            <text:p>99.1605468458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52" calcext:value-type="float">
            <text:p>-152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[.A19]*[.$K$3]" office:value-type="float" office:value="0.66748046875" calcext:value-type="float">
            <text:p>0.6674804688</text:p>
          </table:table-cell>
          <table:table-cell table:formula="of:=[.B19]*[.$K$3]" office:value-type="float" office:value="-0.07421875" calcext:value-type="float">
            <text:p>-0.07421875</text:p>
          </table:table-cell>
          <table:table-cell table:formula="of:=[.C19]*[.$K$3]" office:value-type="float" office:value="-0.013671875" calcext:value-type="float">
            <text:p>-0.013671875</text:p>
          </table:table-cell>
          <table:table-cell table:formula="of:=ATAN2([.G19]; SQRT([.F19]*[.F19]+[.E19]*[.E19]))*180/PI()" office:value-type="float" office:value="91.1662290998169" calcext:value-type="float">
            <text:p>91.1662290998</text:p>
          </table:table-cell>
          <table:table-cell table:formula="of:=ATAN2([.F19]; SQRT([.G19]*[.G19]+[.E19]*[.E19]))*180/PI()" office:value-type="float" office:value="96.3434722708096" calcext:value-type="float">
            <text:p>96.3434722708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236" calcext:value-type="float">
            <text:p>-236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[.A20]*[.$K$3]" office:value-type="float" office:value="0.67626953125" calcext:value-type="float">
            <text:p>0.6762695313</text:p>
          </table:table-cell>
          <table:table-cell table:formula="of:=[.B20]*[.$K$3]" office:value-type="float" office:value="-0.115234375" calcext:value-type="float">
            <text:p>-0.115234375</text:p>
          </table:table-cell>
          <table:table-cell table:formula="of:=[.C20]*[.$K$3]" office:value-type="float" office:value="-0.02783203125" calcext:value-type="float">
            <text:p>-0.0278320313</text:p>
          </table:table-cell>
          <table:table-cell table:formula="of:=ATAN2([.G20]; SQRT([.F20]*[.F20]+[.E20]*[.E20]))*180/PI()" office:value-type="float" office:value="92.3232422478429" calcext:value-type="float">
            <text:p>92.3232422478</text:p>
          </table:table-cell>
          <table:table-cell table:formula="of:=ATAN2([.F20]; SQRT([.G20]*[.G20]+[.E20]*[.E20]))*180/PI()" office:value-type="float" office:value="99.6621328191238" calcext:value-type="float">
            <text:p>99.6621328191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59" calcext:value-type="float">
            <text:p>159</text:p>
          </table:table-cell>
          <table:table-cell office:value-type="float" office:value="-717" calcext:value-type="float">
            <text:p>-717</text:p>
          </table:table-cell>
          <table:table-cell/>
          <table:table-cell table:formula="of:=[.A21]*[.$K$3]" office:value-type="float" office:value="0.63818359375" calcext:value-type="float">
            <text:p>0.6381835938</text:p>
          </table:table-cell>
          <table:table-cell table:formula="of:=[.B21]*[.$K$3]" office:value-type="float" office:value="0.07763671875" calcext:value-type="float">
            <text:p>0.0776367188</text:p>
          </table:table-cell>
          <table:table-cell table:formula="of:=[.C21]*[.$K$3]" office:value-type="float" office:value="-0.35009765625" calcext:value-type="float">
            <text:p>-0.3500976563</text:p>
          </table:table-cell>
          <table:table-cell table:formula="of:=ATAN2([.G21]; SQRT([.F21]*[.F21]+[.E21]*[.E21]))*180/PI()" office:value-type="float" office:value="118.571372294648" calcext:value-type="float">
            <text:p>118.5713722946</text:p>
          </table:table-cell>
          <table:table-cell table:formula="of:=ATAN2([.F21]; SQRT([.G21]*[.G21]+[.E21]*[.E21]))*180/PI()" office:value-type="float" office:value="83.9119818508815" calcext:value-type="float">
            <text:p>83.9119818509</text:p>
          </table:table-cell>
          <table:table-cell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9" calcext:value-type="float">
            <text:p>69</text:p>
          </table:table-cell>
          <table:table-cell office:value-type="float" office:value="-581" calcext:value-type="float">
            <text:p>-581</text:p>
          </table:table-cell>
          <table:table-cell/>
          <table:table-cell table:formula="of:=[.A22]*[.$K$3]" office:value-type="float" office:value="0.69384765625" calcext:value-type="float">
            <text:p>0.6938476563</text:p>
          </table:table-cell>
          <table:table-cell table:formula="of:=[.B22]*[.$K$3]" office:value-type="float" office:value="0.03369140625" calcext:value-type="float">
            <text:p>0.0336914063</text:p>
          </table:table-cell>
          <table:table-cell table:formula="of:=[.C22]*[.$K$3]" office:value-type="float" office:value="-0.28369140625" calcext:value-type="float">
            <text:p>-0.2836914063</text:p>
          </table:table-cell>
          <table:table-cell table:formula="of:=ATAN2([.G22]; SQRT([.F22]*[.F22]+[.E22]*[.E22]))*180/PI()" office:value-type="float" office:value="112.214408587001" calcext:value-type="float">
            <text:p>112.214408587</text:p>
          </table:table-cell>
          <table:table-cell table:formula="of:=ATAN2([.F22]; SQRT([.G22]*[.G22]+[.E22]*[.E22]))*180/PI()" office:value-type="float" office:value="87.4265366425082" calcext:value-type="float">
            <text:p>87.4265366425</text:p>
          </table:table-cell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603" calcext:value-type="float">
            <text:p>603</text:p>
          </table:table-cell>
          <table:table-cell office:value-type="float" office:value="-518" calcext:value-type="float">
            <text:p>-518</text:p>
          </table:table-cell>
          <table:table-cell/>
          <table:table-cell table:formula="of:=[.A23]*[.$K$3]" office:value-type="float" office:value="0.609375" calcext:value-type="float">
            <text:p>0.609375</text:p>
          </table:table-cell>
          <table:table-cell table:formula="of:=[.B23]*[.$K$3]" office:value-type="float" office:value="0.29443359375" calcext:value-type="float">
            <text:p>0.2944335938</text:p>
          </table:table-cell>
          <table:table-cell table:formula="of:=[.C23]*[.$K$3]" office:value-type="float" office:value="-0.2529296875" calcext:value-type="float">
            <text:p>-0.2529296875</text:p>
          </table:table-cell>
          <table:table-cell table:formula="of:=ATAN2([.G23]; SQRT([.F23]*[.F23]+[.E23]*[.E23]))*180/PI()" office:value-type="float" office:value="110.492022609773" calcext:value-type="float">
            <text:p>110.4920226098</text:p>
          </table:table-cell>
          <table:table-cell table:formula="of:=ATAN2([.F23]; SQRT([.G23]*[.G23]+[.E23]*[.E23]))*180/PI()" office:value-type="float" office:value="65.9507329530096" calcext:value-type="float">
            <text:p>65.950732953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75" calcext:value-type="float">
            <text:p>175</text:p>
          </table:table-cell>
          <table:table-cell office:value-type="float" office:value="-182" calcext:value-type="float">
            <text:p>-182</text:p>
          </table:table-cell>
          <table:table-cell/>
          <table:table-cell table:formula="of:=[.A24]*[.$K$3]" office:value-type="float" office:value="0.693359375" calcext:value-type="float">
            <text:p>0.693359375</text:p>
          </table:table-cell>
          <table:table-cell table:formula="of:=[.B24]*[.$K$3]" office:value-type="float" office:value="0.08544921875" calcext:value-type="float">
            <text:p>0.0854492188</text:p>
          </table:table-cell>
          <table:table-cell table:formula="of:=[.C24]*[.$K$3]" office:value-type="float" office:value="-0.0888671875" calcext:value-type="float">
            <text:p>-0.0888671875</text:p>
          </table:table-cell>
          <table:table-cell table:formula="of:=ATAN2([.G24]; SQRT([.F24]*[.F24]+[.E24]*[.E24]))*180/PI()" office:value-type="float" office:value="97.249468966292" calcext:value-type="float">
            <text:p>97.2494689663</text:p>
          </table:table-cell>
          <table:table-cell table:formula="of:=ATAN2([.F24]; SQRT([.G24]*[.G24]+[.E24]*[.E24]))*180/PI()" office:value-type="float" office:value="83.0307682095984" calcext:value-type="float">
            <text:p>83.0307682096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51" calcext:value-type="float">
            <text:p>251</text:p>
          </table:table-cell>
          <table:table-cell office:value-type="float" office:value="-132" calcext:value-type="float">
            <text:p>-132</text:p>
          </table:table-cell>
          <table:table-cell/>
          <table:table-cell table:formula="of:=[.A25]*[.$K$3]" office:value-type="float" office:value="0.73974609375" calcext:value-type="float">
            <text:p>0.7397460938</text:p>
          </table:table-cell>
          <table:table-cell table:formula="of:=[.B25]*[.$K$3]" office:value-type="float" office:value="0.12255859375" calcext:value-type="float">
            <text:p>0.1225585938</text:p>
          </table:table-cell>
          <table:table-cell table:formula="of:=[.C25]*[.$K$3]" office:value-type="float" office:value="-0.064453125" calcext:value-type="float">
            <text:p>-0.064453125</text:p>
          </table:table-cell>
          <table:table-cell table:formula="of:=ATAN2([.G25]; SQRT([.F25]*[.F25]+[.E25]*[.E25]))*180/PI()" office:value-type="float" office:value="94.9128969084835" calcext:value-type="float">
            <text:p>94.9128969085</text:p>
          </table:table-cell>
          <table:table-cell table:formula="of:=ATAN2([.F25]; SQRT([.G25]*[.G25]+[.E25]*[.E25]))*180/PI()" office:value-type="float" office:value="80.6277554501459" calcext:value-type="float">
            <text:p>80.6277554501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164" calcext:value-type="float">
            <text:p>164</text:p>
          </table:table-cell>
          <table:table-cell office:value-type="float" office:value="-518" calcext:value-type="float">
            <text:p>-518</text:p>
          </table:table-cell>
          <table:table-cell/>
          <table:table-cell table:formula="of:=[.A26]*[.$K$3]" office:value-type="float" office:value="0.72998046875" calcext:value-type="float">
            <text:p>0.7299804688</text:p>
          </table:table-cell>
          <table:table-cell table:formula="of:=[.B26]*[.$K$3]" office:value-type="float" office:value="0.080078125" calcext:value-type="float">
            <text:p>0.080078125</text:p>
          </table:table-cell>
          <table:table-cell table:formula="of:=[.C26]*[.$K$3]" office:value-type="float" office:value="-0.2529296875" calcext:value-type="float">
            <text:p>-0.2529296875</text:p>
          </table:table-cell>
          <table:table-cell table:formula="of:=ATAN2([.G26]; SQRT([.F26]*[.F26]+[.E26]*[.E26]))*180/PI()" office:value-type="float" office:value="109.004841068997" calcext:value-type="float">
            <text:p>109.004841069</text:p>
          </table:table-cell>
          <table:table-cell table:formula="of:=ATAN2([.F26]; SQRT([.G26]*[.G26]+[.E26]*[.E26]))*180/PI()" office:value-type="float" office:value="84.0822362939048" calcext:value-type="float">
            <text:p>84.0822362939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54" calcext:value-type="float">
            <text:p>54</text:p>
          </table:table-cell>
          <table:table-cell office:value-type="float" office:value="-680" calcext:value-type="float">
            <text:p>-680</text:p>
          </table:table-cell>
          <table:table-cell/>
          <table:table-cell table:formula="of:=[.A27]*[.$K$3]" office:value-type="float" office:value="0.7548828125" calcext:value-type="float">
            <text:p>0.7548828125</text:p>
          </table:table-cell>
          <table:table-cell table:formula="of:=[.B27]*[.$K$3]" office:value-type="float" office:value="0.0263671875" calcext:value-type="float">
            <text:p>0.0263671875</text:p>
          </table:table-cell>
          <table:table-cell table:formula="of:=[.C27]*[.$K$3]" office:value-type="float" office:value="-0.33203125" calcext:value-type="float">
            <text:p>-0.33203125</text:p>
          </table:table-cell>
          <table:table-cell table:formula="of:=ATAN2([.G27]; SQRT([.F27]*[.F27]+[.E27]*[.E27]))*180/PI()" office:value-type="float" office:value="113.729171637675" calcext:value-type="float">
            <text:p>113.7291716377</text:p>
          </table:table-cell>
          <table:table-cell table:formula="of:=ATAN2([.F27]; SQRT([.G27]*[.G27]+[.E27]*[.E27]))*180/PI()" office:value-type="float" office:value="88.168721373767" calcext:value-type="float">
            <text:p>88.1687213738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2" calcext:value-type="float">
            <text:p>42</text:p>
          </table:table-cell>
          <table:table-cell office:value-type="float" office:value="-516" calcext:value-type="float">
            <text:p>-516</text:p>
          </table:table-cell>
          <table:table-cell/>
          <table:table-cell table:formula="of:=[.A28]*[.$K$3]" office:value-type="float" office:value="0.6884765625" calcext:value-type="float">
            <text:p>0.6884765625</text:p>
          </table:table-cell>
          <table:table-cell table:formula="of:=[.B28]*[.$K$3]" office:value-type="float" office:value="0.0205078125" calcext:value-type="float">
            <text:p>0.0205078125</text:p>
          </table:table-cell>
          <table:table-cell table:formula="of:=[.C28]*[.$K$3]" office:value-type="float" office:value="-0.251953125" calcext:value-type="float">
            <text:p>-0.251953125</text:p>
          </table:table-cell>
          <table:table-cell table:formula="of:=ATAN2([.G28]; SQRT([.F28]*[.F28]+[.E28]*[.E28]))*180/PI()" office:value-type="float" office:value="110.092277180309" calcext:value-type="float">
            <text:p>110.0922771803</text:p>
          </table:table-cell>
          <table:table-cell table:formula="of:=ATAN2([.F28]; SQRT([.G28]*[.G28]+[.E28]*[.E28]))*180/PI()" office:value-type="float" office:value="88.3976867087904" calcext:value-type="float">
            <text:p>88.3976867088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73" calcext:value-type="float">
            <text:p>73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[.A29]*[.$K$3]" office:value-type="float" office:value="0.64990234375" calcext:value-type="float">
            <text:p>0.6499023438</text:p>
          </table:table-cell>
          <table:table-cell table:formula="of:=[.B29]*[.$K$3]" office:value-type="float" office:value="0.03564453125" calcext:value-type="float">
            <text:p>0.0356445313</text:p>
          </table:table-cell>
          <table:table-cell table:formula="of:=[.C29]*[.$K$3]" office:value-type="float" office:value="-0.11962890625" calcext:value-type="float">
            <text:p>-0.1196289063</text:p>
          </table:table-cell>
          <table:table-cell table:formula="of:=ATAN2([.G29]; SQRT([.F29]*[.F29]+[.E29]*[.E29]))*180/PI()" office:value-type="float" office:value="100.41449684443" calcext:value-type="float">
            <text:p>100.4144968444</text:p>
          </table:table-cell>
          <table:table-cell table:formula="of:=ATAN2([.F29]; SQRT([.G29]*[.G29]+[.E29]*[.E29]))*180/PI()" office:value-type="float" office:value="86.9124701026485" calcext:value-type="float">
            <text:p>86.9124701026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8" calcext:value-type="float">
            <text:p>88</text:p>
          </table:table-cell>
          <table:table-cell office:value-type="float" office:value="-547" calcext:value-type="float">
            <text:p>-547</text:p>
          </table:table-cell>
          <table:table-cell/>
          <table:table-cell table:formula="of:=[.A30]*[.$K$3]" office:value-type="float" office:value="0.75439453125" calcext:value-type="float">
            <text:p>0.7543945313</text:p>
          </table:table-cell>
          <table:table-cell table:formula="of:=[.B30]*[.$K$3]" office:value-type="float" office:value="0.04296875" calcext:value-type="float">
            <text:p>0.04296875</text:p>
          </table:table-cell>
          <table:table-cell table:formula="of:=[.C30]*[.$K$3]" office:value-type="float" office:value="-0.26708984375" calcext:value-type="float">
            <text:p>-0.2670898438</text:p>
          </table:table-cell>
          <table:table-cell table:formula="of:=ATAN2([.G30]; SQRT([.F30]*[.F30]+[.E30]*[.E30]))*180/PI()" office:value-type="float" office:value="109.46709587227" calcext:value-type="float">
            <text:p>109.4670958723</text:p>
          </table:table-cell>
          <table:table-cell table:formula="of:=ATAN2([.F30]; SQRT([.G30]*[.G30]+[.E30]*[.E30]))*180/PI()" office:value-type="float" office:value="86.9266178161923" calcext:value-type="float">
            <text:p>86.9266178162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47" calcext:value-type="float">
            <text:p>-47</text:p>
          </table:table-cell>
          <table:table-cell office:value-type="float" office:value="-498" calcext:value-type="float">
            <text:p>-498</text:p>
          </table:table-cell>
          <table:table-cell/>
          <table:table-cell table:formula="of:=[.A31]*[.$K$3]" office:value-type="float" office:value="0.78662109375" calcext:value-type="float">
            <text:p>0.7866210938</text:p>
          </table:table-cell>
          <table:table-cell table:formula="of:=[.B31]*[.$K$3]" office:value-type="float" office:value="-0.02294921875" calcext:value-type="float">
            <text:p>-0.0229492188</text:p>
          </table:table-cell>
          <table:table-cell table:formula="of:=[.C31]*[.$K$3]" office:value-type="float" office:value="-0.2431640625" calcext:value-type="float">
            <text:p>-0.2431640625</text:p>
          </table:table-cell>
          <table:table-cell table:formula="of:=ATAN2([.G31]; SQRT([.F31]*[.F31]+[.E31]*[.E31]))*180/PI()" office:value-type="float" office:value="107.170798373626" calcext:value-type="float">
            <text:p>107.1707983736</text:p>
          </table:table-cell>
          <table:table-cell table:formula="of:=ATAN2([.F31]; SQRT([.G31]*[.G31]+[.E31]*[.E31]))*180/PI()" office:value-type="float" office:value="91.5965951568438" calcext:value-type="float">
            <text:p>91.5965951568</text:p>
          </table:table-cell>
          <table:table-cell table:number-columns-repeated="2"/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-119" calcext:value-type="float">
            <text:p>-119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[.A32]*[.$K$3]" office:value-type="float" office:value="0.8662109375" calcext:value-type="float">
            <text:p>0.8662109375</text:p>
          </table:table-cell>
          <table:table-cell table:formula="of:=[.B32]*[.$K$3]" office:value-type="float" office:value="-0.05810546875" calcext:value-type="float">
            <text:p>-0.0581054688</text:p>
          </table:table-cell>
          <table:table-cell table:formula="of:=[.C32]*[.$K$3]" office:value-type="float" office:value="-0.1279296875" calcext:value-type="float">
            <text:p>-0.1279296875</text:p>
          </table:table-cell>
          <table:table-cell table:formula="of:=ATAN2([.G32]; SQRT([.F32]*[.F32]+[.E32]*[.E32]))*180/PI()" office:value-type="float" office:value="98.3826459110695" calcext:value-type="float">
            <text:p>98.3826459111</text:p>
          </table:table-cell>
          <table:table-cell table:formula="of:=ATAN2([.F32]; SQRT([.G32]*[.G32]+[.E32]*[.E32]))*180/PI()" office:value-type="float" office:value="93.7965943385729" calcext:value-type="float">
            <text:p>93.7965943386</text:p>
          </table:table-cell>
          <table:table-cell table:number-columns-repeated="2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298" calcext:value-type="float">
            <text:p>-298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[.A33]*[.$K$3]" office:value-type="float" office:value="0.79052734375" calcext:value-type="float">
            <text:p>0.7905273438</text:p>
          </table:table-cell>
          <table:table-cell table:formula="of:=[.B33]*[.$K$3]" office:value-type="float" office:value="-0.1455078125" calcext:value-type="float">
            <text:p>-0.1455078125</text:p>
          </table:table-cell>
          <table:table-cell table:formula="of:=[.C33]*[.$K$3]" office:value-type="float" office:value="-0.025390625" calcext:value-type="float">
            <text:p>-0.025390625</text:p>
          </table:table-cell>
          <table:table-cell table:formula="of:=ATAN2([.G33]; SQRT([.F33]*[.F33]+[.E33]*[.E33]))*180/PI()" office:value-type="float" office:value="91.8092548743727" calcext:value-type="float">
            <text:p>91.8092548744</text:p>
          </table:table-cell>
          <table:table-cell table:formula="of:=ATAN2([.F33]; SQRT([.G33]*[.G33]+[.E33]*[.E33]))*180/PI()" office:value-type="float" office:value="100.424111010822" calcext:value-type="float">
            <text:p>100.4241110108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556" calcext:value-type="float">
            <text:p>-556</text:p>
          </table:table-cell>
          <table:table-cell office:value-type="float" office:value="-149" calcext:value-type="float">
            <text:p>-149</text:p>
          </table:table-cell>
          <table:table-cell/>
          <table:table-cell table:formula="of:=[.A34]*[.$K$3]" office:value-type="float" office:value="0.767578125" calcext:value-type="float">
            <text:p>0.767578125</text:p>
          </table:table-cell>
          <table:table-cell table:formula="of:=[.B34]*[.$K$3]" office:value-type="float" office:value="-0.271484375" calcext:value-type="float">
            <text:p>-0.271484375</text:p>
          </table:table-cell>
          <table:table-cell table:formula="of:=[.C34]*[.$K$3]" office:value-type="float" office:value="-0.07275390625" calcext:value-type="float">
            <text:p>-0.0727539063</text:p>
          </table:table-cell>
          <table:table-cell table:formula="of:=ATAN2([.G34]; SQRT([.F34]*[.F34]+[.E34]*[.E34]))*180/PI()" office:value-type="float" office:value="95.1063377208275" calcext:value-type="float">
            <text:p>95.1063377208</text:p>
          </table:table-cell>
          <table:table-cell table:formula="of:=ATAN2([.F34]; SQRT([.G34]*[.G34]+[.E34]*[.E34]))*180/PI()" office:value-type="float" office:value="109.397748817525" calcext:value-type="float">
            <text:p>109.3977488175</text:p>
          </table:table-cell>
          <table:table-cell table:number-columns-repeated="2"/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-123" calcext:value-type="float">
            <text:p>-123</text:p>
          </table:table-cell>
          <table:table-cell office:value-type="float" office:value="-227" calcext:value-type="float">
            <text:p>-227</text:p>
          </table:table-cell>
          <table:table-cell/>
          <table:table-cell table:formula="of:=[.A35]*[.$K$3]" office:value-type="float" office:value="0.853515625" calcext:value-type="float">
            <text:p>0.853515625</text:p>
          </table:table-cell>
          <table:table-cell table:formula="of:=[.B35]*[.$K$3]" office:value-type="float" office:value="-0.06005859375" calcext:value-type="float">
            <text:p>-0.0600585938</text:p>
          </table:table-cell>
          <table:table-cell table:formula="of:=[.C35]*[.$K$3]" office:value-type="float" office:value="-0.11083984375" calcext:value-type="float">
            <text:p>-0.1108398438</text:p>
          </table:table-cell>
          <table:table-cell table:formula="of:=ATAN2([.G35]; SQRT([.F35]*[.F35]+[.E35]*[.E35]))*180/PI()" office:value-type="float" office:value="97.3811271616508" calcext:value-type="float">
            <text:p>97.3811271617</text:p>
          </table:table-cell>
          <table:table-cell table:formula="of:=ATAN2([.F35]; SQRT([.G35]*[.G35]+[.E35]*[.E35]))*180/PI()" office:value-type="float" office:value="93.9916402568321" calcext:value-type="float">
            <text:p>93.9916402568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25" calcext:value-type="float">
            <text:p>-125</text:p>
          </table:table-cell>
          <table:table-cell office:value-type="float" office:value="-131" calcext:value-type="float">
            <text:p>-131</text:p>
          </table:table-cell>
          <table:table-cell/>
          <table:table-cell table:formula="of:=[.A36]*[.$K$3]" office:value-type="float" office:value="0.79443359375" calcext:value-type="float">
            <text:p>0.7944335938</text:p>
          </table:table-cell>
          <table:table-cell table:formula="of:=[.B36]*[.$K$3]" office:value-type="float" office:value="-0.06103515625" calcext:value-type="float">
            <text:p>-0.0610351563</text:p>
          </table:table-cell>
          <table:table-cell table:formula="of:=[.C36]*[.$K$3]" office:value-type="float" office:value="-0.06396484375" calcext:value-type="float">
            <text:p>-0.0639648438</text:p>
          </table:table-cell>
          <table:table-cell table:formula="of:=ATAN2([.G36]; SQRT([.F36]*[.F36]+[.E36]*[.E36]))*180/PI()" office:value-type="float" office:value="94.5898449587731" calcext:value-type="float">
            <text:p>94.5898449588</text:p>
          </table:table-cell>
          <table:table-cell table:formula="of:=ATAN2([.F36]; SQRT([.G36]*[.G36]+[.E36]*[.E36]))*180/PI()" office:value-type="float" office:value="94.3792028208564" calcext:value-type="float">
            <text:p>94.3792028209</text:p>
          </table:table-cell>
          <table:table-cell table:number-columns-repeated="2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146" calcext:value-type="float">
            <text:p>146</text:p>
          </table:table-cell>
          <table:table-cell office:value-type="float" office:value="-128" calcext:value-type="float">
            <text:p>-128</text:p>
          </table:table-cell>
          <table:table-cell/>
          <table:table-cell table:formula="of:=[.A37]*[.$K$3]" office:value-type="float" office:value="0.82568359375" calcext:value-type="float">
            <text:p>0.8256835938</text:p>
          </table:table-cell>
          <table:table-cell table:formula="of:=[.B37]*[.$K$3]" office:value-type="float" office:value="0.0712890625" calcext:value-type="float">
            <text:p>0.0712890625</text:p>
          </table:table-cell>
          <table:table-cell table:formula="of:=[.C37]*[.$K$3]" office:value-type="float" office:value="-0.0625" calcext:value-type="float">
            <text:p>-0.0625</text:p>
          </table:table-cell>
          <table:table-cell table:formula="of:=ATAN2([.G37]; SQRT([.F37]*[.F37]+[.E37]*[.E37]))*180/PI()" office:value-type="float" office:value="94.3127568423771" calcext:value-type="float">
            <text:p>94.3127568424</text:p>
          </table:table-cell>
          <table:table-cell table:formula="of:=ATAN2([.F37]; SQRT([.G37]*[.G37]+[.E37]*[.E37]))*180/PI()" office:value-type="float" office:value="85.0793591248351" calcext:value-type="float">
            <text:p>85.0793591248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130" calcext:value-type="float">
            <text:p>-130</text:p>
          </table:table-cell>
          <table:table-cell office:value-type="float" office:value="-207" calcext:value-type="float">
            <text:p>-207</text:p>
          </table:table-cell>
          <table:table-cell/>
          <table:table-cell table:formula="of:=[.A38]*[.$K$3]" office:value-type="float" office:value="0.767578125" calcext:value-type="float">
            <text:p>0.767578125</text:p>
          </table:table-cell>
          <table:table-cell table:formula="of:=[.B38]*[.$K$3]" office:value-type="float" office:value="-0.0634765625" calcext:value-type="float">
            <text:p>-0.0634765625</text:p>
          </table:table-cell>
          <table:table-cell table:formula="of:=[.C38]*[.$K$3]" office:value-type="float" office:value="-0.10107421875" calcext:value-type="float">
            <text:p>-0.1010742188</text:p>
          </table:table-cell>
          <table:table-cell table:formula="of:=ATAN2([.G38]; SQRT([.F38]*[.F38]+[.E38]*[.E38]))*180/PI()" office:value-type="float" office:value="97.4762837436495" calcext:value-type="float">
            <text:p>97.4762837436</text:p>
          </table:table-cell>
          <table:table-cell table:formula="of:=ATAN2([.F38]; SQRT([.G38]*[.G38]+[.E38]*[.E38]))*180/PI()" office:value-type="float" office:value="94.6871642553991" calcext:value-type="float">
            <text:p>94.6871642554</text:p>
          </table:table-cell>
          <table:table-cell table:number-columns-repeated="2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09" calcext:value-type="float">
            <text:p>-109</text:p>
          </table:table-cell>
          <table:table-cell office:value-type="float" office:value="-212" calcext:value-type="float">
            <text:p>-212</text:p>
          </table:table-cell>
          <table:table-cell/>
          <table:table-cell table:formula="of:=[.A39]*[.$K$3]" office:value-type="float" office:value="0.75634765625" calcext:value-type="float">
            <text:p>0.7563476563</text:p>
          </table:table-cell>
          <table:table-cell table:formula="of:=[.B39]*[.$K$3]" office:value-type="float" office:value="-0.05322265625" calcext:value-type="float">
            <text:p>-0.0532226563</text:p>
          </table:table-cell>
          <table:table-cell table:formula="of:=[.C39]*[.$K$3]" office:value-type="float" office:value="-0.103515625" calcext:value-type="float">
            <text:p>-0.103515625</text:p>
          </table:table-cell>
          <table:table-cell table:formula="of:=ATAN2([.G39]; SQRT([.F39]*[.F39]+[.E39]*[.E39]))*180/PI()" office:value-type="float" office:value="97.77423672555" calcext:value-type="float">
            <text:p>97.7742367256</text:p>
          </table:table-cell>
          <table:table-cell table:formula="of:=ATAN2([.F39]; SQRT([.G39]*[.G39]+[.E39]*[.E39]))*180/PI()" office:value-type="float" office:value="93.9880969879974" calcext:value-type="float">
            <text:p>93.988096988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172" calcext:value-type="float">
            <text:p>172</text:p>
          </table:table-cell>
          <table:table-cell office:value-type="float" office:value="-145" calcext:value-type="float">
            <text:p>-145</text:p>
          </table:table-cell>
          <table:table-cell/>
          <table:table-cell table:formula="of:=[.A40]*[.$K$3]" office:value-type="float" office:value="0.78271484375" calcext:value-type="float">
            <text:p>0.7827148438</text:p>
          </table:table-cell>
          <table:table-cell table:formula="of:=[.B40]*[.$K$3]" office:value-type="float" office:value="0.083984375" calcext:value-type="float">
            <text:p>0.083984375</text:p>
          </table:table-cell>
          <table:table-cell table:formula="of:=[.C40]*[.$K$3]" office:value-type="float" office:value="-0.07080078125" calcext:value-type="float">
            <text:p>-0.0708007813</text:p>
          </table:table-cell>
          <table:table-cell table:formula="of:=ATAN2([.G40]; SQRT([.F40]*[.F40]+[.E40]*[.E40]))*180/PI()" office:value-type="float" office:value="95.13930562246" calcext:value-type="float">
            <text:p>95.1393056225</text:p>
          </table:table-cell>
          <table:table-cell table:formula="of:=ATAN2([.F40]; SQRT([.G40]*[.G40]+[.E40]*[.E40]))*180/PI()" office:value-type="float" office:value="83.9003766756616" calcext:value-type="float">
            <text:p>83.9003766757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6" calcext:value-type="float">
            <text:p>26</text:p>
          </table:table-cell>
          <table:table-cell office:value-type="float" office:value="-331" calcext:value-type="float">
            <text:p>-331</text:p>
          </table:table-cell>
          <table:table-cell/>
          <table:table-cell table:formula="of:=[.A41]*[.$K$3]" office:value-type="float" office:value="0.72900390625" calcext:value-type="float">
            <text:p>0.7290039063</text:p>
          </table:table-cell>
          <table:table-cell table:formula="of:=[.B41]*[.$K$3]" office:value-type="float" office:value="0.0126953125" calcext:value-type="float">
            <text:p>0.0126953125</text:p>
          </table:table-cell>
          <table:table-cell table:formula="of:=[.C41]*[.$K$3]" office:value-type="float" office:value="-0.16162109375" calcext:value-type="float">
            <text:p>-0.1616210938</text:p>
          </table:table-cell>
          <table:table-cell table:formula="of:=ATAN2([.G41]; SQRT([.F41]*[.F41]+[.E41]*[.E41]))*180/PI()" office:value-type="float" office:value="102.498525482258" calcext:value-type="float">
            <text:p>102.4985254823</text:p>
          </table:table-cell>
          <table:table-cell table:formula="of:=ATAN2([.F41]; SQRT([.G41]*[.G41]+[.E41]*[.E41]))*180/PI()" office:value-type="float" office:value="89.0259634839911" calcext:value-type="float">
            <text:p>89.025963484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323" calcext:value-type="float">
            <text:p>323</text:p>
          </table:table-cell>
          <table:table-cell office:value-type="float" office:value="-207" calcext:value-type="float">
            <text:p>-207</text:p>
          </table:table-cell>
          <table:table-cell/>
          <table:table-cell table:formula="of:=[.A42]*[.$K$3]" office:value-type="float" office:value="0.7724609375" calcext:value-type="float">
            <text:p>0.7724609375</text:p>
          </table:table-cell>
          <table:table-cell table:formula="of:=[.B42]*[.$K$3]" office:value-type="float" office:value="0.15771484375" calcext:value-type="float">
            <text:p>0.1577148438</text:p>
          </table:table-cell>
          <table:table-cell table:formula="of:=[.C42]*[.$K$3]" office:value-type="float" office:value="-0.10107421875" calcext:value-type="float">
            <text:p>-0.1010742188</text:p>
          </table:table-cell>
          <table:table-cell table:formula="of:=ATAN2([.G42]; SQRT([.F42]*[.F42]+[.E42]*[.E42]))*180/PI()" office:value-type="float" office:value="97.3055934313149" calcext:value-type="float">
            <text:p>97.3055934313</text:p>
          </table:table-cell>
          <table:table-cell table:formula="of:=ATAN2([.F42]; SQRT([.G42]*[.G42]+[.E42]*[.E42]))*180/PI()" office:value-type="float" office:value="78.5553619044406" calcext:value-type="float">
            <text:p>78.5553619044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16" calcext:value-type="float">
            <text:p>116</text:p>
          </table:table-cell>
          <table:table-cell office:value-type="float" office:value="-356" calcext:value-type="float">
            <text:p>-356</text:p>
          </table:table-cell>
          <table:table-cell/>
          <table:table-cell table:formula="of:=[.A43]*[.$K$3]" office:value-type="float" office:value="0.765625" calcext:value-type="float">
            <text:p>0.765625</text:p>
          </table:table-cell>
          <table:table-cell table:formula="of:=[.B43]*[.$K$3]" office:value-type="float" office:value="0.056640625" calcext:value-type="float">
            <text:p>0.056640625</text:p>
          </table:table-cell>
          <table:table-cell table:formula="of:=[.C43]*[.$K$3]" office:value-type="float" office:value="-0.173828125" calcext:value-type="float">
            <text:p>-0.173828125</text:p>
          </table:table-cell>
          <table:table-cell table:formula="of:=ATAN2([.G43]; SQRT([.F43]*[.F43]+[.E43]*[.E43]))*180/PI()" office:value-type="float" office:value="102.75791180562" calcext:value-type="float">
            <text:p>102.7579118056</text:p>
          </table:table-cell>
          <table:table-cell table:formula="of:=ATAN2([.F43]; SQRT([.G43]*[.G43]+[.E43]*[.E43]))*180/PI()" office:value-type="float" office:value="85.8736282955594" calcext:value-type="float">
            <text:p>85.8736282956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213" calcext:value-type="float">
            <text:p>213</text:p>
          </table:table-cell>
          <table:table-cell office:value-type="float" office:value="-448" calcext:value-type="float">
            <text:p>-448</text:p>
          </table:table-cell>
          <table:table-cell/>
          <table:table-cell table:formula="of:=[.A44]*[.$K$3]" office:value-type="float" office:value="0.78515625" calcext:value-type="float">
            <text:p>0.78515625</text:p>
          </table:table-cell>
          <table:table-cell table:formula="of:=[.B44]*[.$K$3]" office:value-type="float" office:value="0.10400390625" calcext:value-type="float">
            <text:p>0.1040039063</text:p>
          </table:table-cell>
          <table:table-cell table:formula="of:=[.C44]*[.$K$3]" office:value-type="float" office:value="-0.21875" calcext:value-type="float">
            <text:p>-0.21875</text:p>
          </table:table-cell>
          <table:table-cell table:formula="of:=ATAN2([.G44]; SQRT([.F44]*[.F44]+[.E44]*[.E44]))*180/PI()" office:value-type="float" office:value="105.439854337163" calcext:value-type="float">
            <text:p>105.4398543372</text:p>
          </table:table-cell>
          <table:table-cell table:formula="of:=ATAN2([.F44]; SQRT([.G44]*[.G44]+[.E44]*[.E44]))*180/PI()" office:value-type="float" office:value="82.7281931514676" calcext:value-type="float">
            <text:p>82.7281931515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159" calcext:value-type="float">
            <text:p>-159</text:p>
          </table:table-cell>
          <table:table-cell office:value-type="float" office:value="-454" calcext:value-type="float">
            <text:p>-454</text:p>
          </table:table-cell>
          <table:table-cell/>
          <table:table-cell table:formula="of:=[.A45]*[.$K$3]" office:value-type="float" office:value="0.7998046875" calcext:value-type="float">
            <text:p>0.7998046875</text:p>
          </table:table-cell>
          <table:table-cell table:formula="of:=[.B45]*[.$K$3]" office:value-type="float" office:value="-0.07763671875" calcext:value-type="float">
            <text:p>-0.0776367188</text:p>
          </table:table-cell>
          <table:table-cell table:formula="of:=[.C45]*[.$K$3]" office:value-type="float" office:value="-0.2216796875" calcext:value-type="float">
            <text:p>-0.2216796875</text:p>
          </table:table-cell>
          <table:table-cell table:formula="of:=ATAN2([.G45]; SQRT([.F45]*[.F45]+[.E45]*[.E45]))*180/PI()" office:value-type="float" office:value="105.422617034861" calcext:value-type="float">
            <text:p>105.4226170349</text:p>
          </table:table-cell>
          <table:table-cell table:formula="of:=ATAN2([.F45]; SQRT([.G45]*[.G45]+[.E45]*[.E45]))*180/PI()" office:value-type="float" office:value="95.3440683336848" calcext:value-type="float">
            <text:p>95.3440683337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31" calcext:value-type="float">
            <text:p>231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[.A46]*[.$K$3]" office:value-type="float" office:value="0.7734375" calcext:value-type="float">
            <text:p>0.7734375</text:p>
          </table:table-cell>
          <table:table-cell table:formula="of:=[.B46]*[.$K$3]" office:value-type="float" office:value="0.11279296875" calcext:value-type="float">
            <text:p>0.1127929688</text:p>
          </table:table-cell>
          <table:table-cell table:formula="of:=[.C46]*[.$K$3]" office:value-type="float" office:value="-0.08056640625" calcext:value-type="float">
            <text:p>-0.0805664063</text:p>
          </table:table-cell>
          <table:table-cell table:formula="of:=ATAN2([.G46]; SQRT([.F46]*[.F46]+[.E46]*[.E46]))*180/PI()" office:value-type="float" office:value="95.8850562872567" calcext:value-type="float">
            <text:p>95.8850562873</text:p>
          </table:table-cell>
          <table:table-cell table:formula="of:=ATAN2([.F46]; SQRT([.G46]*[.G46]+[.E46]*[.E46]))*180/PI()" office:value-type="float" office:value="81.7468901586529" calcext:value-type="float">
            <text:p>81.7468901587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174" calcext:value-type="float">
            <text:p>174</text:p>
          </table:table-cell>
          <table:table-cell office:value-type="float" office:value="-93" calcext:value-type="float">
            <text:p>-93</text:p>
          </table:table-cell>
          <table:table-cell/>
          <table:table-cell table:formula="of:=[.A47]*[.$K$3]" office:value-type="float" office:value="0.71630859375" calcext:value-type="float">
            <text:p>0.7163085938</text:p>
          </table:table-cell>
          <table:table-cell table:formula="of:=[.B47]*[.$K$3]" office:value-type="float" office:value="0.0849609375" calcext:value-type="float">
            <text:p>0.0849609375</text:p>
          </table:table-cell>
          <table:table-cell table:formula="of:=[.C47]*[.$K$3]" office:value-type="float" office:value="-0.04541015625" calcext:value-type="float">
            <text:p>-0.0454101563</text:p>
          </table:table-cell>
          <table:table-cell table:formula="of:=ATAN2([.G47]; SQRT([.F47]*[.F47]+[.E47]*[.E47]))*180/PI()" office:value-type="float" office:value="93.6022109975766" calcext:value-type="float">
            <text:p>93.6022109976</text:p>
          </table:table-cell>
          <table:table-cell table:formula="of:=ATAN2([.F47]; SQRT([.G47]*[.G47]+[.E47]*[.E47]))*180/PI()" office:value-type="float" office:value="83.2492098192539" calcext:value-type="float">
            <text:p>83.2492098193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176" calcext:value-type="float">
            <text:p>176</text:p>
          </table:table-cell>
          <table:table-cell office:value-type="float" office:value="-198" calcext:value-type="float">
            <text:p>-198</text:p>
          </table:table-cell>
          <table:table-cell/>
          <table:table-cell table:formula="of:=[.A48]*[.$K$3]" office:value-type="float" office:value="0.7998046875" calcext:value-type="float">
            <text:p>0.7998046875</text:p>
          </table:table-cell>
          <table:table-cell table:formula="of:=[.B48]*[.$K$3]" office:value-type="float" office:value="0.0859375" calcext:value-type="float">
            <text:p>0.0859375</text:p>
          </table:table-cell>
          <table:table-cell table:formula="of:=[.C48]*[.$K$3]" office:value-type="float" office:value="-0.0966796875" calcext:value-type="float">
            <text:p>-0.0966796875</text:p>
          </table:table-cell>
          <table:table-cell table:formula="of:=ATAN2([.G48]; SQRT([.F48]*[.F48]+[.E48]*[.E48]))*180/PI()" office:value-type="float" office:value="96.8533537369123" calcext:value-type="float">
            <text:p>96.8533537369</text:p>
          </table:table-cell>
          <table:table-cell table:formula="of:=ATAN2([.F48]; SQRT([.G48]*[.G48]+[.E48]*[.E48]))*180/PI()" office:value-type="float" office:value="83.9111921599321" calcext:value-type="float">
            <text:p>83.9111921599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270" calcext:value-type="float">
            <text:p>270</text:p>
          </table:table-cell>
          <table:table-cell office:value-type="float" office:value="-95" calcext:value-type="float">
            <text:p>-95</text:p>
          </table:table-cell>
          <table:table-cell/>
          <table:table-cell table:formula="of:=[.A49]*[.$K$3]" office:value-type="float" office:value="0.77099609375" calcext:value-type="float">
            <text:p>0.7709960938</text:p>
          </table:table-cell>
          <table:table-cell table:formula="of:=[.B49]*[.$K$3]" office:value-type="float" office:value="0.1318359375" calcext:value-type="float">
            <text:p>0.1318359375</text:p>
          </table:table-cell>
          <table:table-cell table:formula="of:=[.C49]*[.$K$3]" office:value-type="float" office:value="-0.04638671875" calcext:value-type="float">
            <text:p>-0.0463867188</text:p>
          </table:table-cell>
          <table:table-cell table:formula="of:=ATAN2([.G49]; SQRT([.F49]*[.F49]+[.E49]*[.E49]))*180/PI()" office:value-type="float" office:value="93.3938889114606" calcext:value-type="float">
            <text:p>93.3938889115</text:p>
          </table:table-cell>
          <table:table-cell table:formula="of:=ATAN2([.F49]; SQRT([.G49]*[.G49]+[.E49]*[.E49]))*180/PI()" office:value-type="float" office:value="80.3137772479876" calcext:value-type="float">
            <text:p>80.313777248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85" calcext:value-type="float">
            <text:p>285</text:p>
          </table:table-cell>
          <table:table-cell office:value-type="float" office:value="-295" calcext:value-type="float">
            <text:p>-295</text:p>
          </table:table-cell>
          <table:table-cell/>
          <table:table-cell table:formula="of:=[.A50]*[.$K$3]" office:value-type="float" office:value="0.7822265625" calcext:value-type="float">
            <text:p>0.7822265625</text:p>
          </table:table-cell>
          <table:table-cell table:formula="of:=[.B50]*[.$K$3]" office:value-type="float" office:value="0.13916015625" calcext:value-type="float">
            <text:p>0.1391601563</text:p>
          </table:table-cell>
          <table:table-cell table:formula="of:=[.C50]*[.$K$3]" office:value-type="float" office:value="-0.14404296875" calcext:value-type="float">
            <text:p>-0.1440429688</text:p>
          </table:table-cell>
          <table:table-cell table:formula="of:=ATAN2([.G50]; SQRT([.F50]*[.F50]+[.E50]*[.E50]))*180/PI()" office:value-type="float" office:value="100.276003487764" calcext:value-type="float">
            <text:p>100.2760034878</text:p>
          </table:table-cell>
          <table:table-cell table:formula="of:=ATAN2([.F50]; SQRT([.G50]*[.G50]+[.E50]*[.E50]))*180/PI()" office:value-type="float" office:value="80.0759255092765" calcext:value-type="float">
            <text:p>80.0759255093</text:p>
          </table:table-cell>
          <table:table-cell table:number-columns-repeated="2"/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64" calcext:value-type="float">
            <text:p>64</text:p>
          </table:table-cell>
          <table:table-cell office:value-type="float" office:value="-214" calcext:value-type="float">
            <text:p>-214</text:p>
          </table:table-cell>
          <table:table-cell/>
          <table:table-cell table:formula="of:=[.A51]*[.$K$3]" office:value-type="float" office:value="0.71875" calcext:value-type="float">
            <text:p>0.71875</text:p>
          </table:table-cell>
          <table:table-cell table:formula="of:=[.B51]*[.$K$3]" office:value-type="float" office:value="0.03125" calcext:value-type="float">
            <text:p>0.03125</text:p>
          </table:table-cell>
          <table:table-cell table:formula="of:=[.C51]*[.$K$3]" office:value-type="float" office:value="-0.1044921875" calcext:value-type="float">
            <text:p>-0.1044921875</text:p>
          </table:table-cell>
          <table:table-cell table:formula="of:=ATAN2([.G51]; SQRT([.F51]*[.F51]+[.E51]*[.E51]))*180/PI()" office:value-type="float" office:value="98.2640352021977" calcext:value-type="float">
            <text:p>98.2640352022</text:p>
          </table:table-cell>
          <table:table-cell table:formula="of:=ATAN2([.F51]; SQRT([.G51]*[.G51]+[.E51]*[.E51]))*180/PI()" office:value-type="float" office:value="87.5363141079756" calcext:value-type="float">
            <text:p>87.536314108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48" calcext:value-type="float">
            <text:p>-48</text:p>
          </table:table-cell>
          <table:table-cell office:value-type="float" office:value="-293" calcext:value-type="float">
            <text:p>-293</text:p>
          </table:table-cell>
          <table:table-cell/>
          <table:table-cell table:formula="of:=[.A52]*[.$K$3]" office:value-type="float" office:value="0.7646484375" calcext:value-type="float">
            <text:p>0.7646484375</text:p>
          </table:table-cell>
          <table:table-cell table:formula="of:=[.B52]*[.$K$3]" office:value-type="float" office:value="-0.0234375" calcext:value-type="float">
            <text:p>-0.0234375</text:p>
          </table:table-cell>
          <table:table-cell table:formula="of:=[.C52]*[.$K$3]" office:value-type="float" office:value="-0.14306640625" calcext:value-type="float">
            <text:p>-0.1430664063</text:p>
          </table:table-cell>
          <table:table-cell table:formula="of:=ATAN2([.G52]; SQRT([.F52]*[.F52]+[.E52]*[.E52]))*180/PI()" office:value-type="float" office:value="100.592701093111" calcext:value-type="float">
            <text:p>100.5927010931</text:p>
          </table:table-cell>
          <table:table-cell table:formula="of:=ATAN2([.F52]; SQRT([.G52]*[.G52]+[.E52]*[.E52]))*180/PI()" office:value-type="float" office:value="91.7257153682344" calcext:value-type="float">
            <text:p>91.7257153682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78" calcext:value-type="float">
            <text:p>78</text:p>
          </table:table-cell>
          <table:table-cell office:value-type="float" office:value="-207" calcext:value-type="float">
            <text:p>-207</text:p>
          </table:table-cell>
          <table:table-cell/>
          <table:table-cell table:formula="of:=[.A53]*[.$K$3]" office:value-type="float" office:value="0.7783203125" calcext:value-type="float">
            <text:p>0.7783203125</text:p>
          </table:table-cell>
          <table:table-cell table:formula="of:=[.B53]*[.$K$3]" office:value-type="float" office:value="0.0380859375" calcext:value-type="float">
            <text:p>0.0380859375</text:p>
          </table:table-cell>
          <table:table-cell table:formula="of:=[.C53]*[.$K$3]" office:value-type="float" office:value="-0.10107421875" calcext:value-type="float">
            <text:p>-0.1010742188</text:p>
          </table:table-cell>
          <table:table-cell table:formula="of:=ATAN2([.G53]; SQRT([.F53]*[.F53]+[.E53]*[.E53]))*180/PI()" office:value-type="float" office:value="97.3903907089821" calcext:value-type="float">
            <text:p>97.390390709</text:p>
          </table:table-cell>
          <table:table-cell table:formula="of:=ATAN2([.F53]; SQRT([.G53]*[.G53]+[.E53]*[.E53]))*180/PI()" office:value-type="float" office:value="87.2218421896638" calcext:value-type="float">
            <text:p>87.2218421897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-119" calcext:value-type="float">
            <text:p>-119</text:p>
          </table:table-cell>
          <table:table-cell office:value-type="float" office:value="-324" calcext:value-type="float">
            <text:p>-324</text:p>
          </table:table-cell>
          <table:table-cell/>
          <table:table-cell table:formula="of:=[.A54]*[.$K$3]" office:value-type="float" office:value="0.76953125" calcext:value-type="float">
            <text:p>0.76953125</text:p>
          </table:table-cell>
          <table:table-cell table:formula="of:=[.B54]*[.$K$3]" office:value-type="float" office:value="-0.05810546875" calcext:value-type="float">
            <text:p>-0.0581054688</text:p>
          </table:table-cell>
          <table:table-cell table:formula="of:=[.C54]*[.$K$3]" office:value-type="float" office:value="-0.158203125" calcext:value-type="float">
            <text:p>-0.158203125</text:p>
          </table:table-cell>
          <table:table-cell table:formula="of:=ATAN2([.G54]; SQRT([.F54]*[.F54]+[.E54]*[.E54]))*180/PI()" office:value-type="float" office:value="101.585136832303" calcext:value-type="float">
            <text:p>101.5851368323</text:p>
          </table:table-cell>
          <table:table-cell table:formula="of:=ATAN2([.F54]; SQRT([.G54]*[.G54]+[.E54]*[.E54]))*180/PI()" office:value-type="float" office:value="94.2299413709995" calcext:value-type="float">
            <text:p>94.229941371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05" calcext:value-type="float">
            <text:p>105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[.A55]*[.$K$3]" office:value-type="float" office:value="0.7841796875" calcext:value-type="float">
            <text:p>0.7841796875</text:p>
          </table:table-cell>
          <table:table-cell table:formula="of:=[.B55]*[.$K$3]" office:value-type="float" office:value="0.05126953125" calcext:value-type="float">
            <text:p>0.0512695313</text:p>
          </table:table-cell>
          <table:table-cell table:formula="of:=[.C55]*[.$K$3]" office:value-type="float" office:value="-0.115234375" calcext:value-type="float">
            <text:p>-0.115234375</text:p>
          </table:table-cell>
          <table:table-cell table:formula="of:=ATAN2([.G55]; SQRT([.F55]*[.F55]+[.E55]*[.E55]))*180/PI()" office:value-type="float" office:value="98.3421645823622" calcext:value-type="float">
            <text:p>98.3421645824</text:p>
          </table:table-cell>
          <table:table-cell table:formula="of:=ATAN2([.F55]; SQRT([.G55]*[.G55]+[.E55]*[.E55]))*180/PI()" office:value-type="float" office:value="86.2989700415085" calcext:value-type="float">
            <text:p>86.2989700415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74" calcext:value-type="float">
            <text:p>174</text:p>
          </table:table-cell>
          <table:table-cell office:value-type="float" office:value="-210" calcext:value-type="float">
            <text:p>-210</text:p>
          </table:table-cell>
          <table:table-cell/>
          <table:table-cell table:formula="of:=[.A56]*[.$K$3]" office:value-type="float" office:value="0.75390625" calcext:value-type="float">
            <text:p>0.75390625</text:p>
          </table:table-cell>
          <table:table-cell table:formula="of:=[.B56]*[.$K$3]" office:value-type="float" office:value="0.0849609375" calcext:value-type="float">
            <text:p>0.0849609375</text:p>
          </table:table-cell>
          <table:table-cell table:formula="of:=[.C56]*[.$K$3]" office:value-type="float" office:value="-0.1025390625" calcext:value-type="float">
            <text:p>-0.1025390625</text:p>
          </table:table-cell>
          <table:table-cell table:formula="of:=ATAN2([.G56]; SQRT([.F56]*[.F56]+[.E56]*[.E56]))*180/PI()" office:value-type="float" office:value="97.6971602995002" calcext:value-type="float">
            <text:p>97.6971602995</text:p>
          </table:table-cell>
          <table:table-cell table:formula="of:=ATAN2([.F56]; SQRT([.G56]*[.G56]+[.E56]*[.E56]))*180/PI()" office:value-type="float" office:value="83.6283945032352" calcext:value-type="float">
            <text:p>83.6283945032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2" calcext:value-type="float">
            <text:p>-2</text:p>
          </table:table-cell>
          <table:table-cell office:value-type="float" office:value="-322" calcext:value-type="float">
            <text:p>-322</text:p>
          </table:table-cell>
          <table:table-cell/>
          <table:table-cell table:formula="of:=[.A57]*[.$K$3]" office:value-type="float" office:value="0.77685546875" calcext:value-type="float">
            <text:p>0.7768554688</text:p>
          </table:table-cell>
          <table:table-cell table:formula="of:=[.B57]*[.$K$3]" office:value-type="float" office:value="-0.0009765625" calcext:value-type="float">
            <text:p>-0.0009765625</text:p>
          </table:table-cell>
          <table:table-cell table:formula="of:=[.C57]*[.$K$3]" office:value-type="float" office:value="-0.1572265625" calcext:value-type="float">
            <text:p>-0.1572265625</text:p>
          </table:table-cell>
          <table:table-cell table:formula="of:=ATAN2([.G57]; SQRT([.F57]*[.F57]+[.E57]*[.E57]))*180/PI()" office:value-type="float" office:value="101.441446917365" calcext:value-type="float">
            <text:p>101.4414469174</text:p>
          </table:table-cell>
          <table:table-cell table:formula="of:=ATAN2([.F57]; SQRT([.G57]*[.G57]+[.E57]*[.E57]))*180/PI()" office:value-type="float" office:value="90.0705935436075" calcext:value-type="float">
            <text:p>90.0705935436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84" calcext:value-type="float">
            <text:p>-84</text:p>
          </table:table-cell>
          <table:table-cell office:value-type="float" office:value="-557" calcext:value-type="float">
            <text:p>-557</text:p>
          </table:table-cell>
          <table:table-cell/>
          <table:table-cell table:formula="of:=[.A58]*[.$K$3]" office:value-type="float" office:value="0.810546875" calcext:value-type="float">
            <text:p>0.810546875</text:p>
          </table:table-cell>
          <table:table-cell table:formula="of:=[.B58]*[.$K$3]" office:value-type="float" office:value="-0.041015625" calcext:value-type="float">
            <text:p>-0.041015625</text:p>
          </table:table-cell>
          <table:table-cell table:formula="of:=[.C58]*[.$K$3]" office:value-type="float" office:value="-0.27197265625" calcext:value-type="float">
            <text:p>-0.2719726563</text:p>
          </table:table-cell>
          <table:table-cell table:formula="of:=ATAN2([.G58]; SQRT([.F58]*[.F58]+[.E58]*[.E58]))*180/PI()" office:value-type="float" office:value="108.526690856233" calcext:value-type="float">
            <text:p>108.5266908562</text:p>
          </table:table-cell>
          <table:table-cell table:formula="of:=ATAN2([.F58]; SQRT([.G58]*[.G58]+[.E58]*[.E58]))*180/PI()" office:value-type="float" office:value="92.7465891235876" calcext:value-type="float">
            <text:p>92.7465891236</text:p>
          </table:table-cell>
          <table:table-cell table:number-columns-repeated="2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1" calcext:value-type="float">
            <text:p>41</text:p>
          </table:table-cell>
          <table:table-cell office:value-type="float" office:value="-632" calcext:value-type="float">
            <text:p>-632</text:p>
          </table:table-cell>
          <table:table-cell/>
          <table:table-cell table:formula="of:=[.A59]*[.$K$3]" office:value-type="float" office:value="0.84326171875" calcext:value-type="float">
            <text:p>0.8432617188</text:p>
          </table:table-cell>
          <table:table-cell table:formula="of:=[.B59]*[.$K$3]" office:value-type="float" office:value="0.02001953125" calcext:value-type="float">
            <text:p>0.0200195313</text:p>
          </table:table-cell>
          <table:table-cell table:formula="of:=[.C59]*[.$K$3]" office:value-type="float" office:value="-0.30859375" calcext:value-type="float">
            <text:p>-0.30859375</text:p>
          </table:table-cell>
          <table:table-cell table:formula="of:=ATAN2([.G59]; SQRT([.F59]*[.F59]+[.E59]*[.E59]))*180/PI()" office:value-type="float" office:value="110.095017722403" calcext:value-type="float">
            <text:p>110.0950177224</text:p>
          </table:table-cell>
          <table:table-cell table:formula="of:=ATAN2([.F59]; SQRT([.G59]*[.G59]+[.E59]*[.E59]))*180/PI()" office:value-type="float" office:value="88.7228239516408" calcext:value-type="float">
            <text:p>88.7228239516</text:p>
          </table:table-cell>
          <table:table-cell table:number-columns-repeated="2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47" calcext:value-type="float">
            <text:p>-147</text:p>
          </table:table-cell>
          <table:table-cell office:value-type="float" office:value="-490" calcext:value-type="float">
            <text:p>-490</text:p>
          </table:table-cell>
          <table:table-cell/>
          <table:table-cell table:formula="of:=[.A60]*[.$K$3]" office:value-type="float" office:value="0.81298828125" calcext:value-type="float">
            <text:p>0.8129882813</text:p>
          </table:table-cell>
          <table:table-cell table:formula="of:=[.B60]*[.$K$3]" office:value-type="float" office:value="-0.07177734375" calcext:value-type="float">
            <text:p>-0.0717773438</text:p>
          </table:table-cell>
          <table:table-cell table:formula="of:=[.C60]*[.$K$3]" office:value-type="float" office:value="-0.2392578125" calcext:value-type="float">
            <text:p>-0.2392578125</text:p>
          </table:table-cell>
          <table:table-cell table:formula="of:=ATAN2([.G60]; SQRT([.F60]*[.F60]+[.E60]*[.E60]))*180/PI()" office:value-type="float" office:value="106.338708562009" calcext:value-type="float">
            <text:p>106.338708562</text:p>
          </table:table-cell>
          <table:table-cell table:formula="of:=ATAN2([.F60]; SQRT([.G60]*[.G60]+[.E60]*[.E60]))*180/PI()" office:value-type="float" office:value="94.8412085704121" calcext:value-type="float">
            <text:p>94.8412085704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266" calcext:value-type="float">
            <text:p>-266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[.A61]*[.$K$3]" office:value-type="float" office:value="0.7890625" calcext:value-type="float">
            <text:p>0.7890625</text:p>
          </table:table-cell>
          <table:table-cell table:formula="of:=[.B61]*[.$K$3]" office:value-type="float" office:value="-0.1298828125" calcext:value-type="float">
            <text:p>-0.1298828125</text:p>
          </table:table-cell>
          <table:table-cell table:formula="of:=[.C61]*[.$K$3]" office:value-type="float" office:value="-0.078125" calcext:value-type="float">
            <text:p>-0.078125</text:p>
          </table:table-cell>
          <table:table-cell table:formula="of:=ATAN2([.G61]; SQRT([.F61]*[.F61]+[.E61]*[.E61]))*180/PI()" office:value-type="float" office:value="95.5798183139878" calcext:value-type="float">
            <text:p>95.579818314</text:p>
          </table:table-cell>
          <table:table-cell table:formula="of:=ATAN2([.F61]; SQRT([.G61]*[.G61]+[.E61]*[.E61]))*180/PI()" office:value-type="float" office:value="99.3026092185532" calcext:value-type="float">
            <text:p>99.3026092186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224" calcext:value-type="float">
            <text:p>-224</text:p>
          </table:table-cell>
          <table:table-cell office:value-type="float" office:value="-116" calcext:value-type="float">
            <text:p>-116</text:p>
          </table:table-cell>
          <table:table-cell/>
          <table:table-cell table:formula="of:=[.A62]*[.$K$3]" office:value-type="float" office:value="0.76025390625" calcext:value-type="float">
            <text:p>0.7602539063</text:p>
          </table:table-cell>
          <table:table-cell table:formula="of:=[.B62]*[.$K$3]" office:value-type="float" office:value="-0.109375" calcext:value-type="float">
            <text:p>-0.109375</text:p>
          </table:table-cell>
          <table:table-cell table:formula="of:=[.C62]*[.$K$3]" office:value-type="float" office:value="-0.056640625" calcext:value-type="float">
            <text:p>-0.056640625</text:p>
          </table:table-cell>
          <table:table-cell table:formula="of:=ATAN2([.G62]; SQRT([.F62]*[.F62]+[.E62]*[.E62]))*180/PI()" office:value-type="float" office:value="94.2175290973215" calcext:value-type="float">
            <text:p>94.2175290973</text:p>
          </table:table-cell>
          <table:table-cell table:formula="of:=ATAN2([.F62]; SQRT([.G62]*[.G62]+[.E62]*[.E62]))*180/PI()" office:value-type="float" office:value="98.1644434754654" calcext:value-type="float">
            <text:p>98.1644434755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300" calcext:value-type="float">
            <text:p>-300</text:p>
          </table:table-cell>
          <table:table-cell office:value-type="float" office:value="-303" calcext:value-type="float">
            <text:p>-303</text:p>
          </table:table-cell>
          <table:table-cell/>
          <table:table-cell table:formula="of:=[.A63]*[.$K$3]" office:value-type="float" office:value="0.75146484375" calcext:value-type="float">
            <text:p>0.7514648438</text:p>
          </table:table-cell>
          <table:table-cell table:formula="of:=[.B63]*[.$K$3]" office:value-type="float" office:value="-0.146484375" calcext:value-type="float">
            <text:p>-0.146484375</text:p>
          </table:table-cell>
          <table:table-cell table:formula="of:=[.C63]*[.$K$3]" office:value-type="float" office:value="-0.14794921875" calcext:value-type="float">
            <text:p>-0.1479492188</text:p>
          </table:table-cell>
          <table:table-cell table:formula="of:=ATAN2([.G63]; SQRT([.F63]*[.F63]+[.E63]*[.E63]))*180/PI()" office:value-type="float" office:value="100.937242697197" calcext:value-type="float">
            <text:p>100.9372426972</text:p>
          </table:table-cell>
          <table:table-cell table:formula="of:=ATAN2([.F63]; SQRT([.G63]*[.G63]+[.E63]*[.E63]))*180/PI()" office:value-type="float" office:value="100.827638565407" calcext:value-type="float">
            <text:p>100.8276385654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179" calcext:value-type="float">
            <text:p>-179</text:p>
          </table:table-cell>
          <table:table-cell office:value-type="float" office:value="-572" calcext:value-type="float">
            <text:p>-572</text:p>
          </table:table-cell>
          <table:table-cell/>
          <table:table-cell table:formula="of:=[.A64]*[.$K$3]" office:value-type="float" office:value="0.802734375" calcext:value-type="float">
            <text:p>0.802734375</text:p>
          </table:table-cell>
          <table:table-cell table:formula="of:=[.B64]*[.$K$3]" office:value-type="float" office:value="-0.08740234375" calcext:value-type="float">
            <text:p>-0.0874023438</text:p>
          </table:table-cell>
          <table:table-cell table:formula="of:=[.C64]*[.$K$3]" office:value-type="float" office:value="-0.279296875" calcext:value-type="float">
            <text:p>-0.279296875</text:p>
          </table:table-cell>
          <table:table-cell table:formula="of:=ATAN2([.G64]; SQRT([.F64]*[.F64]+[.E64]*[.E64]))*180/PI()" office:value-type="float" office:value="109.079871498019" calcext:value-type="float">
            <text:p>109.079871498</text:p>
          </table:table-cell>
          <table:table-cell table:formula="of:=ATAN2([.F64]; SQRT([.G64]*[.G64]+[.E64]*[.E64]))*180/PI()" office:value-type="float" office:value="95.8713258494198" calcext:value-type="float">
            <text:p>95.8713258494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31" calcext:value-type="float">
            <text:p>-131</text:p>
          </table:table-cell>
          <table:table-cell office:value-type="float" office:value="-416" calcext:value-type="float">
            <text:p>-416</text:p>
          </table:table-cell>
          <table:table-cell/>
          <table:table-cell table:formula="of:=[.A65]*[.$K$3]" office:value-type="float" office:value="0.82373046875" calcext:value-type="float">
            <text:p>0.8237304688</text:p>
          </table:table-cell>
          <table:table-cell table:formula="of:=[.B65]*[.$K$3]" office:value-type="float" office:value="-0.06396484375" calcext:value-type="float">
            <text:p>-0.0639648438</text:p>
          </table:table-cell>
          <table:table-cell table:formula="of:=[.C65]*[.$K$3]" office:value-type="float" office:value="-0.203125" calcext:value-type="float">
            <text:p>-0.203125</text:p>
          </table:table-cell>
          <table:table-cell table:formula="of:=ATAN2([.G65]; SQRT([.F65]*[.F65]+[.E65]*[.E65]))*180/PI()" office:value-type="float" office:value="103.812314337864" calcext:value-type="float">
            <text:p>103.8123143379</text:p>
          </table:table-cell>
          <table:table-cell table:formula="of:=ATAN2([.F65]; SQRT([.G65]*[.G65]+[.E65]*[.E65]))*180/PI()" office:value-type="float" office:value="94.3116123643015" calcext:value-type="float">
            <text:p>94.3116123643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268" calcext:value-type="float">
            <text:p>-268</text:p>
          </table:table-cell>
          <table:table-cell office:value-type="float" office:value="-289" calcext:value-type="float">
            <text:p>-289</text:p>
          </table:table-cell>
          <table:table-cell/>
          <table:table-cell table:formula="of:=[.A66]*[.$K$3]" office:value-type="float" office:value="0.78759765625" calcext:value-type="float">
            <text:p>0.7875976563</text:p>
          </table:table-cell>
          <table:table-cell table:formula="of:=[.B66]*[.$K$3]" office:value-type="float" office:value="-0.130859375" calcext:value-type="float">
            <text:p>-0.130859375</text:p>
          </table:table-cell>
          <table:table-cell table:formula="of:=[.C66]*[.$K$3]" office:value-type="float" office:value="-0.14111328125" calcext:value-type="float">
            <text:p>-0.1411132813</text:p>
          </table:table-cell>
          <table:table-cell table:formula="of:=ATAN2([.G66]; SQRT([.F66]*[.F66]+[.E66]*[.E66]))*180/PI()" office:value-type="float" office:value="100.023296028289" calcext:value-type="float">
            <text:p>100.0232960283</text:p>
          </table:table-cell>
          <table:table-cell table:formula="of:=ATAN2([.F66]; SQRT([.G66]*[.G66]+[.E66]*[.E66]))*180/PI()" office:value-type="float" office:value="99.2882507544711" calcext:value-type="float">
            <text:p>99.2882507545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-226" calcext:value-type="float">
            <text:p>-226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[.A67]*[.$K$3]" office:value-type="float" office:value="0.8291015625" calcext:value-type="float">
            <text:p>0.8291015625</text:p>
          </table:table-cell>
          <table:table-cell table:formula="of:=[.B67]*[.$K$3]" office:value-type="float" office:value="-0.1103515625" calcext:value-type="float">
            <text:p>-0.1103515625</text:p>
          </table:table-cell>
          <table:table-cell table:formula="of:=[.C67]*[.$K$3]" office:value-type="float" office:value="-0.12646484375" calcext:value-type="float">
            <text:p>-0.1264648438</text:p>
          </table:table-cell>
          <table:table-cell table:formula="of:=ATAN2([.G67]; SQRT([.F67]*[.F67]+[.E67]*[.E67]))*180/PI()" office:value-type="float" office:value="98.5979410551902" calcext:value-type="float">
            <text:p>98.5979410552</text:p>
          </table:table-cell>
          <table:table-cell table:formula="of:=ATAN2([.F67]; SQRT([.G67]*[.G67]+[.E67]*[.E67]))*180/PI()" office:value-type="float" office:value="97.4956877876852" calcext:value-type="float">
            <text:p>97.4956877877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119" calcext:value-type="float">
            <text:p>-119</text:p>
          </table:table-cell>
          <table:table-cell office:value-type="float" office:value="-271" calcext:value-type="float">
            <text:p>-271</text:p>
          </table:table-cell>
          <table:table-cell/>
          <table:table-cell table:formula="of:=[.A68]*[.$K$3]" office:value-type="float" office:value="0.8388671875" calcext:value-type="float">
            <text:p>0.8388671875</text:p>
          </table:table-cell>
          <table:table-cell table:formula="of:=[.B68]*[.$K$3]" office:value-type="float" office:value="-0.05810546875" calcext:value-type="float">
            <text:p>-0.0581054688</text:p>
          </table:table-cell>
          <table:table-cell table:formula="of:=[.C68]*[.$K$3]" office:value-type="float" office:value="-0.13232421875" calcext:value-type="float">
            <text:p>-0.1323242188</text:p>
          </table:table-cell>
          <table:table-cell table:formula="of:=ATAN2([.G68]; SQRT([.F68]*[.F68]+[.E68]*[.E68]))*180/PI()" office:value-type="float" office:value="98.9429831355714" calcext:value-type="float">
            <text:p>98.9429831356</text:p>
          </table:table-cell>
          <table:table-cell table:formula="of:=ATAN2([.F68]; SQRT([.G68]*[.G68]+[.E68]*[.E68]))*180/PI()" office:value-type="float" office:value="93.9141105613923" calcext:value-type="float">
            <text:p>93.9141105614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31" calcext:value-type="float">
            <text:p>31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[.A69]*[.$K$3]" office:value-type="float" office:value="0.7783203125" calcext:value-type="float">
            <text:p>0.7783203125</text:p>
          </table:table-cell>
          <table:table-cell table:formula="of:=[.B69]*[.$K$3]" office:value-type="float" office:value="0.01513671875" calcext:value-type="float">
            <text:p>0.0151367188</text:p>
          </table:table-cell>
          <table:table-cell table:formula="of:=[.C69]*[.$K$3]" office:value-type="float" office:value="-0.1298828125" calcext:value-type="float">
            <text:p>-0.1298828125</text:p>
          </table:table-cell>
          <table:table-cell table:formula="of:=ATAN2([.G69]; SQRT([.F69]*[.F69]+[.E69]*[.E69]))*180/PI()" office:value-type="float" office:value="99.4722208736099" calcext:value-type="float">
            <text:p>99.4722208736</text:p>
          </table:table-cell>
          <table:table-cell table:formula="of:=ATAN2([.F69]; SQRT([.G69]*[.G69]+[.E69]*[.E69]))*180/PI()" office:value-type="float" office:value="88.9010488188248" calcext:value-type="float">
            <text:p>88.9010488188</text:p>
          </table:table-cell>
          <table:table-cell table:number-columns-repeated="2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9" calcext:value-type="float">
            <text:p>39</text:p>
          </table:table-cell>
          <table:table-cell office:value-type="float" office:value="-289" calcext:value-type="float">
            <text:p>-289</text:p>
          </table:table-cell>
          <table:table-cell/>
          <table:table-cell table:formula="of:=[.A70]*[.$K$3]" office:value-type="float" office:value="0.82373046875" calcext:value-type="float">
            <text:p>0.8237304688</text:p>
          </table:table-cell>
          <table:table-cell table:formula="of:=[.B70]*[.$K$3]" office:value-type="float" office:value="0.01904296875" calcext:value-type="float">
            <text:p>0.0190429688</text:p>
          </table:table-cell>
          <table:table-cell table:formula="of:=[.C70]*[.$K$3]" office:value-type="float" office:value="-0.14111328125" calcext:value-type="float">
            <text:p>-0.1411132813</text:p>
          </table:table-cell>
          <table:table-cell table:formula="of:=ATAN2([.G70]; SQRT([.F70]*[.F70]+[.E70]*[.E70]))*180/PI()" office:value-type="float" office:value="99.7184326429077" calcext:value-type="float">
            <text:p>99.7184326429</text:p>
          </table:table-cell>
          <table:table-cell table:formula="of:=ATAN2([.F70]; SQRT([.G70]*[.G70]+[.E70]*[.E70]))*180/PI()" office:value-type="float" office:value="88.694682729707" calcext:value-type="float">
            <text:p>88.6946827297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156" calcext:value-type="float">
            <text:p>-156</text:p>
          </table:table-cell>
          <table:table-cell office:value-type="float" office:value="-392" calcext:value-type="float">
            <text:p>-392</text:p>
          </table:table-cell>
          <table:table-cell/>
          <table:table-cell table:formula="of:=[.A71]*[.$K$3]" office:value-type="float" office:value="0.767578125" calcext:value-type="float">
            <text:p>0.767578125</text:p>
          </table:table-cell>
          <table:table-cell table:formula="of:=[.B71]*[.$K$3]" office:value-type="float" office:value="-0.076171875" calcext:value-type="float">
            <text:p>-0.076171875</text:p>
          </table:table-cell>
          <table:table-cell table:formula="of:=[.C71]*[.$K$3]" office:value-type="float" office:value="-0.19140625" calcext:value-type="float">
            <text:p>-0.19140625</text:p>
          </table:table-cell>
          <table:table-cell table:formula="of:=ATAN2([.G71]; SQRT([.F71]*[.F71]+[.E71]*[.E71]))*180/PI()" office:value-type="float" office:value="103.936168532911" calcext:value-type="float">
            <text:p>103.9361685329</text:p>
          </table:table-cell>
          <table:table-cell table:formula="of:=ATAN2([.F71]; SQRT([.G71]*[.G71]+[.E71]*[.E71]))*180/PI()" office:value-type="float" office:value="95.4999449329759" calcext:value-type="float">
            <text:p>95.499944933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8" calcext:value-type="float">
            <text:p>8</text:p>
          </table:table-cell>
          <table:table-cell office:value-type="float" office:value="-565" calcext:value-type="float">
            <text:p>-565</text:p>
          </table:table-cell>
          <table:table-cell/>
          <table:table-cell table:formula="of:=[.A72]*[.$K$3]" office:value-type="float" office:value="0.8369140625" calcext:value-type="float">
            <text:p>0.8369140625</text:p>
          </table:table-cell>
          <table:table-cell table:formula="of:=[.B72]*[.$K$3]" office:value-type="float" office:value="0.00390625" calcext:value-type="float">
            <text:p>0.00390625</text:p>
          </table:table-cell>
          <table:table-cell table:formula="of:=[.C72]*[.$K$3]" office:value-type="float" office:value="-0.27587890625" calcext:value-type="float">
            <text:p>-0.2758789063</text:p>
          </table:table-cell>
          <table:table-cell table:formula="of:=ATAN2([.G72]; SQRT([.F72]*[.F72]+[.E72]*[.E72]))*180/PI()" office:value-type="float" office:value="108.244012292967" calcext:value-type="float">
            <text:p>108.244012293</text:p>
          </table:table-cell>
          <table:table-cell table:formula="of:=ATAN2([.F72]; SQRT([.G72]*[.G72]+[.E72]*[.E72]))*180/PI()" office:value-type="float" office:value="89.7460200136894" calcext:value-type="float">
            <text:p>89.7460200137</text:p>
          </table:table-cell>
          <table:table-cell table:number-columns-repeated="2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66" calcext:value-type="float">
            <text:p>-166</text:p>
          </table:table-cell>
          <table:table-cell office:value-type="float" office:value="-678" calcext:value-type="float">
            <text:p>-678</text:p>
          </table:table-cell>
          <table:table-cell/>
          <table:table-cell table:formula="of:=[.A73]*[.$K$3]" office:value-type="float" office:value="0.87451171875" calcext:value-type="float">
            <text:p>0.8745117188</text:p>
          </table:table-cell>
          <table:table-cell table:formula="of:=[.B73]*[.$K$3]" office:value-type="float" office:value="-0.0810546875" calcext:value-type="float">
            <text:p>-0.0810546875</text:p>
          </table:table-cell>
          <table:table-cell table:formula="of:=[.C73]*[.$K$3]" office:value-type="float" office:value="-0.3310546875" calcext:value-type="float">
            <text:p>-0.3310546875</text:p>
          </table:table-cell>
          <table:table-cell table:formula="of:=ATAN2([.G73]; SQRT([.F73]*[.F73]+[.E73]*[.E73]))*180/PI()" office:value-type="float" office:value="110.653625267536" calcext:value-type="float">
            <text:p>110.6536252675</text:p>
          </table:table-cell>
          <table:table-cell table:formula="of:=ATAN2([.F73]; SQRT([.G73]*[.G73]+[.E73]*[.E73]))*180/PI()" office:value-type="float" office:value="94.9541532634829" calcext:value-type="float">
            <text:p>94.9541532635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294" calcext:value-type="float">
            <text:p>-294</text:p>
          </table:table-cell>
          <table:table-cell office:value-type="float" office:value="-445" calcext:value-type="float">
            <text:p>-445</text:p>
          </table:table-cell>
          <table:table-cell/>
          <table:table-cell table:formula="of:=[.A74]*[.$K$3]" office:value-type="float" office:value="0.822265625" calcext:value-type="float">
            <text:p>0.822265625</text:p>
          </table:table-cell>
          <table:table-cell table:formula="of:=[.B74]*[.$K$3]" office:value-type="float" office:value="-0.1435546875" calcext:value-type="float">
            <text:p>-0.1435546875</text:p>
          </table:table-cell>
          <table:table-cell table:formula="of:=[.C74]*[.$K$3]" office:value-type="float" office:value="-0.21728515625" calcext:value-type="float">
            <text:p>-0.2172851563</text:p>
          </table:table-cell>
          <table:table-cell table:formula="of:=ATAN2([.G74]; SQRT([.F74]*[.F74]+[.E74]*[.E74]))*180/PI()" office:value-type="float" office:value="104.59108850526" calcext:value-type="float">
            <text:p>104.5910885053</text:p>
          </table:table-cell>
          <table:table-cell table:formula="of:=ATAN2([.F74]; SQRT([.G74]*[.G74]+[.E74]*[.E74]))*180/PI()" office:value-type="float" office:value="99.5806804256505" calcext:value-type="float">
            <text:p>99.5806804257</text:p>
          </table:table-cell>
          <table:table-cell table:number-columns-repeated="2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91" calcext:value-type="float">
            <text:p>-191</text:p>
          </table:table-cell>
          <table:table-cell office:value-type="float" office:value="-310" calcext:value-type="float">
            <text:p>-310</text:p>
          </table:table-cell>
          <table:table-cell/>
          <table:table-cell table:formula="of:=[.A75]*[.$K$3]" office:value-type="float" office:value="0.84716796875" calcext:value-type="float">
            <text:p>0.8471679688</text:p>
          </table:table-cell>
          <table:table-cell table:formula="of:=[.B75]*[.$K$3]" office:value-type="float" office:value="-0.09326171875" calcext:value-type="float">
            <text:p>-0.0932617188</text:p>
          </table:table-cell>
          <table:table-cell table:formula="of:=[.C75]*[.$K$3]" office:value-type="float" office:value="-0.1513671875" calcext:value-type="float">
            <text:p>-0.1513671875</text:p>
          </table:table-cell>
          <table:table-cell table:formula="of:=ATAN2([.G75]; SQRT([.F75]*[.F75]+[.E75]*[.E75]))*180/PI()" office:value-type="float" office:value="100.070802387447" calcext:value-type="float">
            <text:p>100.0708023874</text:p>
          </table:table-cell>
          <table:table-cell table:formula="of:=ATAN2([.F75]; SQRT([.G75]*[.G75]+[.E75]*[.E75]))*180/PI()" office:value-type="float" office:value="96.18501861527" calcext:value-type="float">
            <text:p>96.1850186153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-283" calcext:value-type="float">
            <text:p>-28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[.A76]*[.$K$3]" office:value-type="float" office:value="0.771484375" calcext:value-type="float">
            <text:p>0.771484375</text:p>
          </table:table-cell>
          <table:table-cell table:formula="of:=[.B76]*[.$K$3]" office:value-type="float" office:value="-0.13818359375" calcext:value-type="float">
            <text:p>-0.1381835938</text:p>
          </table:table-cell>
          <table:table-cell table:formula="of:=[.C76]*[.$K$3]" office:value-type="float" office:value="-0.15283203125" calcext:value-type="float">
            <text:p>-0.1528320313</text:p>
          </table:table-cell>
          <table:table-cell table:formula="of:=ATAN2([.G76]; SQRT([.F76]*[.F76]+[.E76]*[.E76]))*180/PI()" office:value-type="float" office:value="101.034099456765" calcext:value-type="float">
            <text:p>101.0340994568</text:p>
          </table:table-cell>
          <table:table-cell table:formula="of:=ATAN2([.F76]; SQRT([.G76]*[.G76]+[.E76]*[.E76]))*180/PI()" office:value-type="float" office:value="99.9651291780478" calcext:value-type="float">
            <text:p>99.965129178</text:p>
          </table:table-cell>
          <table:table-cell table:number-columns-repeated="2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295" calcext:value-type="float">
            <text:p>-295</text:p>
          </table:table-cell>
          <table:table-cell office:value-type="float" office:value="-578" calcext:value-type="float">
            <text:p>-578</text:p>
          </table:table-cell>
          <table:table-cell/>
          <table:table-cell table:formula="of:=[.A77]*[.$K$3]" office:value-type="float" office:value="0.78076171875" calcext:value-type="float">
            <text:p>0.7807617188</text:p>
          </table:table-cell>
          <table:table-cell table:formula="of:=[.B77]*[.$K$3]" office:value-type="float" office:value="-0.14404296875" calcext:value-type="float">
            <text:p>-0.1440429688</text:p>
          </table:table-cell>
          <table:table-cell table:formula="of:=[.C77]*[.$K$3]" office:value-type="float" office:value="-0.2822265625" calcext:value-type="float">
            <text:p>-0.2822265625</text:p>
          </table:table-cell>
          <table:table-cell table:formula="of:=ATAN2([.G77]; SQRT([.F77]*[.F77]+[.E77]*[.E77]))*180/PI()" office:value-type="float" office:value="109.569125703316" calcext:value-type="float">
            <text:p>109.5691257033</text:p>
          </table:table-cell>
          <table:table-cell table:formula="of:=ATAN2([.F77]; SQRT([.G77]*[.G77]+[.E77]*[.E77]))*180/PI()" office:value-type="float" office:value="99.8429928784538" calcext:value-type="float">
            <text:p>99.8429928785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265" calcext:value-type="float">
            <text:p>-265</text:p>
          </table:table-cell>
          <table:table-cell office:value-type="float" office:value="-543" calcext:value-type="float">
            <text:p>-543</text:p>
          </table:table-cell>
          <table:table-cell/>
          <table:table-cell table:formula="of:=[.A78]*[.$K$3]" office:value-type="float" office:value="0.79296875" calcext:value-type="float">
            <text:p>0.79296875</text:p>
          </table:table-cell>
          <table:table-cell table:formula="of:=[.B78]*[.$K$3]" office:value-type="float" office:value="-0.12939453125" calcext:value-type="float">
            <text:p>-0.1293945313</text:p>
          </table:table-cell>
          <table:table-cell table:formula="of:=[.C78]*[.$K$3]" office:value-type="float" office:value="-0.26513671875" calcext:value-type="float">
            <text:p>-0.2651367188</text:p>
          </table:table-cell>
          <table:table-cell table:formula="of:=ATAN2([.G78]; SQRT([.F78]*[.F78]+[.E78]*[.E78]))*180/PI()" office:value-type="float" office:value="108.262636978058" calcext:value-type="float">
            <text:p>108.2626369781</text:p>
          </table:table-cell>
          <table:table-cell table:formula="of:=ATAN2([.F78]; SQRT([.G78]*[.G78]+[.E78]*[.E78]))*180/PI()" office:value-type="float" office:value="98.7970749599179" calcext:value-type="float">
            <text:p>98.7970749599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84" calcext:value-type="float">
            <text:p>-84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[.A79]*[.$K$3]" office:value-type="float" office:value="0.7841796875" calcext:value-type="float">
            <text:p>0.7841796875</text:p>
          </table:table-cell>
          <table:table-cell table:formula="of:=[.B79]*[.$K$3]" office:value-type="float" office:value="-0.041015625" calcext:value-type="float">
            <text:p>-0.041015625</text:p>
          </table:table-cell>
          <table:table-cell table:formula="of:=[.C79]*[.$K$3]" office:value-type="float" office:value="-0.12646484375" calcext:value-type="float">
            <text:p>-0.1264648438</text:p>
          </table:table-cell>
          <table:table-cell table:formula="of:=ATAN2([.G79]; SQRT([.F79]*[.F79]+[.E79]*[.E79]))*180/PI()" office:value-type="float" office:value="99.1489315101693" calcext:value-type="float">
            <text:p>99.1489315102</text:p>
          </table:table-cell>
          <table:table-cell table:formula="of:=ATAN2([.F79]; SQRT([.G79]*[.G79]+[.E79]*[.E79]))*180/PI()" office:value-type="float" office:value="92.9559387926593" calcext:value-type="float">
            <text:p>92.9559387927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43" calcext:value-type="float">
            <text:p>43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[.A80]*[.$K$3]" office:value-type="float" office:value="0.74853515625" calcext:value-type="float">
            <text:p>0.7485351563</text:p>
          </table:table-cell>
          <table:table-cell table:formula="of:=[.B80]*[.$K$3]" office:value-type="float" office:value="0.02099609375" calcext:value-type="float">
            <text:p>0.0209960938</text:p>
          </table:table-cell>
          <table:table-cell table:formula="of:=[.C80]*[.$K$3]" office:value-type="float" office:value="-0.03515625" calcext:value-type="float">
            <text:p>-0.03515625</text:p>
          </table:table-cell>
          <table:table-cell table:formula="of:=ATAN2([.G80]; SQRT([.F80]*[.F80]+[.E80]*[.E80]))*180/PI()" office:value-type="float" office:value="92.6879638073841" calcext:value-type="float">
            <text:p>92.6879638074</text:p>
          </table:table-cell>
          <table:table-cell table:formula="of:=ATAN2([.F80]; SQRT([.G80]*[.G80]+[.E80]*[.E80]))*180/PI()" office:value-type="float" office:value="88.3950672004935" calcext:value-type="float">
            <text:p>88.3950672005</text:p>
          </table:table-cell>
          <table:table-cell table:number-columns-repeated="2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151" calcext:value-type="float">
            <text:p>151</text:p>
          </table:table-cell>
          <table:table-cell office:value-type="float" office:value="-177" calcext:value-type="float">
            <text:p>-177</text:p>
          </table:table-cell>
          <table:table-cell/>
          <table:table-cell table:formula="of:=[.A81]*[.$K$3]" office:value-type="float" office:value="0.73095703125" calcext:value-type="float">
            <text:p>0.7309570313</text:p>
          </table:table-cell>
          <table:table-cell table:formula="of:=[.B81]*[.$K$3]" office:value-type="float" office:value="0.07373046875" calcext:value-type="float">
            <text:p>0.0737304688</text:p>
          </table:table-cell>
          <table:table-cell table:formula="of:=[.C81]*[.$K$3]" office:value-type="float" office:value="-0.08642578125" calcext:value-type="float">
            <text:p>-0.0864257813</text:p>
          </table:table-cell>
          <table:table-cell table:formula="of:=ATAN2([.G81]; SQRT([.F81]*[.F81]+[.E81]*[.E81]))*180/PI()" office:value-type="float" office:value="96.7094113056835" calcext:value-type="float">
            <text:p>96.7094113057</text:p>
          </table:table-cell>
          <table:table-cell table:formula="of:=ATAN2([.F81]; SQRT([.G81]*[.G81]+[.E81]*[.E81]))*180/PI()" office:value-type="float" office:value="84.2797264418443" calcext:value-type="float">
            <text:p>84.2797264418</text:p>
          </table:table-cell>
          <table:table-cell table:number-columns-repeated="2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284" calcext:value-type="float">
            <text:p>284</text:p>
          </table:table-cell>
          <table:table-cell office:value-type="float" office:value="-74" calcext:value-type="float">
            <text:p>-74</text:p>
          </table:table-cell>
          <table:table-cell/>
          <table:table-cell table:formula="of:=[.A82]*[.$K$3]" office:value-type="float" office:value="0.75244140625" calcext:value-type="float">
            <text:p>0.7524414063</text:p>
          </table:table-cell>
          <table:table-cell table:formula="of:=[.B82]*[.$K$3]" office:value-type="float" office:value="0.138671875" calcext:value-type="float">
            <text:p>0.138671875</text:p>
          </table:table-cell>
          <table:table-cell table:formula="of:=[.C82]*[.$K$3]" office:value-type="float" office:value="-0.0361328125" calcext:value-type="float">
            <text:p>-0.0361328125</text:p>
          </table:table-cell>
          <table:table-cell table:formula="of:=ATAN2([.G82]; SQRT([.F82]*[.F82]+[.E82]*[.E82]))*180/PI()" office:value-type="float" office:value="92.7038104903983" calcext:value-type="float">
            <text:p>92.7038104904</text:p>
          </table:table-cell>
          <table:table-cell table:formula="of:=ATAN2([.F82]; SQRT([.G82]*[.G82]+[.E82]*[.E82]))*180/PI()" office:value-type="float" office:value="79.5695481699403" calcext:value-type="float">
            <text:p>79.5695481699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83" calcext:value-type="float">
            <text:p>-183</text:p>
          </table:table-cell>
          <table:table-cell office:value-type="float" office:value="-512" calcext:value-type="float">
            <text:p>-512</text:p>
          </table:table-cell>
          <table:table-cell/>
          <table:table-cell table:formula="of:=[.A83]*[.$K$3]" office:value-type="float" office:value="0.75830078125" calcext:value-type="float">
            <text:p>0.7583007813</text:p>
          </table:table-cell>
          <table:table-cell table:formula="of:=[.B83]*[.$K$3]" office:value-type="float" office:value="-0.08935546875" calcext:value-type="float">
            <text:p>-0.0893554688</text:p>
          </table:table-cell>
          <table:table-cell table:formula="of:=[.C83]*[.$K$3]" office:value-type="float" office:value="-0.25" calcext:value-type="float">
            <text:p>-0.25</text:p>
          </table:table-cell>
          <table:table-cell table:formula="of:=ATAN2([.G83]; SQRT([.F83]*[.F83]+[.E83]*[.E83]))*180/PI()" office:value-type="float" office:value="108.129437218166" calcext:value-type="float">
            <text:p>108.1294372182</text:p>
          </table:table-cell>
          <table:table-cell table:formula="of:=ATAN2([.F83]; SQRT([.G83]*[.G83]+[.E83]*[.E83]))*180/PI()" office:value-type="float" office:value="96.3854799448557" calcext:value-type="float">
            <text:p>96.3854799449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250" calcext:value-type="float">
            <text:p>-250</text:p>
          </table:table-cell>
          <table:table-cell office:value-type="float" office:value="-686" calcext:value-type="float">
            <text:p>-686</text:p>
          </table:table-cell>
          <table:table-cell/>
          <table:table-cell table:formula="of:=[.A84]*[.$K$3]" office:value-type="float" office:value="0.7626953125" calcext:value-type="float">
            <text:p>0.7626953125</text:p>
          </table:table-cell>
          <table:table-cell table:formula="of:=[.B84]*[.$K$3]" office:value-type="float" office:value="-0.1220703125" calcext:value-type="float">
            <text:p>-0.1220703125</text:p>
          </table:table-cell>
          <table:table-cell table:formula="of:=[.C84]*[.$K$3]" office:value-type="float" office:value="-0.3349609375" calcext:value-type="float">
            <text:p>-0.3349609375</text:p>
          </table:table-cell>
          <table:table-cell table:formula="of:=ATAN2([.G84]; SQRT([.F84]*[.F84]+[.E84]*[.E84]))*180/PI()" office:value-type="float" office:value="113.444508517376" calcext:value-type="float">
            <text:p>113.4445085174</text:p>
          </table:table-cell>
          <table:table-cell table:formula="of:=ATAN2([.F84]; SQRT([.G84]*[.G84]+[.E84]*[.E84]))*180/PI()" office:value-type="float" office:value="98.3368719151946" calcext:value-type="float">
            <text:p>98.3368719152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48" calcext:value-type="float">
            <text:p>-148</text:p>
          </table:table-cell>
          <table:table-cell office:value-type="float" office:value="-478" calcext:value-type="float">
            <text:p>-478</text:p>
          </table:table-cell>
          <table:table-cell/>
          <table:table-cell table:formula="of:=[.A85]*[.$K$3]" office:value-type="float" office:value="0.78466796875" calcext:value-type="float">
            <text:p>0.7846679688</text:p>
          </table:table-cell>
          <table:table-cell table:formula="of:=[.B85]*[.$K$3]" office:value-type="float" office:value="-0.072265625" calcext:value-type="float">
            <text:p>-0.072265625</text:p>
          </table:table-cell>
          <table:table-cell table:formula="of:=[.C85]*[.$K$3]" office:value-type="float" office:value="-0.2333984375" calcext:value-type="float">
            <text:p>-0.2333984375</text:p>
          </table:table-cell>
          <table:table-cell table:formula="of:=ATAN2([.G85]; SQRT([.F85]*[.F85]+[.E85]*[.E85]))*180/PI()" office:value-type="float" office:value="106.499034736547" calcext:value-type="float">
            <text:p>106.4990347365</text:p>
          </table:table-cell>
          <table:table-cell table:formula="of:=ATAN2([.F85]; SQRT([.G85]*[.G85]+[.E85]*[.E85]))*180/PI()" office:value-type="float" office:value="95.0446939297615" calcext:value-type="float">
            <text:p>95.0446939298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-44" calcext:value-type="float">
            <text:p>-44</text:p>
          </table:table-cell>
          <table:table-cell office:value-type="float" office:value="-387" calcext:value-type="float">
            <text:p>-387</text:p>
          </table:table-cell>
          <table:table-cell/>
          <table:table-cell table:formula="of:=[.A86]*[.$K$3]" office:value-type="float" office:value="0.8232421875" calcext:value-type="float">
            <text:p>0.8232421875</text:p>
          </table:table-cell>
          <table:table-cell table:formula="of:=[.B86]*[.$K$3]" office:value-type="float" office:value="-0.021484375" calcext:value-type="float">
            <text:p>-0.021484375</text:p>
          </table:table-cell>
          <table:table-cell table:formula="of:=[.C86]*[.$K$3]" office:value-type="float" office:value="-0.18896484375" calcext:value-type="float">
            <text:p>-0.1889648438</text:p>
          </table:table-cell>
          <table:table-cell table:formula="of:=ATAN2([.G86]; SQRT([.F86]*[.F86]+[.E86]*[.E86]))*180/PI()" office:value-type="float" office:value="102.923334507362" calcext:value-type="float">
            <text:p>102.9233345074</text:p>
          </table:table-cell>
          <table:table-cell table:formula="of:=ATAN2([.F86]; SQRT([.G86]*[.G86]+[.E86]*[.E86]))*180/PI()" office:value-type="float" office:value="91.4570497878679" calcext:value-type="float">
            <text:p>91.4570497879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25" calcext:value-type="float">
            <text:p>225</text:p>
          </table:table-cell>
          <table:table-cell office:value-type="float" office:value="-150" calcext:value-type="float">
            <text:p>-150</text:p>
          </table:table-cell>
          <table:table-cell/>
          <table:table-cell table:formula="of:=[.A87]*[.$K$3]" office:value-type="float" office:value="0.7822265625" calcext:value-type="float">
            <text:p>0.7822265625</text:p>
          </table:table-cell>
          <table:table-cell table:formula="of:=[.B87]*[.$K$3]" office:value-type="float" office:value="0.10986328125" calcext:value-type="float">
            <text:p>0.1098632813</text:p>
          </table:table-cell>
          <table:table-cell table:formula="of:=[.C87]*[.$K$3]" office:value-type="float" office:value="-0.0732421875" calcext:value-type="float">
            <text:p>-0.0732421875</text:p>
          </table:table-cell>
          <table:table-cell table:formula="of:=ATAN2([.G87]; SQRT([.F87]*[.F87]+[.E87]*[.E87]))*180/PI()" office:value-type="float" office:value="95.2974835376141" calcext:value-type="float">
            <text:p>95.2974835376</text:p>
          </table:table-cell>
          <table:table-cell table:formula="of:=ATAN2([.F87]; SQRT([.G87]*[.G87]+[.E87]*[.E87]))*180/PI()" office:value-type="float" office:value="82.0395052220499" calcext:value-type="float">
            <text:p>82.0395052221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171" calcext:value-type="float">
            <text:p>171</text:p>
          </table:table-cell>
          <table:table-cell office:value-type="float" office:value="-362" calcext:value-type="float">
            <text:p>-362</text:p>
          </table:table-cell>
          <table:table-cell/>
          <table:table-cell table:formula="of:=[.A88]*[.$K$3]" office:value-type="float" office:value="0.833984375" calcext:value-type="float">
            <text:p>0.833984375</text:p>
          </table:table-cell>
          <table:table-cell table:formula="of:=[.B88]*[.$K$3]" office:value-type="float" office:value="0.08349609375" calcext:value-type="float">
            <text:p>0.0834960938</text:p>
          </table:table-cell>
          <table:table-cell table:formula="of:=[.C88]*[.$K$3]" office:value-type="float" office:value="-0.1767578125" calcext:value-type="float">
            <text:p>-0.1767578125</text:p>
          </table:table-cell>
          <table:table-cell table:formula="of:=ATAN2([.G88]; SQRT([.F88]*[.F88]+[.E88]*[.E88]))*180/PI()" office:value-type="float" office:value="101.908582956352" calcext:value-type="float">
            <text:p>101.9085829564</text:p>
          </table:table-cell>
          <table:table-cell table:formula="of:=ATAN2([.F88]; SQRT([.G88]*[.G88]+[.E88]*[.E88]))*180/PI()" office:value-type="float" office:value="84.4062069258856" calcext:value-type="float">
            <text:p>84.4062069259</text:p>
          </table:table-cell>
          <table:table-cell table:number-columns-repeated="2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21" calcext:value-type="float">
            <text:p>-21</text:p>
          </table:table-cell>
          <table:table-cell office:value-type="float" office:value="-414" calcext:value-type="float">
            <text:p>-414</text:p>
          </table:table-cell>
          <table:table-cell/>
          <table:table-cell table:formula="of:=[.A89]*[.$K$3]" office:value-type="float" office:value="0.81884765625" calcext:value-type="float">
            <text:p>0.8188476563</text:p>
          </table:table-cell>
          <table:table-cell table:formula="of:=[.B89]*[.$K$3]" office:value-type="float" office:value="-0.01025390625" calcext:value-type="float">
            <text:p>-0.0102539063</text:p>
          </table:table-cell>
          <table:table-cell table:formula="of:=[.C89]*[.$K$3]" office:value-type="float" office:value="-0.2021484375" calcext:value-type="float">
            <text:p>-0.2021484375</text:p>
          </table:table-cell>
          <table:table-cell table:formula="of:=ATAN2([.G89]; SQRT([.F89]*[.F89]+[.E89]*[.E89]))*180/PI()" office:value-type="float" office:value="103.86625587368" calcext:value-type="float">
            <text:p>103.8662558737</text:p>
          </table:table-cell>
          <table:table-cell table:formula="of:=ATAN2([.F89]; SQRT([.G89]*[.G89]+[.E89]*[.E89]))*180/PI()" office:value-type="float" office:value="90.6965320992665" calcext:value-type="float">
            <text:p>90.6965320993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154" calcext:value-type="float">
            <text:p>-154</text:p>
          </table:table-cell>
          <table:table-cell office:value-type="float" office:value="-425" calcext:value-type="float">
            <text:p>-425</text:p>
          </table:table-cell>
          <table:table-cell/>
          <table:table-cell table:formula="of:=[.A90]*[.$K$3]" office:value-type="float" office:value="0.78515625" calcext:value-type="float">
            <text:p>0.78515625</text:p>
          </table:table-cell>
          <table:table-cell table:formula="of:=[.B90]*[.$K$3]" office:value-type="float" office:value="-0.0751953125" calcext:value-type="float">
            <text:p>-0.0751953125</text:p>
          </table:table-cell>
          <table:table-cell table:formula="of:=[.C90]*[.$K$3]" office:value-type="float" office:value="-0.20751953125" calcext:value-type="float">
            <text:p>-0.2075195313</text:p>
          </table:table-cell>
          <table:table-cell table:formula="of:=ATAN2([.G90]; SQRT([.F90]*[.F90]+[.E90]*[.E90]))*180/PI()" office:value-type="float" office:value="104.740441591295" calcext:value-type="float">
            <text:p>104.7404415913</text:p>
          </table:table-cell>
          <table:table-cell table:formula="of:=ATAN2([.F90]; SQRT([.G90]*[.G90]+[.E90]*[.E90]))*180/PI()" office:value-type="float" office:value="95.2900291423398" calcext:value-type="float">
            <text:p>95.2900291423</text:p>
          </table:table-cell>
          <table:table-cell table:number-columns-repeated="2"/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-78" calcext:value-type="float">
            <text:p>-78</text:p>
          </table:table-cell>
          <table:table-cell office:value-type="float" office:value="-468" calcext:value-type="float">
            <text:p>-468</text:p>
          </table:table-cell>
          <table:table-cell/>
          <table:table-cell table:formula="of:=[.A91]*[.$K$3]" office:value-type="float" office:value="0.8271484375" calcext:value-type="float">
            <text:p>0.8271484375</text:p>
          </table:table-cell>
          <table:table-cell table:formula="of:=[.B91]*[.$K$3]" office:value-type="float" office:value="-0.0380859375" calcext:value-type="float">
            <text:p>-0.0380859375</text:p>
          </table:table-cell>
          <table:table-cell table:formula="of:=[.C91]*[.$K$3]" office:value-type="float" office:value="-0.228515625" calcext:value-type="float">
            <text:p>-0.228515625</text:p>
          </table:table-cell>
          <table:table-cell table:formula="of:=ATAN2([.G91]; SQRT([.F91]*[.F91]+[.E91]*[.E91]))*180/PI()" office:value-type="float" office:value="105.428269176891" calcext:value-type="float">
            <text:p>105.4282691769</text:p>
          </table:table-cell>
          <table:table-cell table:formula="of:=ATAN2([.F91]; SQRT([.G91]*[.G91]+[.E91]*[.E91]))*180/PI()" office:value-type="float" office:value="92.5412492915008" calcext:value-type="float">
            <text:p>92.5412492915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204" calcext:value-type="float">
            <text:p>-204</text:p>
          </table:table-cell>
          <table:table-cell office:value-type="float" office:value="-568" calcext:value-type="float">
            <text:p>-568</text:p>
          </table:table-cell>
          <table:table-cell/>
          <table:table-cell table:formula="of:=[.A92]*[.$K$3]" office:value-type="float" office:value="0.765625" calcext:value-type="float">
            <text:p>0.765625</text:p>
          </table:table-cell>
          <table:table-cell table:formula="of:=[.B92]*[.$K$3]" office:value-type="float" office:value="-0.099609375" calcext:value-type="float">
            <text:p>-0.099609375</text:p>
          </table:table-cell>
          <table:table-cell table:formula="of:=[.C92]*[.$K$3]" office:value-type="float" office:value="-0.27734375" calcext:value-type="float">
            <text:p>-0.27734375</text:p>
          </table:table-cell>
          <table:table-cell table:formula="of:=ATAN2([.G92]; SQRT([.F92]*[.F92]+[.E92]*[.E92]))*180/PI()" office:value-type="float" office:value="109.759176359746" calcext:value-type="float">
            <text:p>109.7591763597</text:p>
          </table:table-cell>
          <table:table-cell table:formula="of:=ATAN2([.F92]; SQRT([.G92]*[.G92]+[.E92]*[.E92]))*180/PI()" office:value-type="float" office:value="96.9739805802539" calcext:value-type="float">
            <text:p>96.9739805803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357" calcext:value-type="float">
            <text:p>-357</text:p>
          </table:table-cell>
          <table:table-cell office:value-type="float" office:value="-747" calcext:value-type="float">
            <text:p>-747</text:p>
          </table:table-cell>
          <table:table-cell/>
          <table:table-cell table:formula="of:=[.A93]*[.$K$3]" office:value-type="float" office:value="0.767578125" calcext:value-type="float">
            <text:p>0.767578125</text:p>
          </table:table-cell>
          <table:table-cell table:formula="of:=[.B93]*[.$K$3]" office:value-type="float" office:value="-0.17431640625" calcext:value-type="float">
            <text:p>-0.1743164063</text:p>
          </table:table-cell>
          <table:table-cell table:formula="of:=[.C93]*[.$K$3]" office:value-type="float" office:value="-0.36474609375" calcext:value-type="float">
            <text:p>-0.3647460938</text:p>
          </table:table-cell>
          <table:table-cell table:formula="of:=ATAN2([.G93]; SQRT([.F93]*[.F93]+[.E93]*[.E93]))*180/PI()" office:value-type="float" office:value="114.862608620822" calcext:value-type="float">
            <text:p>114.8626086208</text:p>
          </table:table-cell>
          <table:table-cell table:formula="of:=ATAN2([.F93]; SQRT([.G93]*[.G93]+[.E93]*[.E93]))*180/PI()" office:value-type="float" office:value="101.591639511782" calcext:value-type="float">
            <text:p>101.5916395118</text:p>
          </table:table-cell>
          <table:table-cell table:number-columns-repeated="2"/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-31" calcext:value-type="float">
            <text:p>-31</text:p>
          </table:table-cell>
          <table:table-cell office:value-type="float" office:value="-220" calcext:value-type="float">
            <text:p>-220</text:p>
          </table:table-cell>
          <table:table-cell/>
          <table:table-cell table:formula="of:=[.A94]*[.$K$3]" office:value-type="float" office:value="0.73828125" calcext:value-type="float">
            <text:p>0.73828125</text:p>
          </table:table-cell>
          <table:table-cell table:formula="of:=[.B94]*[.$K$3]" office:value-type="float" office:value="-0.01513671875" calcext:value-type="float">
            <text:p>-0.0151367188</text:p>
          </table:table-cell>
          <table:table-cell table:formula="of:=[.C94]*[.$K$3]" office:value-type="float" office:value="-0.107421875" calcext:value-type="float">
            <text:p>-0.107421875</text:p>
          </table:table-cell>
          <table:table-cell table:formula="of:=ATAN2([.G94]; SQRT([.F94]*[.F94]+[.E94]*[.E94]))*180/PI()" office:value-type="float" office:value="98.2768763005546" calcext:value-type="float">
            <text:p>98.2768763006</text:p>
          </table:table-cell>
          <table:table-cell table:formula="of:=ATAN2([.F94]; SQRT([.G94]*[.G94]+[.E94]*[.E94]))*180/PI()" office:value-type="float" office:value="91.1623146547679" calcext:value-type="float">
            <text:p>91.1623146548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31" calcext:value-type="float">
            <text:p>31</text:p>
          </table:table-cell>
          <table:table-cell office:value-type="float" office:value="-264" calcext:value-type="float">
            <text:p>-264</text:p>
          </table:table-cell>
          <table:table-cell/>
          <table:table-cell table:formula="of:=[.A95]*[.$K$3]" office:value-type="float" office:value="0.724609375" calcext:value-type="float">
            <text:p>0.724609375</text:p>
          </table:table-cell>
          <table:table-cell table:formula="of:=[.B95]*[.$K$3]" office:value-type="float" office:value="0.01513671875" calcext:value-type="float">
            <text:p>0.0151367188</text:p>
          </table:table-cell>
          <table:table-cell table:formula="of:=[.C95]*[.$K$3]" office:value-type="float" office:value="-0.12890625" calcext:value-type="float">
            <text:p>-0.12890625</text:p>
          </table:table-cell>
          <table:table-cell table:formula="of:=ATAN2([.G95]; SQRT([.F95]*[.F95]+[.E95]*[.E95]))*180/PI()" office:value-type="float" office:value="100.085096388364" calcext:value-type="float">
            <text:p>100.0850963884</text:p>
          </table:table-cell>
          <table:table-cell table:formula="of:=ATAN2([.F95]; SQRT([.G95]*[.G95]+[.E95]*[.E95]))*180/PI()" office:value-type="float" office:value="88.8217877648306" calcext:value-type="float">
            <text:p>88.8217877648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63" calcext:value-type="float">
            <text:p>163</text:p>
          </table:table-cell>
          <table:table-cell office:value-type="float" office:value="-174" calcext:value-type="float">
            <text:p>-174</text:p>
          </table:table-cell>
          <table:table-cell/>
          <table:table-cell table:formula="of:=[.A96]*[.$K$3]" office:value-type="float" office:value="0.76123046875" calcext:value-type="float">
            <text:p>0.7612304688</text:p>
          </table:table-cell>
          <table:table-cell table:formula="of:=[.B96]*[.$K$3]" office:value-type="float" office:value="0.07958984375" calcext:value-type="float">
            <text:p>0.0795898438</text:p>
          </table:table-cell>
          <table:table-cell table:formula="of:=[.C96]*[.$K$3]" office:value-type="float" office:value="-0.0849609375" calcext:value-type="float">
            <text:p>-0.0849609375</text:p>
          </table:table-cell>
          <table:table-cell table:formula="of:=ATAN2([.G96]; SQRT([.F96]*[.F96]+[.E96]*[.E96]))*180/PI()" office:value-type="float" office:value="96.3341819044592" calcext:value-type="float">
            <text:p>96.3341819045</text:p>
          </table:table-cell>
          <table:table-cell table:formula="of:=ATAN2([.F96]; SQRT([.G96]*[.G96]+[.E96]*[.E96]))*180/PI()" office:value-type="float" office:value="84.0677410636777" calcext:value-type="float">
            <text:p>84.0677410637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134" calcext:value-type="float">
            <text:p>134</text:p>
          </table:table-cell>
          <table:table-cell office:value-type="float" office:value="-197" calcext:value-type="float">
            <text:p>-197</text:p>
          </table:table-cell>
          <table:table-cell/>
          <table:table-cell table:formula="of:=[.A97]*[.$K$3]" office:value-type="float" office:value="0.76513671875" calcext:value-type="float">
            <text:p>0.7651367188</text:p>
          </table:table-cell>
          <table:table-cell table:formula="of:=[.B97]*[.$K$3]" office:value-type="float" office:value="0.0654296875" calcext:value-type="float">
            <text:p>0.0654296875</text:p>
          </table:table-cell>
          <table:table-cell table:formula="of:=[.C97]*[.$K$3]" office:value-type="float" office:value="-0.09619140625" calcext:value-type="float">
            <text:p>-0.0961914063</text:p>
          </table:table-cell>
          <table:table-cell table:formula="of:=ATAN2([.G97]; SQRT([.F97]*[.F97]+[.E97]*[.E97]))*180/PI()" office:value-type="float" office:value="97.1397273641203" calcext:value-type="float">
            <text:p>97.1397273641</text:p>
          </table:table-cell>
          <table:table-cell table:formula="of:=ATAN2([.F97]; SQRT([.G97]*[.G97]+[.E97]*[.E97]))*180/PI()" office:value-type="float" office:value="85.1503057152453" calcext:value-type="float">
            <text:p>85.1503057152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40" calcext:value-type="float">
            <text:p>40</text:p>
          </table:table-cell>
          <table:table-cell office:value-type="float" office:value="-119" calcext:value-type="float">
            <text:p>-119</text:p>
          </table:table-cell>
          <table:table-cell/>
          <table:table-cell table:formula="of:=[.A98]*[.$K$3]" office:value-type="float" office:value="0.7861328125" calcext:value-type="float">
            <text:p>0.7861328125</text:p>
          </table:table-cell>
          <table:table-cell table:formula="of:=[.B98]*[.$K$3]" office:value-type="float" office:value="0.01953125" calcext:value-type="float">
            <text:p>0.01953125</text:p>
          </table:table-cell>
          <table:table-cell table:formula="of:=[.C98]*[.$K$3]" office:value-type="float" office:value="-0.05810546875" calcext:value-type="float">
            <text:p>-0.0581054688</text:p>
          </table:table-cell>
          <table:table-cell table:formula="of:=ATAN2([.G98]; SQRT([.F98]*[.F98]+[.E98]*[.E98]))*180/PI()" office:value-type="float" office:value="94.2259193471032" calcext:value-type="float">
            <text:p>94.2259193471</text:p>
          </table:table-cell>
          <table:table-cell table:formula="of:=ATAN2([.F98]; SQRT([.G98]*[.G98]+[.E98]*[.E98]))*180/PI()" office:value-type="float" office:value="88.5806652930774" calcext:value-type="float">
            <text:p>88.5806652931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20" calcext:value-type="float">
            <text:p>20</text:p>
          </table:table-cell>
          <table:table-cell office:value-type="float" office:value="-449" calcext:value-type="float">
            <text:p>-449</text:p>
          </table:table-cell>
          <table:table-cell/>
          <table:table-cell table:formula="of:=[.A99]*[.$K$3]" office:value-type="float" office:value="0.76708984375" calcext:value-type="float">
            <text:p>0.7670898438</text:p>
          </table:table-cell>
          <table:table-cell table:formula="of:=[.B99]*[.$K$3]" office:value-type="float" office:value="0.009765625" calcext:value-type="float">
            <text:p>0.009765625</text:p>
          </table:table-cell>
          <table:table-cell table:formula="of:=[.C99]*[.$K$3]" office:value-type="float" office:value="-0.21923828125" calcext:value-type="float">
            <text:p>-0.2192382813</text:p>
          </table:table-cell>
          <table:table-cell table:formula="of:=ATAN2([.G99]; SQRT([.F99]*[.F99]+[.E99]*[.E99]))*180/PI()" office:value-type="float" office:value="105.948986049084" calcext:value-type="float">
            <text:p>105.9489860491</text:p>
          </table:table-cell>
          <table:table-cell table:formula="of:=ATAN2([.F99]; SQRT([.G99]*[.G99]+[.E99]*[.E99]))*180/PI()" office:value-type="float" office:value="89.2986990521875" calcext:value-type="float">
            <text:p>89.2986990522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27" calcext:value-type="float">
            <text:p>-127</text:p>
          </table:table-cell>
          <table:table-cell office:value-type="float" office:value="-666" calcext:value-type="float">
            <text:p>-666</text:p>
          </table:table-cell>
          <table:table-cell/>
          <table:table-cell table:formula="of:=[.A100]*[.$K$3]" office:value-type="float" office:value="0.77685546875" calcext:value-type="float">
            <text:p>0.7768554688</text:p>
          </table:table-cell>
          <table:table-cell table:formula="of:=[.B100]*[.$K$3]" office:value-type="float" office:value="-0.06201171875" calcext:value-type="float">
            <text:p>-0.0620117188</text:p>
          </table:table-cell>
          <table:table-cell table:formula="of:=[.C100]*[.$K$3]" office:value-type="float" office:value="-0.3251953125" calcext:value-type="float">
            <text:p>-0.3251953125</text:p>
          </table:table-cell>
          <table:table-cell table:formula="of:=ATAN2([.G100]; SQRT([.F100]*[.F100]+[.E100]*[.E100]))*180/PI()" office:value-type="float" office:value="112.64967175239" calcext:value-type="float">
            <text:p>112.6496717524</text:p>
          </table:table-cell>
          <table:table-cell table:formula="of:=ATAN2([.F100]; SQRT([.G100]*[.G100]+[.E100]*[.E100]))*180/PI()" office:value-type="float" office:value="94.2112567175161" calcext:value-type="float">
            <text:p>94.2112567175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6" calcext:value-type="float">
            <text:p>6</text:p>
          </table:table-cell>
          <table:table-cell office:value-type="float" office:value="-375" calcext:value-type="float">
            <text:p>-375</text:p>
          </table:table-cell>
          <table:table-cell/>
          <table:table-cell table:formula="of:=[.A101]*[.$K$3]" office:value-type="float" office:value="0.82958984375" calcext:value-type="float">
            <text:p>0.8295898438</text:p>
          </table:table-cell>
          <table:table-cell table:formula="of:=[.B101]*[.$K$3]" office:value-type="float" office:value="0.0029296875" calcext:value-type="float">
            <text:p>0.0029296875</text:p>
          </table:table-cell>
          <table:table-cell table:formula="of:=[.C101]*[.$K$3]" office:value-type="float" office:value="-0.18310546875" calcext:value-type="float">
            <text:p>-0.1831054688</text:p>
          </table:table-cell>
          <table:table-cell table:formula="of:=ATAN2([.G101]; SQRT([.F101]*[.F101]+[.E101]*[.E101]))*180/PI()" office:value-type="float" office:value="102.446580403147" calcext:value-type="float">
            <text:p>102.4465804031</text:p>
          </table:table-cell>
          <table:table-cell table:formula="of:=ATAN2([.F101]; SQRT([.G101]*[.G101]+[.E101]*[.E101]))*180/PI()" office:value-type="float" office:value="89.8024169255659" calcext:value-type="float">
            <text:p>89.8024169256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278" calcext:value-type="float">
            <text:p>-278</text:p>
          </table:table-cell>
          <table:table-cell office:value-type="float" office:value="-272" calcext:value-type="float">
            <text:p>-272</text:p>
          </table:table-cell>
          <table:table-cell/>
          <table:table-cell table:formula="of:=[.A102]*[.$K$3]" office:value-type="float" office:value="0.79150390625" calcext:value-type="float">
            <text:p>0.7915039063</text:p>
          </table:table-cell>
          <table:table-cell table:formula="of:=[.B102]*[.$K$3]" office:value-type="float" office:value="-0.1357421875" calcext:value-type="float">
            <text:p>-0.1357421875</text:p>
          </table:table-cell>
          <table:table-cell table:formula="of:=[.C102]*[.$K$3]" office:value-type="float" office:value="-0.1328125" calcext:value-type="float">
            <text:p>-0.1328125</text:p>
          </table:table-cell>
          <table:table-cell table:formula="of:=ATAN2([.G102]; SQRT([.F102]*[.F102]+[.E102]*[.E102]))*180/PI()" office:value-type="float" office:value="99.3907554806963" calcext:value-type="float">
            <text:p>99.3907554807</text:p>
          </table:table-cell>
          <table:table-cell table:formula="of:=ATAN2([.F102]; SQRT([.G102]*[.G102]+[.E102]*[.E102]))*180/PI()" office:value-type="float" office:value="99.5998430948523" calcext:value-type="float">
            <text:p>99.5998430949</text:p>
          </table:table-cell>
          <table:table-cell table:number-columns-repeated="2"/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-199" calcext:value-type="float">
            <text:p>-199</text:p>
          </table:table-cell>
          <table:table-cell office:value-type="float" office:value="-239" calcext:value-type="float">
            <text:p>-239</text:p>
          </table:table-cell>
          <table:table-cell/>
          <table:table-cell table:formula="of:=[.A103]*[.$K$3]" office:value-type="float" office:value="0.74609375" calcext:value-type="float">
            <text:p>0.74609375</text:p>
          </table:table-cell>
          <table:table-cell table:formula="of:=[.B103]*[.$K$3]" office:value-type="float" office:value="-0.09716796875" calcext:value-type="float">
            <text:p>-0.0971679688</text:p>
          </table:table-cell>
          <table:table-cell table:formula="of:=[.C103]*[.$K$3]" office:value-type="float" office:value="-0.11669921875" calcext:value-type="float">
            <text:p>-0.1166992188</text:p>
          </table:table-cell>
          <table:table-cell table:formula="of:=ATAN2([.G103]; SQRT([.F103]*[.F103]+[.E103]*[.E103]))*180/PI()" office:value-type="float" office:value="98.8165385252457" calcext:value-type="float">
            <text:p>98.8165385252</text:p>
          </table:table-cell>
          <table:table-cell table:formula="of:=ATAN2([.F103]; SQRT([.G103]*[.G103]+[.E103]*[.E103]))*180/PI()" office:value-type="float" office:value="97.3320261335588" calcext:value-type="float">
            <text:p>97.3320261336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99" calcext:value-type="float">
            <text:p>99</text:p>
          </table:table-cell>
          <table:table-cell office:value-type="float" office:value="-363" calcext:value-type="float">
            <text:p>-363</text:p>
          </table:table-cell>
          <table:table-cell/>
          <table:table-cell table:formula="of:=[.A104]*[.$K$3]" office:value-type="float" office:value="0.7685546875" calcext:value-type="float">
            <text:p>0.7685546875</text:p>
          </table:table-cell>
          <table:table-cell table:formula="of:=[.B104]*[.$K$3]" office:value-type="float" office:value="0.04833984375" calcext:value-type="float">
            <text:p>0.0483398438</text:p>
          </table:table-cell>
          <table:table-cell table:formula="of:=[.C104]*[.$K$3]" office:value-type="float" office:value="-0.17724609375" calcext:value-type="float">
            <text:p>-0.1772460938</text:p>
          </table:table-cell>
          <table:table-cell table:formula="of:=ATAN2([.G104]; SQRT([.F104]*[.F104]+[.E104]*[.E104]))*180/PI()" office:value-type="float" office:value="102.961894834735" calcext:value-type="float">
            <text:p>102.9618948347</text:p>
          </table:table-cell>
          <table:table-cell table:formula="of:=ATAN2([.F104]; SQRT([.G104]*[.G104]+[.E104]*[.E104]))*180/PI()" office:value-type="float" office:value="86.4928244410366" calcext:value-type="float">
            <text:p>86.492824441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93" calcext:value-type="float">
            <text:p>-93</text:p>
          </table:table-cell>
          <table:table-cell office:value-type="float" office:value="-337" calcext:value-type="float">
            <text:p>-337</text:p>
          </table:table-cell>
          <table:table-cell/>
          <table:table-cell table:formula="of:=[.A105]*[.$K$3]" office:value-type="float" office:value="0.74072265625" calcext:value-type="float">
            <text:p>0.7407226563</text:p>
          </table:table-cell>
          <table:table-cell table:formula="of:=[.B105]*[.$K$3]" office:value-type="float" office:value="-0.04541015625" calcext:value-type="float">
            <text:p>-0.0454101563</text:p>
          </table:table-cell>
          <table:table-cell table:formula="of:=[.C105]*[.$K$3]" office:value-type="float" office:value="-0.16455078125" calcext:value-type="float">
            <text:p>-0.1645507813</text:p>
          </table:table-cell>
          <table:table-cell table:formula="of:=ATAN2([.G105]; SQRT([.F105]*[.F105]+[.E105]*[.E105]))*180/PI()" office:value-type="float" office:value="102.502077096107" calcext:value-type="float">
            <text:p>102.5020770961</text:p>
          </table:table-cell>
          <table:table-cell table:formula="of:=ATAN2([.F105]; SQRT([.G105]*[.G105]+[.E105]*[.E105]))*180/PI()" office:value-type="float" office:value="93.4248542837682" calcext:value-type="float">
            <text:p>93.4248542838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07" calcext:value-type="float">
            <text:p>-107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[.A106]*[.$K$3]" office:value-type="float" office:value="0.77490234375" calcext:value-type="float">
            <text:p>0.7749023438</text:p>
          </table:table-cell>
          <table:table-cell table:formula="of:=[.B106]*[.$K$3]" office:value-type="float" office:value="-0.05224609375" calcext:value-type="float">
            <text:p>-0.0522460938</text:p>
          </table:table-cell>
          <table:table-cell table:formula="of:=[.C106]*[.$K$3]" office:value-type="float" office:value="-0.1279296875" calcext:value-type="float">
            <text:p>-0.1279296875</text:p>
          </table:table-cell>
          <table:table-cell table:formula="of:=ATAN2([.G106]; SQRT([.F106]*[.F106]+[.E106]*[.E106]))*180/PI()" office:value-type="float" office:value="99.3536218870674" calcext:value-type="float">
            <text:p>99.3536218871</text:p>
          </table:table-cell>
          <table:table-cell table:formula="of:=ATAN2([.F106]; SQRT([.G106]*[.G106]+[.E106]*[.E106]))*180/PI()" office:value-type="float" office:value="93.8058435015273" calcext:value-type="float">
            <text:p>93.8058435015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-162" calcext:value-type="float">
            <text:p>-162</text:p>
          </table:table-cell>
          <table:table-cell office:value-type="float" office:value="-417" calcext:value-type="float">
            <text:p>-417</text:p>
          </table:table-cell>
          <table:table-cell/>
          <table:table-cell table:formula="of:=[.A107]*[.$K$3]" office:value-type="float" office:value="0.7822265625" calcext:value-type="float">
            <text:p>0.7822265625</text:p>
          </table:table-cell>
          <table:table-cell table:formula="of:=[.B107]*[.$K$3]" office:value-type="float" office:value="-0.0791015625" calcext:value-type="float">
            <text:p>-0.0791015625</text:p>
          </table:table-cell>
          <table:table-cell table:formula="of:=[.C107]*[.$K$3]" office:value-type="float" office:value="-0.20361328125" calcext:value-type="float">
            <text:p>-0.2036132813</text:p>
          </table:table-cell>
          <table:table-cell table:formula="of:=ATAN2([.G107]; SQRT([.F107]*[.F107]+[.E107]*[.E107]))*180/PI()" office:value-type="float" office:value="104.519398979244" calcext:value-type="float">
            <text:p>104.5193989792</text:p>
          </table:table-cell>
          <table:table-cell table:formula="of:=ATAN2([.F107]; SQRT([.G107]*[.G107]+[.E107]*[.E107]))*180/PI()" office:value-type="float" office:value="95.5893131515504" calcext:value-type="float">
            <text:p>95.5893131516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-174" calcext:value-type="float">
            <text:p>-174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[.A108]*[.$K$3]" office:value-type="float" office:value="0.7138671875" calcext:value-type="float">
            <text:p>0.7138671875</text:p>
          </table:table-cell>
          <table:table-cell table:formula="of:=[.B108]*[.$K$3]" office:value-type="float" office:value="-0.0849609375" calcext:value-type="float">
            <text:p>-0.0849609375</text:p>
          </table:table-cell>
          <table:table-cell table:formula="of:=[.C108]*[.$K$3]" office:value-type="float" office:value="-0.15478515625" calcext:value-type="float">
            <text:p>-0.1547851563</text:p>
          </table:table-cell>
          <table:table-cell table:formula="of:=ATAN2([.G108]; SQRT([.F108]*[.F108]+[.E108]*[.E108]))*180/PI()" office:value-type="float" office:value="102.15067872542" calcext:value-type="float">
            <text:p>102.1506787254</text:p>
          </table:table-cell>
          <table:table-cell table:formula="of:=ATAN2([.F108]; SQRT([.G108]*[.G108]+[.E108]*[.E108]))*180/PI()" office:value-type="float" office:value="96.6343941357238" calcext:value-type="float">
            <text:p>96.6343941357</text:p>
          </table:table-cell>
          <table:table-cell table:number-columns-repeated="2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25" calcext:value-type="float">
            <text:p>25</text:p>
          </table:table-cell>
          <table:table-cell office:value-type="float" office:value="-199" calcext:value-type="float">
            <text:p>-199</text:p>
          </table:table-cell>
          <table:table-cell/>
          <table:table-cell table:formula="of:=[.A109]*[.$K$3]" office:value-type="float" office:value="0.71240234375" calcext:value-type="float">
            <text:p>0.7124023438</text:p>
          </table:table-cell>
          <table:table-cell table:formula="of:=[.B109]*[.$K$3]" office:value-type="float" office:value="0.01220703125" calcext:value-type="float">
            <text:p>0.0122070313</text:p>
          </table:table-cell>
          <table:table-cell table:formula="of:=[.C109]*[.$K$3]" office:value-type="float" office:value="-0.09716796875" calcext:value-type="float">
            <text:p>-0.0971679688</text:p>
          </table:table-cell>
          <table:table-cell table:formula="of:=ATAN2([.G109]; SQRT([.F109]*[.F109]+[.E109]*[.E109]))*180/PI()" office:value-type="float" office:value="97.7657923943021" calcext:value-type="float">
            <text:p>97.7657923943</text:p>
          </table:table-cell>
          <table:table-cell table:formula="of:=ATAN2([.F109]; SQRT([.G109]*[.G109]+[.E109]*[.E109]))*180/PI()" office:value-type="float" office:value="89.0273355657751" calcext:value-type="float">
            <text:p>89.0273355658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63" calcext:value-type="float">
            <text:p>-63</text:p>
          </table:table-cell>
          <table:table-cell office:value-type="float" office:value="-536" calcext:value-type="float">
            <text:p>-536</text:p>
          </table:table-cell>
          <table:table-cell/>
          <table:table-cell table:formula="of:=[.A110]*[.$K$3]" office:value-type="float" office:value="0.73046875" calcext:value-type="float">
            <text:p>0.73046875</text:p>
          </table:table-cell>
          <table:table-cell table:formula="of:=[.B110]*[.$K$3]" office:value-type="float" office:value="-0.03076171875" calcext:value-type="float">
            <text:p>-0.0307617188</text:p>
          </table:table-cell>
          <table:table-cell table:formula="of:=[.C110]*[.$K$3]" office:value-type="float" office:value="-0.26171875" calcext:value-type="float">
            <text:p>-0.26171875</text:p>
          </table:table-cell>
          <table:table-cell table:formula="of:=ATAN2([.G110]; SQRT([.F110]*[.F110]+[.E110]*[.E110]))*180/PI()" office:value-type="float" office:value="109.695919404251" calcext:value-type="float">
            <text:p>109.6959194043</text:p>
          </table:table-cell>
          <table:table-cell table:formula="of:=ATAN2([.F110]; SQRT([.G110]*[.G110]+[.E110]*[.E110]))*180/PI()" office:value-type="float" office:value="92.2702740782615" calcext:value-type="float">
            <text:p>92.2702740783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41" calcext:value-type="float">
            <text:p>-41</text:p>
          </table:table-cell>
          <table:table-cell office:value-type="float" office:value="-602" calcext:value-type="float">
            <text:p>-602</text:p>
          </table:table-cell>
          <table:table-cell/>
          <table:table-cell table:formula="of:=[.A111]*[.$K$3]" office:value-type="float" office:value="0.810546875" calcext:value-type="float">
            <text:p>0.810546875</text:p>
          </table:table-cell>
          <table:table-cell table:formula="of:=[.B111]*[.$K$3]" office:value-type="float" office:value="-0.02001953125" calcext:value-type="float">
            <text:p>-0.0200195313</text:p>
          </table:table-cell>
          <table:table-cell table:formula="of:=[.C111]*[.$K$3]" office:value-type="float" office:value="-0.2939453125" calcext:value-type="float">
            <text:p>-0.2939453125</text:p>
          </table:table-cell>
          <table:table-cell table:formula="of:=ATAN2([.G111]; SQRT([.F111]*[.F111]+[.E111]*[.E111]))*180/PI()" office:value-type="float" office:value="109.927608257089" calcext:value-type="float">
            <text:p>109.9276082571</text:p>
          </table:table-cell>
          <table:table-cell table:formula="of:=ATAN2([.F111]; SQRT([.G111]*[.G111]+[.E111]*[.E111]))*180/PI()" office:value-type="float" office:value="91.3301178655137" calcext:value-type="float">
            <text:p>91.3301178655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151" calcext:value-type="float">
            <text:p>-151</text:p>
          </table:table-cell>
          <table:table-cell office:value-type="float" office:value="-559" calcext:value-type="float">
            <text:p>-559</text:p>
          </table:table-cell>
          <table:table-cell/>
          <table:table-cell table:formula="of:=[.A112]*[.$K$3]" office:value-type="float" office:value="0.818359375" calcext:value-type="float">
            <text:p>0.818359375</text:p>
          </table:table-cell>
          <table:table-cell table:formula="of:=[.B112]*[.$K$3]" office:value-type="float" office:value="-0.07373046875" calcext:value-type="float">
            <text:p>-0.0737304688</text:p>
          </table:table-cell>
          <table:table-cell table:formula="of:=[.C112]*[.$K$3]" office:value-type="float" office:value="-0.27294921875" calcext:value-type="float">
            <text:p>-0.2729492188</text:p>
          </table:table-cell>
          <table:table-cell table:formula="of:=ATAN2([.G112]; SQRT([.F112]*[.F112]+[.E112]*[.E112]))*180/PI()" office:value-type="float" office:value="108.375802651989" calcext:value-type="float">
            <text:p>108.375802652</text:p>
          </table:table-cell>
          <table:table-cell table:formula="of:=ATAN2([.F112]; SQRT([.G112]*[.G112]+[.E112]*[.E112]))*180/PI()" office:value-type="float" office:value="94.8850249281255" calcext:value-type="float">
            <text:p>94.8850249281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-50" calcext:value-type="float">
            <text:p>-50</text:p>
          </table:table-cell>
          <table:table-cell office:value-type="float" office:value="-490" calcext:value-type="float">
            <text:p>-490</text:p>
          </table:table-cell>
          <table:table-cell/>
          <table:table-cell table:formula="of:=[.A113]*[.$K$3]" office:value-type="float" office:value="0.810546875" calcext:value-type="float">
            <text:p>0.810546875</text:p>
          </table:table-cell>
          <table:table-cell table:formula="of:=[.B113]*[.$K$3]" office:value-type="float" office:value="-0.0244140625" calcext:value-type="float">
            <text:p>-0.0244140625</text:p>
          </table:table-cell>
          <table:table-cell table:formula="of:=[.C113]*[.$K$3]" office:value-type="float" office:value="-0.2392578125" calcext:value-type="float">
            <text:p>-0.2392578125</text:p>
          </table:table-cell>
          <table:table-cell table:formula="of:=ATAN2([.G113]; SQRT([.F113]*[.F113]+[.E113]*[.E113]))*180/PI()" office:value-type="float" office:value="106.438531949751" calcext:value-type="float">
            <text:p>106.4385319498</text:p>
          </table:table-cell>
          <table:table-cell table:formula="of:=ATAN2([.F113]; SQRT([.G113]*[.G113]+[.E113]*[.E113]))*180/PI()" office:value-type="float" office:value="91.6547131192651" calcext:value-type="float">
            <text:p>91.6547131193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567" calcext:value-type="float">
            <text:p>-567</text:p>
          </table:table-cell>
          <table:table-cell office:value-type="float" office:value="-534" calcext:value-type="float">
            <text:p>-534</text:p>
          </table:table-cell>
          <table:table-cell/>
          <table:table-cell table:formula="of:=[.A114]*[.$K$3]" office:value-type="float" office:value="0.763671875" calcext:value-type="float">
            <text:p>0.763671875</text:p>
          </table:table-cell>
          <table:table-cell table:formula="of:=[.B114]*[.$K$3]" office:value-type="float" office:value="-0.27685546875" calcext:value-type="float">
            <text:p>-0.2768554688</text:p>
          </table:table-cell>
          <table:table-cell table:formula="of:=[.C114]*[.$K$3]" office:value-type="float" office:value="-0.2607421875" calcext:value-type="float">
            <text:p>-0.2607421875</text:p>
          </table:table-cell>
          <table:table-cell table:formula="of:=ATAN2([.G114]; SQRT([.F114]*[.F114]+[.E114]*[.E114]))*180/PI()" office:value-type="float" office:value="107.796082749063" calcext:value-type="float">
            <text:p>107.7960827491</text:p>
          </table:table-cell>
          <table:table-cell table:formula="of:=ATAN2([.F114]; SQRT([.G114]*[.G114]+[.E114]*[.E114]))*180/PI()" office:value-type="float" office:value="108.936343518669" calcext:value-type="float">
            <text:p>108.9363435187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-317" calcext:value-type="float">
            <text:p>-317</text:p>
          </table:table-cell>
          <table:table-cell office:value-type="float" office:value="-437" calcext:value-type="float">
            <text:p>-437</text:p>
          </table:table-cell>
          <table:table-cell/>
          <table:table-cell table:formula="of:=[.A115]*[.$K$3]" office:value-type="float" office:value="0.8388671875" calcext:value-type="float">
            <text:p>0.8388671875</text:p>
          </table:table-cell>
          <table:table-cell table:formula="of:=[.B115]*[.$K$3]" office:value-type="float" office:value="-0.15478515625" calcext:value-type="float">
            <text:p>-0.1547851563</text:p>
          </table:table-cell>
          <table:table-cell table:formula="of:=[.C115]*[.$K$3]" office:value-type="float" office:value="-0.21337890625" calcext:value-type="float">
            <text:p>-0.2133789063</text:p>
          </table:table-cell>
          <table:table-cell table:formula="of:=ATAN2([.G115]; SQRT([.F115]*[.F115]+[.E115]*[.E115]))*180/PI()" office:value-type="float" office:value="104.043951232311" calcext:value-type="float">
            <text:p>104.0439512323</text:p>
          </table:table-cell>
          <table:table-cell table:formula="of:=ATAN2([.F115]; SQRT([.G115]*[.G115]+[.E115]*[.E115]))*180/PI()" office:value-type="float" office:value="100.138610483403" calcext:value-type="float">
            <text:p>100.1386104834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363" calcext:value-type="float">
            <text:p>-363</text:p>
          </table:table-cell>
          <table:table-cell office:value-type="float" office:value="-640" calcext:value-type="float">
            <text:p>-640</text:p>
          </table:table-cell>
          <table:table-cell/>
          <table:table-cell table:formula="of:=[.A116]*[.$K$3]" office:value-type="float" office:value="0.74853515625" calcext:value-type="float">
            <text:p>0.7485351563</text:p>
          </table:table-cell>
          <table:table-cell table:formula="of:=[.B116]*[.$K$3]" office:value-type="float" office:value="-0.17724609375" calcext:value-type="float">
            <text:p>-0.1772460938</text:p>
          </table:table-cell>
          <table:table-cell table:formula="of:=[.C116]*[.$K$3]" office:value-type="float" office:value="-0.3125" calcext:value-type="float">
            <text:p>-0.3125</text:p>
          </table:table-cell>
          <table:table-cell table:formula="of:=ATAN2([.G116]; SQRT([.F116]*[.F116]+[.E116]*[.E116]))*180/PI()" office:value-type="float" office:value="112.109362555702" calcext:value-type="float">
            <text:p>112.1093625557</text:p>
          </table:table-cell>
          <table:table-cell table:formula="of:=ATAN2([.F116]; SQRT([.G116]*[.G116]+[.E116]*[.E116]))*180/PI()" office:value-type="float" office:value="102.326107676182" calcext:value-type="float">
            <text:p>102.3261076762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21" calcext:value-type="float">
            <text:p>-121</text:p>
          </table:table-cell>
          <table:table-cell office:value-type="float" office:value="-450" calcext:value-type="float">
            <text:p>-450</text:p>
          </table:table-cell>
          <table:table-cell/>
          <table:table-cell table:formula="of:=[.A117]*[.$K$3]" office:value-type="float" office:value="0.76220703125" calcext:value-type="float">
            <text:p>0.7622070313</text:p>
          </table:table-cell>
          <table:table-cell table:formula="of:=[.B117]*[.$K$3]" office:value-type="float" office:value="-0.05908203125" calcext:value-type="float">
            <text:p>-0.0590820313</text:p>
          </table:table-cell>
          <table:table-cell table:formula="of:=[.C117]*[.$K$3]" office:value-type="float" office:value="-0.2197265625" calcext:value-type="float">
            <text:p>-0.2197265625</text:p>
          </table:table-cell>
          <table:table-cell table:formula="of:=ATAN2([.G117]; SQRT([.F117]*[.F117]+[.E117]*[.E117]))*180/PI()" office:value-type="float" office:value="106.035422429285" calcext:value-type="float">
            <text:p>106.0354224293</text:p>
          </table:table-cell>
          <table:table-cell table:formula="of:=ATAN2([.F117]; SQRT([.G117]*[.G117]+[.E117]*[.E117]))*180/PI()" office:value-type="float" office:value="94.2596014778869" calcext:value-type="float">
            <text:p>94.2596014779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96" calcext:value-type="float">
            <text:p>96</text:p>
          </table:table-cell>
          <table:table-cell office:value-type="float" office:value="-200" calcext:value-type="float">
            <text:p>-200</text:p>
          </table:table-cell>
          <table:table-cell/>
          <table:table-cell table:formula="of:=[.A118]*[.$K$3]" office:value-type="float" office:value="0.7900390625" calcext:value-type="float">
            <text:p>0.7900390625</text:p>
          </table:table-cell>
          <table:table-cell table:formula="of:=[.B118]*[.$K$3]" office:value-type="float" office:value="0.046875" calcext:value-type="float">
            <text:p>0.046875</text:p>
          </table:table-cell>
          <table:table-cell table:formula="of:=[.C118]*[.$K$3]" office:value-type="float" office:value="-0.09765625" calcext:value-type="float">
            <text:p>-0.09765625</text:p>
          </table:table-cell>
          <table:table-cell table:formula="of:=ATAN2([.G118]; SQRT([.F118]*[.F118]+[.E118]*[.E118]))*180/PI()" office:value-type="float" office:value="97.0343064508305" calcext:value-type="float">
            <text:p>97.0343064508</text:p>
          </table:table-cell>
          <table:table-cell table:formula="of:=ATAN2([.F118]; SQRT([.G118]*[.G118]+[.E118]*[.E118]))*180/PI()" office:value-type="float" office:value="86.6300660737587" calcext:value-type="float">
            <text:p>86.6300660738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44" calcext:value-type="float">
            <text:p>44</text:p>
          </table:table-cell>
          <table:table-cell office:value-type="float" office:value="-101" calcext:value-type="float">
            <text:p>-101</text:p>
          </table:table-cell>
          <table:table-cell/>
          <table:table-cell table:formula="of:=[.A119]*[.$K$3]" office:value-type="float" office:value="0.79345703125" calcext:value-type="float">
            <text:p>0.7934570313</text:p>
          </table:table-cell>
          <table:table-cell table:formula="of:=[.B119]*[.$K$3]" office:value-type="float" office:value="0.021484375" calcext:value-type="float">
            <text:p>0.021484375</text:p>
          </table:table-cell>
          <table:table-cell table:formula="of:=[.C119]*[.$K$3]" office:value-type="float" office:value="-0.04931640625" calcext:value-type="float">
            <text:p>-0.0493164063</text:p>
          </table:table-cell>
          <table:table-cell table:formula="of:=ATAN2([.G119]; SQRT([.F119]*[.F119]+[.E119]*[.E119]))*180/PI()" office:value-type="float" office:value="93.5552782567735" calcext:value-type="float">
            <text:p>93.5552782568</text:p>
          </table:table-cell>
          <table:table-cell table:formula="of:=ATAN2([.F119]; SQRT([.G119]*[.G119]+[.E119]*[.E119]))*180/PI()" office:value-type="float" office:value="88.451971313873" calcext:value-type="float">
            <text:p>88.4519713139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384" calcext:value-type="float">
            <text:p>384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A120]*[.$K$3]" office:value-type="float" office:value="0.77099609375" calcext:value-type="float">
            <text:p>0.7709960938</text:p>
          </table:table-cell>
          <table:table-cell table:formula="of:=[.B120]*[.$K$3]" office:value-type="float" office:value="0.1875" calcext:value-type="float">
            <text:p>0.1875</text:p>
          </table:table-cell>
          <table:table-cell table:formula="of:=[.C120]*[.$K$3]" office:value-type="float" office:value="0.02099609375" calcext:value-type="float">
            <text:p>0.0209960938</text:p>
          </table:table-cell>
          <table:table-cell table:formula="of:=ATAN2([.G120]; SQRT([.F120]*[.F120]+[.E120]*[.E120]))*180/PI()" office:value-type="float" office:value="88.4842399052808" calcext:value-type="float">
            <text:p>88.4842399053</text:p>
          </table:table-cell>
          <table:table-cell table:formula="of:=ATAN2([.F120]; SQRT([.G120]*[.G120]+[.E120]*[.E120]))*180/PI()" office:value-type="float" office:value="76.3363462599599" calcext:value-type="float">
            <text:p>76.33634626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78" calcext:value-type="float">
            <text:p>78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[.A121]*[.$K$3]" office:value-type="float" office:value="0.74853515625" calcext:value-type="float">
            <text:p>0.7485351563</text:p>
          </table:table-cell>
          <table:table-cell table:formula="of:=[.B121]*[.$K$3]" office:value-type="float" office:value="0.0380859375" calcext:value-type="float">
            <text:p>0.0380859375</text:p>
          </table:table-cell>
          <table:table-cell table:formula="of:=[.C121]*[.$K$3]" office:value-type="float" office:value="-0.08056640625" calcext:value-type="float">
            <text:p>-0.0805664063</text:p>
          </table:table-cell>
          <table:table-cell table:formula="of:=ATAN2([.G121]; SQRT([.F121]*[.F121]+[.E121]*[.E121]))*180/PI()" office:value-type="float" office:value="96.1353392771206" calcext:value-type="float">
            <text:p>96.1353392771</text:p>
          </table:table-cell>
          <table:table-cell table:formula="of:=ATAN2([.F121]; SQRT([.G121]*[.G121]+[.E121]*[.E121]))*180/PI()" office:value-type="float" office:value="87.1039644377026" calcext:value-type="float">
            <text:p>87.1039644377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81" calcext:value-type="float">
            <text:p>-181</text:p>
          </table:table-cell>
          <table:table-cell office:value-type="float" office:value="-509" calcext:value-type="float">
            <text:p>-509</text:p>
          </table:table-cell>
          <table:table-cell/>
          <table:table-cell table:formula="of:=[.A122]*[.$K$3]" office:value-type="float" office:value="0.75537109375" calcext:value-type="float">
            <text:p>0.7553710938</text:p>
          </table:table-cell>
          <table:table-cell table:formula="of:=[.B122]*[.$K$3]" office:value-type="float" office:value="-0.08837890625" calcext:value-type="float">
            <text:p>-0.0883789063</text:p>
          </table:table-cell>
          <table:table-cell table:formula="of:=[.C122]*[.$K$3]" office:value-type="float" office:value="-0.24853515625" calcext:value-type="float">
            <text:p>-0.2485351563</text:p>
          </table:table-cell>
          <table:table-cell table:formula="of:=ATAN2([.G122]; SQRT([.F122]*[.F122]+[.E122]*[.E122]))*180/PI()" office:value-type="float" office:value="108.097120086257" calcext:value-type="float">
            <text:p>108.0971200863</text:p>
          </table:table-cell>
          <table:table-cell table:formula="of:=ATAN2([.F122]; SQRT([.G122]*[.G122]+[.E122]*[.E122]))*180/PI()" office:value-type="float" office:value="96.341793142843" calcext:value-type="float">
            <text:p>96.3417931428</text:p>
          </table:table-cell>
          <table:table-cell table:number-columns-repeated="2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71" calcext:value-type="float">
            <text:p>71</text:p>
          </table:table-cell>
          <table:table-cell office:value-type="float" office:value="-381" calcext:value-type="float">
            <text:p>-381</text:p>
          </table:table-cell>
          <table:table-cell/>
          <table:table-cell table:formula="of:=[.A123]*[.$K$3]" office:value-type="float" office:value="0.81689453125" calcext:value-type="float">
            <text:p>0.8168945313</text:p>
          </table:table-cell>
          <table:table-cell table:formula="of:=[.B123]*[.$K$3]" office:value-type="float" office:value="0.03466796875" calcext:value-type="float">
            <text:p>0.0346679688</text:p>
          </table:table-cell>
          <table:table-cell table:formula="of:=[.C123]*[.$K$3]" office:value-type="float" office:value="-0.18603515625" calcext:value-type="float">
            <text:p>-0.1860351563</text:p>
          </table:table-cell>
          <table:table-cell table:formula="of:=ATAN2([.G123]; SQRT([.F123]*[.F123]+[.E123]*[.E123]))*180/PI()" office:value-type="float" office:value="102.818271295347" calcext:value-type="float">
            <text:p>102.8182712953</text:p>
          </table:table-cell>
          <table:table-cell table:formula="of:=ATAN2([.F123]; SQRT([.G123]*[.G123]+[.E123]*[.E123]))*180/PI()" office:value-type="float" office:value="87.6304943363348" calcext:value-type="float">
            <text:p>87.6304943363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176" calcext:value-type="float">
            <text:p>-176</text:p>
          </table:table-cell>
          <table:table-cell office:value-type="float" office:value="-347" calcext:value-type="float">
            <text:p>-347</text:p>
          </table:table-cell>
          <table:table-cell/>
          <table:table-cell table:formula="of:=[.A124]*[.$K$3]" office:value-type="float" office:value="0.75390625" calcext:value-type="float">
            <text:p>0.75390625</text:p>
          </table:table-cell>
          <table:table-cell table:formula="of:=[.B124]*[.$K$3]" office:value-type="float" office:value="-0.0859375" calcext:value-type="float">
            <text:p>-0.0859375</text:p>
          </table:table-cell>
          <table:table-cell table:formula="of:=[.C124]*[.$K$3]" office:value-type="float" office:value="-0.16943359375" calcext:value-type="float">
            <text:p>-0.1694335938</text:p>
          </table:table-cell>
          <table:table-cell table:formula="of:=ATAN2([.G124]; SQRT([.F124]*[.F124]+[.E124]*[.E124]))*180/PI()" office:value-type="float" office:value="102.587362515093" calcext:value-type="float">
            <text:p>102.5873625151</text:p>
          </table:table-cell>
          <table:table-cell table:formula="of:=ATAN2([.F124]; SQRT([.G124]*[.G124]+[.E124]*[.E124]))*180/PI()" office:value-type="float" office:value="96.3461037014972" calcext:value-type="float">
            <text:p>96.3461037015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78" calcext:value-type="float">
            <text:p>-78</text:p>
          </table:table-cell>
          <table:table-cell office:value-type="float" office:value="-474" calcext:value-type="float">
            <text:p>-474</text:p>
          </table:table-cell>
          <table:table-cell/>
          <table:table-cell table:formula="of:=[.A125]*[.$K$3]" office:value-type="float" office:value="0.77783203125" calcext:value-type="float">
            <text:p>0.7778320313</text:p>
          </table:table-cell>
          <table:table-cell table:formula="of:=[.B125]*[.$K$3]" office:value-type="float" office:value="-0.0380859375" calcext:value-type="float">
            <text:p>-0.0380859375</text:p>
          </table:table-cell>
          <table:table-cell table:formula="of:=[.C125]*[.$K$3]" office:value-type="float" office:value="-0.2314453125" calcext:value-type="float">
            <text:p>-0.2314453125</text:p>
          </table:table-cell>
          <table:table-cell table:formula="of:=ATAN2([.G125]; SQRT([.F125]*[.F125]+[.E125]*[.E125]))*180/PI()" office:value-type="float" office:value="106.551724943569" calcext:value-type="float">
            <text:p>106.5517249436</text:p>
          </table:table-cell>
          <table:table-cell table:formula="of:=ATAN2([.F125]; SQRT([.G125]*[.G125]+[.E125]*[.E125]))*180/PI()" office:value-type="float" office:value="92.6869606639538" calcext:value-type="float">
            <text:p>92.686960664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164" calcext:value-type="float">
            <text:p>164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A126]*[.$K$3]" office:value-type="float" office:value="0.7314453125" calcext:value-type="float">
            <text:p>0.7314453125</text:p>
          </table:table-cell>
          <table:table-cell table:formula="of:=[.B126]*[.$K$3]" office:value-type="float" office:value="0.080078125" calcext:value-type="float">
            <text:p>0.080078125</text:p>
          </table:table-cell>
          <table:table-cell table:formula="of:=[.C126]*[.$K$3]" office:value-type="float" office:value="0.02294921875" calcext:value-type="float">
            <text:p>0.0229492188</text:p>
          </table:table-cell>
          <table:table-cell table:formula="of:=ATAN2([.G126]; SQRT([.F126]*[.F126]+[.E126]*[.E126]))*180/PI()" office:value-type="float" office:value="88.213591709093" calcext:value-type="float">
            <text:p>88.2135917091</text:p>
          </table:table-cell>
          <table:table-cell table:formula="of:=ATAN2([.F126]; SQRT([.G126]*[.G126]+[.E126]*[.E126]))*180/PI()" office:value-type="float" office:value="83.7552287166931" calcext:value-type="float">
            <text:p>83.7552287167</text:p>
          </table:table-cell>
          <table:table-cell table:number-columns-repeated="2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102" calcext:value-type="float">
            <text:p>102</text:p>
          </table:table-cell>
          <table:table-cell office:value-type="float" office:value="-459" calcext:value-type="float">
            <text:p>-459</text:p>
          </table:table-cell>
          <table:table-cell/>
          <table:table-cell table:formula="of:=[.A127]*[.$K$3]" office:value-type="float" office:value="0.81787109375" calcext:value-type="float">
            <text:p>0.8178710938</text:p>
          </table:table-cell>
          <table:table-cell table:formula="of:=[.B127]*[.$K$3]" office:value-type="float" office:value="0.0498046875" calcext:value-type="float">
            <text:p>0.0498046875</text:p>
          </table:table-cell>
          <table:table-cell table:formula="of:=[.C127]*[.$K$3]" office:value-type="float" office:value="-0.22412109375" calcext:value-type="float">
            <text:p>-0.2241210938</text:p>
          </table:table-cell>
          <table:table-cell table:formula="of:=ATAN2([.G127]; SQRT([.F127]*[.F127]+[.E127]*[.E127]))*180/PI()" office:value-type="float" office:value="105.297554746015" calcext:value-type="float">
            <text:p>105.297554746</text:p>
          </table:table-cell>
          <table:table-cell table:formula="of:=ATAN2([.F127]; SQRT([.G127]*[.G127]+[.E127]*[.E127]))*180/PI()" office:value-type="float" office:value="86.6388606405856" calcext:value-type="float">
            <text:p>86.6388606406</text:p>
          </table:table-cell>
          <table:table-cell table:number-columns-repeated="2"/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-38" calcext:value-type="float">
            <text:p>-38</text:p>
          </table:table-cell>
          <table:table-cell office:value-type="float" office:value="-547" calcext:value-type="float">
            <text:p>-547</text:p>
          </table:table-cell>
          <table:table-cell/>
          <table:table-cell table:formula="of:=[.A128]*[.$K$3]" office:value-type="float" office:value="0.78515625" calcext:value-type="float">
            <text:p>0.78515625</text:p>
          </table:table-cell>
          <table:table-cell table:formula="of:=[.B128]*[.$K$3]" office:value-type="float" office:value="-0.0185546875" calcext:value-type="float">
            <text:p>-0.0185546875</text:p>
          </table:table-cell>
          <table:table-cell table:formula="of:=[.C128]*[.$K$3]" office:value-type="float" office:value="-0.26708984375" calcext:value-type="float">
            <text:p>-0.2670898438</text:p>
          </table:table-cell>
          <table:table-cell table:formula="of:=ATAN2([.G128]; SQRT([.F128]*[.F128]+[.E128]*[.E128]))*180/PI()" office:value-type="float" office:value="108.782099791103" calcext:value-type="float">
            <text:p>108.7820997911</text:p>
          </table:table-cell>
          <table:table-cell table:formula="of:=ATAN2([.F128]; SQRT([.G128]*[.G128]+[.E128]*[.E128]))*180/PI()" office:value-type="float" office:value="91.2816529288825" calcext:value-type="float">
            <text:p>91.2816529289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00" calcext:value-type="float">
            <text:p>100</text:p>
          </table:table-cell>
          <table:table-cell office:value-type="float" office:value="-442" calcext:value-type="float">
            <text:p>-442</text:p>
          </table:table-cell>
          <table:table-cell/>
          <table:table-cell table:formula="of:=[.A129]*[.$K$3]" office:value-type="float" office:value="0.8359375" calcext:value-type="float">
            <text:p>0.8359375</text:p>
          </table:table-cell>
          <table:table-cell table:formula="of:=[.B129]*[.$K$3]" office:value-type="float" office:value="0.048828125" calcext:value-type="float">
            <text:p>0.048828125</text:p>
          </table:table-cell>
          <table:table-cell table:formula="of:=[.C129]*[.$K$3]" office:value-type="float" office:value="-0.2158203125" calcext:value-type="float">
            <text:p>-0.2158203125</text:p>
          </table:table-cell>
          <table:table-cell table:formula="of:=ATAN2([.G129]; SQRT([.F129]*[.F129]+[.E129]*[.E129]))*180/PI()" office:value-type="float" office:value="104.452766784301" calcext:value-type="float">
            <text:p>104.4527667843</text:p>
          </table:table-cell>
          <table:table-cell table:formula="of:=ATAN2([.F129]; SQRT([.G129]*[.G129]+[.E129]*[.E129]))*180/PI()" office:value-type="float" office:value="86.7629877839027" calcext:value-type="float">
            <text:p>86.7629877839</text:p>
          </table:table-cell>
          <table:table-cell table:number-columns-repeated="2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47" calcext:value-type="float">
            <text:p>47</text:p>
          </table:table-cell>
          <table:table-cell office:value-type="float" office:value="-545" calcext:value-type="float">
            <text:p>-545</text:p>
          </table:table-cell>
          <table:table-cell/>
          <table:table-cell table:formula="of:=[.A130]*[.$K$3]" office:value-type="float" office:value="0.78369140625" calcext:value-type="float">
            <text:p>0.7836914063</text:p>
          </table:table-cell>
          <table:table-cell table:formula="of:=[.B130]*[.$K$3]" office:value-type="float" office:value="0.02294921875" calcext:value-type="float">
            <text:p>0.0229492188</text:p>
          </table:table-cell>
          <table:table-cell table:formula="of:=[.C130]*[.$K$3]" office:value-type="float" office:value="-0.26611328125" calcext:value-type="float">
            <text:p>-0.2661132813</text:p>
          </table:table-cell>
          <table:table-cell table:formula="of:=ATAN2([.G130]; SQRT([.F130]*[.F130]+[.E130]*[.E130]))*180/PI()" office:value-type="float" office:value="108.74815588539" calcext:value-type="float">
            <text:p>108.7481558854</text:p>
          </table:table-cell>
          <table:table-cell table:formula="of:=ATAN2([.F130]; SQRT([.G130]*[.G130]+[.E130]*[.E130]))*180/PI()" office:value-type="float" office:value="88.4116813693579" calcext:value-type="float">
            <text:p>88.4116813694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1" calcext:value-type="float">
            <text:p>81</text:p>
          </table:table-cell>
          <table:table-cell office:value-type="float" office:value="-412" calcext:value-type="float">
            <text:p>-412</text:p>
          </table:table-cell>
          <table:table-cell/>
          <table:table-cell table:formula="of:=[.A131]*[.$K$3]" office:value-type="float" office:value="0.82080078125" calcext:value-type="float">
            <text:p>0.8208007813</text:p>
          </table:table-cell>
          <table:table-cell table:formula="of:=[.B131]*[.$K$3]" office:value-type="float" office:value="0.03955078125" calcext:value-type="float">
            <text:p>0.0395507813</text:p>
          </table:table-cell>
          <table:table-cell table:formula="of:=[.C131]*[.$K$3]" office:value-type="float" office:value="-0.201171875" calcext:value-type="float">
            <text:p>-0.201171875</text:p>
          </table:table-cell>
          <table:table-cell table:formula="of:=ATAN2([.G131]; SQRT([.F131]*[.F131]+[.E131]*[.E131]))*180/PI()" office:value-type="float" office:value="103.755931425112" calcext:value-type="float">
            <text:p>103.7559314251</text:p>
          </table:table-cell>
          <table:table-cell table:formula="of:=ATAN2([.F131]; SQRT([.G131]*[.G131]+[.E131]*[.E131]))*180/PI()" office:value-type="float" office:value="87.3204871034865" calcext:value-type="float">
            <text:p>87.3204871035</text:p>
          </table:table-cell>
          <table:table-cell table:number-columns-repeated="2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144" calcext:value-type="float">
            <text:p>144</text:p>
          </table:table-cell>
          <table:table-cell office:value-type="float" office:value="-119" calcext:value-type="float">
            <text:p>-119</text:p>
          </table:table-cell>
          <table:table-cell/>
          <table:table-cell table:formula="of:=[.A132]*[.$K$3]" office:value-type="float" office:value="0.76123046875" calcext:value-type="float">
            <text:p>0.7612304688</text:p>
          </table:table-cell>
          <table:table-cell table:formula="of:=[.B132]*[.$K$3]" office:value-type="float" office:value="0.0703125" calcext:value-type="float">
            <text:p>0.0703125</text:p>
          </table:table-cell>
          <table:table-cell table:formula="of:=[.C132]*[.$K$3]" office:value-type="float" office:value="-0.05810546875" calcext:value-type="float">
            <text:p>-0.0581054688</text:p>
          </table:table-cell>
          <table:table-cell table:formula="of:=ATAN2([.G132]; SQRT([.F132]*[.F132]+[.E132]*[.E132]))*180/PI()" office:value-type="float" office:value="94.3465479484183" calcext:value-type="float">
            <text:p>94.3465479484</text:p>
          </table:table-cell>
          <table:table-cell table:formula="of:=ATAN2([.F132]; SQRT([.G132]*[.G132]+[.E132]*[.E132]))*180/PI()" office:value-type="float" office:value="84.7379611216443" calcext:value-type="float">
            <text:p>84.7379611216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-26" calcext:value-type="float">
            <text:p>-26</text:p>
          </table:table-cell>
          <table:table-cell office:value-type="float" office:value="-240" calcext:value-type="float">
            <text:p>-240</text:p>
          </table:table-cell>
          <table:table-cell/>
          <table:table-cell table:formula="of:=[.A133]*[.$K$3]" office:value-type="float" office:value="0.73046875" calcext:value-type="float">
            <text:p>0.73046875</text:p>
          </table:table-cell>
          <table:table-cell table:formula="of:=[.B133]*[.$K$3]" office:value-type="float" office:value="-0.0126953125" calcext:value-type="float">
            <text:p>-0.0126953125</text:p>
          </table:table-cell>
          <table:table-cell table:formula="of:=[.C133]*[.$K$3]" office:value-type="float" office:value="-0.1171875" calcext:value-type="float">
            <text:p>-0.1171875</text:p>
          </table:table-cell>
          <table:table-cell table:formula="of:=ATAN2([.G133]; SQRT([.F133]*[.F133]+[.E133]*[.E133]))*180/PI()" office:value-type="float" office:value="99.1128219762339" calcext:value-type="float">
            <text:p>99.1128219762</text:p>
          </table:table-cell>
          <table:table-cell table:formula="of:=ATAN2([.F133]; SQRT([.G133]*[.G133]+[.E133]*[.E133]))*180/PI()" office:value-type="float" office:value="90.9831136696667" calcext:value-type="float">
            <text:p>90.9831136697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6" calcext:value-type="float">
            <text:p>-6</text:p>
          </table:table-cell>
          <table:table-cell office:value-type="float" office:value="-623" calcext:value-type="float">
            <text:p>-623</text:p>
          </table:table-cell>
          <table:table-cell/>
          <table:table-cell table:formula="of:=[.A134]*[.$K$3]" office:value-type="float" office:value="0.70556640625" calcext:value-type="float">
            <text:p>0.7055664063</text:p>
          </table:table-cell>
          <table:table-cell table:formula="of:=[.B134]*[.$K$3]" office:value-type="float" office:value="-0.0029296875" calcext:value-type="float">
            <text:p>-0.0029296875</text:p>
          </table:table-cell>
          <table:table-cell table:formula="of:=[.C134]*[.$K$3]" office:value-type="float" office:value="-0.30419921875" calcext:value-type="float">
            <text:p>-0.3041992188</text:p>
          </table:table-cell>
          <table:table-cell table:formula="of:=ATAN2([.G134]; SQRT([.F134]*[.F134]+[.E134]*[.E134]))*180/PI()" office:value-type="float" office:value="113.32271734682" calcext:value-type="float">
            <text:p>113.3227173468</text:p>
          </table:table-cell>
          <table:table-cell table:formula="of:=ATAN2([.F134]; SQRT([.G134]*[.G134]+[.E134]*[.E134]))*180/PI()" office:value-type="float" office:value="90.2184655449497" calcext:value-type="float">
            <text:p>90.2184655449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6" calcext:value-type="float">
            <text:p>36</text:p>
          </table:table-cell>
          <table:table-cell office:value-type="float" office:value="-541" calcext:value-type="float">
            <text:p>-541</text:p>
          </table:table-cell>
          <table:table-cell/>
          <table:table-cell table:formula="of:=[.A135]*[.$K$3]" office:value-type="float" office:value="0.72509765625" calcext:value-type="float">
            <text:p>0.7250976563</text:p>
          </table:table-cell>
          <table:table-cell table:formula="of:=[.B135]*[.$K$3]" office:value-type="float" office:value="0.017578125" calcext:value-type="float">
            <text:p>0.017578125</text:p>
          </table:table-cell>
          <table:table-cell table:formula="of:=[.C135]*[.$K$3]" office:value-type="float" office:value="-0.26416015625" calcext:value-type="float">
            <text:p>-0.2641601563</text:p>
          </table:table-cell>
          <table:table-cell table:formula="of:=ATAN2([.G135]; SQRT([.F135]*[.F135]+[.E135]*[.E135]))*180/PI()" office:value-type="float" office:value="110.011763395675" calcext:value-type="float">
            <text:p>110.0117633957</text:p>
          </table:table-cell>
          <table:table-cell table:formula="of:=ATAN2([.F135]; SQRT([.G135]*[.G135]+[.E135]*[.E135]))*180/PI()" office:value-type="float" office:value="88.6951457769224" calcext:value-type="float">
            <text:p>88.6951457769</text:p>
          </table:table-cell>
          <table:table-cell table:number-columns-repeated="2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82" calcext:value-type="float">
            <text:p>-82</text:p>
          </table:table-cell>
          <table:table-cell office:value-type="float" office:value="-397" calcext:value-type="float">
            <text:p>-397</text:p>
          </table:table-cell>
          <table:table-cell/>
          <table:table-cell table:formula="of:=[.A136]*[.$K$3]" office:value-type="float" office:value="0.72216796875" calcext:value-type="float">
            <text:p>0.7221679688</text:p>
          </table:table-cell>
          <table:table-cell table:formula="of:=[.B136]*[.$K$3]" office:value-type="float" office:value="-0.0400390625" calcext:value-type="float">
            <text:p>-0.0400390625</text:p>
          </table:table-cell>
          <table:table-cell table:formula="of:=[.C136]*[.$K$3]" office:value-type="float" office:value="-0.19384765625" calcext:value-type="float">
            <text:p>-0.1938476563</text:p>
          </table:table-cell>
          <table:table-cell table:formula="of:=ATAN2([.G136]; SQRT([.F136]*[.F136]+[.E136]*[.E136]))*180/PI()" office:value-type="float" office:value="105.003411120241" calcext:value-type="float">
            <text:p>105.0034111202</text:p>
          </table:table-cell>
          <table:table-cell table:formula="of:=ATAN2([.F136]; SQRT([.G136]*[.G136]+[.E136]*[.E136]))*180/PI()" office:value-type="float" office:value="93.0651085504255" calcext:value-type="float">
            <text:p>93.0651085504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58" calcext:value-type="float">
            <text:p>-158</text:p>
          </table:table-cell>
          <table:table-cell office:value-type="float" office:value="-390" calcext:value-type="float">
            <text:p>-390</text:p>
          </table:table-cell>
          <table:table-cell/>
          <table:table-cell table:formula="of:=[.A137]*[.$K$3]" office:value-type="float" office:value="0.80029296875" calcext:value-type="float">
            <text:p>0.8002929688</text:p>
          </table:table-cell>
          <table:table-cell table:formula="of:=[.B137]*[.$K$3]" office:value-type="float" office:value="-0.0771484375" calcext:value-type="float">
            <text:p>-0.0771484375</text:p>
          </table:table-cell>
          <table:table-cell table:formula="of:=[.C137]*[.$K$3]" office:value-type="float" office:value="-0.1904296875" calcext:value-type="float">
            <text:p>-0.1904296875</text:p>
          </table:table-cell>
          <table:table-cell table:formula="of:=ATAN2([.G137]; SQRT([.F137]*[.F137]+[.E137]*[.E137]))*180/PI()" office:value-type="float" office:value="103.325067040802" calcext:value-type="float">
            <text:p>103.3250670408</text:p>
          </table:table-cell>
          <table:table-cell table:formula="of:=ATAN2([.F137]; SQRT([.G137]*[.G137]+[.E137]*[.E137]))*180/PI()" office:value-type="float" office:value="95.3576326065617" calcext:value-type="float">
            <text:p>95.3576326066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99" calcext:value-type="float">
            <text:p>199</text:p>
          </table:table-cell>
          <table:table-cell office:value-type="float" office:value="-173" calcext:value-type="float">
            <text:p>-173</text:p>
          </table:table-cell>
          <table:table-cell/>
          <table:table-cell table:formula="of:=[.A138]*[.$K$3]" office:value-type="float" office:value="0.7900390625" calcext:value-type="float">
            <text:p>0.7900390625</text:p>
          </table:table-cell>
          <table:table-cell table:formula="of:=[.B138]*[.$K$3]" office:value-type="float" office:value="0.09716796875" calcext:value-type="float">
            <text:p>0.0971679688</text:p>
          </table:table-cell>
          <table:table-cell table:formula="of:=[.C138]*[.$K$3]" office:value-type="float" office:value="-0.08447265625" calcext:value-type="float">
            <text:p>-0.0844726563</text:p>
          </table:table-cell>
          <table:table-cell table:formula="of:=ATAN2([.G138]; SQRT([.F138]*[.F138]+[.E138]*[.E138]))*180/PI()" office:value-type="float" office:value="96.0576980118389" calcext:value-type="float">
            <text:p>96.0576980118</text:p>
          </table:table-cell>
          <table:table-cell table:formula="of:=ATAN2([.F138]; SQRT([.G138]*[.G138]+[.E138]*[.E138]))*180/PI()" office:value-type="float" office:value="83.0276755098469" calcext:value-type="float">
            <text:p>83.0276755098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[.A139]*[.$K$3]" office:value-type="float" office:value="0.72509765625" calcext:value-type="float">
            <text:p>0.7250976563</text:p>
          </table:table-cell>
          <table:table-cell table:formula="of:=[.B139]*[.$K$3]" office:value-type="float" office:value="0.11181640625" calcext:value-type="float">
            <text:p>0.1118164063</text:p>
          </table:table-cell>
          <table:table-cell table:formula="of:=[.C139]*[.$K$3]" office:value-type="float" office:value="-0.0224609375" calcext:value-type="float">
            <text:p>-0.0224609375</text:p>
          </table:table-cell>
          <table:table-cell table:formula="of:=ATAN2([.G139]; SQRT([.F139]*[.F139]+[.E139]*[.E139]))*180/PI()" office:value-type="float" office:value="91.7535372334838" calcext:value-type="float">
            <text:p>91.7535372335</text:p>
          </table:table-cell>
          <table:table-cell table:formula="of:=ATAN2([.F139]; SQRT([.G139]*[.G139]+[.E139]*[.E139]))*180/PI()" office:value-type="float" office:value="81.2376813463834" calcext:value-type="float">
            <text:p>81.2376813464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76" calcext:value-type="float">
            <text:p>176</text:p>
          </table:table-cell>
          <table:table-cell office:value-type="float" office:value="-139" calcext:value-type="float">
            <text:p>-139</text:p>
          </table:table-cell>
          <table:table-cell/>
          <table:table-cell table:formula="of:=[.A140]*[.$K$3]" office:value-type="float" office:value="0.7421875" calcext:value-type="float">
            <text:p>0.7421875</text:p>
          </table:table-cell>
          <table:table-cell table:formula="of:=[.B140]*[.$K$3]" office:value-type="float" office:value="0.0859375" calcext:value-type="float">
            <text:p>0.0859375</text:p>
          </table:table-cell>
          <table:table-cell table:formula="of:=[.C140]*[.$K$3]" office:value-type="float" office:value="-0.06787109375" calcext:value-type="float">
            <text:p>-0.0678710938</text:p>
          </table:table-cell>
          <table:table-cell table:formula="of:=ATAN2([.G140]; SQRT([.F140]*[.F140]+[.E140]*[.E140]))*180/PI()" office:value-type="float" office:value="95.1905275978193" calcext:value-type="float">
            <text:p>95.1905275978</text:p>
          </table:table-cell>
          <table:table-cell table:formula="of:=ATAN2([.F140]; SQRT([.G140]*[.G140]+[.E140]*[.E140]))*180/PI()" office:value-type="float" office:value="83.4223683614404" calcext:value-type="float">
            <text:p>83.4223683614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23" calcext:value-type="float">
            <text:p>23</text:p>
          </table:table-cell>
          <table:table-cell office:value-type="float" office:value="-352" calcext:value-type="float">
            <text:p>-352</text:p>
          </table:table-cell>
          <table:table-cell/>
          <table:table-cell table:formula="of:=[.A141]*[.$K$3]" office:value-type="float" office:value="0.78662109375" calcext:value-type="float">
            <text:p>0.7866210938</text:p>
          </table:table-cell>
          <table:table-cell table:formula="of:=[.B141]*[.$K$3]" office:value-type="float" office:value="0.01123046875" calcext:value-type="float">
            <text:p>0.0112304688</text:p>
          </table:table-cell>
          <table:table-cell table:formula="of:=[.C141]*[.$K$3]" office:value-type="float" office:value="-0.171875" calcext:value-type="float">
            <text:p>-0.171875</text:p>
          </table:table-cell>
          <table:table-cell table:formula="of:=ATAN2([.G141]; SQRT([.F141]*[.F141]+[.E141]*[.E141]))*180/PI()" office:value-type="float" office:value="102.324080388407" calcext:value-type="float">
            <text:p>102.3240803884</text:p>
          </table:table-cell>
          <table:table-cell table:formula="of:=ATAN2([.F141]; SQRT([.G141]*[.G141]+[.E141]*[.E141]))*180/PI()" office:value-type="float" office:value="89.2009025662827" calcext:value-type="float">
            <text:p>89.2009025663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94" calcext:value-type="float">
            <text:p>94</text:p>
          </table:table-cell>
          <table:table-cell office:value-type="float" office:value="-602" calcext:value-type="float">
            <text:p>-602</text:p>
          </table:table-cell>
          <table:table-cell/>
          <table:table-cell table:formula="of:=[.A142]*[.$K$3]" office:value-type="float" office:value="0.767578125" calcext:value-type="float">
            <text:p>0.767578125</text:p>
          </table:table-cell>
          <table:table-cell table:formula="of:=[.B142]*[.$K$3]" office:value-type="float" office:value="0.0458984375" calcext:value-type="float">
            <text:p>0.0458984375</text:p>
          </table:table-cell>
          <table:table-cell table:formula="of:=[.C142]*[.$K$3]" office:value-type="float" office:value="-0.2939453125" calcext:value-type="float">
            <text:p>-0.2939453125</text:p>
          </table:table-cell>
          <table:table-cell table:formula="of:=ATAN2([.G142]; SQRT([.F142]*[.F142]+[.E142]*[.E142]))*180/PI()" office:value-type="float" office:value="110.920297632072" calcext:value-type="float">
            <text:p>110.9202976321</text:p>
          </table:table-cell>
          <table:table-cell table:formula="of:=ATAN2([.F142]; SQRT([.G142]*[.G142]+[.E142]*[.E142]))*180/PI()" office:value-type="float" office:value="86.8038193258267" calcext:value-type="float">
            <text:p>86.8038193258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71" calcext:value-type="float">
            <text:p>71</text:p>
          </table:table-cell>
          <table:table-cell office:value-type="float" office:value="-657" calcext:value-type="float">
            <text:p>-657</text:p>
          </table:table-cell>
          <table:table-cell/>
          <table:table-cell table:formula="of:=[.A143]*[.$K$3]" office:value-type="float" office:value="0.76171875" calcext:value-type="float">
            <text:p>0.76171875</text:p>
          </table:table-cell>
          <table:table-cell table:formula="of:=[.B143]*[.$K$3]" office:value-type="float" office:value="0.03466796875" calcext:value-type="float">
            <text:p>0.0346679688</text:p>
          </table:table-cell>
          <table:table-cell table:formula="of:=[.C143]*[.$K$3]" office:value-type="float" office:value="-0.32080078125" calcext:value-type="float">
            <text:p>-0.3208007813</text:p>
          </table:table-cell>
          <table:table-cell table:formula="of:=ATAN2([.G143]; SQRT([.F143]*[.F143]+[.E143]*[.E143]))*180/PI()" office:value-type="float" office:value="112.817382543588" calcext:value-type="float">
            <text:p>112.8173825436</text:p>
          </table:table-cell>
          <table:table-cell table:formula="of:=ATAN2([.F143]; SQRT([.G143]*[.G143]+[.E143]*[.E143]))*180/PI()" office:value-type="float" office:value="87.5981532317565" calcext:value-type="float">
            <text:p>87.5981532318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68" calcext:value-type="float">
            <text:p>-68</text:p>
          </table:table-cell>
          <table:table-cell office:value-type="float" office:value="-240" calcext:value-type="float">
            <text:p>-240</text:p>
          </table:table-cell>
          <table:table-cell/>
          <table:table-cell table:formula="of:=[.A144]*[.$K$3]" office:value-type="float" office:value="0.71826171875" calcext:value-type="float">
            <text:p>0.7182617188</text:p>
          </table:table-cell>
          <table:table-cell table:formula="of:=[.B144]*[.$K$3]" office:value-type="float" office:value="-0.033203125" calcext:value-type="float">
            <text:p>-0.033203125</text:p>
          </table:table-cell>
          <table:table-cell table:formula="of:=[.C144]*[.$K$3]" office:value-type="float" office:value="-0.1171875" calcext:value-type="float">
            <text:p>-0.1171875</text:p>
          </table:table-cell>
          <table:table-cell table:formula="of:=ATAN2([.G144]; SQRT([.F144]*[.F144]+[.E144]*[.E144]))*180/PI()" office:value-type="float" office:value="99.2566937164122" calcext:value-type="float">
            <text:p>99.2566937164</text:p>
          </table:table-cell>
          <table:table-cell table:formula="of:=ATAN2([.F144]; SQRT([.G144]*[.G144]+[.E144]*[.E144]))*180/PI()" office:value-type="float" office:value="92.6122401027912" calcext:value-type="float">
            <text:p>92.6122401028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86" calcext:value-type="float">
            <text:p>86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[.A145]*[.$K$3]" office:value-type="float" office:value="0.798828125" calcext:value-type="float">
            <text:p>0.798828125</text:p>
          </table:table-cell>
          <table:table-cell table:formula="of:=[.B145]*[.$K$3]" office:value-type="float" office:value="0.0419921875" calcext:value-type="float">
            <text:p>0.0419921875</text:p>
          </table:table-cell>
          <table:table-cell table:formula="of:=[.C145]*[.$K$3]" office:value-type="float" office:value="-0.119140625" calcext:value-type="float">
            <text:p>-0.119140625</text:p>
          </table:table-cell>
          <table:table-cell table:formula="of:=ATAN2([.G145]; SQRT([.F145]*[.F145]+[.E145]*[.E145]))*180/PI()" office:value-type="float" office:value="98.4712816205967" calcext:value-type="float">
            <text:p>98.4712816206</text:p>
          </table:table-cell>
          <table:table-cell table:formula="of:=ATAN2([.F145]; SQRT([.G145]*[.G145]+[.E145]*[.E145]))*180/PI()" office:value-type="float" office:value="87.0237484885166" calcext:value-type="float">
            <text:p>87.0237484885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234" calcext:value-type="float">
            <text:p>234</text:p>
          </table:table-cell>
          <table:table-cell office:value-type="float" office:value="-176" calcext:value-type="float">
            <text:p>-176</text:p>
          </table:table-cell>
          <table:table-cell/>
          <table:table-cell table:formula="of:=[.A146]*[.$K$3]" office:value-type="float" office:value="0.7607421875" calcext:value-type="float">
            <text:p>0.7607421875</text:p>
          </table:table-cell>
          <table:table-cell table:formula="of:=[.B146]*[.$K$3]" office:value-type="float" office:value="0.1142578125" calcext:value-type="float">
            <text:p>0.1142578125</text:p>
          </table:table-cell>
          <table:table-cell table:formula="of:=[.C146]*[.$K$3]" office:value-type="float" office:value="-0.0859375" calcext:value-type="float">
            <text:p>-0.0859375</text:p>
          </table:table-cell>
          <table:table-cell table:formula="of:=ATAN2([.G146]; SQRT([.F146]*[.F146]+[.E146]*[.E146]))*180/PI()" office:value-type="float" office:value="96.3742191984383" calcext:value-type="float">
            <text:p>96.3742191984</text:p>
          </table:table-cell>
          <table:table-cell table:formula="of:=ATAN2([.F146]; SQRT([.G146]*[.G146]+[.E146]*[.E146]))*180/PI()" office:value-type="float" office:value="81.5116399945357" calcext:value-type="float">
            <text:p>81.5116399945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02" calcext:value-type="float">
            <text:p>202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[.A147]*[.$K$3]" office:value-type="float" office:value="0.76806640625" calcext:value-type="float">
            <text:p>0.7680664063</text:p>
          </table:table-cell>
          <table:table-cell table:formula="of:=[.B147]*[.$K$3]" office:value-type="float" office:value="0.0986328125" calcext:value-type="float">
            <text:p>0.0986328125</text:p>
          </table:table-cell>
          <table:table-cell table:formula="of:=[.C147]*[.$K$3]" office:value-type="float" office:value="-0.119140625" calcext:value-type="float">
            <text:p>-0.119140625</text:p>
          </table:table-cell>
          <table:table-cell table:formula="of:=ATAN2([.G147]; SQRT([.F147]*[.F147]+[.E147]*[.E147]))*180/PI()" office:value-type="float" office:value="98.7466124597627" calcext:value-type="float">
            <text:p>98.7466124598</text:p>
          </table:table-cell>
          <table:table-cell table:formula="of:=ATAN2([.F147]; SQRT([.G147]*[.G147]+[.E147]*[.E147]))*180/PI()" office:value-type="float" office:value="82.7678544255275" calcext:value-type="float">
            <text:p>82.7678544255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51" calcext:value-type="float">
            <text:p>51</text:p>
          </table:table-cell>
          <table:table-cell office:value-type="float" office:value="-184" calcext:value-type="float">
            <text:p>-184</text:p>
          </table:table-cell>
          <table:table-cell/>
          <table:table-cell table:formula="of:=[.A148]*[.$K$3]" office:value-type="float" office:value="0.74658203125" calcext:value-type="float">
            <text:p>0.7465820313</text:p>
          </table:table-cell>
          <table:table-cell table:formula="of:=[.B148]*[.$K$3]" office:value-type="float" office:value="0.02490234375" calcext:value-type="float">
            <text:p>0.0249023438</text:p>
          </table:table-cell>
          <table:table-cell table:formula="of:=[.C148]*[.$K$3]" office:value-type="float" office:value="-0.08984375" calcext:value-type="float">
            <text:p>-0.08984375</text:p>
          </table:table-cell>
          <table:table-cell table:formula="of:=ATAN2([.G148]; SQRT([.F148]*[.F148]+[.E148]*[.E148]))*180/PI()" office:value-type="float" office:value="96.8582041561403" calcext:value-type="float">
            <text:p>96.8582041561</text:p>
          </table:table-cell>
          <table:table-cell table:formula="of:=ATAN2([.F148]; SQRT([.G148]*[.G148]+[.E148]*[.E148]))*180/PI()" office:value-type="float" office:value="88.1032743355474" calcext:value-type="float">
            <text:p>88.1032743355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33" calcext:value-type="float">
            <text:p>-33</text:p>
          </table:table-cell>
          <table:table-cell office:value-type="float" office:value="-337" calcext:value-type="float">
            <text:p>-337</text:p>
          </table:table-cell>
          <table:table-cell/>
          <table:table-cell table:formula="of:=[.A149]*[.$K$3]" office:value-type="float" office:value="0.7724609375" calcext:value-type="float">
            <text:p>0.7724609375</text:p>
          </table:table-cell>
          <table:table-cell table:formula="of:=[.B149]*[.$K$3]" office:value-type="float" office:value="-0.01611328125" calcext:value-type="float">
            <text:p>-0.0161132813</text:p>
          </table:table-cell>
          <table:table-cell table:formula="of:=[.C149]*[.$K$3]" office:value-type="float" office:value="-0.16455078125" calcext:value-type="float">
            <text:p>-0.1645507813</text:p>
          </table:table-cell>
          <table:table-cell table:formula="of:=ATAN2([.G149]; SQRT([.F149]*[.F149]+[.E149]*[.E149]))*180/PI()" office:value-type="float" office:value="102.022945276055" calcext:value-type="float">
            <text:p>102.0229452761</text:p>
          </table:table-cell>
          <table:table-cell table:formula="of:=ATAN2([.F149]; SQRT([.G149]*[.G149]+[.E149]*[.E149]))*180/PI()" office:value-type="float" office:value="91.1687809837454" calcext:value-type="float">
            <text:p>91.1687809837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89" calcext:value-type="float">
            <text:p>189</text:p>
          </table:table-cell>
          <table:table-cell office:value-type="float" office:value="-473" calcext:value-type="float">
            <text:p>-473</text:p>
          </table:table-cell>
          <table:table-cell/>
          <table:table-cell table:formula="of:=[.A150]*[.$K$3]" office:value-type="float" office:value="0.748046875" calcext:value-type="float">
            <text:p>0.748046875</text:p>
          </table:table-cell>
          <table:table-cell table:formula="of:=[.B150]*[.$K$3]" office:value-type="float" office:value="0.09228515625" calcext:value-type="float">
            <text:p>0.0922851563</text:p>
          </table:table-cell>
          <table:table-cell table:formula="of:=[.C150]*[.$K$3]" office:value-type="float" office:value="-0.23095703125" calcext:value-type="float">
            <text:p>-0.2309570313</text:p>
          </table:table-cell>
          <table:table-cell table:formula="of:=ATAN2([.G150]; SQRT([.F150]*[.F150]+[.E150]*[.E150]))*180/PI()" office:value-type="float" office:value="107.036305977301" calcext:value-type="float">
            <text:p>107.0363059773</text:p>
          </table:table-cell>
          <table:table-cell table:formula="of:=ATAN2([.F150]; SQRT([.G150]*[.G150]+[.E150]*[.E150]))*180/PI()" office:value-type="float" office:value="83.2771295633874" calcext:value-type="float">
            <text:p>83.2771295634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72" calcext:value-type="float">
            <text:p>72</text:p>
          </table:table-cell>
          <table:table-cell office:value-type="float" office:value="-452" calcext:value-type="float">
            <text:p>-452</text:p>
          </table:table-cell>
          <table:table-cell/>
          <table:table-cell table:formula="of:=[.A151]*[.$K$3]" office:value-type="float" office:value="0.77880859375" calcext:value-type="float">
            <text:p>0.7788085938</text:p>
          </table:table-cell>
          <table:table-cell table:formula="of:=[.B151]*[.$K$3]" office:value-type="float" office:value="0.03515625" calcext:value-type="float">
            <text:p>0.03515625</text:p>
          </table:table-cell>
          <table:table-cell table:formula="of:=[.C151]*[.$K$3]" office:value-type="float" office:value="-0.220703125" calcext:value-type="float">
            <text:p>-0.220703125</text:p>
          </table:table-cell>
          <table:table-cell table:formula="of:=ATAN2([.G151]; SQRT([.F151]*[.F151]+[.E151]*[.E151]))*180/PI()" office:value-type="float" office:value="105.806673947816" calcext:value-type="float">
            <text:p>105.8066739478</text:p>
          </table:table-cell>
          <table:table-cell table:formula="of:=ATAN2([.F151]; SQRT([.G151]*[.G151]+[.E151]*[.E151]))*180/PI()" office:value-type="float" office:value="87.5131595046535" calcext:value-type="float">
            <text:p>87.5131595047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9" calcext:value-type="float">
            <text:p>-9</text:p>
          </table:table-cell>
          <table:table-cell office:value-type="float" office:value="-452" calcext:value-type="float">
            <text:p>-452</text:p>
          </table:table-cell>
          <table:table-cell/>
          <table:table-cell table:formula="of:=[.A152]*[.$K$3]" office:value-type="float" office:value="0.76171875" calcext:value-type="float">
            <text:p>0.76171875</text:p>
          </table:table-cell>
          <table:table-cell table:formula="of:=[.B152]*[.$K$3]" office:value-type="float" office:value="-0.00439453125" calcext:value-type="float">
            <text:p>-0.0043945313</text:p>
          </table:table-cell>
          <table:table-cell table:formula="of:=[.C152]*[.$K$3]" office:value-type="float" office:value="-0.220703125" calcext:value-type="float">
            <text:p>-0.220703125</text:p>
          </table:table-cell>
          <table:table-cell table:formula="of:=ATAN2([.G152]; SQRT([.F152]*[.F152]+[.E152]*[.E152]))*180/PI()" office:value-type="float" office:value="106.158351673483" calcext:value-type="float">
            <text:p>106.1583516735</text:p>
          </table:table-cell>
          <table:table-cell table:formula="of:=ATAN2([.F152]; SQRT([.G152]*[.G152]+[.E152]*[.E152]))*180/PI()" office:value-type="float" office:value="90.3174908426598" calcext:value-type="float">
            <text:p>90.3174908427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78" calcext:value-type="float">
            <text:p>78</text:p>
          </table:table-cell>
          <table:table-cell office:value-type="float" office:value="-525" calcext:value-type="float">
            <text:p>-525</text:p>
          </table:table-cell>
          <table:table-cell/>
          <table:table-cell table:formula="of:=[.A153]*[.$K$3]" office:value-type="float" office:value="0.75390625" calcext:value-type="float">
            <text:p>0.75390625</text:p>
          </table:table-cell>
          <table:table-cell table:formula="of:=[.B153]*[.$K$3]" office:value-type="float" office:value="0.0380859375" calcext:value-type="float">
            <text:p>0.0380859375</text:p>
          </table:table-cell>
          <table:table-cell table:formula="of:=[.C153]*[.$K$3]" office:value-type="float" office:value="-0.25634765625" calcext:value-type="float">
            <text:p>-0.2563476563</text:p>
          </table:table-cell>
          <table:table-cell table:formula="of:=ATAN2([.G153]; SQRT([.F153]*[.F153]+[.E153]*[.E153]))*180/PI()" office:value-type="float" office:value="108.757119850121" calcext:value-type="float">
            <text:p>108.7571198501</text:p>
          </table:table-cell>
          <table:table-cell table:formula="of:=ATAN2([.F153]; SQRT([.G153]*[.G153]+[.E153]*[.E153]))*180/PI()" office:value-type="float" office:value="87.2616975080426" calcext:value-type="float">
            <text:p>87.261697508</text:p>
          </table:table-cell>
          <table:table-cell table:number-columns-repeated="2"/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41" calcext:value-type="float">
            <text:p>41</text:p>
          </table:table-cell>
          <table:table-cell office:value-type="float" office:value="-341" calcext:value-type="float">
            <text:p>-341</text:p>
          </table:table-cell>
          <table:table-cell/>
          <table:table-cell table:formula="of:=[.A154]*[.$K$3]" office:value-type="float" office:value="0.7353515625" calcext:value-type="float">
            <text:p>0.7353515625</text:p>
          </table:table-cell>
          <table:table-cell table:formula="of:=[.B154]*[.$K$3]" office:value-type="float" office:value="0.02001953125" calcext:value-type="float">
            <text:p>0.0200195313</text:p>
          </table:table-cell>
          <table:table-cell table:formula="of:=[.C154]*[.$K$3]" office:value-type="float" office:value="-0.16650390625" calcext:value-type="float">
            <text:p>-0.1665039063</text:p>
          </table:table-cell>
          <table:table-cell table:formula="of:=ATAN2([.G154]; SQRT([.F154]*[.F154]+[.E154]*[.E154]))*180/PI()" office:value-type="float" office:value="102.753644184512" calcext:value-type="float">
            <text:p>102.7536441845</text:p>
          </table:table-cell>
          <table:table-cell table:formula="of:=ATAN2([.F154]; SQRT([.G154]*[.G154]+[.E154]*[.E154]))*180/PI()" office:value-type="float" office:value="88.4790236539972" calcext:value-type="float">
            <text:p>88.479023654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1" calcext:value-type="float">
            <text:p>41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[.A155]*[.$K$3]" office:value-type="float" office:value="0.78857421875" calcext:value-type="float">
            <text:p>0.7885742188</text:p>
          </table:table-cell>
          <table:table-cell table:formula="of:=[.B155]*[.$K$3]" office:value-type="float" office:value="0.02001953125" calcext:value-type="float">
            <text:p>0.0200195313</text:p>
          </table:table-cell>
          <table:table-cell table:formula="of:=[.C155]*[.$K$3]" office:value-type="float" office:value="-0.12744140625" calcext:value-type="float">
            <text:p>-0.1274414063</text:p>
          </table:table-cell>
          <table:table-cell table:formula="of:=ATAN2([.G155]; SQRT([.F155]*[.F155]+[.E155]*[.E155]))*180/PI()" office:value-type="float" office:value="99.1772861598373" calcext:value-type="float">
            <text:p>99.1772861598</text:p>
          </table:table-cell>
          <table:table-cell table:formula="of:=ATAN2([.F155]; SQRT([.G155]*[.G155]+[.E155]*[.E155]))*180/PI()" office:value-type="float" office:value="88.564363608955" calcext:value-type="float">
            <text:p>88.564363609</text:p>
          </table:table-cell>
          <table:table-cell table:number-columns-repeated="2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1" calcext:value-type="float">
            <text:p>-11</text:p>
          </table:table-cell>
          <table:table-cell office:value-type="float" office:value="-358" calcext:value-type="float">
            <text:p>-358</text:p>
          </table:table-cell>
          <table:table-cell/>
          <table:table-cell table:formula="of:=[.A156]*[.$K$3]" office:value-type="float" office:value="0.82958984375" calcext:value-type="float">
            <text:p>0.8295898438</text:p>
          </table:table-cell>
          <table:table-cell table:formula="of:=[.B156]*[.$K$3]" office:value-type="float" office:value="-0.00537109375" calcext:value-type="float">
            <text:p>-0.0053710938</text:p>
          </table:table-cell>
          <table:table-cell table:formula="of:=[.C156]*[.$K$3]" office:value-type="float" office:value="-0.1748046875" calcext:value-type="float">
            <text:p>-0.1748046875</text:p>
          </table:table-cell>
          <table:table-cell table:formula="of:=ATAN2([.G156]; SQRT([.F156]*[.F156]+[.E156]*[.E156]))*180/PI()" office:value-type="float" office:value="101.8986128642" calcext:value-type="float">
            <text:p>101.8986128642</text:p>
          </table:table-cell>
          <table:table-cell table:formula="of:=ATAN2([.F156]; SQRT([.G156]*[.G156]+[.E156]*[.E156]))*180/PI()" office:value-type="float" office:value="90.3629800658377" calcext:value-type="float">
            <text:p>90.3629800658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-302" calcext:value-type="float">
            <text:p>-302</text:p>
          </table:table-cell>
          <table:table-cell office:value-type="float" office:value="-392" calcext:value-type="float">
            <text:p>-392</text:p>
          </table:table-cell>
          <table:table-cell/>
          <table:table-cell table:formula="of:=[.A157]*[.$K$3]" office:value-type="float" office:value="0.7978515625" calcext:value-type="float">
            <text:p>0.7978515625</text:p>
          </table:table-cell>
          <table:table-cell table:formula="of:=[.B157]*[.$K$3]" office:value-type="float" office:value="-0.1474609375" calcext:value-type="float">
            <text:p>-0.1474609375</text:p>
          </table:table-cell>
          <table:table-cell table:formula="of:=[.C157]*[.$K$3]" office:value-type="float" office:value="-0.19140625" calcext:value-type="float">
            <text:p>-0.19140625</text:p>
          </table:table-cell>
          <table:table-cell table:formula="of:=ATAN2([.G157]; SQRT([.F157]*[.F157]+[.E157]*[.E157]))*180/PI()" office:value-type="float" office:value="103.273772671027" calcext:value-type="float">
            <text:p>103.273772671</text:p>
          </table:table-cell>
          <table:table-cell table:formula="of:=ATAN2([.F157]; SQRT([.G157]*[.G157]+[.E157]*[.E157]))*180/PI()" office:value-type="float" office:value="100.188603778419" calcext:value-type="float">
            <text:p>100.1886037784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45" calcext:value-type="float">
            <text:p>-145</text:p>
          </table:table-cell>
          <table:table-cell office:value-type="float" office:value="-118" calcext:value-type="float">
            <text:p>-118</text:p>
          </table:table-cell>
          <table:table-cell/>
          <table:table-cell table:formula="of:=[.A158]*[.$K$3]" office:value-type="float" office:value="0.77783203125" calcext:value-type="float">
            <text:p>0.7778320313</text:p>
          </table:table-cell>
          <table:table-cell table:formula="of:=[.B158]*[.$K$3]" office:value-type="float" office:value="-0.07080078125" calcext:value-type="float">
            <text:p>-0.0708007813</text:p>
          </table:table-cell>
          <table:table-cell table:formula="of:=[.C158]*[.$K$3]" office:value-type="float" office:value="-0.0576171875" calcext:value-type="float">
            <text:p>-0.0576171875</text:p>
          </table:table-cell>
          <table:table-cell table:formula="of:=ATAN2([.G158]; SQRT([.F158]*[.F158]+[.E158]*[.E158]))*180/PI()" office:value-type="float" office:value="94.2190164649916" calcext:value-type="float">
            <text:p>94.219016465</text:p>
          </table:table-cell>
          <table:table-cell table:formula="of:=ATAN2([.F158]; SQRT([.G158]*[.G158]+[.E158]*[.E158]))*180/PI()" office:value-type="float" office:value="95.186782170125" calcext:value-type="float">
            <text:p>95.1867821701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113" calcext:value-type="float">
            <text:p>113</text:p>
          </table:table-cell>
          <table:table-cell office:value-type="float" office:value="-83" calcext:value-type="float">
            <text:p>-83</text:p>
          </table:table-cell>
          <table:table-cell/>
          <table:table-cell table:formula="of:=[.A159]*[.$K$3]" office:value-type="float" office:value="0.728515625" calcext:value-type="float">
            <text:p>0.728515625</text:p>
          </table:table-cell>
          <table:table-cell table:formula="of:=[.B159]*[.$K$3]" office:value-type="float" office:value="0.05517578125" calcext:value-type="float">
            <text:p>0.0551757813</text:p>
          </table:table-cell>
          <table:table-cell table:formula="of:=[.C159]*[.$K$3]" office:value-type="float" office:value="-0.04052734375" calcext:value-type="float">
            <text:p>-0.0405273438</text:p>
          </table:table-cell>
          <table:table-cell table:formula="of:=ATAN2([.G159]; SQRT([.F159]*[.F159]+[.E159]*[.E159]))*180/PI()" office:value-type="float" office:value="93.1750094279083" calcext:value-type="float">
            <text:p>93.1750094279</text:p>
          </table:table-cell>
          <table:table-cell table:formula="of:=ATAN2([.F159]; SQRT([.G159]*[.G159]+[.E159]*[.E159]))*180/PI()" office:value-type="float" office:value="85.675503991267" calcext:value-type="float">
            <text:p>85.6755039913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45" calcext:value-type="float">
            <text:p>145</text:p>
          </table:table-cell>
          <table:table-cell office:value-type="float" office:value="-295" calcext:value-type="float">
            <text:p>-295</text:p>
          </table:table-cell>
          <table:table-cell/>
          <table:table-cell table:formula="of:=[.A160]*[.$K$3]" office:value-type="float" office:value="0.74560546875" calcext:value-type="float">
            <text:p>0.7456054688</text:p>
          </table:table-cell>
          <table:table-cell table:formula="of:=[.B160]*[.$K$3]" office:value-type="float" office:value="0.07080078125" calcext:value-type="float">
            <text:p>0.0708007813</text:p>
          </table:table-cell>
          <table:table-cell table:formula="of:=[.C160]*[.$K$3]" office:value-type="float" office:value="-0.14404296875" calcext:value-type="float">
            <text:p>-0.1440429688</text:p>
          </table:table-cell>
          <table:table-cell table:formula="of:=ATAN2([.G160]; SQRT([.F160]*[.F160]+[.E160]*[.E160]))*180/PI()" office:value-type="float" office:value="100.886434765726" calcext:value-type="float">
            <text:p>100.8864347657</text:p>
          </table:table-cell>
          <table:table-cell table:formula="of:=ATAN2([.F160]; SQRT([.G160]*[.G160]+[.E160]*[.E160]))*180/PI()" office:value-type="float" office:value="84.6735098027708" calcext:value-type="float">
            <text:p>84.6735098028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275" calcext:value-type="float">
            <text:p>275</text:p>
          </table:table-cell>
          <table:table-cell office:value-type="float" office:value="-599" calcext:value-type="float">
            <text:p>-599</text:p>
          </table:table-cell>
          <table:table-cell/>
          <table:table-cell table:formula="of:=[.A161]*[.$K$3]" office:value-type="float" office:value="0.7822265625" calcext:value-type="float">
            <text:p>0.7822265625</text:p>
          </table:table-cell>
          <table:table-cell table:formula="of:=[.B161]*[.$K$3]" office:value-type="float" office:value="0.13427734375" calcext:value-type="float">
            <text:p>0.1342773438</text:p>
          </table:table-cell>
          <table:table-cell table:formula="of:=[.C161]*[.$K$3]" office:value-type="float" office:value="-0.29248046875" calcext:value-type="float">
            <text:p>-0.2924804688</text:p>
          </table:table-cell>
          <table:table-cell table:formula="of:=ATAN2([.G161]; SQRT([.F161]*[.F161]+[.E161]*[.E161]))*180/PI()" office:value-type="float" office:value="110.229721281377" calcext:value-type="float">
            <text:p>110.2297212814</text:p>
          </table:table-cell>
          <table:table-cell table:formula="of:=ATAN2([.F161]; SQRT([.G161]*[.G161]+[.E161]*[.E161]))*180/PI()" office:value-type="float" office:value="80.8656876332589" calcext:value-type="float">
            <text:p>80.8656876333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319" calcext:value-type="float">
            <text:p>319</text:p>
          </table:table-cell>
          <table:table-cell office:value-type="float" office:value="-445" calcext:value-type="float">
            <text:p>-445</text:p>
          </table:table-cell>
          <table:table-cell/>
          <table:table-cell table:formula="of:=[.A162]*[.$K$3]" office:value-type="float" office:value="0.77587890625" calcext:value-type="float">
            <text:p>0.7758789063</text:p>
          </table:table-cell>
          <table:table-cell table:formula="of:=[.B162]*[.$K$3]" office:value-type="float" office:value="0.15576171875" calcext:value-type="float">
            <text:p>0.1557617188</text:p>
          </table:table-cell>
          <table:table-cell table:formula="of:=[.C162]*[.$K$3]" office:value-type="float" office:value="-0.21728515625" calcext:value-type="float">
            <text:p>-0.2172851563</text:p>
          </table:table-cell>
          <table:table-cell table:formula="of:=ATAN2([.G162]; SQRT([.F162]*[.F162]+[.E162]*[.E162]))*180/PI()" office:value-type="float" office:value="105.35345079459" calcext:value-type="float">
            <text:p>105.3534507946</text:p>
          </table:table-cell>
          <table:table-cell table:formula="of:=ATAN2([.F162]; SQRT([.G162]*[.G162]+[.E162]*[.E162]))*180/PI()" office:value-type="float" office:value="79.0586891262648" calcext:value-type="float">
            <text:p>79.0586891263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28" calcext:value-type="float">
            <text:p>128</text:p>
          </table:table-cell>
          <table:table-cell office:value-type="float" office:value="-240" calcext:value-type="float">
            <text:p>-240</text:p>
          </table:table-cell>
          <table:table-cell/>
          <table:table-cell table:formula="of:=[.A163]*[.$K$3]" office:value-type="float" office:value="0.7568359375" calcext:value-type="float">
            <text:p>0.7568359375</text:p>
          </table:table-cell>
          <table:table-cell table:formula="of:=[.B163]*[.$K$3]" office:value-type="float" office:value="0.0625" calcext:value-type="float">
            <text:p>0.0625</text:p>
          </table:table-cell>
          <table:table-cell table:formula="of:=[.C163]*[.$K$3]" office:value-type="float" office:value="-0.1171875" calcext:value-type="float">
            <text:p>-0.1171875</text:p>
          </table:table-cell>
          <table:table-cell table:formula="of:=ATAN2([.G163]; SQRT([.F163]*[.F163]+[.E163]*[.E163]))*180/PI()" office:value-type="float" office:value="98.7723142713088" calcext:value-type="float">
            <text:p>98.7723142713</text:p>
          </table:table-cell>
          <table:table-cell table:formula="of:=ATAN2([.F163]; SQRT([.G163]*[.G163]+[.E163]*[.E163]))*180/PI()" office:value-type="float" office:value="85.3345356571257" calcext:value-type="float">
            <text:p>85.3345356571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39" calcext:value-type="float">
            <text:p>39</text:p>
          </table:table-cell>
          <table:table-cell office:value-type="float" office:value="-410" calcext:value-type="float">
            <text:p>-410</text:p>
          </table:table-cell>
          <table:table-cell/>
          <table:table-cell table:formula="of:=[.A164]*[.$K$3]" office:value-type="float" office:value="0.71337890625" calcext:value-type="float">
            <text:p>0.7133789063</text:p>
          </table:table-cell>
          <table:table-cell table:formula="of:=[.B164]*[.$K$3]" office:value-type="float" office:value="0.01904296875" calcext:value-type="float">
            <text:p>0.0190429688</text:p>
          </table:table-cell>
          <table:table-cell table:formula="of:=[.C164]*[.$K$3]" office:value-type="float" office:value="-0.2001953125" calcext:value-type="float">
            <text:p>-0.2001953125</text:p>
          </table:table-cell>
          <table:table-cell table:formula="of:=ATAN2([.G164]; SQRT([.F164]*[.F164]+[.E164]*[.E164]))*180/PI()" office:value-type="float" office:value="105.670389700858" calcext:value-type="float">
            <text:p>105.6703897009</text:p>
          </table:table-cell>
          <table:table-cell table:formula="of:=ATAN2([.F164]; SQRT([.G164]*[.G164]+[.E164]*[.E164]))*180/PI()" office:value-type="float" office:value="88.5277539032147" calcext:value-type="float">
            <text:p>88.5277539032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61" calcext:value-type="float">
            <text:p>61</text:p>
          </table:table-cell>
          <table:table-cell office:value-type="float" office:value="-443" calcext:value-type="float">
            <text:p>-443</text:p>
          </table:table-cell>
          <table:table-cell/>
          <table:table-cell table:formula="of:=[.A165]*[.$K$3]" office:value-type="float" office:value="0.76708984375" calcext:value-type="float">
            <text:p>0.7670898438</text:p>
          </table:table-cell>
          <table:table-cell table:formula="of:=[.B165]*[.$K$3]" office:value-type="float" office:value="0.02978515625" calcext:value-type="float">
            <text:p>0.0297851563</text:p>
          </table:table-cell>
          <table:table-cell table:formula="of:=[.C165]*[.$K$3]" office:value-type="float" office:value="-0.21630859375" calcext:value-type="float">
            <text:p>-0.2163085938</text:p>
          </table:table-cell>
          <table:table-cell table:formula="of:=ATAN2([.G165]; SQRT([.F165]*[.F165]+[.E165]*[.E165]))*180/PI()" office:value-type="float" office:value="105.736438445156" calcext:value-type="float">
            <text:p>105.7364384452</text:p>
          </table:table-cell>
          <table:table-cell table:formula="of:=ATAN2([.F165]; SQRT([.G165]*[.G165]+[.E165]*[.E165]))*180/PI()" office:value-type="float" office:value="87.8597738756877" calcext:value-type="float">
            <text:p>87.8597738757</text:p>
          </table:table-cell>
          <table:table-cell table:number-columns-repeated="2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52" calcext:value-type="float">
            <text:p>52</text:p>
          </table:table-cell>
          <table:table-cell office:value-type="float" office:value="-361" calcext:value-type="float">
            <text:p>-361</text:p>
          </table:table-cell>
          <table:table-cell/>
          <table:table-cell table:formula="of:=[.A166]*[.$K$3]" office:value-type="float" office:value="0.78662109375" calcext:value-type="float">
            <text:p>0.7866210938</text:p>
          </table:table-cell>
          <table:table-cell table:formula="of:=[.B166]*[.$K$3]" office:value-type="float" office:value="0.025390625" calcext:value-type="float">
            <text:p>0.025390625</text:p>
          </table:table-cell>
          <table:table-cell table:formula="of:=[.C166]*[.$K$3]" office:value-type="float" office:value="-0.17626953125" calcext:value-type="float">
            <text:p>-0.1762695313</text:p>
          </table:table-cell>
          <table:table-cell table:formula="of:=ATAN2([.G166]; SQRT([.F166]*[.F166]+[.E166]*[.E166]))*180/PI()" office:value-type="float" office:value="102.624078823782" calcext:value-type="float">
            <text:p>102.6240788238</text:p>
          </table:table-cell>
          <table:table-cell table:formula="of:=ATAN2([.F166]; SQRT([.G166]*[.G166]+[.E166]*[.E166]))*180/PI()" office:value-type="float" office:value="88.1959523014163" calcext:value-type="float">
            <text:p>88.1959523014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-4" calcext:value-type="float">
            <text:p>-4</text:p>
          </table:table-cell>
          <table:table-cell office:value-type="float" office:value="-192" calcext:value-type="float">
            <text:p>-192</text:p>
          </table:table-cell>
          <table:table-cell/>
          <table:table-cell table:formula="of:=[.A167]*[.$K$3]" office:value-type="float" office:value="0.7294921875" calcext:value-type="float">
            <text:p>0.7294921875</text:p>
          </table:table-cell>
          <table:table-cell table:formula="of:=[.B167]*[.$K$3]" office:value-type="float" office:value="-0.001953125" calcext:value-type="float">
            <text:p>-0.001953125</text:p>
          </table:table-cell>
          <table:table-cell table:formula="of:=[.C167]*[.$K$3]" office:value-type="float" office:value="-0.09375" calcext:value-type="float">
            <text:p>-0.09375</text:p>
          </table:table-cell>
          <table:table-cell table:formula="of:=ATAN2([.G167]; SQRT([.F167]*[.F167]+[.E167]*[.E167]))*180/PI()" office:value-type="float" office:value="97.3231469366088" calcext:value-type="float">
            <text:p>97.3231469366</text:p>
          </table:table-cell>
          <table:table-cell table:formula="of:=ATAN2([.F167]; SQRT([.G167]*[.G167]+[.E167]*[.E167]))*180/PI()" office:value-type="float" office:value="90.1521506896862" calcext:value-type="float">
            <text:p>90.1521506897</text:p>
          </table:table-cell>
          <table:table-cell table:number-columns-repeated="2"/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296" calcext:value-type="float">
            <text:p>296</text:p>
          </table:table-cell>
          <table:table-cell office:value-type="float" office:value="-130" calcext:value-type="float">
            <text:p>-130</text:p>
          </table:table-cell>
          <table:table-cell/>
          <table:table-cell table:formula="of:=[.A168]*[.$K$3]" office:value-type="float" office:value="0.7294921875" calcext:value-type="float">
            <text:p>0.7294921875</text:p>
          </table:table-cell>
          <table:table-cell table:formula="of:=[.B168]*[.$K$3]" office:value-type="float" office:value="0.14453125" calcext:value-type="float">
            <text:p>0.14453125</text:p>
          </table:table-cell>
          <table:table-cell table:formula="of:=[.C168]*[.$K$3]" office:value-type="float" office:value="-0.0634765625" calcext:value-type="float">
            <text:p>-0.0634765625</text:p>
          </table:table-cell>
          <table:table-cell table:formula="of:=ATAN2([.G168]; SQRT([.F168]*[.F168]+[.E168]*[.E168]))*180/PI()" office:value-type="float" office:value="94.8786895896517" calcext:value-type="float">
            <text:p>94.8786895897</text:p>
          </table:table-cell>
          <table:table-cell table:formula="of:=ATAN2([.F168]; SQRT([.G168]*[.G168]+[.E168]*[.E168]))*180/PI()" office:value-type="float" office:value="78.8344808178972" calcext:value-type="float">
            <text:p>78.8344808179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22" calcext:value-type="float">
            <text:p>122</text:p>
          </table:table-cell>
          <table:table-cell office:value-type="float" office:value="-91" calcext:value-type="float">
            <text:p>-91</text:p>
          </table:table-cell>
          <table:table-cell/>
          <table:table-cell table:formula="of:=[.A169]*[.$K$3]" office:value-type="float" office:value="0.7373046875" calcext:value-type="float">
            <text:p>0.7373046875</text:p>
          </table:table-cell>
          <table:table-cell table:formula="of:=[.B169]*[.$K$3]" office:value-type="float" office:value="0.0595703125" calcext:value-type="float">
            <text:p>0.0595703125</text:p>
          </table:table-cell>
          <table:table-cell table:formula="of:=[.C169]*[.$K$3]" office:value-type="float" office:value="-0.04443359375" calcext:value-type="float">
            <text:p>-0.0444335938</text:p>
          </table:table-cell>
          <table:table-cell table:formula="of:=ATAN2([.G169]; SQRT([.F169]*[.F169]+[.E169]*[.E169]))*180/PI()" office:value-type="float" office:value="93.4375787271012" calcext:value-type="float">
            <text:p>93.4375787271</text:p>
          </table:table-cell>
          <table:table-cell table:formula="of:=ATAN2([.F169]; SQRT([.G169]*[.G169]+[.E169]*[.E169]))*180/PI()" office:value-type="float" office:value="85.3891672854094" calcext:value-type="float">
            <text:p>85.3891672854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170" calcext:value-type="float">
            <text:p>170</text:p>
          </table:table-cell>
          <table:table-cell office:value-type="float" office:value="-424" calcext:value-type="float">
            <text:p>-424</text:p>
          </table:table-cell>
          <table:table-cell/>
          <table:table-cell table:formula="of:=[.A170]*[.$K$3]" office:value-type="float" office:value="0.73193359375" calcext:value-type="float">
            <text:p>0.7319335938</text:p>
          </table:table-cell>
          <table:table-cell table:formula="of:=[.B170]*[.$K$3]" office:value-type="float" office:value="0.0830078125" calcext:value-type="float">
            <text:p>0.0830078125</text:p>
          </table:table-cell>
          <table:table-cell table:formula="of:=[.C170]*[.$K$3]" office:value-type="float" office:value="-0.20703125" calcext:value-type="float">
            <text:p>-0.20703125</text:p>
          </table:table-cell>
          <table:table-cell table:formula="of:=ATAN2([.G170]; SQRT([.F170]*[.F170]+[.E170]*[.E170]))*180/PI()" office:value-type="float" office:value="105.698209989858" calcext:value-type="float">
            <text:p>105.6982099899</text:p>
          </table:table-cell>
          <table:table-cell table:formula="of:=ATAN2([.F170]; SQRT([.G170]*[.G170]+[.E170]*[.E170]))*180/PI()" office:value-type="float" office:value="83.7721022231142" calcext:value-type="float">
            <text:p>83.7721022231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221" calcext:value-type="float">
            <text:p>221</text:p>
          </table:table-cell>
          <table:table-cell office:value-type="float" office:value="-587" calcext:value-type="float">
            <text:p>-587</text:p>
          </table:table-cell>
          <table:table-cell/>
          <table:table-cell table:formula="of:=[.A171]*[.$K$3]" office:value-type="float" office:value="0.79541015625" calcext:value-type="float">
            <text:p>0.7954101563</text:p>
          </table:table-cell>
          <table:table-cell table:formula="of:=[.B171]*[.$K$3]" office:value-type="float" office:value="0.10791015625" calcext:value-type="float">
            <text:p>0.1079101563</text:p>
          </table:table-cell>
          <table:table-cell table:formula="of:=[.C171]*[.$K$3]" office:value-type="float" office:value="-0.28662109375" calcext:value-type="float">
            <text:p>-0.2866210938</text:p>
          </table:table-cell>
          <table:table-cell table:formula="of:=ATAN2([.G171]; SQRT([.F171]*[.F171]+[.E171]*[.E171]))*180/PI()" office:value-type="float" office:value="109.650261026826" calcext:value-type="float">
            <text:p>109.6502610268</text:p>
          </table:table-cell>
          <table:table-cell table:formula="of:=ATAN2([.F171]; SQRT([.G171]*[.G171]+[.E171]*[.E171]))*180/PI()" office:value-type="float" office:value="82.7265218645178" calcext:value-type="float">
            <text:p>82.7265218645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66" calcext:value-type="float">
            <text:p>-66</text:p>
          </table:table-cell>
          <table:table-cell office:value-type="float" office:value="-607" calcext:value-type="float">
            <text:p>-607</text:p>
          </table:table-cell>
          <table:table-cell/>
          <table:table-cell table:formula="of:=[.A172]*[.$K$3]" office:value-type="float" office:value="0.7939453125" calcext:value-type="float">
            <text:p>0.7939453125</text:p>
          </table:table-cell>
          <table:table-cell table:formula="of:=[.B172]*[.$K$3]" office:value-type="float" office:value="-0.0322265625" calcext:value-type="float">
            <text:p>-0.0322265625</text:p>
          </table:table-cell>
          <table:table-cell table:formula="of:=[.C172]*[.$K$3]" office:value-type="float" office:value="-0.29638671875" calcext:value-type="float">
            <text:p>-0.2963867188</text:p>
          </table:table-cell>
          <table:table-cell table:formula="of:=ATAN2([.G172]; SQRT([.F172]*[.F172]+[.E172]*[.E172]))*180/PI()" office:value-type="float" office:value="110.455595079074" calcext:value-type="float">
            <text:p>110.4555950791</text:p>
          </table:table-cell>
          <table:table-cell table:formula="of:=ATAN2([.F172]; SQRT([.G172]*[.G172]+[.E172]*[.E172]))*180/PI()" office:value-type="float" office:value="92.1777421024535" calcext:value-type="float">
            <text:p>92.1777421025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66" calcext:value-type="float">
            <text:p>266</text:p>
          </table:table-cell>
          <table:table-cell office:value-type="float" office:value="-274" calcext:value-type="float">
            <text:p>-274</text:p>
          </table:table-cell>
          <table:table-cell/>
          <table:table-cell table:formula="of:=[.A173]*[.$K$3]" office:value-type="float" office:value="0.73974609375" calcext:value-type="float">
            <text:p>0.7397460938</text:p>
          </table:table-cell>
          <table:table-cell table:formula="of:=[.B173]*[.$K$3]" office:value-type="float" office:value="0.1298828125" calcext:value-type="float">
            <text:p>0.1298828125</text:p>
          </table:table-cell>
          <table:table-cell table:formula="of:=[.C173]*[.$K$3]" office:value-type="float" office:value="-0.1337890625" calcext:value-type="float">
            <text:p>-0.1337890625</text:p>
          </table:table-cell>
          <table:table-cell table:formula="of:=ATAN2([.G173]; SQRT([.F173]*[.F173]+[.E173]*[.E173]))*180/PI()" office:value-type="float" office:value="100.100338601335" calcext:value-type="float">
            <text:p>100.1003386013</text:p>
          </table:table-cell>
          <table:table-cell table:formula="of:=ATAN2([.F173]; SQRT([.G173]*[.G173]+[.E173]*[.E173]))*180/PI()" office:value-type="float" office:value="80.1975184652232" calcext:value-type="float">
            <text:p>80.1975184652</text:p>
          </table:table-cell>
          <table:table-cell table:number-columns-repeated="2"/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99" calcext:value-type="float">
            <text:p>99</text:p>
          </table:table-cell>
          <table:table-cell office:value-type="float" office:value="-622" calcext:value-type="float">
            <text:p>-622</text:p>
          </table:table-cell>
          <table:table-cell/>
          <table:table-cell table:formula="of:=[.A174]*[.$K$3]" office:value-type="float" office:value="0.7822265625" calcext:value-type="float">
            <text:p>0.7822265625</text:p>
          </table:table-cell>
          <table:table-cell table:formula="of:=[.B174]*[.$K$3]" office:value-type="float" office:value="0.04833984375" calcext:value-type="float">
            <text:p>0.0483398438</text:p>
          </table:table-cell>
          <table:table-cell table:formula="of:=[.C174]*[.$K$3]" office:value-type="float" office:value="-0.3037109375" calcext:value-type="float">
            <text:p>-0.3037109375</text:p>
          </table:table-cell>
          <table:table-cell table:formula="of:=ATAN2([.G174]; SQRT([.F174]*[.F174]+[.E174]*[.E174]))*180/PI()" office:value-type="float" office:value="111.182614899502" calcext:value-type="float">
            <text:p>111.1826148995</text:p>
          </table:table-cell>
          <table:table-cell table:formula="of:=ATAN2([.F174]; SQRT([.G174]*[.G174]+[.E174]*[.E174]))*180/PI()" office:value-type="float" office:value="86.7029526148433" calcext:value-type="float">
            <text:p>86.7029526148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118" calcext:value-type="float">
            <text:p>-118</text:p>
          </table:table-cell>
          <table:table-cell office:value-type="float" office:value="-470" calcext:value-type="float">
            <text:p>-470</text:p>
          </table:table-cell>
          <table:table-cell/>
          <table:table-cell table:formula="of:=[.A175]*[.$K$3]" office:value-type="float" office:value="0.7333984375" calcext:value-type="float">
            <text:p>0.7333984375</text:p>
          </table:table-cell>
          <table:table-cell table:formula="of:=[.B175]*[.$K$3]" office:value-type="float" office:value="-0.0576171875" calcext:value-type="float">
            <text:p>-0.0576171875</text:p>
          </table:table-cell>
          <table:table-cell table:formula="of:=[.C175]*[.$K$3]" office:value-type="float" office:value="-0.2294921875" calcext:value-type="float">
            <text:p>-0.2294921875</text:p>
          </table:table-cell>
          <table:table-cell table:formula="of:=ATAN2([.G175]; SQRT([.F175]*[.F175]+[.E175]*[.E175]))*180/PI()" office:value-type="float" office:value="107.325567132368" calcext:value-type="float">
            <text:p>107.3255671324</text:p>
          </table:table-cell>
          <table:table-cell table:formula="of:=ATAN2([.F175]; SQRT([.G175]*[.G175]+[.E175]*[.E175]))*180/PI()" office:value-type="float" office:value="94.2878366067887" calcext:value-type="float">
            <text:p>94.2878366068</text:p>
          </table:table-cell>
          <table:table-cell table:number-columns-repeated="2"/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-69" calcext:value-type="float">
            <text:p>-69</text:p>
          </table:table-cell>
          <table:table-cell office:value-type="float" office:value="-549" calcext:value-type="float">
            <text:p>-549</text:p>
          </table:table-cell>
          <table:table-cell/>
          <table:table-cell table:formula="of:=[.A176]*[.$K$3]" office:value-type="float" office:value="0.814453125" calcext:value-type="float">
            <text:p>0.814453125</text:p>
          </table:table-cell>
          <table:table-cell table:formula="of:=[.B176]*[.$K$3]" office:value-type="float" office:value="-0.03369140625" calcext:value-type="float">
            <text:p>-0.0336914063</text:p>
          </table:table-cell>
          <table:table-cell table:formula="of:=[.C176]*[.$K$3]" office:value-type="float" office:value="-0.26806640625" calcext:value-type="float">
            <text:p>-0.2680664063</text:p>
          </table:table-cell>
          <table:table-cell table:formula="of:=ATAN2([.G176]; SQRT([.F176]*[.F176]+[.E176]*[.E176]))*180/PI()" office:value-type="float" office:value="108.203731452081" calcext:value-type="float">
            <text:p>108.2037314521</text:p>
          </table:table-cell>
          <table:table-cell table:formula="of:=ATAN2([.F176]; SQRT([.G176]*[.G176]+[.E176]*[.E176]))*180/PI()" office:value-type="float" office:value="92.2501816676891" calcext:value-type="float">
            <text:p>92.2501816677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86" calcext:value-type="float">
            <text:p>-86</text:p>
          </table:table-cell>
          <table:table-cell office:value-type="float" office:value="-502" calcext:value-type="float">
            <text:p>-502</text:p>
          </table:table-cell>
          <table:table-cell/>
          <table:table-cell table:formula="of:=[.A177]*[.$K$3]" office:value-type="float" office:value="0.7802734375" calcext:value-type="float">
            <text:p>0.7802734375</text:p>
          </table:table-cell>
          <table:table-cell table:formula="of:=[.B177]*[.$K$3]" office:value-type="float" office:value="-0.0419921875" calcext:value-type="float">
            <text:p>-0.0419921875</text:p>
          </table:table-cell>
          <table:table-cell table:formula="of:=[.C177]*[.$K$3]" office:value-type="float" office:value="-0.2451171875" calcext:value-type="float">
            <text:p>-0.2451171875</text:p>
          </table:table-cell>
          <table:table-cell table:formula="of:=ATAN2([.G177]; SQRT([.F177]*[.F177]+[.E177]*[.E177]))*180/PI()" office:value-type="float" office:value="107.416053744524" calcext:value-type="float">
            <text:p>107.4160537445</text:p>
          </table:table-cell>
          <table:table-cell table:formula="of:=ATAN2([.F177]; SQRT([.G177]*[.G177]+[.E177]*[.E177]))*180/PI()" office:value-type="float" office:value="92.9391814746107" calcext:value-type="float">
            <text:p>92.9391814746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32" calcext:value-type="float">
            <text:p>32</text:p>
          </table:table-cell>
          <table:table-cell office:value-type="float" office:value="-328" calcext:value-type="float">
            <text:p>-328</text:p>
          </table:table-cell>
          <table:table-cell/>
          <table:table-cell table:formula="of:=[.A178]*[.$K$3]" office:value-type="float" office:value="0.83203125" calcext:value-type="float">
            <text:p>0.83203125</text:p>
          </table:table-cell>
          <table:table-cell table:formula="of:=[.B178]*[.$K$3]" office:value-type="float" office:value="0.015625" calcext:value-type="float">
            <text:p>0.015625</text:p>
          </table:table-cell>
          <table:table-cell table:formula="of:=[.C178]*[.$K$3]" office:value-type="float" office:value="-0.16015625" calcext:value-type="float">
            <text:p>-0.16015625</text:p>
          </table:table-cell>
          <table:table-cell table:formula="of:=ATAN2([.G178]; SQRT([.F178]*[.F178]+[.E178]*[.E178]))*180/PI()" office:value-type="float" office:value="100.893628925787" calcext:value-type="float">
            <text:p>100.8936289258</text:p>
          </table:table-cell>
          <table:table-cell table:formula="of:=ATAN2([.F178]; SQRT([.G178]*[.G178]+[.E178]*[.E178]))*180/PI()" office:value-type="float" office:value="88.9435387118879" calcext:value-type="float">
            <text:p>88.9435387119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33" calcext:value-type="float">
            <text:p>33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[.A179]*[.$K$3]" office:value-type="float" office:value="0.7919921875" calcext:value-type="float">
            <text:p>0.7919921875</text:p>
          </table:table-cell>
          <table:table-cell table:formula="of:=[.B179]*[.$K$3]" office:value-type="float" office:value="0.01611328125" calcext:value-type="float">
            <text:p>0.0161132813</text:p>
          </table:table-cell>
          <table:table-cell table:formula="of:=[.C179]*[.$K$3]" office:value-type="float" office:value="-0.1240234375" calcext:value-type="float">
            <text:p>-0.1240234375</text:p>
          </table:table-cell>
          <table:table-cell table:formula="of:=ATAN2([.G179]; SQRT([.F179]*[.F179]+[.E179]*[.E179]))*180/PI()" office:value-type="float" office:value="98.8982424633045" calcext:value-type="float">
            <text:p>98.8982424633</text:p>
          </table:table-cell>
          <table:table-cell table:formula="of:=ATAN2([.F179]; SQRT([.G179]*[.G179]+[.E179]*[.E179]))*180/PI()" office:value-type="float" office:value="88.8484932651406" calcext:value-type="float">
            <text:p>88.8484932651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13" calcext:value-type="float">
            <text:p>-13</text:p>
          </table:table-cell>
          <table:table-cell office:value-type="float" office:value="-486" calcext:value-type="float">
            <text:p>-486</text:p>
          </table:table-cell>
          <table:table-cell/>
          <table:table-cell table:formula="of:=[.A180]*[.$K$3]" office:value-type="float" office:value="0.787109375" calcext:value-type="float">
            <text:p>0.787109375</text:p>
          </table:table-cell>
          <table:table-cell table:formula="of:=[.B180]*[.$K$3]" office:value-type="float" office:value="-0.00634765625" calcext:value-type="float">
            <text:p>-0.0063476563</text:p>
          </table:table-cell>
          <table:table-cell table:formula="of:=[.C180]*[.$K$3]" office:value-type="float" office:value="-0.2373046875" calcext:value-type="float">
            <text:p>-0.2373046875</text:p>
          </table:table-cell>
          <table:table-cell table:formula="of:=ATAN2([.G180]; SQRT([.F180]*[.F180]+[.E180]*[.E180]))*180/PI()" office:value-type="float" office:value="106.776957685891" calcext:value-type="float">
            <text:p>106.7769576859</text:p>
          </table:table-cell>
          <table:table-cell table:formula="of:=ATAN2([.F180]; SQRT([.G180]*[.G180]+[.E180]*[.E180]))*180/PI()" office:value-type="float" office:value="90.4423853520303" calcext:value-type="float">
            <text:p>90.442385352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94" calcext:value-type="float">
            <text:p>-94</text:p>
          </table:table-cell>
          <table:table-cell office:value-type="float" office:value="-503" calcext:value-type="float">
            <text:p>-503</text:p>
          </table:table-cell>
          <table:table-cell/>
          <table:table-cell table:formula="of:=[.A181]*[.$K$3]" office:value-type="float" office:value="0.77490234375" calcext:value-type="float">
            <text:p>0.7749023438</text:p>
          </table:table-cell>
          <table:table-cell table:formula="of:=[.B181]*[.$K$3]" office:value-type="float" office:value="-0.0458984375" calcext:value-type="float">
            <text:p>-0.0458984375</text:p>
          </table:table-cell>
          <table:table-cell table:formula="of:=[.C181]*[.$K$3]" office:value-type="float" office:value="-0.24560546875" calcext:value-type="float">
            <text:p>-0.2456054688</text:p>
          </table:table-cell>
          <table:table-cell table:formula="of:=ATAN2([.G181]; SQRT([.F181]*[.F181]+[.E181]*[.E181]))*180/PI()" office:value-type="float" office:value="107.557147090314" calcext:value-type="float">
            <text:p>107.5571470903</text:p>
          </table:table-cell>
          <table:table-cell table:formula="of:=ATAN2([.F181]; SQRT([.G181]*[.G181]+[.E181]*[.E181]))*180/PI()" office:value-type="float" office:value="93.2316628699829" calcext:value-type="float">
            <text:p>93.23166287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75" calcext:value-type="float">
            <text:p>75</text:p>
          </table:table-cell>
          <table:table-cell office:value-type="float" office:value="-289" calcext:value-type="float">
            <text:p>-289</text:p>
          </table:table-cell>
          <table:table-cell/>
          <table:table-cell table:formula="of:=[.A182]*[.$K$3]" office:value-type="float" office:value="0.74755859375" calcext:value-type="float">
            <text:p>0.7475585938</text:p>
          </table:table-cell>
          <table:table-cell table:formula="of:=[.B182]*[.$K$3]" office:value-type="float" office:value="0.03662109375" calcext:value-type="float">
            <text:p>0.0366210938</text:p>
          </table:table-cell>
          <table:table-cell table:formula="of:=[.C182]*[.$K$3]" office:value-type="float" office:value="-0.14111328125" calcext:value-type="float">
            <text:p>-0.1411132813</text:p>
          </table:table-cell>
          <table:table-cell table:formula="of:=ATAN2([.G182]; SQRT([.F182]*[.F182]+[.E182]*[.E182]))*180/PI()" office:value-type="float" office:value="100.677176280003" calcext:value-type="float">
            <text:p>100.67717628</text:p>
          </table:table-cell>
          <table:table-cell table:formula="of:=ATAN2([.F182]; SQRT([.G182]*[.G182]+[.E182]*[.E182]))*180/PI()" office:value-type="float" office:value="87.2440535690602" calcext:value-type="float">
            <text:p>87.2440535691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315" calcext:value-type="float">
            <text:p>315</text:p>
          </table:table-cell>
          <table:table-cell office:value-type="float" office:value="-198" calcext:value-type="float">
            <text:p>-198</text:p>
          </table:table-cell>
          <table:table-cell/>
          <table:table-cell table:formula="of:=[.A183]*[.$K$3]" office:value-type="float" office:value="0.76171875" calcext:value-type="float">
            <text:p>0.76171875</text:p>
          </table:table-cell>
          <table:table-cell table:formula="of:=[.B183]*[.$K$3]" office:value-type="float" office:value="0.15380859375" calcext:value-type="float">
            <text:p>0.1538085938</text:p>
          </table:table-cell>
          <table:table-cell table:formula="of:=[.C183]*[.$K$3]" office:value-type="float" office:value="-0.0966796875" calcext:value-type="float">
            <text:p>-0.0966796875</text:p>
          </table:table-cell>
          <table:table-cell table:formula="of:=ATAN2([.G183]; SQRT([.F183]*[.F183]+[.E183]*[.E183]))*180/PI()" office:value-type="float" office:value="97.0918476167241" calcext:value-type="float">
            <text:p>97.0918476167</text:p>
          </table:table-cell>
          <table:table-cell table:formula="of:=ATAN2([.F183]; SQRT([.G183]*[.G183]+[.E183]*[.E183]))*180/PI()" office:value-type="float" office:value="78.6726577779043" calcext:value-type="float">
            <text:p>78.6726577779</text:p>
          </table:table-cell>
          <table:table-cell table:number-columns-repeated="2"/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163" calcext:value-type="float">
            <text:p>163</text:p>
          </table:table-cell>
          <table:table-cell office:value-type="float" office:value="-298" calcext:value-type="float">
            <text:p>-298</text:p>
          </table:table-cell>
          <table:table-cell/>
          <table:table-cell table:formula="of:=[.A184]*[.$K$3]" office:value-type="float" office:value="0.8564453125" calcext:value-type="float">
            <text:p>0.8564453125</text:p>
          </table:table-cell>
          <table:table-cell table:formula="of:=[.B184]*[.$K$3]" office:value-type="float" office:value="0.07958984375" calcext:value-type="float">
            <text:p>0.0795898438</text:p>
          </table:table-cell>
          <table:table-cell table:formula="of:=[.C184]*[.$K$3]" office:value-type="float" office:value="-0.1455078125" calcext:value-type="float">
            <text:p>-0.1455078125</text:p>
          </table:table-cell>
          <table:table-cell table:formula="of:=ATAN2([.G184]; SQRT([.F184]*[.F184]+[.E184]*[.E184]))*180/PI()" office:value-type="float" office:value="99.6017341605887" calcext:value-type="float">
            <text:p>99.6017341606</text:p>
          </table:table-cell>
          <table:table-cell table:formula="of:=ATAN2([.F184]; SQRT([.G184]*[.G184]+[.E184]*[.E184]))*180/PI()" office:value-type="float" office:value="84.7653132397206" calcext:value-type="float">
            <text:p>84.7653132397</text:p>
          </table:table-cell>
          <table:table-cell table:number-columns-repeated="2"/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254" calcext:value-type="float">
            <text:p>254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[.A185]*[.$K$3]" office:value-type="float" office:value="0.7314453125" calcext:value-type="float">
            <text:p>0.7314453125</text:p>
          </table:table-cell>
          <table:table-cell table:formula="of:=[.B185]*[.$K$3]" office:value-type="float" office:value="0.1240234375" calcext:value-type="float">
            <text:p>0.1240234375</text:p>
          </table:table-cell>
          <table:table-cell table:formula="of:=[.C185]*[.$K$3]" office:value-type="float" office:value="-0.01123046875" calcext:value-type="float">
            <text:p>-0.0112304688</text:p>
          </table:table-cell>
          <table:table-cell table:formula="of:=ATAN2([.G185]; SQRT([.F185]*[.F185]+[.E185]*[.E185]))*180/PI()" office:value-type="float" office:value="90.8672623199879" calcext:value-type="float">
            <text:p>90.86726232</text:p>
          </table:table-cell>
          <table:table-cell table:formula="of:=ATAN2([.F185]; SQRT([.G185]*[.G185]+[.E185]*[.E185]))*180/PI()" office:value-type="float" office:value="80.3776041287804" calcext:value-type="float">
            <text:p>80.3776041288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378" calcext:value-type="float">
            <text:p>378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.A186]*[.$K$3]" office:value-type="float" office:value="0.72509765625" calcext:value-type="float">
            <text:p>0.7250976563</text:p>
          </table:table-cell>
          <table:table-cell table:formula="of:=[.B186]*[.$K$3]" office:value-type="float" office:value="0.1845703125" calcext:value-type="float">
            <text:p>0.1845703125</text:p>
          </table:table-cell>
          <table:table-cell table:formula="of:=[.C186]*[.$K$3]" office:value-type="float" office:value="-0.0390625" calcext:value-type="float">
            <text:p>-0.0390625</text:p>
          </table:table-cell>
          <table:table-cell table:formula="of:=ATAN2([.G186]; SQRT([.F186]*[.F186]+[.E186]*[.E186]))*180/PI()" office:value-type="float" office:value="92.9885421636599" calcext:value-type="float">
            <text:p>92.9885421637</text:p>
          </table:table-cell>
          <table:table-cell table:formula="of:=ATAN2([.F186]; SQRT([.G186]*[.G186]+[.E186]*[.E186]))*180/PI()" office:value-type="float" office:value="75.7387384281162" calcext:value-type="float">
            <text:p>75.7387384281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62" calcext:value-type="float">
            <text:p>162</text:p>
          </table:table-cell>
          <table:table-cell office:value-type="float" office:value="-330" calcext:value-type="float">
            <text:p>-330</text:p>
          </table:table-cell>
          <table:table-cell/>
          <table:table-cell table:formula="of:=[.A187]*[.$K$3]" office:value-type="float" office:value="0.7802734375" calcext:value-type="float">
            <text:p>0.7802734375</text:p>
          </table:table-cell>
          <table:table-cell table:formula="of:=[.B187]*[.$K$3]" office:value-type="float" office:value="0.0791015625" calcext:value-type="float">
            <text:p>0.0791015625</text:p>
          </table:table-cell>
          <table:table-cell table:formula="of:=[.C187]*[.$K$3]" office:value-type="float" office:value="-0.1611328125" calcext:value-type="float">
            <text:p>-0.1611328125</text:p>
          </table:table-cell>
          <table:table-cell table:formula="of:=ATAN2([.G187]; SQRT([.F187]*[.F187]+[.E187]*[.E187]))*180/PI()" office:value-type="float" office:value="101.610146481799" calcext:value-type="float">
            <text:p>101.6101464818</text:p>
          </table:table-cell>
          <table:table-cell table:formula="of:=ATAN2([.F187]; SQRT([.G187]*[.G187]+[.E187]*[.E187]))*180/PI()" office:value-type="float" office:value="84.3301490750656" calcext:value-type="float">
            <text:p>84.3301490751</text:p>
          </table:table-cell>
          <table:table-cell table:number-columns-repeated="2"/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-42" calcext:value-type="float">
            <text:p>-42</text:p>
          </table:table-cell>
          <table:table-cell office:value-type="float" office:value="-381" calcext:value-type="float">
            <text:p>-381</text:p>
          </table:table-cell>
          <table:table-cell/>
          <table:table-cell table:formula="of:=[.A188]*[.$K$3]" office:value-type="float" office:value="0.7451171875" calcext:value-type="float">
            <text:p>0.7451171875</text:p>
          </table:table-cell>
          <table:table-cell table:formula="of:=[.B188]*[.$K$3]" office:value-type="float" office:value="-0.0205078125" calcext:value-type="float">
            <text:p>-0.0205078125</text:p>
          </table:table-cell>
          <table:table-cell table:formula="of:=[.C188]*[.$K$3]" office:value-type="float" office:value="-0.18603515625" calcext:value-type="float">
            <text:p>-0.1860351563</text:p>
          </table:table-cell>
          <table:table-cell table:formula="of:=ATAN2([.G188]; SQRT([.F188]*[.F188]+[.E188]*[.E188]))*180/PI()" office:value-type="float" office:value="104.013475763352" calcext:value-type="float">
            <text:p>104.0134757634</text:p>
          </table:table-cell>
          <table:table-cell table:formula="of:=ATAN2([.F188]; SQRT([.G188]*[.G188]+[.E188]*[.E188]))*180/PI()" office:value-type="float" office:value="91.529618712775" calcext:value-type="float">
            <text:p>91.5296187128</text:p>
          </table:table-cell>
          <table:table-cell table:number-columns-repeated="2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5" calcext:value-type="float">
            <text:p>-15</text:p>
          </table:table-cell>
          <table:table-cell office:value-type="float" office:value="-229" calcext:value-type="float">
            <text:p>-229</text:p>
          </table:table-cell>
          <table:table-cell/>
          <table:table-cell table:formula="of:=[.A189]*[.$K$3]" office:value-type="float" office:value="0.72998046875" calcext:value-type="float">
            <text:p>0.7299804688</text:p>
          </table:table-cell>
          <table:table-cell table:formula="of:=[.B189]*[.$K$3]" office:value-type="float" office:value="-0.00732421875" calcext:value-type="float">
            <text:p>-0.0073242188</text:p>
          </table:table-cell>
          <table:table-cell table:formula="of:=[.C189]*[.$K$3]" office:value-type="float" office:value="-0.11181640625" calcext:value-type="float">
            <text:p>-0.1118164063</text:p>
          </table:table-cell>
          <table:table-cell table:formula="of:=ATAN2([.G189]; SQRT([.F189]*[.F189]+[.E189]*[.E189]))*180/PI()" office:value-type="float" office:value="98.7082880923619" calcext:value-type="float">
            <text:p>98.7082880924</text:p>
          </table:table-cell>
          <table:table-cell table:formula="of:=ATAN2([.F189]; SQRT([.G189]*[.G189]+[.E189]*[.E189]))*180/PI()" office:value-type="float" office:value="90.568227605766" calcext:value-type="float">
            <text:p>90.5682276058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77" calcext:value-type="float">
            <text:p>177</text:p>
          </table:table-cell>
          <table:table-cell office:value-type="float" office:value="-199" calcext:value-type="float">
            <text:p>-199</text:p>
          </table:table-cell>
          <table:table-cell/>
          <table:table-cell table:formula="of:=[.A190]*[.$K$3]" office:value-type="float" office:value="0.72119140625" calcext:value-type="float">
            <text:p>0.7211914063</text:p>
          </table:table-cell>
          <table:table-cell table:formula="of:=[.B190]*[.$K$3]" office:value-type="float" office:value="0.08642578125" calcext:value-type="float">
            <text:p>0.0864257813</text:p>
          </table:table-cell>
          <table:table-cell table:formula="of:=[.C190]*[.$K$3]" office:value-type="float" office:value="-0.09716796875" calcext:value-type="float">
            <text:p>-0.0971679688</text:p>
          </table:table-cell>
          <table:table-cell table:formula="of:=ATAN2([.G190]; SQRT([.F190]*[.F190]+[.E190]*[.E190]))*180/PI()" office:value-type="float" office:value="97.6195288436847" calcext:value-type="float">
            <text:p>97.6195288437</text:p>
          </table:table-cell>
          <table:table-cell table:formula="of:=ATAN2([.F190]; SQRT([.G190]*[.G190]+[.E190]*[.E190]))*180/PI()" office:value-type="float" office:value="83.2270264746598" calcext:value-type="float">
            <text:p>83.2270264747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200" calcext:value-type="float">
            <text:p>20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[.A191]*[.$K$3]" office:value-type="float" office:value="0.744140625" calcext:value-type="float">
            <text:p>0.744140625</text:p>
          </table:table-cell>
          <table:table-cell table:formula="of:=[.B191]*[.$K$3]" office:value-type="float" office:value="0.09765625" calcext:value-type="float">
            <text:p>0.09765625</text:p>
          </table:table-cell>
          <table:table-cell table:formula="of:=[.C191]*[.$K$3]" office:value-type="float" office:value="-0.009765625" calcext:value-type="float">
            <text:p>-0.009765625</text:p>
          </table:table-cell>
          <table:table-cell table:formula="of:=ATAN2([.G191]; SQRT([.F191]*[.F191]+[.E191]*[.E191]))*180/PI()" office:value-type="float" office:value="90.7454786777864" calcext:value-type="float">
            <text:p>90.7454786778</text:p>
          </table:table-cell>
          <table:table-cell table:formula="of:=ATAN2([.F191]; SQRT([.G191]*[.G191]+[.E191]*[.E191]))*180/PI()" office:value-type="float" office:value="82.5242301082374" calcext:value-type="float">
            <text:p>82.5242301082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5" calcext:value-type="float">
            <text:p>5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[.A192]*[.$K$3]" office:value-type="float" office:value="0.73486328125" calcext:value-type="float">
            <text:p>0.7348632813</text:p>
          </table:table-cell>
          <table:table-cell table:formula="of:=[.B192]*[.$K$3]" office:value-type="float" office:value="0.00244140625" calcext:value-type="float">
            <text:p>0.0024414063</text:p>
          </table:table-cell>
          <table:table-cell table:formula="of:=[.C192]*[.$K$3]" office:value-type="float" office:value="-0.15185546875" calcext:value-type="float">
            <text:p>-0.1518554688</text:p>
          </table:table-cell>
          <table:table-cell table:formula="of:=ATAN2([.G192]; SQRT([.F192]*[.F192]+[.E192]*[.E192]))*180/PI()" office:value-type="float" office:value="101.675458132503" calcext:value-type="float">
            <text:p>101.6754581325</text:p>
          </table:table-cell>
          <table:table-cell table:formula="of:=ATAN2([.F192]; SQRT([.G192]*[.G192]+[.E192]*[.E192]))*180/PI()" office:value-type="float" office:value="89.8135877235204" calcext:value-type="float">
            <text:p>89.8135877235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79" calcext:value-type="float">
            <text:p>-79</text:p>
          </table:table-cell>
          <table:table-cell office:value-type="float" office:value="-596" calcext:value-type="float">
            <text:p>-596</text:p>
          </table:table-cell>
          <table:table-cell/>
          <table:table-cell table:formula="of:=[.A193]*[.$K$3]" office:value-type="float" office:value="0.79541015625" calcext:value-type="float">
            <text:p>0.7954101563</text:p>
          </table:table-cell>
          <table:table-cell table:formula="of:=[.B193]*[.$K$3]" office:value-type="float" office:value="-0.03857421875" calcext:value-type="float">
            <text:p>-0.0385742188</text:p>
          </table:table-cell>
          <table:table-cell table:formula="of:=[.C193]*[.$K$3]" office:value-type="float" office:value="-0.291015625" calcext:value-type="float">
            <text:p>-0.291015625</text:p>
          </table:table-cell>
          <table:table-cell table:formula="of:=ATAN2([.G193]; SQRT([.F193]*[.F193]+[.E193]*[.E193]))*180/PI()" office:value-type="float" office:value="110.074282501734" calcext:value-type="float">
            <text:p>110.0742825017</text:p>
          </table:table-cell>
          <table:table-cell table:formula="of:=ATAN2([.F193]; SQRT([.G193]*[.G193]+[.E193]*[.E193]))*180/PI()" office:value-type="float" office:value="92.6076478804464" calcext:value-type="float">
            <text:p>92.6076478804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149" calcext:value-type="float">
            <text:p>149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[.A194]*[.$K$3]" office:value-type="float" office:value="0.734375" calcext:value-type="float">
            <text:p>0.734375</text:p>
          </table:table-cell>
          <table:table-cell table:formula="of:=[.B194]*[.$K$3]" office:value-type="float" office:value="0.07275390625" calcext:value-type="float">
            <text:p>0.0727539063</text:p>
          </table:table-cell>
          <table:table-cell table:formula="of:=[.C194]*[.$K$3]" office:value-type="float" office:value="-0.04833984375" calcext:value-type="float">
            <text:p>-0.0483398438</text:p>
          </table:table-cell>
          <table:table-cell table:formula="of:=ATAN2([.G194]; SQRT([.F194]*[.F194]+[.E194]*[.E194]))*180/PI()" office:value-type="float" office:value="93.7477373745493" calcext:value-type="float">
            <text:p>93.7477373745</text:p>
          </table:table-cell>
          <table:table-cell table:formula="of:=ATAN2([.F194]; SQRT([.G194]*[.G194]+[.E194]*[.E194]))*180/PI()" office:value-type="float" office:value="84.3543559852342" calcext:value-type="float">
            <text:p>84.3543559852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92" calcext:value-type="float">
            <text:p>92</text:p>
          </table:table-cell>
          <table:table-cell office:value-type="float" office:value="-120" calcext:value-type="float">
            <text:p>-120</text:p>
          </table:table-cell>
          <table:table-cell/>
          <table:table-cell table:formula="of:=[.A195]*[.$K$3]" office:value-type="float" office:value="0.7197265625" calcext:value-type="float">
            <text:p>0.7197265625</text:p>
          </table:table-cell>
          <table:table-cell table:formula="of:=[.B195]*[.$K$3]" office:value-type="float" office:value="0.044921875" calcext:value-type="float">
            <text:p>0.044921875</text:p>
          </table:table-cell>
          <table:table-cell table:formula="of:=[.C195]*[.$K$3]" office:value-type="float" office:value="-0.05859375" calcext:value-type="float">
            <text:p>-0.05859375</text:p>
          </table:table-cell>
          <table:table-cell table:formula="of:=ATAN2([.G195]; SQRT([.F195]*[.F195]+[.E195]*[.E195]))*180/PI()" office:value-type="float" office:value="94.6452499315729" calcext:value-type="float">
            <text:p>94.6452499316</text:p>
          </table:table-cell>
          <table:table-cell table:formula="of:=ATAN2([.F195]; SQRT([.G195]*[.G195]+[.E195]*[.E195]))*180/PI()" office:value-type="float" office:value="86.440252295029" calcext:value-type="float">
            <text:p>86.440252295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135" calcext:value-type="float">
            <text:p>135</text:p>
          </table:table-cell>
          <table:table-cell office:value-type="float" office:value="-92" calcext:value-type="float">
            <text:p>-92</text:p>
          </table:table-cell>
          <table:table-cell/>
          <table:table-cell table:formula="of:=[.A196]*[.$K$3]" office:value-type="float" office:value="0.740234375" calcext:value-type="float">
            <text:p>0.740234375</text:p>
          </table:table-cell>
          <table:table-cell table:formula="of:=[.B196]*[.$K$3]" office:value-type="float" office:value="0.06591796875" calcext:value-type="float">
            <text:p>0.0659179688</text:p>
          </table:table-cell>
          <table:table-cell table:formula="of:=[.C196]*[.$K$3]" office:value-type="float" office:value="-0.044921875" calcext:value-type="float">
            <text:p>-0.044921875</text:p>
          </table:table-cell>
          <table:table-cell table:formula="of:=ATAN2([.G196]; SQRT([.F196]*[.F196]+[.E196]*[.E196]))*180/PI()" office:value-type="float" office:value="93.4591387294052" calcext:value-type="float">
            <text:p>93.4591387294</text:p>
          </table:table-cell>
          <table:table-cell table:formula="of:=ATAN2([.F196]; SQRT([.G196]*[.G196]+[.E196]*[.E196]))*180/PI()" office:value-type="float" office:value="84.9205218645286" calcext:value-type="float">
            <text:p>84.9205218645</text:p>
          </table:table-cell>
          <table:table-cell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01" calcext:value-type="float">
            <text:p>101</text:p>
          </table:table-cell>
          <table:table-cell office:value-type="float" office:value="-134" calcext:value-type="float">
            <text:p>-134</text:p>
          </table:table-cell>
          <table:table-cell/>
          <table:table-cell table:formula="of:=[.A197]*[.$K$3]" office:value-type="float" office:value="0.693359375" calcext:value-type="float">
            <text:p>0.693359375</text:p>
          </table:table-cell>
          <table:table-cell table:formula="of:=[.B197]*[.$K$3]" office:value-type="float" office:value="0.04931640625" calcext:value-type="float">
            <text:p>0.0493164063</text:p>
          </table:table-cell>
          <table:table-cell table:formula="of:=[.C197]*[.$K$3]" office:value-type="float" office:value="-0.0654296875" calcext:value-type="float">
            <text:p>-0.0654296875</text:p>
          </table:table-cell>
          <table:table-cell table:formula="of:=ATAN2([.G197]; SQRT([.F197]*[.F197]+[.E197]*[.E197]))*180/PI()" office:value-type="float" office:value="95.377316060272" calcext:value-type="float">
            <text:p>95.3773160603</text:p>
          </table:table-cell>
          <table:table-cell table:formula="of:=ATAN2([.F197]; SQRT([.G197]*[.G197]+[.E197]*[.E197]))*180/PI()" office:value-type="float" office:value="85.9495227414408" calcext:value-type="float">
            <text:p>85.9495227414</text:p>
          </table:table-cell>
          <table:table-cell table:number-columns-repeated="2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44" calcext:value-type="float">
            <text:p>-44</text:p>
          </table:table-cell>
          <table:table-cell office:value-type="float" office:value="-394" calcext:value-type="float">
            <text:p>-394</text:p>
          </table:table-cell>
          <table:table-cell/>
          <table:table-cell table:formula="of:=[.A198]*[.$K$3]" office:value-type="float" office:value="0.69775390625" calcext:value-type="float">
            <text:p>0.6977539063</text:p>
          </table:table-cell>
          <table:table-cell table:formula="of:=[.B198]*[.$K$3]" office:value-type="float" office:value="-0.021484375" calcext:value-type="float">
            <text:p>-0.021484375</text:p>
          </table:table-cell>
          <table:table-cell table:formula="of:=[.C198]*[.$K$3]" office:value-type="float" office:value="-0.1923828125" calcext:value-type="float">
            <text:p>-0.1923828125</text:p>
          </table:table-cell>
          <table:table-cell table:formula="of:=ATAN2([.G198]; SQRT([.F198]*[.F198]+[.E198]*[.E198]))*180/PI()" office:value-type="float" office:value="105.407497382248" calcext:value-type="float">
            <text:p>105.4074973822</text:p>
          </table:table-cell>
          <table:table-cell table:formula="of:=ATAN2([.F198]; SQRT([.G198]*[.G198]+[.E198]*[.E198]))*180/PI()" office:value-type="float" office:value="91.7002211009107" calcext:value-type="float">
            <text:p>91.7002211009</text:p>
          </table:table-cell>
          <table:table-cell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54" calcext:value-type="float">
            <text:p>54</text:p>
          </table:table-cell>
          <table:table-cell office:value-type="float" office:value="-535" calcext:value-type="float">
            <text:p>-535</text:p>
          </table:table-cell>
          <table:table-cell/>
          <table:table-cell table:formula="of:=[.A199]*[.$K$3]" office:value-type="float" office:value="0.64794921875" calcext:value-type="float">
            <text:p>0.6479492188</text:p>
          </table:table-cell>
          <table:table-cell table:formula="of:=[.B199]*[.$K$3]" office:value-type="float" office:value="0.0263671875" calcext:value-type="float">
            <text:p>0.0263671875</text:p>
          </table:table-cell>
          <table:table-cell table:formula="of:=[.C199]*[.$K$3]" office:value-type="float" office:value="-0.26123046875" calcext:value-type="float">
            <text:p>-0.2612304688</text:p>
          </table:table-cell>
          <table:table-cell table:formula="of:=ATAN2([.G199]; SQRT([.F199]*[.F199]+[.E199]*[.E199]))*180/PI()" office:value-type="float" office:value="111.941135653593" calcext:value-type="float">
            <text:p>111.9411356536</text:p>
          </table:table-cell>
          <table:table-cell table:formula="of:=ATAN2([.F199]; SQRT([.G199]*[.G199]+[.E199]*[.E199]))*180/PI()" office:value-type="float" office:value="87.8386004493677" calcext:value-type="float">
            <text:p>87.8386004494</text:p>
          </table:table-cell>
          <table:table-cell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74" calcext:value-type="float">
            <text:p>74</text:p>
          </table:table-cell>
          <table:table-cell office:value-type="float" office:value="-242" calcext:value-type="float">
            <text:p>-242</text:p>
          </table:table-cell>
          <table:table-cell/>
          <table:table-cell table:formula="of:=[.A200]*[.$K$3]" office:value-type="float" office:value="0.654296875" calcext:value-type="float">
            <text:p>0.654296875</text:p>
          </table:table-cell>
          <table:table-cell table:formula="of:=[.B200]*[.$K$3]" office:value-type="float" office:value="0.0361328125" calcext:value-type="float">
            <text:p>0.0361328125</text:p>
          </table:table-cell>
          <table:table-cell table:formula="of:=[.C200]*[.$K$3]" office:value-type="float" office:value="-0.1181640625" calcext:value-type="float">
            <text:p>-0.1181640625</text:p>
          </table:table-cell>
          <table:table-cell table:formula="of:=ATAN2([.G200]; SQRT([.F200]*[.F200]+[.E200]*[.E200]))*180/PI()" office:value-type="float" office:value="100.22185749714" calcext:value-type="float">
            <text:p>100.2218574971</text:p>
          </table:table-cell>
          <table:table-cell table:formula="of:=ATAN2([.F200]; SQRT([.G200]*[.G200]+[.E200]*[.E200]))*180/PI()" office:value-type="float" office:value="86.8893347013488" calcext:value-type="float">
            <text:p>86.8893347013</text:p>
          </table:table-cell>
          <table:table-cell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" calcext:value-type="float">
            <text:p>-1</text:p>
          </table:table-cell>
          <table:table-cell office:value-type="float" office:value="-206" calcext:value-type="float">
            <text:p>-206</text:p>
          </table:table-cell>
          <table:table-cell/>
          <table:table-cell table:formula="of:=[.A201]*[.$K$3]" office:value-type="float" office:value="0.69580078125" calcext:value-type="float">
            <text:p>0.6958007813</text:p>
          </table:table-cell>
          <table:table-cell table:formula="of:=[.B201]*[.$K$3]" office:value-type="float" office:value="-0.00048828125" calcext:value-type="float">
            <text:p>-0.0004882813</text:p>
          </table:table-cell>
          <table:table-cell table:formula="of:=[.C201]*[.$K$3]" office:value-type="float" office:value="-0.1005859375" calcext:value-type="float">
            <text:p>-0.1005859375</text:p>
          </table:table-cell>
          <table:table-cell table:formula="of:=ATAN2([.G201]; SQRT([.F201]*[.F201]+[.E201]*[.E201]))*180/PI()" office:value-type="float" office:value="98.2257714444002" calcext:value-type="float">
            <text:p>98.2257714444</text:p>
          </table:table-cell>
          <table:table-cell table:formula="of:=ATAN2([.F201]; SQRT([.G201]*[.G201]+[.E201]*[.E201]))*180/PI()" office:value-type="float" office:value="90.0397939016136" calcext:value-type="float">
            <text:p>90.0397939016</text:p>
          </table:table-cell>
          <table:table-cell table:number-columns-repeated="2"/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69" calcext:value-type="float">
            <text:p>69</text:p>
          </table:table-cell>
          <table:table-cell office:value-type="float" office:value="-392" calcext:value-type="float">
            <text:p>-392</text:p>
          </table:table-cell>
          <table:table-cell/>
          <table:table-cell table:formula="of:=[.A202]*[.$K$3]" office:value-type="float" office:value="0.7109375" calcext:value-type="float">
            <text:p>0.7109375</text:p>
          </table:table-cell>
          <table:table-cell table:formula="of:=[.B202]*[.$K$3]" office:value-type="float" office:value="0.03369140625" calcext:value-type="float">
            <text:p>0.0336914063</text:p>
          </table:table-cell>
          <table:table-cell table:formula="of:=[.C202]*[.$K$3]" office:value-type="float" office:value="-0.19140625" calcext:value-type="float">
            <text:p>-0.19140625</text:p>
          </table:table-cell>
          <table:table-cell table:formula="of:=ATAN2([.G202]; SQRT([.F202]*[.F202]+[.E202]*[.E202]))*180/PI()" office:value-type="float" office:value="105.05236301612" calcext:value-type="float">
            <text:p>105.0523630161</text:p>
          </table:table-cell>
          <table:table-cell table:formula="of:=ATAN2([.F202]; SQRT([.G202]*[.G202]+[.E202]*[.E202]))*180/PI()" office:value-type="float" office:value="87.3799364529259" calcext:value-type="float">
            <text:p>87.3799364529</text:p>
          </table:table-cell>
          <table:table-cell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-15" calcext:value-type="float">
            <text:p>-15</text:p>
          </table:table-cell>
          <table:table-cell office:value-type="float" office:value="-294" calcext:value-type="float">
            <text:p>-294</text:p>
          </table:table-cell>
          <table:table-cell/>
          <table:table-cell table:formula="of:=[.A203]*[.$K$3]" office:value-type="float" office:value="0.6708984375" calcext:value-type="float">
            <text:p>0.6708984375</text:p>
          </table:table-cell>
          <table:table-cell table:formula="of:=[.B203]*[.$K$3]" office:value-type="float" office:value="-0.00732421875" calcext:value-type="float">
            <text:p>-0.0073242188</text:p>
          </table:table-cell>
          <table:table-cell table:formula="of:=[.C203]*[.$K$3]" office:value-type="float" office:value="-0.1435546875" calcext:value-type="float">
            <text:p>-0.1435546875</text:p>
          </table:table-cell>
          <table:table-cell table:formula="of:=ATAN2([.G203]; SQRT([.F203]*[.F203]+[.E203]*[.E203]))*180/PI()" office:value-type="float" office:value="102.076970636836" calcext:value-type="float">
            <text:p>102.0769706368</text:p>
          </table:table-cell>
          <table:table-cell table:formula="of:=ATAN2([.F203]; SQRT([.G203]*[.G203]+[.E203]*[.E203]))*180/PI()" office:value-type="float" office:value="90.6116310177323" calcext:value-type="float">
            <text:p>90.6116310177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93" calcext:value-type="float">
            <text:p>-193</text:p>
          </table:table-cell>
          <table:table-cell office:value-type="float" office:value="-589" calcext:value-type="float">
            <text:p>-589</text:p>
          </table:table-cell>
          <table:table-cell/>
          <table:table-cell table:formula="of:=[.A204]*[.$K$3]" office:value-type="float" office:value="0.68408203125" calcext:value-type="float">
            <text:p>0.6840820313</text:p>
          </table:table-cell>
          <table:table-cell table:formula="of:=[.B204]*[.$K$3]" office:value-type="float" office:value="-0.09423828125" calcext:value-type="float">
            <text:p>-0.0942382813</text:p>
          </table:table-cell>
          <table:table-cell table:formula="of:=[.C204]*[.$K$3]" office:value-type="float" office:value="-0.28759765625" calcext:value-type="float">
            <text:p>-0.2875976563</text:p>
          </table:table-cell>
          <table:table-cell table:formula="of:=ATAN2([.G204]; SQRT([.F204]*[.F204]+[.E204]*[.E204]))*180/PI()" office:value-type="float" office:value="112.610784863563" calcext:value-type="float">
            <text:p>112.6107848636</text:p>
          </table:table-cell>
          <table:table-cell table:formula="of:=ATAN2([.F204]; SQRT([.G204]*[.G204]+[.E204]*[.E204]))*180/PI()" office:value-type="float" office:value="97.237383938582" calcext:value-type="float">
            <text:p>97.2373839386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float" office:value="-362" calcext:value-type="float">
            <text:p>-362</text:p>
          </table:table-cell>
          <table:table-cell/>
          <table:table-cell table:formula="of:=[.A205]*[.$K$3]" office:value-type="float" office:value="0.8251953125" calcext:value-type="float">
            <text:p>0.8251953125</text:p>
          </table:table-cell>
          <table:table-cell table:formula="of:=[.B205]*[.$K$3]" office:value-type="float" office:value="0" calcext:value-type="float">
            <text:p>0</text:p>
          </table:table-cell>
          <table:table-cell table:formula="of:=[.C205]*[.$K$3]" office:value-type="float" office:value="-0.1767578125" calcext:value-type="float">
            <text:p>-0.1767578125</text:p>
          </table:table-cell>
          <table:table-cell table:formula="of:=ATAN2([.G205]; SQRT([.F205]*[.F205]+[.E205]*[.E205]))*180/PI()" office:value-type="float" office:value="102.090126366644" calcext:value-type="float">
            <text:p>102.0901263666</text:p>
          </table:table-cell>
          <table:table-cell table:formula="of:=ATAN2([.F205]; SQRT([.G205]*[.G205]+[.E205]*[.E205]))*180/PI()"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94" calcext:value-type="float">
            <text:p>-94</text:p>
          </table:table-cell>
          <table:table-cell office:value-type="float" office:value="-348" calcext:value-type="float">
            <text:p>-348</text:p>
          </table:table-cell>
          <table:table-cell/>
          <table:table-cell table:formula="of:=[.A206]*[.$K$3]" office:value-type="float" office:value="0.67724609375" calcext:value-type="float">
            <text:p>0.6772460938</text:p>
          </table:table-cell>
          <table:table-cell table:formula="of:=[.B206]*[.$K$3]" office:value-type="float" office:value="-0.0458984375" calcext:value-type="float">
            <text:p>-0.0458984375</text:p>
          </table:table-cell>
          <table:table-cell table:formula="of:=[.C206]*[.$K$3]" office:value-type="float" office:value="-0.169921875" calcext:value-type="float">
            <text:p>-0.169921875</text:p>
          </table:table-cell>
          <table:table-cell table:formula="of:=ATAN2([.G206]; SQRT([.F206]*[.F206]+[.E206]*[.E206]))*180/PI()" office:value-type="float" office:value="104.053875725607" calcext:value-type="float">
            <text:p>104.0538757256</text:p>
          </table:table-cell>
          <table:table-cell table:formula="of:=ATAN2([.F206]; SQRT([.G206]*[.G206]+[.E206]*[.E206]))*180/PI()" office:value-type="float" office:value="93.7609100606112" calcext:value-type="float">
            <text:p>93.7609100606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26" calcext:value-type="float">
            <text:p>126</text:p>
          </table:table-cell>
          <table:table-cell office:value-type="float" office:value="-321" calcext:value-type="float">
            <text:p>-321</text:p>
          </table:table-cell>
          <table:table-cell/>
          <table:table-cell table:formula="of:=[.A207]*[.$K$3]" office:value-type="float" office:value="0.68994140625" calcext:value-type="float">
            <text:p>0.6899414063</text:p>
          </table:table-cell>
          <table:table-cell table:formula="of:=[.B207]*[.$K$3]" office:value-type="float" office:value="0.0615234375" calcext:value-type="float">
            <text:p>0.0615234375</text:p>
          </table:table-cell>
          <table:table-cell table:formula="of:=[.C207]*[.$K$3]" office:value-type="float" office:value="-0.15673828125" calcext:value-type="float">
            <text:p>-0.1567382813</text:p>
          </table:table-cell>
          <table:table-cell table:formula="of:=ATAN2([.G207]; SQRT([.F207]*[.F207]+[.E207]*[.E207]))*180/PI()" office:value-type="float" office:value="102.750079672055" calcext:value-type="float">
            <text:p>102.7500796721</text:p>
          </table:table-cell>
          <table:table-cell table:formula="of:=ATAN2([.F207]; SQRT([.G207]*[.G207]+[.E207]*[.E207]))*180/PI()" office:value-type="float" office:value="85.0302698699798" calcext:value-type="float">
            <text:p>85.03026987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83" calcext:value-type="float">
            <text:p>-83</text:p>
          </table:table-cell>
          <table:table-cell office:value-type="float" office:value="-310" calcext:value-type="float">
            <text:p>-310</text:p>
          </table:table-cell>
          <table:table-cell/>
          <table:table-cell table:formula="of:=[.A208]*[.$K$3]" office:value-type="float" office:value="0.71337890625" calcext:value-type="float">
            <text:p>0.7133789063</text:p>
          </table:table-cell>
          <table:table-cell table:formula="of:=[.B208]*[.$K$3]" office:value-type="float" office:value="-0.04052734375" calcext:value-type="float">
            <text:p>-0.0405273438</text:p>
          </table:table-cell>
          <table:table-cell table:formula="of:=[.C208]*[.$K$3]" office:value-type="float" office:value="-0.1513671875" calcext:value-type="float">
            <text:p>-0.1513671875</text:p>
          </table:table-cell>
          <table:table-cell table:formula="of:=ATAN2([.G208]; SQRT([.F208]*[.F208]+[.E208]*[.E208]))*180/PI()" office:value-type="float" office:value="101.960815043251" calcext:value-type="float">
            <text:p>101.9608150433</text:p>
          </table:table-cell>
          <table:table-cell table:formula="of:=ATAN2([.F208]; SQRT([.G208]*[.G208]+[.E208]*[.E208]))*180/PI()" office:value-type="float" office:value="93.1808364561972" calcext:value-type="float">
            <text:p>93.1808364562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195" calcext:value-type="float">
            <text:p>195</text:p>
          </table:table-cell>
          <table:table-cell office:value-type="float" office:value="-154" calcext:value-type="float">
            <text:p>-154</text:p>
          </table:table-cell>
          <table:table-cell/>
          <table:table-cell table:formula="of:=[.A209]*[.$K$3]" office:value-type="float" office:value="0.787109375" calcext:value-type="float">
            <text:p>0.787109375</text:p>
          </table:table-cell>
          <table:table-cell table:formula="of:=[.B209]*[.$K$3]" office:value-type="float" office:value="0.09521484375" calcext:value-type="float">
            <text:p>0.0952148438</text:p>
          </table:table-cell>
          <table:table-cell table:formula="of:=[.C209]*[.$K$3]" office:value-type="float" office:value="-0.0751953125" calcext:value-type="float">
            <text:p>-0.0751953125</text:p>
          </table:table-cell>
          <table:table-cell table:formula="of:=ATAN2([.G209]; SQRT([.F209]*[.F209]+[.E209]*[.E209]))*180/PI()" office:value-type="float" office:value="95.4178461382453" calcext:value-type="float">
            <text:p>95.4178461382</text:p>
          </table:table-cell>
          <table:table-cell table:formula="of:=ATAN2([.F209]; SQRT([.G209]*[.G209]+[.E209]*[.E209]))*180/PI()" office:value-type="float" office:value="83.1335346899557" calcext:value-type="float">
            <text:p>83.13353469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60" calcext:value-type="float">
            <text:p>-160</text:p>
          </table:table-cell>
          <table:table-cell office:value-type="float" office:value="-447" calcext:value-type="float">
            <text:p>-447</text:p>
          </table:table-cell>
          <table:table-cell/>
          <table:table-cell table:formula="of:=[.A210]*[.$K$3]" office:value-type="float" office:value="0.76806640625" calcext:value-type="float">
            <text:p>0.7680664063</text:p>
          </table:table-cell>
          <table:table-cell table:formula="of:=[.B210]*[.$K$3]" office:value-type="float" office:value="-0.078125" calcext:value-type="float">
            <text:p>-0.078125</text:p>
          </table:table-cell>
          <table:table-cell table:formula="of:=[.C210]*[.$K$3]" office:value-type="float" office:value="-0.21826171875" calcext:value-type="float">
            <text:p>-0.2182617188</text:p>
          </table:table-cell>
          <table:table-cell table:formula="of:=ATAN2([.G210]; SQRT([.F210]*[.F210]+[.E210]*[.E210]))*180/PI()" office:value-type="float" office:value="105.786215058401" calcext:value-type="float">
            <text:p>105.7862150584</text:p>
          </table:table-cell>
          <table:table-cell table:formula="of:=ATAN2([.F210]; SQRT([.G210]*[.G210]+[.E210]*[.E210]))*180/PI()" office:value-type="float" office:value="95.5881822740329" calcext:value-type="float">
            <text:p>95.588182274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372" calcext:value-type="float">
            <text:p>-372</text:p>
          </table:table-cell>
          <table:table-cell office:value-type="float" office:value="-652" calcext:value-type="float">
            <text:p>-652</text:p>
          </table:table-cell>
          <table:table-cell/>
          <table:table-cell table:formula="of:=[.A211]*[.$K$3]" office:value-type="float" office:value="0.74169921875" calcext:value-type="float">
            <text:p>0.7416992188</text:p>
          </table:table-cell>
          <table:table-cell table:formula="of:=[.B211]*[.$K$3]" office:value-type="float" office:value="-0.181640625" calcext:value-type="float">
            <text:p>-0.181640625</text:p>
          </table:table-cell>
          <table:table-cell table:formula="of:=[.C211]*[.$K$3]" office:value-type="float" office:value="-0.318359375" calcext:value-type="float">
            <text:p>-0.318359375</text:p>
          </table:table-cell>
          <table:table-cell table:formula="of:=ATAN2([.G211]; SQRT([.F211]*[.F211]+[.E211]*[.E211]))*180/PI()" office:value-type="float" office:value="112.631729243174" calcext:value-type="float">
            <text:p>112.6317292432</text:p>
          </table:table-cell>
          <table:table-cell table:formula="of:=ATAN2([.F211]; SQRT([.G211]*[.G211]+[.E211]*[.E211]))*180/PI()" office:value-type="float" office:value="102.682732070232" calcext:value-type="float">
            <text:p>102.6827320702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232" calcext:value-type="float">
            <text:p>-232</text:p>
          </table:table-cell>
          <table:table-cell office:value-type="float" office:value="-637" calcext:value-type="float">
            <text:p>-637</text:p>
          </table:table-cell>
          <table:table-cell/>
          <table:table-cell table:formula="of:=[.A212]*[.$K$3]" office:value-type="float" office:value="0.77978515625" calcext:value-type="float">
            <text:p>0.7797851563</text:p>
          </table:table-cell>
          <table:table-cell table:formula="of:=[.B212]*[.$K$3]" office:value-type="float" office:value="-0.11328125" calcext:value-type="float">
            <text:p>-0.11328125</text:p>
          </table:table-cell>
          <table:table-cell table:formula="of:=[.C212]*[.$K$3]" office:value-type="float" office:value="-0.31103515625" calcext:value-type="float">
            <text:p>-0.3110351563</text:p>
          </table:table-cell>
          <table:table-cell table:formula="of:=ATAN2([.G212]; SQRT([.F212]*[.F212]+[.E212]*[.E212]))*180/PI()" office:value-type="float" office:value="111.54060875508" calcext:value-type="float">
            <text:p>111.5406087551</text:p>
          </table:table-cell>
          <table:table-cell table:formula="of:=ATAN2([.F212]; SQRT([.G212]*[.G212]+[.E212]*[.E212]))*180/PI()" office:value-type="float" office:value="97.6847566244908" calcext:value-type="float">
            <text:p>97.6847566245</text:p>
          </table:table-cell>
          <table:table-cell table:number-columns-repeated="2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266" calcext:value-type="float">
            <text:p>-266</text:p>
          </table:table-cell>
          <table:table-cell office:value-type="float" office:value="-753" calcext:value-type="float">
            <text:p>-753</text:p>
          </table:table-cell>
          <table:table-cell/>
          <table:table-cell table:formula="of:=[.A213]*[.$K$3]" office:value-type="float" office:value="0.82470703125" calcext:value-type="float">
            <text:p>0.8247070313</text:p>
          </table:table-cell>
          <table:table-cell table:formula="of:=[.B213]*[.$K$3]" office:value-type="float" office:value="-0.1298828125" calcext:value-type="float">
            <text:p>-0.1298828125</text:p>
          </table:table-cell>
          <table:table-cell table:formula="of:=[.C213]*[.$K$3]" office:value-type="float" office:value="-0.36767578125" calcext:value-type="float">
            <text:p>-0.3676757813</text:p>
          </table:table-cell>
          <table:table-cell table:formula="of:=ATAN2([.G213]; SQRT([.F213]*[.F213]+[.E213]*[.E213]))*180/PI()" office:value-type="float" office:value="113.768586826757" calcext:value-type="float">
            <text:p>113.7685868268</text:p>
          </table:table-cell>
          <table:table-cell table:formula="of:=ATAN2([.F213]; SQRT([.G213]*[.G213]+[.E213]*[.E213]))*180/PI()" office:value-type="float" office:value="98.1853945785632" calcext:value-type="float">
            <text:p>98.1853945786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64" calcext:value-type="float">
            <text:p>-64</text:p>
          </table:table-cell>
          <table:table-cell office:value-type="float" office:value="-361" calcext:value-type="float">
            <text:p>-361</text:p>
          </table:table-cell>
          <table:table-cell/>
          <table:table-cell table:formula="of:=[.A214]*[.$K$3]" office:value-type="float" office:value="0.76318359375" calcext:value-type="float">
            <text:p>0.7631835938</text:p>
          </table:table-cell>
          <table:table-cell table:formula="of:=[.B214]*[.$K$3]" office:value-type="float" office:value="-0.03125" calcext:value-type="float">
            <text:p>-0.03125</text:p>
          </table:table-cell>
          <table:table-cell table:formula="of:=[.C214]*[.$K$3]" office:value-type="float" office:value="-0.17626953125" calcext:value-type="float">
            <text:p>-0.1762695313</text:p>
          </table:table-cell>
          <table:table-cell table:formula="of:=ATAN2([.G214]; SQRT([.F214]*[.F214]+[.E214]*[.E214]))*180/PI()" office:value-type="float" office:value="102.994806032249" calcext:value-type="float">
            <text:p>102.9948060322</text:p>
          </table:table-cell>
          <table:table-cell table:formula="of:=ATAN2([.F214]; SQRT([.G214]*[.G214]+[.E214]*[.E214]))*180/PI()" office:value-type="float" office:value="92.2846936337482" calcext:value-type="float">
            <text:p>92.2846936337</text:p>
          </table:table-cell>
          <table:table-cell table:number-columns-repeated="2"/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-100" calcext:value-type="float">
            <text:p>-100</text:p>
          </table:table-cell>
          <table:table-cell office:value-type="float" office:value="-301" calcext:value-type="float">
            <text:p>-301</text:p>
          </table:table-cell>
          <table:table-cell/>
          <table:table-cell table:formula="of:=[.A215]*[.$K$3]" office:value-type="float" office:value="0.822265625" calcext:value-type="float">
            <text:p>0.822265625</text:p>
          </table:table-cell>
          <table:table-cell table:formula="of:=[.B215]*[.$K$3]" office:value-type="float" office:value="-0.048828125" calcext:value-type="float">
            <text:p>-0.048828125</text:p>
          </table:table-cell>
          <table:table-cell table:formula="of:=[.C215]*[.$K$3]" office:value-type="float" office:value="-0.14697265625" calcext:value-type="float">
            <text:p>-0.1469726563</text:p>
          </table:table-cell>
          <table:table-cell table:formula="of:=ATAN2([.G215]; SQRT([.F215]*[.F215]+[.E215]*[.E215]))*180/PI()" office:value-type="float" office:value="100.11663974571" calcext:value-type="float">
            <text:p>100.1166397457</text:p>
          </table:table-cell>
          <table:table-cell table:formula="of:=ATAN2([.F215]; SQRT([.G215]*[.G215]+[.E215]*[.E215]))*180/PI()" office:value-type="float" office:value="93.3454736508587" calcext:value-type="float">
            <text:p>93.3454736509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290" calcext:value-type="float">
            <text:p>-290</text:p>
          </table:table-cell>
          <table:table-cell office:value-type="float" office:value="-299" calcext:value-type="float">
            <text:p>-299</text:p>
          </table:table-cell>
          <table:table-cell/>
          <table:table-cell table:formula="of:=[.A216]*[.$K$3]" office:value-type="float" office:value="0.75830078125" calcext:value-type="float">
            <text:p>0.7583007813</text:p>
          </table:table-cell>
          <table:table-cell table:formula="of:=[.B216]*[.$K$3]" office:value-type="float" office:value="-0.1416015625" calcext:value-type="float">
            <text:p>-0.1416015625</text:p>
          </table:table-cell>
          <table:table-cell table:formula="of:=[.C216]*[.$K$3]" office:value-type="float" office:value="-0.14599609375" calcext:value-type="float">
            <text:p>-0.1459960938</text:p>
          </table:table-cell>
          <table:table-cell table:formula="of:=ATAN2([.G216]; SQRT([.F216]*[.F216]+[.E216]*[.E216]))*180/PI()" office:value-type="float" office:value="100.716991218723" calcext:value-type="float">
            <text:p>100.7169912187</text:p>
          </table:table-cell>
          <table:table-cell table:formula="of:=ATAN2([.F216]; SQRT([.G216]*[.G216]+[.E216]*[.E216]))*180/PI()" office:value-type="float" office:value="100.390764760089" calcext:value-type="float">
            <text:p>100.3907647601</text:p>
          </table:table-cell>
          <table:table-cell table:number-columns-repeated="2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[.A217]*[.$K$3]" office:value-type="float" office:value="0.771484375" calcext:value-type="float">
            <text:p>0.771484375</text:p>
          </table:table-cell>
          <table:table-cell table:formula="of:=[.B217]*[.$K$3]" office:value-type="float" office:value="0.03173828125" calcext:value-type="float">
            <text:p>0.0317382813</text:p>
          </table:table-cell>
          <table:table-cell table:formula="of:=[.C217]*[.$K$3]" office:value-type="float" office:value="-0.00537109375" calcext:value-type="float">
            <text:p>-0.0053710938</text:p>
          </table:table-cell>
          <table:table-cell table:formula="of:=ATAN2([.G217]; SQRT([.F217]*[.F217]+[.E217]*[.E217]))*180/PI()" office:value-type="float" office:value="90.39855111502" calcext:value-type="float">
            <text:p>90.398551115</text:p>
          </table:table-cell>
          <table:table-cell table:formula="of:=ATAN2([.F217]; SQRT([.G217]*[.G217]+[.E217]*[.E217]))*180/PI()" office:value-type="float" office:value="87.6442805741172" calcext:value-type="float">
            <text:p>87.6442805741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282" calcext:value-type="float">
            <text:p>282</text:p>
          </table:table-cell>
          <table:table-cell office:value-type="float" office:value="-156" calcext:value-type="float">
            <text:p>-156</text:p>
          </table:table-cell>
          <table:table-cell/>
          <table:table-cell table:formula="of:=[.A218]*[.$K$3]" office:value-type="float" office:value="0.79296875" calcext:value-type="float">
            <text:p>0.79296875</text:p>
          </table:table-cell>
          <table:table-cell table:formula="of:=[.B218]*[.$K$3]" office:value-type="float" office:value="0.1376953125" calcext:value-type="float">
            <text:p>0.1376953125</text:p>
          </table:table-cell>
          <table:table-cell table:formula="of:=[.C218]*[.$K$3]" office:value-type="float" office:value="-0.076171875" calcext:value-type="float">
            <text:p>-0.076171875</text:p>
          </table:table-cell>
          <table:table-cell table:formula="of:=ATAN2([.G218]; SQRT([.F218]*[.F218]+[.E218]*[.E218]))*180/PI()" office:value-type="float" office:value="95.4065311835838" calcext:value-type="float">
            <text:p>95.4065311836</text:p>
          </table:table-cell>
          <table:table-cell table:formula="of:=ATAN2([.F218]; SQRT([.G218]*[.G218]+[.E218]*[.E218]))*180/PI()" office:value-type="float" office:value="80.1933412949328" calcext:value-type="float">
            <text:p>80.1933412949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4" calcext:value-type="float">
            <text:p>64</text:p>
          </table:table-cell>
          <table:table-cell office:value-type="float" office:value="-304" calcext:value-type="float">
            <text:p>-304</text:p>
          </table:table-cell>
          <table:table-cell/>
          <table:table-cell table:formula="of:=[.A219]*[.$K$3]" office:value-type="float" office:value="0.73779296875" calcext:value-type="float">
            <text:p>0.7377929688</text:p>
          </table:table-cell>
          <table:table-cell table:formula="of:=[.B219]*[.$K$3]" office:value-type="float" office:value="0.03125" calcext:value-type="float">
            <text:p>0.03125</text:p>
          </table:table-cell>
          <table:table-cell table:formula="of:=[.C219]*[.$K$3]" office:value-type="float" office:value="-0.1484375" calcext:value-type="float">
            <text:p>-0.1484375</text:p>
          </table:table-cell>
          <table:table-cell table:formula="of:=ATAN2([.G219]; SQRT([.F219]*[.F219]+[.E219]*[.E219]))*180/PI()" office:value-type="float" office:value="101.365621632849" calcext:value-type="float">
            <text:p>101.3656216328</text:p>
          </table:table-cell>
          <table:table-cell table:formula="of:=ATAN2([.F219]; SQRT([.G219]*[.G219]+[.E219]*[.E219]))*180/PI()" office:value-type="float" office:value="87.6222166394963" calcext:value-type="float">
            <text:p>87.6222166395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13" calcext:value-type="float">
            <text:p>-13</text:p>
          </table:table-cell>
          <table:table-cell office:value-type="float" office:value="-226" calcext:value-type="float">
            <text:p>-226</text:p>
          </table:table-cell>
          <table:table-cell/>
          <table:table-cell table:formula="of:=[.A220]*[.$K$3]" office:value-type="float" office:value="0.7666015625" calcext:value-type="float">
            <text:p>0.7666015625</text:p>
          </table:table-cell>
          <table:table-cell table:formula="of:=[.B220]*[.$K$3]" office:value-type="float" office:value="-0.00634765625" calcext:value-type="float">
            <text:p>-0.0063476563</text:p>
          </table:table-cell>
          <table:table-cell table:formula="of:=[.C220]*[.$K$3]" office:value-type="float" office:value="-0.1103515625" calcext:value-type="float">
            <text:p>-0.1103515625</text:p>
          </table:table-cell>
          <table:table-cell table:formula="of:=ATAN2([.G220]; SQRT([.F220]*[.F220]+[.E220]*[.E220]))*180/PI()" office:value-type="float" office:value="98.1911261063013" calcext:value-type="float">
            <text:p>98.1911261063</text:p>
          </table:table-cell>
          <table:table-cell table:formula="of:=ATAN2([.F220]; SQRT([.G220]*[.G220]+[.E220]*[.E220]))*180/PI()" office:value-type="float" office:value="90.4695728881771" calcext:value-type="float">
            <text:p>90.4695728882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36" calcext:value-type="float">
            <text:p>36</text:p>
          </table:table-cell>
          <table:table-cell office:value-type="float" office:value="-158" calcext:value-type="float">
            <text:p>-158</text:p>
          </table:table-cell>
          <table:table-cell/>
          <table:table-cell table:formula="of:=[.A221]*[.$K$3]" office:value-type="float" office:value="0.76220703125" calcext:value-type="float">
            <text:p>0.7622070313</text:p>
          </table:table-cell>
          <table:table-cell table:formula="of:=[.B221]*[.$K$3]" office:value-type="float" office:value="0.017578125" calcext:value-type="float">
            <text:p>0.017578125</text:p>
          </table:table-cell>
          <table:table-cell table:formula="of:=[.C221]*[.$K$3]" office:value-type="float" office:value="-0.0771484375" calcext:value-type="float">
            <text:p>-0.0771484375</text:p>
          </table:table-cell>
          <table:table-cell table:formula="of:=ATAN2([.G221]; SQRT([.F221]*[.F221]+[.E221]*[.E221]))*180/PI()" office:value-type="float" office:value="95.7781069449388" calcext:value-type="float">
            <text:p>95.7781069449</text:p>
          </table:table-cell>
          <table:table-cell table:formula="of:=ATAN2([.F221]; SQRT([.G221]*[.G221]+[.E221]*[.E221]))*180/PI()" office:value-type="float" office:value="88.685584424484" calcext:value-type="float">
            <text:p>88.6855844245</text:p>
          </table:table-cell>
          <table:table-cell table:number-columns-repeated="2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128" calcext:value-type="float">
            <text:p>128</text:p>
          </table:table-cell>
          <table:table-cell office:value-type="float" office:value="-276" calcext:value-type="float">
            <text:p>-276</text:p>
          </table:table-cell>
          <table:table-cell/>
          <table:table-cell table:formula="of:=[.A222]*[.$K$3]" office:value-type="float" office:value="0.72119140625" calcext:value-type="float">
            <text:p>0.7211914063</text:p>
          </table:table-cell>
          <table:table-cell table:formula="of:=[.B222]*[.$K$3]" office:value-type="float" office:value="0.0625" calcext:value-type="float">
            <text:p>0.0625</text:p>
          </table:table-cell>
          <table:table-cell table:formula="of:=[.C222]*[.$K$3]" office:value-type="float" office:value="-0.134765625" calcext:value-type="float">
            <text:p>-0.134765625</text:p>
          </table:table-cell>
          <table:table-cell table:formula="of:=ATAN2([.G222]; SQRT([.F222]*[.F222]+[.E222]*[.E222]))*180/PI()" office:value-type="float" office:value="100.545882993022" calcext:value-type="float">
            <text:p>100.545882993</text:p>
          </table:table-cell>
          <table:table-cell table:formula="of:=ATAN2([.F222]; SQRT([.G222]*[.G222]+[.E222]*[.E222]))*180/PI()" office:value-type="float" office:value="85.1308657837881" calcext:value-type="float">
            <text:p>85.1308657838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44" calcext:value-type="float">
            <text:p>44</text:p>
          </table:table-cell>
          <table:table-cell office:value-type="float" office:value="-265" calcext:value-type="float">
            <text:p>-265</text:p>
          </table:table-cell>
          <table:table-cell/>
          <table:table-cell table:formula="of:=[.A223]*[.$K$3]" office:value-type="float" office:value="0.75927734375" calcext:value-type="float">
            <text:p>0.7592773438</text:p>
          </table:table-cell>
          <table:table-cell table:formula="of:=[.B223]*[.$K$3]" office:value-type="float" office:value="0.021484375" calcext:value-type="float">
            <text:p>0.021484375</text:p>
          </table:table-cell>
          <table:table-cell table:formula="of:=[.C223]*[.$K$3]" office:value-type="float" office:value="-0.12939453125" calcext:value-type="float">
            <text:p>-0.1293945313</text:p>
          </table:table-cell>
          <table:table-cell table:formula="of:=ATAN2([.G223]; SQRT([.F223]*[.F223]+[.E223]*[.E223]))*180/PI()" office:value-type="float" office:value="99.6675246704148" calcext:value-type="float">
            <text:p>99.6675246704</text:p>
          </table:table-cell>
          <table:table-cell table:formula="of:=ATAN2([.F223]; SQRT([.G223]*[.G223]+[.E223]*[.E223]))*180/PI()" office:value-type="float" office:value="88.4022246922886" calcext:value-type="float">
            <text:p>88.4022246923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98" calcext:value-type="float">
            <text:p>98</text:p>
          </table:table-cell>
          <table:table-cell office:value-type="float" office:value="-445" calcext:value-type="float">
            <text:p>-445</text:p>
          </table:table-cell>
          <table:table-cell/>
          <table:table-cell table:formula="of:=[.A224]*[.$K$3]" office:value-type="float" office:value="0.748046875" calcext:value-type="float">
            <text:p>0.748046875</text:p>
          </table:table-cell>
          <table:table-cell table:formula="of:=[.B224]*[.$K$3]" office:value-type="float" office:value="0.0478515625" calcext:value-type="float">
            <text:p>0.0478515625</text:p>
          </table:table-cell>
          <table:table-cell table:formula="of:=[.C224]*[.$K$3]" office:value-type="float" office:value="-0.21728515625" calcext:value-type="float">
            <text:p>-0.2172851563</text:p>
          </table:table-cell>
          <table:table-cell table:formula="of:=ATAN2([.G224]; SQRT([.F224]*[.F224]+[.E224]*[.E224]))*180/PI()" office:value-type="float" office:value="106.165684100622" calcext:value-type="float">
            <text:p>106.1656841006</text:p>
          </table:table-cell>
          <table:table-cell table:formula="of:=ATAN2([.F224]; SQRT([.G224]*[.G224]+[.E224]*[.E224]))*180/PI()" office:value-type="float" office:value="86.4847579033471" calcext:value-type="float">
            <text:p>86.4847579033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47" calcext:value-type="float">
            <text:p>-47</text:p>
          </table:table-cell>
          <table:table-cell office:value-type="float" office:value="-475" calcext:value-type="float">
            <text:p>-475</text:p>
          </table:table-cell>
          <table:table-cell/>
          <table:table-cell table:formula="of:=[.A225]*[.$K$3]" office:value-type="float" office:value="0.77392578125" calcext:value-type="float">
            <text:p>0.7739257813</text:p>
          </table:table-cell>
          <table:table-cell table:formula="of:=[.B225]*[.$K$3]" office:value-type="float" office:value="-0.02294921875" calcext:value-type="float">
            <text:p>-0.0229492188</text:p>
          </table:table-cell>
          <table:table-cell table:formula="of:=[.C225]*[.$K$3]" office:value-type="float" office:value="-0.23193359375" calcext:value-type="float">
            <text:p>-0.2319335938</text:p>
          </table:table-cell>
          <table:table-cell table:formula="of:=ATAN2([.G225]; SQRT([.F225]*[.F225]+[.E225]*[.E225]))*180/PI()" office:value-type="float" office:value="106.675738144474" calcext:value-type="float">
            <text:p>106.6757381445</text:p>
          </table:table-cell>
          <table:table-cell table:formula="of:=ATAN2([.F225]; SQRT([.G225]*[.G225]+[.E225]*[.E225]))*180/PI()" office:value-type="float" office:value="91.627042525884" calcext:value-type="float">
            <text:p>91.6270425259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93" calcext:value-type="float">
            <text:p>93</text:p>
          </table:table-cell>
          <table:table-cell office:value-type="float" office:value="-151" calcext:value-type="float">
            <text:p>-151</text:p>
          </table:table-cell>
          <table:table-cell/>
          <table:table-cell table:formula="of:=[.A226]*[.$K$3]" office:value-type="float" office:value="0.79541015625" calcext:value-type="float">
            <text:p>0.7954101563</text:p>
          </table:table-cell>
          <table:table-cell table:formula="of:=[.B226]*[.$K$3]" office:value-type="float" office:value="0.04541015625" calcext:value-type="float">
            <text:p>0.0454101563</text:p>
          </table:table-cell>
          <table:table-cell table:formula="of:=[.C226]*[.$K$3]" office:value-type="float" office:value="-0.07373046875" calcext:value-type="float">
            <text:p>-0.0737304688</text:p>
          </table:table-cell>
          <table:table-cell table:formula="of:=ATAN2([.G226]; SQRT([.F226]*[.F226]+[.E226]*[.E226]))*180/PI()" office:value-type="float" office:value="95.2873328137069" calcext:value-type="float">
            <text:p>95.2873328137</text:p>
          </table:table-cell>
          <table:table-cell table:formula="of:=ATAN2([.F226]; SQRT([.G226]*[.G226]+[.E226]*[.E226]))*180/PI()" office:value-type="float" office:value="86.7464348705368" calcext:value-type="float">
            <text:p>86.7464348705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-144" calcext:value-type="float">
            <text:p>-144</text:p>
          </table:table-cell>
          <table:table-cell office:value-type="float" office:value="-242" calcext:value-type="float">
            <text:p>-242</text:p>
          </table:table-cell>
          <table:table-cell/>
          <table:table-cell table:formula="of:=[.A227]*[.$K$3]" office:value-type="float" office:value="0.755859375" calcext:value-type="float">
            <text:p>0.755859375</text:p>
          </table:table-cell>
          <table:table-cell table:formula="of:=[.B227]*[.$K$3]" office:value-type="float" office:value="-0.0703125" calcext:value-type="float">
            <text:p>-0.0703125</text:p>
          </table:table-cell>
          <table:table-cell table:formula="of:=[.C227]*[.$K$3]" office:value-type="float" office:value="-0.1181640625" calcext:value-type="float">
            <text:p>-0.1181640625</text:p>
          </table:table-cell>
          <table:table-cell table:formula="of:=ATAN2([.G227]; SQRT([.F227]*[.F227]+[.E227]*[.E227]))*180/PI()" office:value-type="float" office:value="98.8475855522841" calcext:value-type="float">
            <text:p>98.8475855523</text:p>
          </table:table-cell>
          <table:table-cell table:formula="of:=ATAN2([.F227]; SQRT([.G227]*[.G227]+[.E227]*[.E227]))*180/PI()" office:value-type="float" office:value="95.2511290608997" calcext:value-type="float">
            <text:p>95.2511290609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-196" calcext:value-type="float">
            <text:p>-196</text:p>
          </table:table-cell>
          <table:table-cell/>
          <table:table-cell table:formula="of:=[.A228]*[.$K$3]" office:value-type="float" office:value="0.7666015625" calcext:value-type="float">
            <text:p>0.7666015625</text:p>
          </table:table-cell>
          <table:table-cell table:formula="of:=[.B228]*[.$K$3]" office:value-type="float" office:value="0.0009765625" calcext:value-type="float">
            <text:p>0.0009765625</text:p>
          </table:table-cell>
          <table:table-cell table:formula="of:=[.C228]*[.$K$3]" office:value-type="float" office:value="-0.095703125" calcext:value-type="float">
            <text:p>-0.095703125</text:p>
          </table:table-cell>
          <table:table-cell table:formula="of:=ATAN2([.G228]; SQRT([.F228]*[.F228]+[.E228]*[.E228]))*180/PI()" office:value-type="float" office:value="97.116027288483" calcext:value-type="float">
            <text:p>97.1160272885</text:p>
          </table:table-cell>
          <table:table-cell table:formula="of:=ATAN2([.F228]; SQRT([.G228]*[.G228]+[.E228]*[.E228]))*180/PI()" office:value-type="float" office:value="89.9275739901837" calcext:value-type="float">
            <text:p>89.9275739902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96" calcext:value-type="float">
            <text:p>-96</text:p>
          </table:table-cell>
          <table:table-cell office:value-type="float" office:value="-247" calcext:value-type="float">
            <text:p>-247</text:p>
          </table:table-cell>
          <table:table-cell/>
          <table:table-cell table:formula="of:=[.A229]*[.$K$3]" office:value-type="float" office:value="0.73388671875" calcext:value-type="float">
            <text:p>0.7338867188</text:p>
          </table:table-cell>
          <table:table-cell table:formula="of:=[.B229]*[.$K$3]" office:value-type="float" office:value="-0.046875" calcext:value-type="float">
            <text:p>-0.046875</text:p>
          </table:table-cell>
          <table:table-cell table:formula="of:=[.C229]*[.$K$3]" office:value-type="float" office:value="-0.12060546875" calcext:value-type="float">
            <text:p>-0.1206054688</text:p>
          </table:table-cell>
          <table:table-cell table:formula="of:=ATAN2([.G229]; SQRT([.F229]*[.F229]+[.E229]*[.E229]))*180/PI()" office:value-type="float" office:value="99.3138104245221" calcext:value-type="float">
            <text:p>99.3138104245</text:p>
          </table:table-cell>
          <table:table-cell table:formula="of:=ATAN2([.F229]; SQRT([.G229]*[.G229]+[.E229]*[.E229]))*180/PI()" office:value-type="float" office:value="93.6064018271658" calcext:value-type="float">
            <text:p>93.6064018272</text:p>
          </table:table-cell>
          <table:table-cell table:number-columns-repeated="2"/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40" calcext:value-type="float">
            <text:p>40</text:p>
          </table:table-cell>
          <table:table-cell office:value-type="float" office:value="-146" calcext:value-type="float">
            <text:p>-146</text:p>
          </table:table-cell>
          <table:table-cell/>
          <table:table-cell table:formula="of:=[.A230]*[.$K$3]" office:value-type="float" office:value="0.775390625" calcext:value-type="float">
            <text:p>0.775390625</text:p>
          </table:table-cell>
          <table:table-cell table:formula="of:=[.B230]*[.$K$3]" office:value-type="float" office:value="0.01953125" calcext:value-type="float">
            <text:p>0.01953125</text:p>
          </table:table-cell>
          <table:table-cell table:formula="of:=[.C230]*[.$K$3]" office:value-type="float" office:value="-0.0712890625" calcext:value-type="float">
            <text:p>-0.0712890625</text:p>
          </table:table-cell>
          <table:table-cell table:formula="of:=ATAN2([.G230]; SQRT([.F230]*[.F230]+[.E230]*[.E230]))*180/PI()" office:value-type="float" office:value="95.2513239156269" calcext:value-type="float">
            <text:p>95.2513239156</text:p>
          </table:table-cell>
          <table:table-cell table:formula="of:=ATAN2([.F230]; SQRT([.G230]*[.G230]+[.E230]*[.E230]))*180/PI()" office:value-type="float" office:value="88.5631439385701" calcext:value-type="float">
            <text:p>88.5631439386</text:p>
          </table:table-cell>
          <table:table-cell table:number-columns-repeated="2"/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2" calcext:value-type="float">
            <text:p>2</text:p>
          </table:table-cell>
          <table:table-cell office:value-type="float" office:value="-350" calcext:value-type="float">
            <text:p>-350</text:p>
          </table:table-cell>
          <table:table-cell/>
          <table:table-cell table:formula="of:=[.A231]*[.$K$3]" office:value-type="float" office:value="0.7734375" calcext:value-type="float">
            <text:p>0.7734375</text:p>
          </table:table-cell>
          <table:table-cell table:formula="of:=[.B231]*[.$K$3]" office:value-type="float" office:value="0.0009765625" calcext:value-type="float">
            <text:p>0.0009765625</text:p>
          </table:table-cell>
          <table:table-cell table:formula="of:=[.C231]*[.$K$3]" office:value-type="float" office:value="-0.1708984375" calcext:value-type="float">
            <text:p>-0.1708984375</text:p>
          </table:table-cell>
          <table:table-cell table:formula="of:=ATAN2([.G231]; SQRT([.F231]*[.F231]+[.E231]*[.E231]))*180/PI()" office:value-type="float" office:value="102.459840910835" calcext:value-type="float">
            <text:p>102.4598409108</text:p>
          </table:table-cell>
          <table:table-cell table:formula="of:=ATAN2([.F231]; SQRT([.G231]*[.G231]+[.E231]*[.E231]))*180/PI()" office:value-type="float" office:value="89.9293607466946" calcext:value-type="float">
            <text:p>89.9293607467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5" calcext:value-type="float">
            <text:p>55</text:p>
          </table:table-cell>
          <table:table-cell office:value-type="float" office:value="-204" calcext:value-type="float">
            <text:p>-204</text:p>
          </table:table-cell>
          <table:table-cell/>
          <table:table-cell table:formula="of:=[.A232]*[.$K$3]" office:value-type="float" office:value="0.7275390625" calcext:value-type="float">
            <text:p>0.7275390625</text:p>
          </table:table-cell>
          <table:table-cell table:formula="of:=[.B232]*[.$K$3]" office:value-type="float" office:value="0.02685546875" calcext:value-type="float">
            <text:p>0.0268554688</text:p>
          </table:table-cell>
          <table:table-cell table:formula="of:=[.C232]*[.$K$3]" office:value-type="float" office:value="-0.099609375" calcext:value-type="float">
            <text:p>-0.099609375</text:p>
          </table:table-cell>
          <table:table-cell table:formula="of:=ATAN2([.G232]; SQRT([.F232]*[.F232]+[.E232]*[.E232]))*180/PI()" office:value-type="float" office:value="97.7908107209973" calcext:value-type="float">
            <text:p>97.790810721</text:p>
          </table:table-cell>
          <table:table-cell table:formula="of:=ATAN2([.F232]; SQRT([.G232]*[.G232]+[.E232]*[.E232]))*180/PI()" office:value-type="float" office:value="87.905536584765" calcext:value-type="float">
            <text:p>87.9055365848</text:p>
          </table:table-cell>
          <table:table-cell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02" calcext:value-type="float">
            <text:p>102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[.A233]*[.$K$3]" office:value-type="float" office:value="0.64404296875" calcext:value-type="float">
            <text:p>0.6440429688</text:p>
          </table:table-cell>
          <table:table-cell table:formula="of:=[.B233]*[.$K$3]" office:value-type="float" office:value="0.0498046875" calcext:value-type="float">
            <text:p>0.0498046875</text:p>
          </table:table-cell>
          <table:table-cell table:formula="of:=[.C233]*[.$K$3]" office:value-type="float" office:value="-0.115234375" calcext:value-type="float">
            <text:p>-0.115234375</text:p>
          </table:table-cell>
          <table:table-cell table:formula="of:=ATAN2([.G233]; SQRT([.F233]*[.F233]+[.E233]*[.E233]))*180/PI()" office:value-type="float" office:value="100.114643103192" calcext:value-type="float">
            <text:p>100.1146431032</text:p>
          </table:table-cell>
          <table:table-cell table:formula="of:=ATAN2([.F233]; SQRT([.G233]*[.G233]+[.E233]*[.E233]))*180/PI()" office:value-type="float" office:value="85.6469010323564" calcext:value-type="float">
            <text:p>85.6469010324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90" calcext:value-type="float">
            <text:p>190</text:p>
          </table:table-cell>
          <table:table-cell office:value-type="float" office:value="-424" calcext:value-type="float">
            <text:p>-424</text:p>
          </table:table-cell>
          <table:table-cell/>
          <table:table-cell table:formula="of:=[.A234]*[.$K$3]" office:value-type="float" office:value="0.77294921875" calcext:value-type="float">
            <text:p>0.7729492188</text:p>
          </table:table-cell>
          <table:table-cell table:formula="of:=[.B234]*[.$K$3]" office:value-type="float" office:value="0.0927734375" calcext:value-type="float">
            <text:p>0.0927734375</text:p>
          </table:table-cell>
          <table:table-cell table:formula="of:=[.C234]*[.$K$3]" office:value-type="float" office:value="-0.20703125" calcext:value-type="float">
            <text:p>-0.20703125</text:p>
          </table:table-cell>
          <table:table-cell table:formula="of:=ATAN2([.G234]; SQRT([.F234]*[.F234]+[.E234]*[.E234]))*180/PI()" office:value-type="float" office:value="104.892387279852" calcext:value-type="float">
            <text:p>104.8923872799</text:p>
          </table:table-cell>
          <table:table-cell table:formula="of:=ATAN2([.F234]; SQRT([.G234]*[.G234]+[.E234]*[.E234]))*180/PI()" office:value-type="float" office:value="83.3867389709046" calcext:value-type="float">
            <text:p>83.3867389709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2" calcext:value-type="float">
            <text:p>22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A235]*[.$K$3]" office:value-type="float" office:value="0.73974609375" calcext:value-type="float">
            <text:p>0.7397460938</text:p>
          </table:table-cell>
          <table:table-cell table:formula="of:=[.B235]*[.$K$3]" office:value-type="float" office:value="0.0107421875" calcext:value-type="float">
            <text:p>0.0107421875</text:p>
          </table:table-cell>
          <table:table-cell table:formula="of:=[.C235]*[.$K$3]" office:value-type="float" office:value="-0.10302734375" calcext:value-type="float">
            <text:p>-0.1030273438</text:p>
          </table:table-cell>
          <table:table-cell table:formula="of:=ATAN2([.G235]; SQRT([.F235]*[.F235]+[.E235]*[.E235]))*180/PI()" office:value-type="float" office:value="97.9279799174998" calcext:value-type="float">
            <text:p>97.9279799175</text:p>
          </table:table-cell>
          <table:table-cell table:formula="of:=ATAN2([.F235]; SQRT([.G235]*[.G235]+[.E235]*[.E235]))*180/PI()" office:value-type="float" office:value="89.1759927874293" calcext:value-type="float">
            <text:p>89.1759927874</text:p>
          </table:table-cell>
          <table:table-cell table:number-columns-repeated="2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06" calcext:value-type="float">
            <text:p>106</text:p>
          </table:table-cell>
          <table:table-cell office:value-type="float" office:value="-184" calcext:value-type="float">
            <text:p>-184</text:p>
          </table:table-cell>
          <table:table-cell/>
          <table:table-cell table:formula="of:=[.A236]*[.$K$3]" office:value-type="float" office:value="0.76708984375" calcext:value-type="float">
            <text:p>0.7670898438</text:p>
          </table:table-cell>
          <table:table-cell table:formula="of:=[.B236]*[.$K$3]" office:value-type="float" office:value="0.0517578125" calcext:value-type="float">
            <text:p>0.0517578125</text:p>
          </table:table-cell>
          <table:table-cell table:formula="of:=[.C236]*[.$K$3]" office:value-type="float" office:value="-0.08984375" calcext:value-type="float">
            <text:p>-0.08984375</text:p>
          </table:table-cell>
          <table:table-cell table:formula="of:=ATAN2([.G236]; SQRT([.F236]*[.F236]+[.E236]*[.E236]))*180/PI()" office:value-type="float" office:value="96.665192252679" calcext:value-type="float">
            <text:p>96.6651922527</text:p>
          </table:table-cell>
          <table:table-cell table:formula="of:=ATAN2([.F236]; SQRT([.G236]*[.G236]+[.E236]*[.E236]))*180/PI()" office:value-type="float" office:value="86.1660635619114" calcext:value-type="float">
            <text:p>86.1660635619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4" calcext:value-type="float">
            <text:p>4</text:p>
          </table:table-cell>
          <table:table-cell office:value-type="float" office:value="-203" calcext:value-type="float">
            <text:p>-203</text:p>
          </table:table-cell>
          <table:table-cell/>
          <table:table-cell table:formula="of:=[.A237]*[.$K$3]" office:value-type="float" office:value="0.73583984375" calcext:value-type="float">
            <text:p>0.7358398438</text:p>
          </table:table-cell>
          <table:table-cell table:formula="of:=[.B237]*[.$K$3]" office:value-type="float" office:value="0.001953125" calcext:value-type="float">
            <text:p>0.001953125</text:p>
          </table:table-cell>
          <table:table-cell table:formula="of:=[.C237]*[.$K$3]" office:value-type="float" office:value="-0.09912109375" calcext:value-type="float">
            <text:p>-0.0991210938</text:p>
          </table:table-cell>
          <table:table-cell table:formula="of:=ATAN2([.G237]; SQRT([.F237]*[.F237]+[.E237]*[.E237]))*180/PI()" office:value-type="float" office:value="97.6718044494741" calcext:value-type="float">
            <text:p>97.6718044495</text:p>
          </table:table-cell>
          <table:table-cell table:formula="of:=ATAN2([.F237]; SQRT([.G237]*[.G237]+[.E237]*[.E237]))*180/PI()" office:value-type="float" office:value="89.849282571163" calcext:value-type="float">
            <text:p>89.8492825712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59" calcext:value-type="float">
            <text:p>59</text:p>
          </table:table-cell>
          <table:table-cell office:value-type="float" office:value="-440" calcext:value-type="float">
            <text:p>-440</text:p>
          </table:table-cell>
          <table:table-cell/>
          <table:table-cell table:formula="of:=[.A238]*[.$K$3]" office:value-type="float" office:value="0.8056640625" calcext:value-type="float">
            <text:p>0.8056640625</text:p>
          </table:table-cell>
          <table:table-cell table:formula="of:=[.B238]*[.$K$3]" office:value-type="float" office:value="0.02880859375" calcext:value-type="float">
            <text:p>0.0288085938</text:p>
          </table:table-cell>
          <table:table-cell table:formula="of:=[.C238]*[.$K$3]" office:value-type="float" office:value="-0.21484375" calcext:value-type="float">
            <text:p>-0.21484375</text:p>
          </table:table-cell>
          <table:table-cell table:formula="of:=ATAN2([.G238]; SQRT([.F238]*[.F238]+[.E238]*[.E238]))*180/PI()" office:value-type="float" office:value="104.922306196588" calcext:value-type="float">
            <text:p>104.9223061966</text:p>
          </table:table-cell>
          <table:table-cell table:formula="of:=ATAN2([.F238]; SQRT([.G238]*[.G238]+[.E238]*[.E238]))*180/PI()" office:value-type="float" office:value="88.0212053905687" calcext:value-type="float">
            <text:p>88.0212053906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4" calcext:value-type="float">
            <text:p>24</text:p>
          </table:table-cell>
          <table:table-cell office:value-type="float" office:value="-522" calcext:value-type="float">
            <text:p>-522</text:p>
          </table:table-cell>
          <table:table-cell/>
          <table:table-cell table:formula="of:=[.A239]*[.$K$3]" office:value-type="float" office:value="0.751953125" calcext:value-type="float">
            <text:p>0.751953125</text:p>
          </table:table-cell>
          <table:table-cell table:formula="of:=[.B239]*[.$K$3]" office:value-type="float" office:value="0.01171875" calcext:value-type="float">
            <text:p>0.01171875</text:p>
          </table:table-cell>
          <table:table-cell table:formula="of:=[.C239]*[.$K$3]" office:value-type="float" office:value="-0.2548828125" calcext:value-type="float">
            <text:p>-0.2548828125</text:p>
          </table:table-cell>
          <table:table-cell table:formula="of:=ATAN2([.G239]; SQRT([.F239]*[.F239]+[.E239]*[.E239]))*180/PI()" office:value-type="float" office:value="108.722541608061" calcext:value-type="float">
            <text:p>108.7225416081</text:p>
          </table:table-cell>
          <table:table-cell table:formula="of:=ATAN2([.F239]; SQRT([.G239]*[.G239]+[.E239]*[.E239]))*180/PI()" office:value-type="float" office:value="89.1544005014559" calcext:value-type="float">
            <text:p>89.1544005015</text:p>
          </table:table-cell>
          <table:table-cell table:number-columns-repeated="2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2" calcext:value-type="float">
            <text:p>-12</text:p>
          </table:table-cell>
          <table:table-cell office:value-type="float" office:value="-382" calcext:value-type="float">
            <text:p>-382</text:p>
          </table:table-cell>
          <table:table-cell/>
          <table:table-cell table:formula="of:=[.A240]*[.$K$3]" office:value-type="float" office:value="0.79736328125" calcext:value-type="float">
            <text:p>0.7973632813</text:p>
          </table:table-cell>
          <table:table-cell table:formula="of:=[.B240]*[.$K$3]" office:value-type="float" office:value="-0.005859375" calcext:value-type="float">
            <text:p>-0.005859375</text:p>
          </table:table-cell>
          <table:table-cell table:formula="of:=[.C240]*[.$K$3]" office:value-type="float" office:value="-0.1865234375" calcext:value-type="float">
            <text:p>-0.1865234375</text:p>
          </table:table-cell>
          <table:table-cell table:formula="of:=ATAN2([.G240]; SQRT([.F240]*[.F240]+[.E240]*[.E240]))*180/PI()" office:value-type="float" office:value="103.165840441661" calcext:value-type="float">
            <text:p>103.1658404417</text:p>
          </table:table-cell>
          <table:table-cell table:formula="of:=ATAN2([.F240]; SQRT([.G240]*[.G240]+[.E240]*[.E240]))*180/PI()" office:value-type="float" office:value="90.4099599930358" calcext:value-type="float">
            <text:p>90.409959993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56" calcext:value-type="float">
            <text:p>56</text:p>
          </table:table-cell>
          <table:table-cell office:value-type="float" office:value="-290" calcext:value-type="float">
            <text:p>-290</text:p>
          </table:table-cell>
          <table:table-cell/>
          <table:table-cell table:formula="of:=[.A241]*[.$K$3]" office:value-type="float" office:value="0.765625" calcext:value-type="float">
            <text:p>0.765625</text:p>
          </table:table-cell>
          <table:table-cell table:formula="of:=[.B241]*[.$K$3]" office:value-type="float" office:value="0.02734375" calcext:value-type="float">
            <text:p>0.02734375</text:p>
          </table:table-cell>
          <table:table-cell table:formula="of:=[.C241]*[.$K$3]" office:value-type="float" office:value="-0.1416015625" calcext:value-type="float">
            <text:p>-0.1416015625</text:p>
          </table:table-cell>
          <table:table-cell table:formula="of:=ATAN2([.G241]; SQRT([.F241]*[.F241]+[.E241]*[.E241]))*180/PI()" office:value-type="float" office:value="100.471863072761" calcext:value-type="float">
            <text:p>100.4718630728</text:p>
          </table:table-cell>
          <table:table-cell table:formula="of:=ATAN2([.F241]; SQRT([.G241]*[.G241]+[.E241]*[.E241]))*180/PI()" office:value-type="float" office:value="87.9886733785893" calcext:value-type="float">
            <text:p>87.9886733786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0" calcext:value-type="float">
            <text:p>60</text:p>
          </table:table-cell>
          <table:table-cell office:value-type="float" office:value="-531" calcext:value-type="float">
            <text:p>-531</text:p>
          </table:table-cell>
          <table:table-cell/>
          <table:table-cell table:formula="of:=[.A242]*[.$K$3]" office:value-type="float" office:value="0.77978515625" calcext:value-type="float">
            <text:p>0.7797851563</text:p>
          </table:table-cell>
          <table:table-cell table:formula="of:=[.B242]*[.$K$3]" office:value-type="float" office:value="0.029296875" calcext:value-type="float">
            <text:p>0.029296875</text:p>
          </table:table-cell>
          <table:table-cell table:formula="of:=[.C242]*[.$K$3]" office:value-type="float" office:value="-0.25927734375" calcext:value-type="float">
            <text:p>-0.2592773438</text:p>
          </table:table-cell>
          <table:table-cell table:formula="of:=ATAN2([.G242]; SQRT([.F242]*[.F242]+[.E242]*[.E242]))*180/PI()" office:value-type="float" office:value="108.379790489877" calcext:value-type="float">
            <text:p>108.3797904899</text:p>
          </table:table-cell>
          <table:table-cell table:formula="of:=ATAN2([.F242]; SQRT([.G242]*[.G242]+[.E242]*[.E242]))*180/PI()" office:value-type="float" office:value="87.9581915719895" calcext:value-type="float">
            <text:p>87.958191572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31" calcext:value-type="float">
            <text:p>-31</text:p>
          </table:table-cell>
          <table:table-cell office:value-type="float" office:value="-306" calcext:value-type="float">
            <text:p>-306</text:p>
          </table:table-cell>
          <table:table-cell/>
          <table:table-cell table:formula="of:=[.A243]*[.$K$3]" office:value-type="float" office:value="0.759765625" calcext:value-type="float">
            <text:p>0.759765625</text:p>
          </table:table-cell>
          <table:table-cell table:formula="of:=[.B243]*[.$K$3]" office:value-type="float" office:value="-0.01513671875" calcext:value-type="float">
            <text:p>-0.0151367188</text:p>
          </table:table-cell>
          <table:table-cell table:formula="of:=[.C243]*[.$K$3]" office:value-type="float" office:value="-0.1494140625" calcext:value-type="float">
            <text:p>-0.1494140625</text:p>
          </table:table-cell>
          <table:table-cell table:formula="of:=ATAN2([.G243]; SQRT([.F243]*[.F243]+[.E243]*[.E243]))*180/PI()" office:value-type="float" office:value="101.12355000475" calcext:value-type="float">
            <text:p>101.1235500048</text:p>
          </table:table-cell>
          <table:table-cell table:formula="of:=ATAN2([.F243]; SQRT([.G243]*[.G243]+[.E243]*[.E243]))*180/PI()" office:value-type="float" office:value="91.1199011912049" calcext:value-type="float">
            <text:p>91.1199011912</text:p>
          </table:table-cell>
          <table:table-cell table:number-columns-repeated="2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24" calcext:value-type="float">
            <text:p>24</text:p>
          </table:table-cell>
          <table:table-cell office:value-type="float" office:value="-235" calcext:value-type="float">
            <text:p>-235</text:p>
          </table:table-cell>
          <table:table-cell/>
          <table:table-cell table:formula="of:=[.A244]*[.$K$3]" office:value-type="float" office:value="0.80615234375" calcext:value-type="float">
            <text:p>0.8061523438</text:p>
          </table:table-cell>
          <table:table-cell table:formula="of:=[.B244]*[.$K$3]" office:value-type="float" office:value="0.01171875" calcext:value-type="float">
            <text:p>0.01171875</text:p>
          </table:table-cell>
          <table:table-cell table:formula="of:=[.C244]*[.$K$3]" office:value-type="float" office:value="-0.11474609375" calcext:value-type="float">
            <text:p>-0.1147460938</text:p>
          </table:table-cell>
          <table:table-cell table:formula="of:=ATAN2([.G244]; SQRT([.F244]*[.F244]+[.E244]*[.E244]))*180/PI()" office:value-type="float" office:value="98.1001047159444" calcext:value-type="float">
            <text:p>98.1001047159</text:p>
          </table:table-cell>
          <table:table-cell table:formula="of:=ATAN2([.F244]; SQRT([.G244]*[.G244]+[.E244]*[.E244]))*180/PI()" office:value-type="float" office:value="89.1754796691172" calcext:value-type="float">
            <text:p>89.1754796691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42" calcext:value-type="float">
            <text:p>42</text:p>
          </table:table-cell>
          <table:table-cell office:value-type="float" office:value="-234" calcext:value-type="float">
            <text:p>-234</text:p>
          </table:table-cell>
          <table:table-cell/>
          <table:table-cell table:formula="of:=[.A245]*[.$K$3]" office:value-type="float" office:value="0.7939453125" calcext:value-type="float">
            <text:p>0.7939453125</text:p>
          </table:table-cell>
          <table:table-cell table:formula="of:=[.B245]*[.$K$3]" office:value-type="float" office:value="0.0205078125" calcext:value-type="float">
            <text:p>0.0205078125</text:p>
          </table:table-cell>
          <table:table-cell table:formula="of:=[.C245]*[.$K$3]" office:value-type="float" office:value="-0.1142578125" calcext:value-type="float">
            <text:p>-0.1142578125</text:p>
          </table:table-cell>
          <table:table-cell table:formula="of:=ATAN2([.G245]; SQRT([.F245]*[.F245]+[.E245]*[.E245]))*180/PI()" office:value-type="float" office:value="98.186598616207" calcext:value-type="float">
            <text:p>98.1865986162</text:p>
          </table:table-cell>
          <table:table-cell table:formula="of:=ATAN2([.F245]; SQRT([.G245]*[.G245]+[.E245]*[.E245]))*180/PI()" office:value-type="float" office:value="88.5354456636949" calcext:value-type="float">
            <text:p>88.5354456637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212" calcext:value-type="float">
            <text:p>212</text:p>
          </table:table-cell>
          <table:table-cell office:value-type="float" office:value="-130" calcext:value-type="float">
            <text:p>-130</text:p>
          </table:table-cell>
          <table:table-cell/>
          <table:table-cell table:formula="of:=[.A246]*[.$K$3]" office:value-type="float" office:value="0.74755859375" calcext:value-type="float">
            <text:p>0.7475585938</text:p>
          </table:table-cell>
          <table:table-cell table:formula="of:=[.B246]*[.$K$3]" office:value-type="float" office:value="0.103515625" calcext:value-type="float">
            <text:p>0.103515625</text:p>
          </table:table-cell>
          <table:table-cell table:formula="of:=[.C246]*[.$K$3]" office:value-type="float" office:value="-0.0634765625" calcext:value-type="float">
            <text:p>-0.0634765625</text:p>
          </table:table-cell>
          <table:table-cell table:formula="of:=ATAN2([.G246]; SQRT([.F246]*[.F246]+[.E246]*[.E246]))*180/PI()" office:value-type="float" office:value="94.8077906760202" calcext:value-type="float">
            <text:p>94.807790676</text:p>
          </table:table-cell>
          <table:table-cell table:formula="of:=ATAN2([.F246]; SQRT([.G246]*[.G246]+[.E246]*[.E246]))*180/PI()" office:value-type="float" office:value="82.1442102523582" calcext:value-type="float">
            <text:p>82.1442102524</text:p>
          </table:table-cell>
          <table:table-cell table:number-columns-repeated="2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90" calcext:value-type="float">
            <text:p>290</text:p>
          </table:table-cell>
          <table:table-cell office:value-type="float" office:value="-371" calcext:value-type="float">
            <text:p>-371</text:p>
          </table:table-cell>
          <table:table-cell/>
          <table:table-cell table:formula="of:=[.A247]*[.$K$3]" office:value-type="float" office:value="0.70556640625" calcext:value-type="float">
            <text:p>0.7055664063</text:p>
          </table:table-cell>
          <table:table-cell table:formula="of:=[.B247]*[.$K$3]" office:value-type="float" office:value="0.1416015625" calcext:value-type="float">
            <text:p>0.1416015625</text:p>
          </table:table-cell>
          <table:table-cell table:formula="of:=[.C247]*[.$K$3]" office:value-type="float" office:value="-0.18115234375" calcext:value-type="float">
            <text:p>-0.1811523438</text:p>
          </table:table-cell>
          <table:table-cell table:formula="of:=ATAN2([.G247]; SQRT([.F247]*[.F247]+[.E247]*[.E247]))*180/PI()" office:value-type="float" office:value="104.129387962612" calcext:value-type="float">
            <text:p>104.1293879626</text:p>
          </table:table-cell>
          <table:table-cell table:formula="of:=ATAN2([.F247]; SQRT([.G247]*[.G247]+[.E247]*[.E247]))*180/PI()" office:value-type="float" office:value="78.9996112037994" calcext:value-type="float">
            <text:p>78.9996112038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53" calcext:value-type="float">
            <text:p>253</text:p>
          </table:table-cell>
          <table:table-cell office:value-type="float" office:value="-434" calcext:value-type="float">
            <text:p>-434</text:p>
          </table:table-cell>
          <table:table-cell/>
          <table:table-cell table:formula="of:=[.A248]*[.$K$3]" office:value-type="float" office:value="0.7646484375" calcext:value-type="float">
            <text:p>0.7646484375</text:p>
          </table:table-cell>
          <table:table-cell table:formula="of:=[.B248]*[.$K$3]" office:value-type="float" office:value="0.12353515625" calcext:value-type="float">
            <text:p>0.1235351563</text:p>
          </table:table-cell>
          <table:table-cell table:formula="of:=[.C248]*[.$K$3]" office:value-type="float" office:value="-0.2119140625" calcext:value-type="float">
            <text:p>-0.2119140625</text:p>
          </table:table-cell>
          <table:table-cell table:formula="of:=ATAN2([.G248]; SQRT([.F248]*[.F248]+[.E248]*[.E248]))*180/PI()" office:value-type="float" office:value="105.301207533511" calcext:value-type="float">
            <text:p>105.3012075335</text:p>
          </table:table-cell>
          <table:table-cell table:formula="of:=ATAN2([.F248]; SQRT([.G248]*[.G248]+[.E248]*[.E248]))*180/PI()" office:value-type="float" office:value="81.1506788641531" calcext:value-type="float">
            <text:p>81.1506788642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367" calcext:value-type="float">
            <text:p>367</text:p>
          </table:table-cell>
          <table:table-cell office:value-type="float" office:value="-234" calcext:value-type="float">
            <text:p>-234</text:p>
          </table:table-cell>
          <table:table-cell/>
          <table:table-cell table:formula="of:=[.A249]*[.$K$3]" office:value-type="float" office:value="0.77783203125" calcext:value-type="float">
            <text:p>0.7778320313</text:p>
          </table:table-cell>
          <table:table-cell table:formula="of:=[.B249]*[.$K$3]" office:value-type="float" office:value="0.17919921875" calcext:value-type="float">
            <text:p>0.1791992188</text:p>
          </table:table-cell>
          <table:table-cell table:formula="of:=[.C249]*[.$K$3]" office:value-type="float" office:value="-0.1142578125" calcext:value-type="float">
            <text:p>-0.1142578125</text:p>
          </table:table-cell>
          <table:table-cell table:formula="of:=ATAN2([.G249]; SQRT([.F249]*[.F249]+[.E249]*[.E249]))*180/PI()" office:value-type="float" office:value="98.1461534546156" calcext:value-type="float">
            <text:p>98.1461534546</text:p>
          </table:table-cell>
          <table:table-cell table:formula="of:=ATAN2([.F249]; SQRT([.G249]*[.G249]+[.E249]*[.E249]))*180/PI()" office:value-type="float" office:value="77.159553864598" calcext:value-type="float">
            <text:p>77.1595538646</text:p>
          </table:table-cell>
          <table:table-cell table:number-columns-repeated="2"/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-110" calcext:value-type="float">
            <text:p>-110</text:p>
          </table:table-cell>
          <table:table-cell office:value-type="float" office:value="-298" calcext:value-type="float">
            <text:p>-298</text:p>
          </table:table-cell>
          <table:table-cell/>
          <table:table-cell table:formula="of:=[.A250]*[.$K$3]" office:value-type="float" office:value="0.80859375" calcext:value-type="float">
            <text:p>0.80859375</text:p>
          </table:table-cell>
          <table:table-cell table:formula="of:=[.B250]*[.$K$3]" office:value-type="float" office:value="-0.0537109375" calcext:value-type="float">
            <text:p>-0.0537109375</text:p>
          </table:table-cell>
          <table:table-cell table:formula="of:=[.C250]*[.$K$3]" office:value-type="float" office:value="-0.1455078125" calcext:value-type="float">
            <text:p>-0.1455078125</text:p>
          </table:table-cell>
          <table:table-cell table:formula="of:=ATAN2([.G250]; SQRT([.F250]*[.F250]+[.E250]*[.E250]))*180/PI()" office:value-type="float" office:value="100.179330837028" calcext:value-type="float">
            <text:p>100.179330837</text:p>
          </table:table-cell>
          <table:table-cell table:formula="of:=ATAN2([.F250]; SQRT([.G250]*[.G250]+[.E250]*[.E250]))*180/PI()" office:value-type="float" office:value="93.7403916397953" calcext:value-type="float">
            <text:p>93.7403916398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55" calcext:value-type="float">
            <text:p>-55</text:p>
          </table:table-cell>
          <table:table-cell office:value-type="float" office:value="-189" calcext:value-type="float">
            <text:p>-189</text:p>
          </table:table-cell>
          <table:table-cell/>
          <table:table-cell table:formula="of:=[.A251]*[.$K$3]" office:value-type="float" office:value="0.74365234375" calcext:value-type="float">
            <text:p>0.7436523438</text:p>
          </table:table-cell>
          <table:table-cell table:formula="of:=[.B251]*[.$K$3]" office:value-type="float" office:value="-0.02685546875" calcext:value-type="float">
            <text:p>-0.0268554688</text:p>
          </table:table-cell>
          <table:table-cell table:formula="of:=[.C251]*[.$K$3]" office:value-type="float" office:value="-0.09228515625" calcext:value-type="float">
            <text:p>-0.0922851563</text:p>
          </table:table-cell>
          <table:table-cell table:formula="of:=ATAN2([.G251]; SQRT([.F251]*[.F251]+[.E251]*[.E251]))*180/PI()" office:value-type="float" office:value="97.0695168908002" calcext:value-type="float">
            <text:p>97.0695168908</text:p>
          </table:table-cell>
          <table:table-cell table:formula="of:=ATAN2([.F251]; SQRT([.G251]*[.G251]+[.E251]*[.E251]))*180/PI()" office:value-type="float" office:value="92.0524897087664" calcext:value-type="float">
            <text:p>92.0524897088</text:p>
          </table:table-cell>
          <table:table-cell table:number-columns-repeated="2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-110" calcext:value-type="float">
            <text:p>-110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[.A252]*[.$K$3]" office:value-type="float" office:value="0.7275390625" calcext:value-type="float">
            <text:p>0.7275390625</text:p>
          </table:table-cell>
          <table:table-cell table:formula="of:=[.B252]*[.$K$3]" office:value-type="float" office:value="-0.0537109375" calcext:value-type="float">
            <text:p>-0.0537109375</text:p>
          </table:table-cell>
          <table:table-cell table:formula="of:=[.C252]*[.$K$3]" office:value-type="float" office:value="-0.15380859375" calcext:value-type="float">
            <text:p>-0.1538085938</text:p>
          </table:table-cell>
          <table:table-cell table:formula="of:=ATAN2([.G252]; SQRT([.F252]*[.F252]+[.E252]*[.E252]))*180/PI()" office:value-type="float" office:value="101.90562712629" calcext:value-type="float">
            <text:p>101.9056271263</text:p>
          </table:table-cell>
          <table:table-cell table:formula="of:=ATAN2([.F252]; SQRT([.G252]*[.G252]+[.E252]*[.E252]))*180/PI()" office:value-type="float" office:value="94.131245194839" calcext:value-type="float">
            <text:p>94.1312451948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91" calcext:value-type="float">
            <text:p>91</text:p>
          </table:table-cell>
          <table:table-cell office:value-type="float" office:value="-109" calcext:value-type="float">
            <text:p>-109</text:p>
          </table:table-cell>
          <table:table-cell/>
          <table:table-cell table:formula="of:=[.A253]*[.$K$3]" office:value-type="float" office:value="0.78466796875" calcext:value-type="float">
            <text:p>0.7846679688</text:p>
          </table:table-cell>
          <table:table-cell table:formula="of:=[.B253]*[.$K$3]" office:value-type="float" office:value="0.04443359375" calcext:value-type="float">
            <text:p>0.0444335938</text:p>
          </table:table-cell>
          <table:table-cell table:formula="of:=[.C253]*[.$K$3]" office:value-type="float" office:value="-0.05322265625" calcext:value-type="float">
            <text:p>-0.0532226563</text:p>
          </table:table-cell>
          <table:table-cell table:formula="of:=ATAN2([.G253]; SQRT([.F253]*[.F253]+[.E253]*[.E253]))*180/PI()" office:value-type="float" office:value="93.8741415298865" calcext:value-type="float">
            <text:p>93.8741415299</text:p>
          </table:table-cell>
          <table:table-cell table:formula="of:=ATAN2([.F253]; SQRT([.G253]*[.G253]+[.E253]*[.E253]))*180/PI()" office:value-type="float" office:value="86.7663726451832" calcext:value-type="float">
            <text:p>86.7663726452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2" calcext:value-type="float">
            <text:p>-2</text:p>
          </table:table-cell>
          <table:table-cell office:value-type="float" office:value="-576" calcext:value-type="float">
            <text:p>-576</text:p>
          </table:table-cell>
          <table:table-cell/>
          <table:table-cell table:formula="of:=[.A254]*[.$K$3]" office:value-type="float" office:value="0.72412109375" calcext:value-type="float">
            <text:p>0.7241210938</text:p>
          </table:table-cell>
          <table:table-cell table:formula="of:=[.B254]*[.$K$3]" office:value-type="float" office:value="-0.0009765625" calcext:value-type="float">
            <text:p>-0.0009765625</text:p>
          </table:table-cell>
          <table:table-cell table:formula="of:=[.C254]*[.$K$3]" office:value-type="float" office:value="-0.28125" calcext:value-type="float">
            <text:p>-0.28125</text:p>
          </table:table-cell>
          <table:table-cell table:formula="of:=ATAN2([.G254]; SQRT([.F254]*[.F254]+[.E254]*[.E254]))*180/PI()" office:value-type="float" office:value="111.226246397887" calcext:value-type="float">
            <text:p>111.2262463979</text:p>
          </table:table-cell>
          <table:table-cell table:formula="of:=ATAN2([.F254]; SQRT([.G254]*[.G254]+[.E254]*[.E254]))*180/PI()" office:value-type="float" office:value="90.0720278995293" calcext:value-type="float">
            <text:p>90.0720278995</text:p>
          </table:table-cell>
          <table:table-cell table:number-columns-repeated="2"/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-85" calcext:value-type="float">
            <text:p>-85</text:p>
          </table:table-cell>
          <table:table-cell office:value-type="float" office:value="-520" calcext:value-type="float">
            <text:p>-520</text:p>
          </table:table-cell>
          <table:table-cell/>
          <table:table-cell table:formula="of:=[.A255]*[.$K$3]" office:value-type="float" office:value="0.794921875" calcext:value-type="float">
            <text:p>0.794921875</text:p>
          </table:table-cell>
          <table:table-cell table:formula="of:=[.B255]*[.$K$3]" office:value-type="float" office:value="-0.04150390625" calcext:value-type="float">
            <text:p>-0.0415039063</text:p>
          </table:table-cell>
          <table:table-cell table:formula="of:=[.C255]*[.$K$3]" office:value-type="float" office:value="-0.25390625" calcext:value-type="float">
            <text:p>-0.25390625</text:p>
          </table:table-cell>
          <table:table-cell table:formula="of:=ATAN2([.G255]; SQRT([.F255]*[.F255]+[.E255]*[.E255]))*180/PI()" office:value-type="float" office:value="107.691426869099" calcext:value-type="float">
            <text:p>107.6914268691</text:p>
          </table:table-cell>
          <table:table-cell table:formula="of:=ATAN2([.F255]; SQRT([.G255]*[.G255]+[.E255]*[.E255]))*180/PI()" office:value-type="float" office:value="92.8473058689664" calcext:value-type="float">
            <text:p>92.847305869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20" calcext:value-type="float">
            <text:p>-120</text:p>
          </table:table-cell>
          <table:table-cell office:value-type="float" office:value="-466" calcext:value-type="float">
            <text:p>-466</text:p>
          </table:table-cell>
          <table:table-cell/>
          <table:table-cell table:formula="of:=[.A256]*[.$K$3]" office:value-type="float" office:value="0.79638671875" calcext:value-type="float">
            <text:p>0.7963867188</text:p>
          </table:table-cell>
          <table:table-cell table:formula="of:=[.B256]*[.$K$3]" office:value-type="float" office:value="-0.05859375" calcext:value-type="float">
            <text:p>-0.05859375</text:p>
          </table:table-cell>
          <table:table-cell table:formula="of:=[.C256]*[.$K$3]" office:value-type="float" office:value="-0.2275390625" calcext:value-type="float">
            <text:p>-0.2275390625</text:p>
          </table:table-cell>
          <table:table-cell table:formula="of:=ATAN2([.G256]; SQRT([.F256]*[.F256]+[.E256]*[.E256]))*180/PI()" office:value-type="float" office:value="105.904589449524" calcext:value-type="float">
            <text:p>105.9045894495</text:p>
          </table:table-cell>
          <table:table-cell table:formula="of:=ATAN2([.F256]; SQRT([.G256]*[.G256]+[.E256]*[.E256]))*180/PI()" office:value-type="float" office:value="94.0465703026437" calcext:value-type="float">
            <text:p>94.0465703026</text:p>
          </table:table-cell>
          <table:table-cell table:number-columns-repeated="2"/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45" calcext:value-type="float">
            <text:p>45</text:p>
          </table:table-cell>
          <table:table-cell office:value-type="float" office:value="-379" calcext:value-type="float">
            <text:p>-379</text:p>
          </table:table-cell>
          <table:table-cell/>
          <table:table-cell table:formula="of:=[.A257]*[.$K$3]" office:value-type="float" office:value="0.783203125" calcext:value-type="float">
            <text:p>0.783203125</text:p>
          </table:table-cell>
          <table:table-cell table:formula="of:=[.B257]*[.$K$3]" office:value-type="float" office:value="0.02197265625" calcext:value-type="float">
            <text:p>0.0219726563</text:p>
          </table:table-cell>
          <table:table-cell table:formula="of:=[.C257]*[.$K$3]" office:value-type="float" office:value="-0.18505859375" calcext:value-type="float">
            <text:p>-0.1850585938</text:p>
          </table:table-cell>
          <table:table-cell table:formula="of:=ATAN2([.G257]; SQRT([.F257]*[.F257]+[.E257]*[.E257]))*180/PI()" office:value-type="float" office:value="103.289221394511" calcext:value-type="float">
            <text:p>103.2892213945</text:p>
          </table:table-cell>
          <table:table-cell table:formula="of:=ATAN2([.F257]; SQRT([.G257]*[.G257]+[.E257]*[.E257]))*180/PI()" office:value-type="float" office:value="88.4360392564448" calcext:value-type="float">
            <text:p>88.4360392564</text:p>
          </table:table-cell>
          <table:table-cell table:number-columns-repeated="2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76" calcext:value-type="float">
            <text:p>-176</text:p>
          </table:table-cell>
          <table:table-cell office:value-type="float" office:value="-579" calcext:value-type="float">
            <text:p>-579</text:p>
          </table:table-cell>
          <table:table-cell/>
          <table:table-cell table:formula="of:=[.A258]*[.$K$3]" office:value-type="float" office:value="0.78271484375" calcext:value-type="float">
            <text:p>0.7827148438</text:p>
          </table:table-cell>
          <table:table-cell table:formula="of:=[.B258]*[.$K$3]" office:value-type="float" office:value="-0.0859375" calcext:value-type="float">
            <text:p>-0.0859375</text:p>
          </table:table-cell>
          <table:table-cell table:formula="of:=[.C258]*[.$K$3]" office:value-type="float" office:value="-0.28271484375" calcext:value-type="float">
            <text:p>-0.2827148438</text:p>
          </table:table-cell>
          <table:table-cell table:formula="of:=ATAN2([.G258]; SQRT([.F258]*[.F258]+[.E258]*[.E258]))*180/PI()" office:value-type="float" office:value="109.750176637136" calcext:value-type="float">
            <text:p>109.7501766371</text:p>
          </table:table-cell>
          <table:table-cell table:formula="of:=ATAN2([.F258]; SQRT([.G258]*[.G258]+[.E258]*[.E258]))*180/PI()" office:value-type="float" office:value="95.8957196667767" calcext:value-type="float">
            <text:p>95.8957196668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102" calcext:value-type="float">
            <text:p>-102</text:p>
          </table:table-cell>
          <table:table-cell office:value-type="float" office:value="-469" calcext:value-type="float">
            <text:p>-469</text:p>
          </table:table-cell>
          <table:table-cell/>
          <table:table-cell table:formula="of:=[.A259]*[.$K$3]" office:value-type="float" office:value="0.77734375" calcext:value-type="float">
            <text:p>0.77734375</text:p>
          </table:table-cell>
          <table:table-cell table:formula="of:=[.B259]*[.$K$3]" office:value-type="float" office:value="-0.0498046875" calcext:value-type="float">
            <text:p>-0.0498046875</text:p>
          </table:table-cell>
          <table:table-cell table:formula="of:=[.C259]*[.$K$3]" office:value-type="float" office:value="-0.22900390625" calcext:value-type="float">
            <text:p>-0.2290039063</text:p>
          </table:table-cell>
          <table:table-cell table:formula="of:=ATAN2([.G259]; SQRT([.F259]*[.F259]+[.E259]*[.E259]))*180/PI()" office:value-type="float" office:value="106.383082012865" calcext:value-type="float">
            <text:p>106.3830820129</text:p>
          </table:table-cell>
          <table:table-cell table:formula="of:=ATAN2([.F259]; SQRT([.G259]*[.G259]+[.E259]*[.E259]))*180/PI()" office:value-type="float" office:value="93.5169113103179" calcext:value-type="float">
            <text:p>93.5169113103</text:p>
          </table:table-cell>
          <table:table-cell table:number-columns-repeated="2"/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-186" calcext:value-type="float">
            <text:p>-186</text:p>
          </table:table-cell>
          <table:table-cell office:value-type="float" office:value="-594" calcext:value-type="float">
            <text:p>-594</text:p>
          </table:table-cell>
          <table:table-cell/>
          <table:table-cell table:formula="of:=[.A260]*[.$K$3]" office:value-type="float" office:value="0.7333984375" calcext:value-type="float">
            <text:p>0.7333984375</text:p>
          </table:table-cell>
          <table:table-cell table:formula="of:=[.B260]*[.$K$3]" office:value-type="float" office:value="-0.0908203125" calcext:value-type="float">
            <text:p>-0.0908203125</text:p>
          </table:table-cell>
          <table:table-cell table:formula="of:=[.C260]*[.$K$3]" office:value-type="float" office:value="-0.2900390625" calcext:value-type="float">
            <text:p>-0.2900390625</text:p>
          </table:table-cell>
          <table:table-cell table:formula="of:=ATAN2([.G260]; SQRT([.F260]*[.F260]+[.E260]*[.E260]))*180/PI()" office:value-type="float" office:value="111.42875797232" calcext:value-type="float">
            <text:p>111.4287579723</text:p>
          </table:table-cell>
          <table:table-cell table:formula="of:=ATAN2([.F260]; SQRT([.G260]*[.G260]+[.E260]*[.E260]))*180/PI()" office:value-type="float" office:value="96.5690574675655" calcext:value-type="float">
            <text:p>96.5690574676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94" calcext:value-type="float">
            <text:p>-94</text:p>
          </table:table-cell>
          <table:table-cell office:value-type="float" office:value="-574" calcext:value-type="float">
            <text:p>-574</text:p>
          </table:table-cell>
          <table:table-cell/>
          <table:table-cell table:formula="of:=[.A261]*[.$K$3]" office:value-type="float" office:value="0.79443359375" calcext:value-type="float">
            <text:p>0.7944335938</text:p>
          </table:table-cell>
          <table:table-cell table:formula="of:=[.B261]*[.$K$3]" office:value-type="float" office:value="-0.0458984375" calcext:value-type="float">
            <text:p>-0.0458984375</text:p>
          </table:table-cell>
          <table:table-cell table:formula="of:=[.C261]*[.$K$3]" office:value-type="float" office:value="-0.2802734375" calcext:value-type="float">
            <text:p>-0.2802734375</text:p>
          </table:table-cell>
          <table:table-cell table:formula="of:=ATAN2([.G261]; SQRT([.F261]*[.F261]+[.E261]*[.E261]))*180/PI()" office:value-type="float" office:value="109.402733606975" calcext:value-type="float">
            <text:p>109.402733607</text:p>
          </table:table-cell>
          <table:table-cell table:formula="of:=ATAN2([.F261]; SQRT([.G261]*[.G261]+[.E261]*[.E261]))*180/PI()" office:value-type="float" office:value="93.1186073812169" calcext:value-type="float">
            <text:p>93.1186073812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-281" calcext:value-type="float">
            <text:p>-281</text:p>
          </table:table-cell>
          <table:table-cell office:value-type="float" office:value="-445" calcext:value-type="float">
            <text:p>-445</text:p>
          </table:table-cell>
          <table:table-cell/>
          <table:table-cell table:formula="of:=[.A262]*[.$K$3]" office:value-type="float" office:value="0.724609375" calcext:value-type="float">
            <text:p>0.724609375</text:p>
          </table:table-cell>
          <table:table-cell table:formula="of:=[.B262]*[.$K$3]" office:value-type="float" office:value="-0.13720703125" calcext:value-type="float">
            <text:p>-0.1372070313</text:p>
          </table:table-cell>
          <table:table-cell table:formula="of:=[.C262]*[.$K$3]" office:value-type="float" office:value="-0.21728515625" calcext:value-type="float">
            <text:p>-0.2172851563</text:p>
          </table:table-cell>
          <table:table-cell table:formula="of:=ATAN2([.G262]; SQRT([.F262]*[.F262]+[.E262]*[.E262]))*180/PI()" office:value-type="float" office:value="106.41654591136" calcext:value-type="float">
            <text:p>106.4165459114</text:p>
          </table:table-cell>
          <table:table-cell table:formula="of:=ATAN2([.F262]; SQRT([.G262]*[.G262]+[.E262]*[.E262]))*180/PI()" office:value-type="float" office:value="100.280214873626" calcext:value-type="float">
            <text:p>100.2802148736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196" calcext:value-type="float">
            <text:p>196</text:p>
          </table:table-cell>
          <table:table-cell office:value-type="float" office:value="-213" calcext:value-type="float">
            <text:p>-213</text:p>
          </table:table-cell>
          <table:table-cell/>
          <table:table-cell table:formula="of:=[.A263]*[.$K$3]" office:value-type="float" office:value="0.7744140625" calcext:value-type="float">
            <text:p>0.7744140625</text:p>
          </table:table-cell>
          <table:table-cell table:formula="of:=[.B263]*[.$K$3]" office:value-type="float" office:value="0.095703125" calcext:value-type="float">
            <text:p>0.095703125</text:p>
          </table:table-cell>
          <table:table-cell table:formula="of:=[.C263]*[.$K$3]" office:value-type="float" office:value="-0.10400390625" calcext:value-type="float">
            <text:p>-0.1040039063</text:p>
          </table:table-cell>
          <table:table-cell table:formula="of:=ATAN2([.G263]; SQRT([.F263]*[.F263]+[.E263]*[.E263]))*180/PI()" office:value-type="float" office:value="97.5919892117554" calcext:value-type="float">
            <text:p>97.5919892118</text:p>
          </table:table-cell>
          <table:table-cell table:formula="of:=ATAN2([.F263]; SQRT([.G263]*[.G263]+[.E263]*[.E263]))*180/PI()" office:value-type="float" office:value="83.0170955037496" calcext:value-type="float">
            <text:p>83.0170955037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63" calcext:value-type="float">
            <text:p>-63</text:p>
          </table:table-cell>
          <table:table-cell office:value-type="float" office:value="-304" calcext:value-type="float">
            <text:p>-304</text:p>
          </table:table-cell>
          <table:table-cell/>
          <table:table-cell table:formula="of:=[.A264]*[.$K$3]" office:value-type="float" office:value="0.75732421875" calcext:value-type="float">
            <text:p>0.7573242188</text:p>
          </table:table-cell>
          <table:table-cell table:formula="of:=[.B264]*[.$K$3]" office:value-type="float" office:value="-0.03076171875" calcext:value-type="float">
            <text:p>-0.0307617188</text:p>
          </table:table-cell>
          <table:table-cell table:formula="of:=[.C264]*[.$K$3]" office:value-type="float" office:value="-0.1484375" calcext:value-type="float">
            <text:p>-0.1484375</text:p>
          </table:table-cell>
          <table:table-cell table:formula="of:=ATAN2([.G264]; SQRT([.F264]*[.F264]+[.E264]*[.E264]))*180/PI()" office:value-type="float" office:value="101.080627040694" calcext:value-type="float">
            <text:p>101.0806270407</text:p>
          </table:table-cell>
          <table:table-cell table:formula="of:=ATAN2([.F264]; SQRT([.G264]*[.G264]+[.E264]*[.E264]))*180/PI()" office:value-type="float" office:value="92.2826305960564" calcext:value-type="float">
            <text:p>92.2826305961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7" calcext:value-type="float">
            <text:p>67</text:p>
          </table:table-cell>
          <table:table-cell office:value-type="float" office:value="-157" calcext:value-type="float">
            <text:p>-157</text:p>
          </table:table-cell>
          <table:table-cell/>
          <table:table-cell table:formula="of:=[.A265]*[.$K$3]" office:value-type="float" office:value="0.751953125" calcext:value-type="float">
            <text:p>0.751953125</text:p>
          </table:table-cell>
          <table:table-cell table:formula="of:=[.B265]*[.$K$3]" office:value-type="float" office:value="0.03271484375" calcext:value-type="float">
            <text:p>0.0327148438</text:p>
          </table:table-cell>
          <table:table-cell table:formula="of:=[.C265]*[.$K$3]" office:value-type="float" office:value="-0.07666015625" calcext:value-type="float">
            <text:p>-0.0766601563</text:p>
          </table:table-cell>
          <table:table-cell table:formula="of:=ATAN2([.G265]; SQRT([.F265]*[.F265]+[.E265]*[.E265]))*180/PI()" office:value-type="float" office:value="95.815618162357" calcext:value-type="float">
            <text:p>95.8156181624</text:p>
          </table:table-cell>
          <table:table-cell table:formula="of:=ATAN2([.F265]; SQRT([.G265]*[.G265]+[.E265]*[.E265]))*180/PI()" office:value-type="float" office:value="87.5216622717639" calcext:value-type="float">
            <text:p>87.5216622718</text:p>
          </table:table-cell>
          <table:table-cell table:number-columns-repeated="2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244" calcext:value-type="float">
            <text:p>244</text:p>
          </table:table-cell>
          <table:table-cell office:value-type="float" office:value="-280" calcext:value-type="float">
            <text:p>-280</text:p>
          </table:table-cell>
          <table:table-cell/>
          <table:table-cell table:formula="of:=[.A266]*[.$K$3]" office:value-type="float" office:value="0.71728515625" calcext:value-type="float">
            <text:p>0.7172851563</text:p>
          </table:table-cell>
          <table:table-cell table:formula="of:=[.B266]*[.$K$3]" office:value-type="float" office:value="0.119140625" calcext:value-type="float">
            <text:p>0.119140625</text:p>
          </table:table-cell>
          <table:table-cell table:formula="of:=[.C266]*[.$K$3]" office:value-type="float" office:value="-0.13671875" calcext:value-type="float">
            <text:p>-0.13671875</text:p>
          </table:table-cell>
          <table:table-cell table:formula="of:=ATAN2([.G266]; SQRT([.F266]*[.F266]+[.E266]*[.E266]))*180/PI()" office:value-type="float" office:value="100.648972678193" calcext:value-type="float">
            <text:p>100.6489726782</text:p>
          </table:table-cell>
          <table:table-cell table:formula="of:=ATAN2([.F266]; SQRT([.G266]*[.G266]+[.E266]*[.E266]))*180/PI()" office:value-type="float" office:value="80.7331667642737" calcext:value-type="float">
            <text:p>80.7331667643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9" calcext:value-type="float">
            <text:p>149</text:p>
          </table:table-cell>
          <table:table-cell office:value-type="float" office:value="-400" calcext:value-type="float">
            <text:p>-400</text:p>
          </table:table-cell>
          <table:table-cell/>
          <table:table-cell table:formula="of:=[.A267]*[.$K$3]" office:value-type="float" office:value="0.67724609375" calcext:value-type="float">
            <text:p>0.6772460938</text:p>
          </table:table-cell>
          <table:table-cell table:formula="of:=[.B267]*[.$K$3]" office:value-type="float" office:value="0.07275390625" calcext:value-type="float">
            <text:p>0.0727539063</text:p>
          </table:table-cell>
          <table:table-cell table:formula="of:=[.C267]*[.$K$3]" office:value-type="float" office:value="-0.1953125" calcext:value-type="float">
            <text:p>-0.1953125</text:p>
          </table:table-cell>
          <table:table-cell table:formula="of:=ATAN2([.G267]; SQRT([.F267]*[.F267]+[.E267]*[.E267]))*180/PI()" office:value-type="float" office:value="105.999842102965" calcext:value-type="float">
            <text:p>105.999842103</text:p>
          </table:table-cell>
          <table:table-cell table:formula="of:=ATAN2([.F267]; SQRT([.G267]*[.G267]+[.E267]*[.E267]))*180/PI()" office:value-type="float" office:value="84.1068319158567" calcext:value-type="float">
            <text:p>84.1068319159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286" calcext:value-type="float">
            <text:p>286</text:p>
          </table:table-cell>
          <table:table-cell office:value-type="float" office:value="-435" calcext:value-type="float">
            <text:p>-435</text:p>
          </table:table-cell>
          <table:table-cell/>
          <table:table-cell table:formula="of:=[.A268]*[.$K$3]" office:value-type="float" office:value="0.72314453125" calcext:value-type="float">
            <text:p>0.7231445313</text:p>
          </table:table-cell>
          <table:table-cell table:formula="of:=[.B268]*[.$K$3]" office:value-type="float" office:value="0.1396484375" calcext:value-type="float">
            <text:p>0.1396484375</text:p>
          </table:table-cell>
          <table:table-cell table:formula="of:=[.C268]*[.$K$3]" office:value-type="float" office:value="-0.21240234375" calcext:value-type="float">
            <text:p>-0.2124023438</text:p>
          </table:table-cell>
          <table:table-cell table:formula="of:=ATAN2([.G268]; SQRT([.F268]*[.F268]+[.E268]*[.E268]))*180/PI()" office:value-type="float" office:value="106.087150818318" calcext:value-type="float">
            <text:p>106.0871508183</text:p>
          </table:table-cell>
          <table:table-cell table:formula="of:=ATAN2([.F268]; SQRT([.G268]*[.G268]+[.E268]*[.E268]))*180/PI()" office:value-type="float" office:value="79.5029587980549" calcext:value-type="float">
            <text:p>79.5029587981</text:p>
          </table:table-cell>
          <table:table-cell table:number-columns-repeated="2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25" calcext:value-type="float">
            <text:p>25</text:p>
          </table:table-cell>
          <table:table-cell office:value-type="float" office:value="-470" calcext:value-type="float">
            <text:p>-470</text:p>
          </table:table-cell>
          <table:table-cell/>
          <table:table-cell table:formula="of:=[.A269]*[.$K$3]" office:value-type="float" office:value="0.70263671875" calcext:value-type="float">
            <text:p>0.7026367188</text:p>
          </table:table-cell>
          <table:table-cell table:formula="of:=[.B269]*[.$K$3]" office:value-type="float" office:value="0.01220703125" calcext:value-type="float">
            <text:p>0.0122070313</text:p>
          </table:table-cell>
          <table:table-cell table:formula="of:=[.C269]*[.$K$3]" office:value-type="float" office:value="-0.2294921875" calcext:value-type="float">
            <text:p>-0.2294921875</text:p>
          </table:table-cell>
          <table:table-cell table:formula="of:=ATAN2([.G269]; SQRT([.F269]*[.F269]+[.E269]*[.E269]))*180/PI()" office:value-type="float" office:value="108.085299620942" calcext:value-type="float">
            <text:p>108.0852996209</text:p>
          </table:table-cell>
          <table:table-cell table:formula="of:=ATAN2([.F269]; SQRT([.G269]*[.G269]+[.E269]*[.E269]))*180/PI()" office:value-type="float" office:value="89.0538679225678" calcext:value-type="float">
            <text:p>89.0538679226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65" calcext:value-type="float">
            <text:p>-65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[.A270]*[.$K$3]" office:value-type="float" office:value="0.78857421875" calcext:value-type="float">
            <text:p>0.7885742188</text:p>
          </table:table-cell>
          <table:table-cell table:formula="of:=[.B270]*[.$K$3]" office:value-type="float" office:value="-0.03173828125" calcext:value-type="float">
            <text:p>-0.0317382813</text:p>
          </table:table-cell>
          <table:table-cell table:formula="of:=[.C270]*[.$K$3]" office:value-type="float" office:value="-0.244140625" calcext:value-type="float">
            <text:p>-0.244140625</text:p>
          </table:table-cell>
          <table:table-cell table:formula="of:=ATAN2([.G270]; SQRT([.F270]*[.F270]+[.E270]*[.E270]))*180/PI()" office:value-type="float" office:value="107.18929981433" calcext:value-type="float">
            <text:p>107.1892998143</text:p>
          </table:table-cell>
          <table:table-cell table:formula="of:=ATAN2([.F270]; SQRT([.G270]*[.G270]+[.E270]*[.E270]))*180/PI()" office:value-type="float" office:value="92.2017800345899" calcext:value-type="float">
            <text:p>92.2017800346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145" calcext:value-type="float">
            <text:p>145</text:p>
          </table:table-cell>
          <table:table-cell office:value-type="float" office:value="-312" calcext:value-type="float">
            <text:p>-312</text:p>
          </table:table-cell>
          <table:table-cell/>
          <table:table-cell table:formula="of:=[.A271]*[.$K$3]" office:value-type="float" office:value="0.77099609375" calcext:value-type="float">
            <text:p>0.7709960938</text:p>
          </table:table-cell>
          <table:table-cell table:formula="of:=[.B271]*[.$K$3]" office:value-type="float" office:value="0.07080078125" calcext:value-type="float">
            <text:p>0.0708007813</text:p>
          </table:table-cell>
          <table:table-cell table:formula="of:=[.C271]*[.$K$3]" office:value-type="float" office:value="-0.15234375" calcext:value-type="float">
            <text:p>-0.15234375</text:p>
          </table:table-cell>
          <table:table-cell table:formula="of:=ATAN2([.G271]; SQRT([.F271]*[.F271]+[.E271]*[.E271]))*180/PI()" office:value-type="float" office:value="101.131627487865" calcext:value-type="float">
            <text:p>101.1316274879</text:p>
          </table:table-cell>
          <table:table-cell table:formula="of:=ATAN2([.F271]; SQRT([.G271]*[.G271]+[.E271]*[.E271]))*180/PI()" office:value-type="float" office:value="84.8522088122104" calcext:value-type="float">
            <text:p>84.8522088122</text:p>
          </table:table-cell>
          <table:table-cell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28" calcext:value-type="float">
            <text:p>128</text:p>
          </table:table-cell>
          <table:table-cell office:value-type="float" office:value="-85" calcext:value-type="float">
            <text:p>-85</text:p>
          </table:table-cell>
          <table:table-cell/>
          <table:table-cell table:formula="of:=[.A272]*[.$K$3]" office:value-type="float" office:value="0.68994140625" calcext:value-type="float">
            <text:p>0.6899414063</text:p>
          </table:table-cell>
          <table:table-cell table:formula="of:=[.B272]*[.$K$3]" office:value-type="float" office:value="0.0625" calcext:value-type="float">
            <text:p>0.0625</text:p>
          </table:table-cell>
          <table:table-cell table:formula="of:=[.C272]*[.$K$3]" office:value-type="float" office:value="-0.04150390625" calcext:value-type="float">
            <text:p>-0.0415039063</text:p>
          </table:table-cell>
          <table:table-cell table:formula="of:=ATAN2([.G272]; SQRT([.F272]*[.F272]+[.E272]*[.E272]))*180/PI()" office:value-type="float" office:value="93.428514174905" calcext:value-type="float">
            <text:p>93.4285141749</text:p>
          </table:table-cell>
          <table:table-cell table:formula="of:=ATAN2([.F272]; SQRT([.G272]*[.G272]+[.E272]*[.E272]))*180/PI()" office:value-type="float" office:value="84.8331414642194" calcext:value-type="float">
            <text:p>84.8331414642</text:p>
          </table:table-cell>
          <table:table-cell table:number-columns-repeated="2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79" calcext:value-type="float">
            <text:p>79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[.A273]*[.$K$3]" office:value-type="float" office:value="0.73291015625" calcext:value-type="float">
            <text:p>0.7329101563</text:p>
          </table:table-cell>
          <table:table-cell table:formula="of:=[.B273]*[.$K$3]" office:value-type="float" office:value="0.03857421875" calcext:value-type="float">
            <text:p>0.0385742188</text:p>
          </table:table-cell>
          <table:table-cell table:formula="of:=[.C273]*[.$K$3]" office:value-type="float" office:value="-0.13330078125" calcext:value-type="float">
            <text:p>-0.1333007813</text:p>
          </table:table-cell>
          <table:table-cell table:formula="of:=ATAN2([.G273]; SQRT([.F273]*[.F273]+[.E273]*[.E273]))*180/PI()" office:value-type="float" office:value="100.294262695493" calcext:value-type="float">
            <text:p>100.2942626955</text:p>
          </table:table-cell>
          <table:table-cell table:formula="of:=ATAN2([.F273]; SQRT([.G273]*[.G273]+[.E273]*[.E273]))*180/PI()" office:value-type="float" office:value="87.0357531959166" calcext:value-type="float">
            <text:p>87.0357531959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286" calcext:value-type="float">
            <text:p>286</text:p>
          </table:table-cell>
          <table:table-cell office:value-type="float" office:value="-228" calcext:value-type="float">
            <text:p>-228</text:p>
          </table:table-cell>
          <table:table-cell/>
          <table:table-cell table:formula="of:=[.A274]*[.$K$3]" office:value-type="float" office:value="0.7412109375" calcext:value-type="float">
            <text:p>0.7412109375</text:p>
          </table:table-cell>
          <table:table-cell table:formula="of:=[.B274]*[.$K$3]" office:value-type="float" office:value="0.1396484375" calcext:value-type="float">
            <text:p>0.1396484375</text:p>
          </table:table-cell>
          <table:table-cell table:formula="of:=[.C274]*[.$K$3]" office:value-type="float" office:value="-0.111328125" calcext:value-type="float">
            <text:p>-0.111328125</text:p>
          </table:table-cell>
          <table:table-cell table:formula="of:=ATAN2([.G274]; SQRT([.F274]*[.F274]+[.E274]*[.E274]))*180/PI()" office:value-type="float" office:value="98.396279277439" calcext:value-type="float">
            <text:p>98.3962792774</text:p>
          </table:table-cell>
          <table:table-cell table:formula="of:=ATAN2([.F274]; SQRT([.G274]*[.G274]+[.E274]*[.E274]))*180/PI()" office:value-type="float" office:value="79.4458965217525" calcext:value-type="float">
            <text:p>79.4458965218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104" calcext:value-type="float">
            <text:p>104</text:p>
          </table:table-cell>
          <table:table-cell office:value-type="float" office:value="-450" calcext:value-type="float">
            <text:p>-450</text:p>
          </table:table-cell>
          <table:table-cell/>
          <table:table-cell table:formula="of:=[.A275]*[.$K$3]" office:value-type="float" office:value="0.75390625" calcext:value-type="float">
            <text:p>0.75390625</text:p>
          </table:table-cell>
          <table:table-cell table:formula="of:=[.B275]*[.$K$3]" office:value-type="float" office:value="0.05078125" calcext:value-type="float">
            <text:p>0.05078125</text:p>
          </table:table-cell>
          <table:table-cell table:formula="of:=[.C275]*[.$K$3]" office:value-type="float" office:value="-0.2197265625" calcext:value-type="float">
            <text:p>-0.2197265625</text:p>
          </table:table-cell>
          <table:table-cell table:formula="of:=ATAN2([.G275]; SQRT([.F275]*[.F275]+[.E275]*[.E275]))*180/PI()" office:value-type="float" office:value="106.214000607786" calcext:value-type="float">
            <text:p>106.2140006078</text:p>
          </table:table-cell>
          <table:table-cell table:formula="of:=ATAN2([.F275]; SQRT([.G275]*[.G275]+[.E275]*[.E275]))*180/PI()" office:value-type="float" office:value="86.3000077211713" calcext:value-type="float">
            <text:p>86.3000077212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174" calcext:value-type="float">
            <text:p>174</text:p>
          </table:table-cell>
          <table:table-cell office:value-type="float" office:value="-359" calcext:value-type="float">
            <text:p>-359</text:p>
          </table:table-cell>
          <table:table-cell/>
          <table:table-cell table:formula="of:=[.A276]*[.$K$3]" office:value-type="float" office:value="0.75146484375" calcext:value-type="float">
            <text:p>0.7514648438</text:p>
          </table:table-cell>
          <table:table-cell table:formula="of:=[.B276]*[.$K$3]" office:value-type="float" office:value="0.0849609375" calcext:value-type="float">
            <text:p>0.0849609375</text:p>
          </table:table-cell>
          <table:table-cell table:formula="of:=[.C276]*[.$K$3]" office:value-type="float" office:value="-0.17529296875" calcext:value-type="float">
            <text:p>-0.1752929688</text:p>
          </table:table-cell>
          <table:table-cell table:formula="of:=ATAN2([.G276]; SQRT([.F276]*[.F276]+[.E276]*[.E276]))*180/PI()" office:value-type="float" office:value="103.050220176233" calcext:value-type="float">
            <text:p>103.0502201762</text:p>
          </table:table-cell>
          <table:table-cell table:formula="of:=ATAN2([.F276]; SQRT([.G276]*[.G276]+[.E276]*[.E276]))*180/PI()" office:value-type="float" office:value="83.7167864443873" calcext:value-type="float">
            <text:p>83.7167864444</text:p>
          </table:table-cell>
          <table:table-cell table:number-columns-repeated="2"/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-242" calcext:value-type="float">
            <text:p>-242</text:p>
          </table:table-cell>
          <table:table-cell office:value-type="float" office:value="-584" calcext:value-type="float">
            <text:p>-584</text:p>
          </table:table-cell>
          <table:table-cell/>
          <table:table-cell table:formula="of:=[.A277]*[.$K$3]" office:value-type="float" office:value="0.728515625" calcext:value-type="float">
            <text:p>0.728515625</text:p>
          </table:table-cell>
          <table:table-cell table:formula="of:=[.B277]*[.$K$3]" office:value-type="float" office:value="-0.1181640625" calcext:value-type="float">
            <text:p>-0.1181640625</text:p>
          </table:table-cell>
          <table:table-cell table:formula="of:=[.C277]*[.$K$3]" office:value-type="float" office:value="-0.28515625" calcext:value-type="float">
            <text:p>-0.28515625</text:p>
          </table:table-cell>
          <table:table-cell table:formula="of:=ATAN2([.G277]; SQRT([.F277]*[.F277]+[.E277]*[.E277]))*180/PI()" office:value-type="float" office:value="111.125111867761" calcext:value-type="float">
            <text:p>111.1251118678</text:p>
          </table:table-cell>
          <table:table-cell table:formula="of:=ATAN2([.F277]; SQRT([.G277]*[.G277]+[.E277]*[.E277]))*180/PI()" office:value-type="float" office:value="98.5890390127652" calcext:value-type="float">
            <text:p>98.5890390128</text:p>
          </table:table-cell>
          <table:table-cell table:number-columns-repeated="2"/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-163" calcext:value-type="float">
            <text:p>-163</text:p>
          </table:table-cell>
          <table:table-cell office:value-type="float" office:value="-292" calcext:value-type="float">
            <text:p>-292</text:p>
          </table:table-cell>
          <table:table-cell/>
          <table:table-cell table:formula="of:=[.A278]*[.$K$3]" office:value-type="float" office:value="0.8115234375" calcext:value-type="float">
            <text:p>0.8115234375</text:p>
          </table:table-cell>
          <table:table-cell table:formula="of:=[.B278]*[.$K$3]" office:value-type="float" office:value="-0.07958984375" calcext:value-type="float">
            <text:p>-0.0795898438</text:p>
          </table:table-cell>
          <table:table-cell table:formula="of:=[.C278]*[.$K$3]" office:value-type="float" office:value="-0.142578125" calcext:value-type="float">
            <text:p>-0.142578125</text:p>
          </table:table-cell>
          <table:table-cell table:formula="of:=ATAN2([.G278]; SQRT([.F278]*[.F278]+[.E278]*[.E278]))*180/PI()" office:value-type="float" office:value="99.9180745813932" calcext:value-type="float">
            <text:p>99.9180745814</text:p>
          </table:table-cell>
          <table:table-cell table:formula="of:=ATAN2([.F278]; SQRT([.G278]*[.G278]+[.E278]*[.E278]))*180/PI()" office:value-type="float" office:value="95.5173742788295" calcext:value-type="float">
            <text:p>95.5173742788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48" calcext:value-type="float">
            <text:p>-48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[.A279]*[.$K$3]" office:value-type="float" office:value="0.74072265625" calcext:value-type="float">
            <text:p>0.7407226563</text:p>
          </table:table-cell>
          <table:table-cell table:formula="of:=[.B279]*[.$K$3]" office:value-type="float" office:value="-0.0234375" calcext:value-type="float">
            <text:p>-0.0234375</text:p>
          </table:table-cell>
          <table:table-cell table:formula="of:=[.C279]*[.$K$3]" office:value-type="float" office:value="-0.123046875" calcext:value-type="float">
            <text:p>-0.123046875</text:p>
          </table:table-cell>
          <table:table-cell table:formula="of:=ATAN2([.G279]; SQRT([.F279]*[.F279]+[.E279]*[.E279]))*180/PI()" office:value-type="float" office:value="99.427062703962" calcext:value-type="float">
            <text:p>99.427062704</text:p>
          </table:table-cell>
          <table:table-cell table:formula="of:=ATAN2([.F279]; SQRT([.G279]*[.G279]+[.E279]*[.E279]))*180/PI()" office:value-type="float" office:value="91.7878304113239" calcext:value-type="float">
            <text:p>91.7878304113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68" calcext:value-type="float">
            <text:p>68</text:p>
          </table:table-cell>
          <table:table-cell office:value-type="float" office:value="-153" calcext:value-type="float">
            <text:p>-153</text:p>
          </table:table-cell>
          <table:table-cell/>
          <table:table-cell table:formula="of:=[.A280]*[.$K$3]" office:value-type="float" office:value="0.7939453125" calcext:value-type="float">
            <text:p>0.7939453125</text:p>
          </table:table-cell>
          <table:table-cell table:formula="of:=[.B280]*[.$K$3]" office:value-type="float" office:value="0.033203125" calcext:value-type="float">
            <text:p>0.033203125</text:p>
          </table:table-cell>
          <table:table-cell table:formula="of:=[.C280]*[.$K$3]" office:value-type="float" office:value="-0.07470703125" calcext:value-type="float">
            <text:p>-0.0747070313</text:p>
          </table:table-cell>
          <table:table-cell table:formula="of:=ATAN2([.G280]; SQRT([.F280]*[.F280]+[.E280]*[.E280]))*180/PI()" office:value-type="float" office:value="95.3708055889265" calcext:value-type="float">
            <text:p>95.3708055889</text:p>
          </table:table-cell>
          <table:table-cell table:formula="of:=ATAN2([.F280]; SQRT([.G280]*[.G280]+[.E280]*[.E280]))*180/PI()" office:value-type="float" office:value="87.6157814746788" calcext:value-type="float">
            <text:p>87.6157814747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19" calcext:value-type="float">
            <text:p>119</text:p>
          </table:table-cell>
          <table:table-cell office:value-type="float" office:value="-565" calcext:value-type="float">
            <text:p>-565</text:p>
          </table:table-cell>
          <table:table-cell/>
          <table:table-cell table:formula="of:=[.A281]*[.$K$3]" office:value-type="float" office:value="0.76611328125" calcext:value-type="float">
            <text:p>0.7661132813</text:p>
          </table:table-cell>
          <table:table-cell table:formula="of:=[.B281]*[.$K$3]" office:value-type="float" office:value="0.05810546875" calcext:value-type="float">
            <text:p>0.0581054688</text:p>
          </table:table-cell>
          <table:table-cell table:formula="of:=[.C281]*[.$K$3]" office:value-type="float" office:value="-0.27587890625" calcext:value-type="float">
            <text:p>-0.2758789063</text:p>
          </table:table-cell>
          <table:table-cell table:formula="of:=ATAN2([.G281]; SQRT([.F281]*[.F281]+[.E281]*[.E281]))*180/PI()" office:value-type="float" office:value="109.751726277955" calcext:value-type="float">
            <text:p>109.751726278</text:p>
          </table:table-cell>
          <table:table-cell table:formula="of:=ATAN2([.F281]; SQRT([.G281]*[.G281]+[.E281]*[.E281]))*180/PI()" office:value-type="float" office:value="85.9183603499262" calcext:value-type="float">
            <text:p>85.9183603499</text:p>
          </table:table-cell>
          <table:table-cell table:number-columns-repeated="2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98" calcext:value-type="float">
            <text:p>-98</text:p>
          </table:table-cell>
          <table:table-cell office:value-type="float" office:value="-459" calcext:value-type="float">
            <text:p>-459</text:p>
          </table:table-cell>
          <table:table-cell/>
          <table:table-cell table:formula="of:=[.A282]*[.$K$3]" office:value-type="float" office:value="0.75048828125" calcext:value-type="float">
            <text:p>0.7504882813</text:p>
          </table:table-cell>
          <table:table-cell table:formula="of:=[.B282]*[.$K$3]" office:value-type="float" office:value="-0.0478515625" calcext:value-type="float">
            <text:p>-0.0478515625</text:p>
          </table:table-cell>
          <table:table-cell table:formula="of:=[.C282]*[.$K$3]" office:value-type="float" office:value="-0.22412109375" calcext:value-type="float">
            <text:p>-0.2241210938</text:p>
          </table:table-cell>
          <table:table-cell table:formula="of:=ATAN2([.G282]; SQRT([.F282]*[.F282]+[.E282]*[.E282]))*180/PI()" office:value-type="float" office:value="106.595556963931" calcext:value-type="float">
            <text:p>106.5955569639</text:p>
          </table:table-cell>
          <table:table-cell table:formula="of:=ATAN2([.F282]; SQRT([.G282]*[.G282]+[.E282]*[.E282]))*180/PI()" office:value-type="float" office:value="93.4961103125626" calcext:value-type="float">
            <text:p>93.4961103126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1" calcext:value-type="float">
            <text:p>21</text:p>
          </table:table-cell>
          <table:table-cell office:value-type="float" office:value="-388" calcext:value-type="float">
            <text:p>-388</text:p>
          </table:table-cell>
          <table:table-cell/>
          <table:table-cell table:formula="of:=[.A283]*[.$K$3]" office:value-type="float" office:value="0.7666015625" calcext:value-type="float">
            <text:p>0.7666015625</text:p>
          </table:table-cell>
          <table:table-cell table:formula="of:=[.B283]*[.$K$3]" office:value-type="float" office:value="0.01025390625" calcext:value-type="float">
            <text:p>0.0102539063</text:p>
          </table:table-cell>
          <table:table-cell table:formula="of:=[.C283]*[.$K$3]" office:value-type="float" office:value="-0.189453125" calcext:value-type="float">
            <text:p>-0.189453125</text:p>
          </table:table-cell>
          <table:table-cell table:formula="of:=ATAN2([.G283]; SQRT([.F283]*[.F283]+[.E283]*[.E283]))*180/PI()" office:value-type="float" office:value="103.880382564141" calcext:value-type="float">
            <text:p>103.8803825641</text:p>
          </table:table-cell>
          <table:table-cell table:formula="of:=ATAN2([.F283]; SQRT([.G283]*[.G283]+[.E283]*[.E283]))*180/PI()" office:value-type="float" office:value="89.2560481865445" calcext:value-type="float">
            <text:p>89.2560481865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-73" calcext:value-type="float">
            <text:p>-73</text:p>
          </table:table-cell>
          <table:table-cell office:value-type="float" office:value="-390" calcext:value-type="float">
            <text:p>-390</text:p>
          </table:table-cell>
          <table:table-cell/>
          <table:table-cell table:formula="of:=[.A284]*[.$K$3]" office:value-type="float" office:value="0.748046875" calcext:value-type="float">
            <text:p>0.748046875</text:p>
          </table:table-cell>
          <table:table-cell table:formula="of:=[.B284]*[.$K$3]" office:value-type="float" office:value="-0.03564453125" calcext:value-type="float">
            <text:p>-0.0356445313</text:p>
          </table:table-cell>
          <table:table-cell table:formula="of:=[.C284]*[.$K$3]" office:value-type="float" office:value="-0.1904296875" calcext:value-type="float">
            <text:p>-0.1904296875</text:p>
          </table:table-cell>
          <table:table-cell table:formula="of:=ATAN2([.G284]; SQRT([.F284]*[.F284]+[.E284]*[.E284]))*180/PI()" office:value-type="float" office:value="104.266847379273" calcext:value-type="float">
            <text:p>104.2668473793</text:p>
          </table:table-cell>
          <table:table-cell table:formula="of:=ATAN2([.F284]; SQRT([.G284]*[.G284]+[.E284]*[.E284]))*180/PI()" office:value-type="float" office:value="92.6438888049767" calcext:value-type="float">
            <text:p>92.643888805</text:p>
          </table:table-cell>
          <table:table-cell table:number-columns-repeated="2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240" calcext:value-type="float">
            <text:p>-240</text:p>
          </table:table-cell>
          <table:table-cell office:value-type="float" office:value="-304" calcext:value-type="float">
            <text:p>-304</text:p>
          </table:table-cell>
          <table:table-cell/>
          <table:table-cell table:formula="of:=[.A285]*[.$K$3]" office:value-type="float" office:value="0.73583984375" calcext:value-type="float">
            <text:p>0.7358398438</text:p>
          </table:table-cell>
          <table:table-cell table:formula="of:=[.B285]*[.$K$3]" office:value-type="float" office:value="-0.1171875" calcext:value-type="float">
            <text:p>-0.1171875</text:p>
          </table:table-cell>
          <table:table-cell table:formula="of:=[.C285]*[.$K$3]" office:value-type="float" office:value="-0.1484375" calcext:value-type="float">
            <text:p>-0.1484375</text:p>
          </table:table-cell>
          <table:table-cell table:formula="of:=ATAN2([.G285]; SQRT([.F285]*[.F285]+[.E285]*[.E285]))*180/PI()" office:value-type="float" office:value="101.266666826429" calcext:value-type="float">
            <text:p>101.2666668264</text:p>
          </table:table-cell>
          <table:table-cell table:formula="of:=ATAN2([.F285]; SQRT([.G285]*[.G285]+[.E285]*[.E285]))*180/PI()" office:value-type="float" office:value="98.8729479743576" calcext:value-type="float">
            <text:p>98.8729479744</text:p>
          </table:table-cell>
          <table:table-cell table:number-columns-repeated="2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26" calcext:value-type="float">
            <text:p>-26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[.A286]*[.$K$3]" office:value-type="float" office:value="0.77099609375" calcext:value-type="float">
            <text:p>0.7709960938</text:p>
          </table:table-cell>
          <table:table-cell table:formula="of:=[.B286]*[.$K$3]" office:value-type="float" office:value="-0.0126953125" calcext:value-type="float">
            <text:p>-0.0126953125</text:p>
          </table:table-cell>
          <table:table-cell table:formula="of:=[.C286]*[.$K$3]" office:value-type="float" office:value="-0.154296875" calcext:value-type="float">
            <text:p>-0.154296875</text:p>
          </table:table-cell>
          <table:table-cell table:formula="of:=ATAN2([.G286]; SQRT([.F286]*[.F286]+[.E286]*[.E286]))*180/PI()" office:value-type="float" office:value="101.315416097718" calcext:value-type="float">
            <text:p>101.3154160977</text:p>
          </table:table-cell>
          <table:table-cell table:formula="of:=ATAN2([.F286]; SQRT([.G286]*[.G286]+[.E286]*[.E286]))*180/PI()" office:value-type="float" office:value="90.9250151894143" calcext:value-type="float">
            <text:p>90.9250151894</text:p>
          </table:table-cell>
          <table:table-cell table:number-columns-repeated="2"/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-79" calcext:value-type="float">
            <text:p>-79</text:p>
          </table:table-cell>
          <table:table-cell office:value-type="float" office:value="-351" calcext:value-type="float">
            <text:p>-351</text:p>
          </table:table-cell>
          <table:table-cell/>
          <table:table-cell table:formula="of:=[.A287]*[.$K$3]" office:value-type="float" office:value="0.87109375" calcext:value-type="float">
            <text:p>0.87109375</text:p>
          </table:table-cell>
          <table:table-cell table:formula="of:=[.B287]*[.$K$3]" office:value-type="float" office:value="-0.03857421875" calcext:value-type="float">
            <text:p>-0.0385742188</text:p>
          </table:table-cell>
          <table:table-cell table:formula="of:=[.C287]*[.$K$3]" office:value-type="float" office:value="-0.17138671875" calcext:value-type="float">
            <text:p>-0.1713867188</text:p>
          </table:table-cell>
          <table:table-cell table:formula="of:=ATAN2([.G287]; SQRT([.F287]*[.F287]+[.E287]*[.E287]))*180/PI()" office:value-type="float" office:value="101.120084350293" calcext:value-type="float">
            <text:p>101.1200843503</text:p>
          </table:table-cell>
          <table:table-cell table:formula="of:=ATAN2([.F287]; SQRT([.G287]*[.G287]+[.E287]*[.E287]))*180/PI()" office:value-type="float" office:value="92.4879097340576" calcext:value-type="float">
            <text:p>92.4879097341</text:p>
          </table:table-cell>
          <table:table-cell table:number-columns-repeated="2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20" calcext:value-type="float">
            <text:p>-20</text:p>
          </table:table-cell>
          <table:table-cell office:value-type="float" office:value="-233" calcext:value-type="float">
            <text:p>-233</text:p>
          </table:table-cell>
          <table:table-cell/>
          <table:table-cell table:formula="of:=[.A288]*[.$K$3]" office:value-type="float" office:value="0.82861328125" calcext:value-type="float">
            <text:p>0.8286132813</text:p>
          </table:table-cell>
          <table:table-cell table:formula="of:=[.B288]*[.$K$3]" office:value-type="float" office:value="-0.009765625" calcext:value-type="float">
            <text:p>-0.009765625</text:p>
          </table:table-cell>
          <table:table-cell table:formula="of:=[.C288]*[.$K$3]" office:value-type="float" office:value="-0.11376953125" calcext:value-type="float">
            <text:p>-0.1137695313</text:p>
          </table:table-cell>
          <table:table-cell table:formula="of:=ATAN2([.G288]; SQRT([.F288]*[.F288]+[.E288]*[.E288]))*180/PI()" office:value-type="float" office:value="97.817356467067" calcext:value-type="float">
            <text:p>97.8173564671</text:p>
          </table:table-cell>
          <table:table-cell table:formula="of:=ATAN2([.F288]; SQRT([.G288]*[.G288]+[.E288]*[.E288]))*180/PI()" office:value-type="float" office:value="90.6689529696956" calcext:value-type="float">
            <text:p>90.6689529697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-272" calcext:value-type="float">
            <text:p>-272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[.A289]*[.$K$3]" office:value-type="float" office:value="0.7705078125" calcext:value-type="float">
            <text:p>0.7705078125</text:p>
          </table:table-cell>
          <table:table-cell table:formula="of:=[.B289]*[.$K$3]" office:value-type="float" office:value="-0.1328125" calcext:value-type="float">
            <text:p>-0.1328125</text:p>
          </table:table-cell>
          <table:table-cell table:formula="of:=[.C289]*[.$K$3]" office:value-type="float" office:value="-0.1298828125" calcext:value-type="float">
            <text:p>-0.1298828125</text:p>
          </table:table-cell>
          <table:table-cell table:formula="of:=ATAN2([.G289]; SQRT([.F289]*[.F289]+[.E289]*[.E289]))*180/PI()" office:value-type="float" office:value="99.4317365363557" calcext:value-type="float">
            <text:p>99.4317365364</text:p>
          </table:table-cell>
          <table:table-cell table:formula="of:=ATAN2([.F289]; SQRT([.G289]*[.G289]+[.E289]*[.E289]))*180/PI()" office:value-type="float" office:value="99.6464925614024" calcext:value-type="float">
            <text:p>99.6464925614</text:p>
          </table:table-cell>
          <table:table-cell table:number-columns-repeated="2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34" calcext:value-type="float">
            <text:p>-134</text:p>
          </table:table-cell>
          <table:table-cell office:value-type="float" office:value="-468" calcext:value-type="float">
            <text:p>-468</text:p>
          </table:table-cell>
          <table:table-cell/>
          <table:table-cell table:formula="of:=[.A290]*[.$K$3]" office:value-type="float" office:value="0.76904296875" calcext:value-type="float">
            <text:p>0.7690429688</text:p>
          </table:table-cell>
          <table:table-cell table:formula="of:=[.B290]*[.$K$3]" office:value-type="float" office:value="-0.0654296875" calcext:value-type="float">
            <text:p>-0.0654296875</text:p>
          </table:table-cell>
          <table:table-cell table:formula="of:=[.C290]*[.$K$3]" office:value-type="float" office:value="-0.228515625" calcext:value-type="float">
            <text:p>-0.228515625</text:p>
          </table:table-cell>
          <table:table-cell table:formula="of:=ATAN2([.G290]; SQRT([.F290]*[.F290]+[.E290]*[.E290]))*180/PI()" office:value-type="float" office:value="106.492611212386" calcext:value-type="float">
            <text:p>106.4926112124</text:p>
          </table:table-cell>
          <table:table-cell table:formula="of:=ATAN2([.F290]; SQRT([.G290]*[.G290]+[.E290]*[.E290]))*180/PI()" office:value-type="float" office:value="94.6624445378142" calcext:value-type="float">
            <text:p>94.6624445378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-207" calcext:value-type="float">
            <text:p>-207</text:p>
          </table:table-cell>
          <table:table-cell office:value-type="float" office:value="-642" calcext:value-type="float">
            <text:p>-642</text:p>
          </table:table-cell>
          <table:table-cell/>
          <table:table-cell table:formula="of:=[.A291]*[.$K$3]" office:value-type="float" office:value="0.7646484375" calcext:value-type="float">
            <text:p>0.7646484375</text:p>
          </table:table-cell>
          <table:table-cell table:formula="of:=[.B291]*[.$K$3]" office:value-type="float" office:value="-0.10107421875" calcext:value-type="float">
            <text:p>-0.1010742188</text:p>
          </table:table-cell>
          <table:table-cell table:formula="of:=[.C291]*[.$K$3]" office:value-type="float" office:value="-0.3134765625" calcext:value-type="float">
            <text:p>-0.3134765625</text:p>
          </table:table-cell>
          <table:table-cell table:formula="of:=ATAN2([.G291]; SQRT([.F291]*[.F291]+[.E291]*[.E291]))*180/PI()" office:value-type="float" office:value="112.118123111161" calcext:value-type="float">
            <text:p>112.1181231112</text:p>
          </table:table-cell>
          <table:table-cell table:formula="of:=ATAN2([.F291]; SQRT([.G291]*[.G291]+[.E291]*[.E291]))*180/PI()" office:value-type="float" office:value="96.9729329497245" calcext:value-type="float">
            <text:p>96.9729329497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-109" calcext:value-type="float">
            <text:p>-109</text:p>
          </table:table-cell>
          <table:table-cell office:value-type="float" office:value="-482" calcext:value-type="float">
            <text:p>-482</text:p>
          </table:table-cell>
          <table:table-cell/>
          <table:table-cell table:formula="of:=[.A292]*[.$K$3]" office:value-type="float" office:value="0.791015625" calcext:value-type="float">
            <text:p>0.791015625</text:p>
          </table:table-cell>
          <table:table-cell table:formula="of:=[.B292]*[.$K$3]" office:value-type="float" office:value="-0.05322265625" calcext:value-type="float">
            <text:p>-0.0532226563</text:p>
          </table:table-cell>
          <table:table-cell table:formula="of:=[.C292]*[.$K$3]" office:value-type="float" office:value="-0.2353515625" calcext:value-type="float">
            <text:p>-0.2353515625</text:p>
          </table:table-cell>
          <table:table-cell table:formula="of:=ATAN2([.G292]; SQRT([.F292]*[.F292]+[.E292]*[.E292]))*180/PI()" office:value-type="float" office:value="106.534030223208" calcext:value-type="float">
            <text:p>106.5340302232</text:p>
          </table:table-cell>
          <table:table-cell table:formula="of:=ATAN2([.F292]; SQRT([.G292]*[.G292]+[.E292]*[.E292]))*180/PI()" office:value-type="float" office:value="93.6898949307963" calcext:value-type="float">
            <text:p>93.6898949308</text:p>
          </table:table-cell>
          <table:table-cell table:number-columns-repeated="2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70" calcext:value-type="float">
            <text:p>-70</text:p>
          </table:table-cell>
          <table:table-cell office:value-type="float" office:value="-214" calcext:value-type="float">
            <text:p>-214</text:p>
          </table:table-cell>
          <table:table-cell/>
          <table:table-cell table:formula="of:=[.A293]*[.$K$3]" office:value-type="float" office:value="0.77392578125" calcext:value-type="float">
            <text:p>0.7739257813</text:p>
          </table:table-cell>
          <table:table-cell table:formula="of:=[.B293]*[.$K$3]" office:value-type="float" office:value="-0.0341796875" calcext:value-type="float">
            <text:p>-0.0341796875</text:p>
          </table:table-cell>
          <table:table-cell table:formula="of:=[.C293]*[.$K$3]" office:value-type="float" office:value="-0.1044921875" calcext:value-type="float">
            <text:p>-0.1044921875</text:p>
          </table:table-cell>
          <table:table-cell table:formula="of:=ATAN2([.G293]; SQRT([.F293]*[.F293]+[.E293]*[.E293]))*180/PI()" office:value-type="float" office:value="97.6819368409579" calcext:value-type="float">
            <text:p>97.681936841</text:p>
          </table:table-cell>
          <table:table-cell table:formula="of:=ATAN2([.F293]; SQRT([.G293]*[.G293]+[.E293]*[.E293]))*180/PI()" office:value-type="float" office:value="92.5060604711558" calcext:value-type="float">
            <text:p>92.5060604712</text:p>
          </table:table-cell>
          <table:table-cell table:number-columns-repeated="2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150" calcext:value-type="float">
            <text:p>150</text:p>
          </table:table-cell>
          <table:table-cell office:value-type="float" office:value="-80" calcext:value-type="float">
            <text:p>-80</text:p>
          </table:table-cell>
          <table:table-cell/>
          <table:table-cell table:formula="of:=[.A294]*[.$K$3]" office:value-type="float" office:value="0.74755859375" calcext:value-type="float">
            <text:p>0.7475585938</text:p>
          </table:table-cell>
          <table:table-cell table:formula="of:=[.B294]*[.$K$3]" office:value-type="float" office:value="0.0732421875" calcext:value-type="float">
            <text:p>0.0732421875</text:p>
          </table:table-cell>
          <table:table-cell table:formula="of:=[.C294]*[.$K$3]" office:value-type="float" office:value="-0.0390625" calcext:value-type="float">
            <text:p>-0.0390625</text:p>
          </table:table-cell>
          <table:table-cell table:formula="of:=ATAN2([.G294]; SQRT([.F294]*[.F294]+[.E294]*[.E294]))*180/PI()" office:value-type="float" office:value="92.9769524027484" calcext:value-type="float">
            <text:p>92.9769524027</text:p>
          </table:table-cell>
          <table:table-cell table:formula="of:=ATAN2([.F294]; SQRT([.G294]*[.G294]+[.E294]*[.E294]))*180/PI()" office:value-type="float" office:value="84.4118701726604" calcext:value-type="float">
            <text:p>84.4118701727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5" calcext:value-type="float">
            <text:p>75</text:p>
          </table:table-cell>
          <table:table-cell office:value-type="float" office:value="-110" calcext:value-type="float">
            <text:p>-110</text:p>
          </table:table-cell>
          <table:table-cell/>
          <table:table-cell table:formula="of:=[.A295]*[.$K$3]" office:value-type="float" office:value="0.7421875" calcext:value-type="float">
            <text:p>0.7421875</text:p>
          </table:table-cell>
          <table:table-cell table:formula="of:=[.B295]*[.$K$3]" office:value-type="float" office:value="0.03662109375" calcext:value-type="float">
            <text:p>0.0366210938</text:p>
          </table:table-cell>
          <table:table-cell table:formula="of:=[.C295]*[.$K$3]" office:value-type="float" office:value="-0.0537109375" calcext:value-type="float">
            <text:p>-0.0537109375</text:p>
          </table:table-cell>
          <table:table-cell table:formula="of:=ATAN2([.G295]; SQRT([.F295]*[.F295]+[.E295]*[.E295]))*180/PI()" office:value-type="float" office:value="94.134177162323" calcext:value-type="float">
            <text:p>94.1341771623</text:p>
          </table:table-cell>
          <table:table-cell table:formula="of:=ATAN2([.F295]; SQRT([.G295]*[.G295]+[.E295]*[.E295]))*180/PI()" office:value-type="float" office:value="87.1825527905786" calcext:value-type="float">
            <text:p>87.1825527906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124" calcext:value-type="float">
            <text:p>124</text:p>
          </table:table-cell>
          <table:table-cell office:value-type="float" office:value="-352" calcext:value-type="float">
            <text:p>-352</text:p>
          </table:table-cell>
          <table:table-cell/>
          <table:table-cell table:formula="of:=[.A296]*[.$K$3]" office:value-type="float" office:value="0.77490234375" calcext:value-type="float">
            <text:p>0.7749023438</text:p>
          </table:table-cell>
          <table:table-cell table:formula="of:=[.B296]*[.$K$3]" office:value-type="float" office:value="0.060546875" calcext:value-type="float">
            <text:p>0.060546875</text:p>
          </table:table-cell>
          <table:table-cell table:formula="of:=[.C296]*[.$K$3]" office:value-type="float" office:value="-0.171875" calcext:value-type="float">
            <text:p>-0.171875</text:p>
          </table:table-cell>
          <table:table-cell table:formula="of:=ATAN2([.G296]; SQRT([.F296]*[.F296]+[.E296]*[.E296]))*180/PI()" office:value-type="float" office:value="102.469059163698" calcext:value-type="float">
            <text:p>102.4690591637</text:p>
          </table:table-cell>
          <table:table-cell table:formula="of:=ATAN2([.F296]; SQRT([.G296]*[.G296]+[.E296]*[.E296]))*180/PI()" office:value-type="float" office:value="85.6378680502673" calcext:value-type="float">
            <text:p>85.6378680503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52" calcext:value-type="float">
            <text:p>152</text:p>
          </table:table-cell>
          <table:table-cell office:value-type="float" office:value="-308" calcext:value-type="float">
            <text:p>-308</text:p>
          </table:table-cell>
          <table:table-cell/>
          <table:table-cell table:formula="of:=[.A297]*[.$K$3]" office:value-type="float" office:value="0.7841796875" calcext:value-type="float">
            <text:p>0.7841796875</text:p>
          </table:table-cell>
          <table:table-cell table:formula="of:=[.B297]*[.$K$3]" office:value-type="float" office:value="0.07421875" calcext:value-type="float">
            <text:p>0.07421875</text:p>
          </table:table-cell>
          <table:table-cell table:formula="of:=[.C297]*[.$K$3]" office:value-type="float" office:value="-0.150390625" calcext:value-type="float">
            <text:p>-0.150390625</text:p>
          </table:table-cell>
          <table:table-cell table:formula="of:=ATAN2([.G297]; SQRT([.F297]*[.F297]+[.E297]*[.E297]))*180/PI()" office:value-type="float" office:value="100.809253760364" calcext:value-type="float">
            <text:p>100.8092537604</text:p>
          </table:table-cell>
          <table:table-cell table:formula="of:=ATAN2([.F297]; SQRT([.G297]*[.G297]+[.E297]*[.E297]))*180/PI()" office:value-type="float" office:value="84.6895502889522" calcext:value-type="float">
            <text:p>84.689550289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-87" calcext:value-type="float">
            <text:p>-87</text:p>
          </table:table-cell>
          <table:table-cell office:value-type="float" office:value="-479" calcext:value-type="float">
            <text:p>-479</text:p>
          </table:table-cell>
          <table:table-cell/>
          <table:table-cell table:formula="of:=[.A298]*[.$K$3]" office:value-type="float" office:value="0.7724609375" calcext:value-type="float">
            <text:p>0.7724609375</text:p>
          </table:table-cell>
          <table:table-cell table:formula="of:=[.B298]*[.$K$3]" office:value-type="float" office:value="-0.04248046875" calcext:value-type="float">
            <text:p>-0.0424804688</text:p>
          </table:table-cell>
          <table:table-cell table:formula="of:=[.C298]*[.$K$3]" office:value-type="float" office:value="-0.23388671875" calcext:value-type="float">
            <text:p>-0.2338867188</text:p>
          </table:table-cell>
          <table:table-cell table:formula="of:=ATAN2([.G298]; SQRT([.F298]*[.F298]+[.E298]*[.E298]))*180/PI()" office:value-type="float" office:value="106.821351752842" calcext:value-type="float">
            <text:p>106.8213517528</text:p>
          </table:table-cell>
          <table:table-cell table:formula="of:=ATAN2([.F298]; SQRT([.G298]*[.G298]+[.E298]*[.E298]))*180/PI()" office:value-type="float" office:value="93.012921784025" calcext:value-type="float">
            <text:p>93.012921784</text:p>
          </table:table-cell>
          <table:table-cell table:number-columns-repeated="2"/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112" calcext:value-type="float">
            <text:p>112</text:p>
          </table:table-cell>
          <table:table-cell office:value-type="float" office:value="-460" calcext:value-type="float">
            <text:p>-460</text:p>
          </table:table-cell>
          <table:table-cell/>
          <table:table-cell table:formula="of:=[.A299]*[.$K$3]" office:value-type="float" office:value="0.779296875" calcext:value-type="float">
            <text:p>0.779296875</text:p>
          </table:table-cell>
          <table:table-cell table:formula="of:=[.B299]*[.$K$3]" office:value-type="float" office:value="0.0546875" calcext:value-type="float">
            <text:p>0.0546875</text:p>
          </table:table-cell>
          <table:table-cell table:formula="of:=[.C299]*[.$K$3]" office:value-type="float" office:value="-0.224609375" calcext:value-type="float">
            <text:p>-0.224609375</text:p>
          </table:table-cell>
          <table:table-cell table:formula="of:=ATAN2([.G299]; SQRT([.F299]*[.F299]+[.E299]*[.E299]))*180/PI()" office:value-type="float" office:value="106.040656553385" calcext:value-type="float">
            <text:p>106.0406565534</text:p>
          </table:table-cell>
          <table:table-cell table:formula="of:=ATAN2([.F299]; SQRT([.G299]*[.G299]+[.E299]*[.E299]))*180/PI()" office:value-type="float" office:value="86.1423541723874" calcext:value-type="float">
            <text:p>86.1423541724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45" calcext:value-type="float">
            <text:p>45</text:p>
          </table:table-cell>
          <table:table-cell office:value-type="float" office:value="-396" calcext:value-type="float">
            <text:p>-396</text:p>
          </table:table-cell>
          <table:table-cell/>
          <table:table-cell table:formula="of:=[.A300]*[.$K$3]" office:value-type="float" office:value="0.7744140625" calcext:value-type="float">
            <text:p>0.7744140625</text:p>
          </table:table-cell>
          <table:table-cell table:formula="of:=[.B300]*[.$K$3]" office:value-type="float" office:value="0.02197265625" calcext:value-type="float">
            <text:p>0.0219726563</text:p>
          </table:table-cell>
          <table:table-cell table:formula="of:=[.C300]*[.$K$3]" office:value-type="float" office:value="-0.193359375" calcext:value-type="float">
            <text:p>-0.193359375</text:p>
          </table:table-cell>
          <table:table-cell table:formula="of:=ATAN2([.G300]; SQRT([.F300]*[.F300]+[.E300]*[.E300]))*180/PI()" office:value-type="float" office:value="104.013824403546" calcext:value-type="float">
            <text:p>104.0138244035</text:p>
          </table:table-cell>
          <table:table-cell table:formula="of:=ATAN2([.F300]; SQRT([.G300]*[.G300]+[.E300]*[.E300]))*180/PI()" office:value-type="float" office:value="88.4231512993989" calcext:value-type="float">
            <text:p>88.4231512994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-102" calcext:value-type="float">
            <text:p>-102</text:p>
          </table:table-cell>
          <table:table-cell office:value-type="float" office:value="-406" calcext:value-type="float">
            <text:p>-406</text:p>
          </table:table-cell>
          <table:table-cell/>
          <table:table-cell table:formula="of:=[.A301]*[.$K$3]" office:value-type="float" office:value="0.7900390625" calcext:value-type="float">
            <text:p>0.7900390625</text:p>
          </table:table-cell>
          <table:table-cell table:formula="of:=[.B301]*[.$K$3]" office:value-type="float" office:value="-0.0498046875" calcext:value-type="float">
            <text:p>-0.0498046875</text:p>
          </table:table-cell>
          <table:table-cell table:formula="of:=[.C301]*[.$K$3]" office:value-type="float" office:value="-0.1982421875" calcext:value-type="float">
            <text:p>-0.1982421875</text:p>
          </table:table-cell>
          <table:table-cell table:formula="of:=ATAN2([.G301]; SQRT([.F301]*[.F301]+[.E301]*[.E301]))*180/PI()" office:value-type="float" office:value="104.059425926837" calcext:value-type="float">
            <text:p>104.0594259268</text:p>
          </table:table-cell>
          <table:table-cell table:formula="of:=ATAN2([.F301]; SQRT([.G301]*[.G301]+[.E301]*[.E301]))*180/PI()" office:value-type="float" office:value="93.4990050217502" calcext:value-type="float">
            <text:p>93.4990050218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5" calcext:value-type="float">
            <text:p>-5</text:p>
          </table:table-cell>
          <table:table-cell office:value-type="float" office:value="-328" calcext:value-type="float">
            <text:p>-328</text:p>
          </table:table-cell>
          <table:table-cell/>
          <table:table-cell table:formula="of:=[.A302]*[.$K$3]" office:value-type="float" office:value="0.74853515625" calcext:value-type="float">
            <text:p>0.7485351563</text:p>
          </table:table-cell>
          <table:table-cell table:formula="of:=[.B302]*[.$K$3]" office:value-type="float" office:value="-0.00244140625" calcext:value-type="float">
            <text:p>-0.0024414063</text:p>
          </table:table-cell>
          <table:table-cell table:formula="of:=[.C302]*[.$K$3]" office:value-type="float" office:value="-0.16015625" calcext:value-type="float">
            <text:p>-0.16015625</text:p>
          </table:table-cell>
          <table:table-cell table:formula="of:=ATAN2([.G302]; SQRT([.F302]*[.F302]+[.E302]*[.E302]))*180/PI()" office:value-type="float" office:value="102.076826490136" calcext:value-type="float">
            <text:p>102.0768264901</text:p>
          </table:table-cell>
          <table:table-cell table:formula="of:=ATAN2([.F302]; SQRT([.G302]*[.G302]+[.E302]*[.E302]))*180/PI()" office:value-type="float" office:value="90.1827381041783" calcext:value-type="float">
            <text:p>90.1827381042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45" calcext:value-type="float">
            <text:p>-45</text:p>
          </table:table-cell>
          <table:table-cell office:value-type="float" office:value="-345" calcext:value-type="float">
            <text:p>-345</text:p>
          </table:table-cell>
          <table:table-cell/>
          <table:table-cell table:formula="of:=[.A303]*[.$K$3]" office:value-type="float" office:value="0.767578125" calcext:value-type="float">
            <text:p>0.767578125</text:p>
          </table:table-cell>
          <table:table-cell table:formula="of:=[.B303]*[.$K$3]" office:value-type="float" office:value="-0.02197265625" calcext:value-type="float">
            <text:p>-0.0219726563</text:p>
          </table:table-cell>
          <table:table-cell table:formula="of:=[.C303]*[.$K$3]" office:value-type="float" office:value="-0.16845703125" calcext:value-type="float">
            <text:p>-0.1684570313</text:p>
          </table:table-cell>
          <table:table-cell table:formula="of:=ATAN2([.G303]; SQRT([.F303]*[.F303]+[.E303]*[.E303]))*180/PI()" office:value-type="float" office:value="102.373300231663" calcext:value-type="float">
            <text:p>102.3733002317</text:p>
          </table:table-cell>
          <table:table-cell table:formula="of:=ATAN2([.F303]; SQRT([.G303]*[.G303]+[.E303]*[.E303]))*180/PI()" office:value-type="float" office:value="91.6016020084745" calcext:value-type="float">
            <text:p>91.6016020085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85" calcext:value-type="float">
            <text:p>-85</text:p>
          </table:table-cell>
          <table:table-cell office:value-type="float" office:value="-518" calcext:value-type="float">
            <text:p>-518</text:p>
          </table:table-cell>
          <table:table-cell/>
          <table:table-cell table:formula="of:=[.A304]*[.$K$3]" office:value-type="float" office:value="0.81201171875" calcext:value-type="float">
            <text:p>0.8120117188</text:p>
          </table:table-cell>
          <table:table-cell table:formula="of:=[.B304]*[.$K$3]" office:value-type="float" office:value="-0.04150390625" calcext:value-type="float">
            <text:p>-0.0415039063</text:p>
          </table:table-cell>
          <table:table-cell table:formula="of:=[.C304]*[.$K$3]" office:value-type="float" office:value="-0.2529296875" calcext:value-type="float">
            <text:p>-0.2529296875</text:p>
          </table:table-cell>
          <table:table-cell table:formula="of:=ATAN2([.G304]; SQRT([.F304]*[.F304]+[.E304]*[.E304]))*180/PI()" office:value-type="float" office:value="107.279830719532" calcext:value-type="float">
            <text:p>107.2798307195</text:p>
          </table:table-cell>
          <table:table-cell table:formula="of:=ATAN2([.F304]; SQRT([.G304]*[.G304]+[.E304]*[.E304]))*180/PI()" office:value-type="float" office:value="92.7938110857391" calcext:value-type="float">
            <text:p>92.7938110857</text:p>
          </table:table-cell>
          <table:table-cell table:number-columns-repeated="2"/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-183" calcext:value-type="float">
            <text:p>-183</text:p>
          </table:table-cell>
          <table:table-cell office:value-type="float" office:value="-373" calcext:value-type="float">
            <text:p>-373</text:p>
          </table:table-cell>
          <table:table-cell/>
          <table:table-cell table:formula="of:=[.A305]*[.$K$3]" office:value-type="float" office:value="0.8076171875" calcext:value-type="float">
            <text:p>0.8076171875</text:p>
          </table:table-cell>
          <table:table-cell table:formula="of:=[.B305]*[.$K$3]" office:value-type="float" office:value="-0.08935546875" calcext:value-type="float">
            <text:p>-0.0893554688</text:p>
          </table:table-cell>
          <table:table-cell table:formula="of:=[.C305]*[.$K$3]" office:value-type="float" office:value="-0.18212890625" calcext:value-type="float">
            <text:p>-0.1821289063</text:p>
          </table:table-cell>
          <table:table-cell table:formula="of:=ATAN2([.G305]; SQRT([.F305]*[.F305]+[.E305]*[.E305]))*180/PI()" office:value-type="float" office:value="102.633810167615" calcext:value-type="float">
            <text:p>102.6338101676</text:p>
          </table:table-cell>
          <table:table-cell table:formula="of:=ATAN2([.F305]; SQRT([.G305]*[.G305]+[.E305]*[.E305]))*180/PI()" office:value-type="float" office:value="96.1601118150543" calcext:value-type="float">
            <text:p>96.1601118151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84" calcext:value-type="float">
            <text:p>-84</text:p>
          </table:table-cell>
          <table:table-cell office:value-type="float" office:value="-279" calcext:value-type="float">
            <text:p>-279</text:p>
          </table:table-cell>
          <table:table-cell/>
          <table:table-cell table:formula="of:=[.A306]*[.$K$3]" office:value-type="float" office:value="0.74853515625" calcext:value-type="float">
            <text:p>0.7485351563</text:p>
          </table:table-cell>
          <table:table-cell table:formula="of:=[.B306]*[.$K$3]" office:value-type="float" office:value="-0.041015625" calcext:value-type="float">
            <text:p>-0.041015625</text:p>
          </table:table-cell>
          <table:table-cell table:formula="of:=[.C306]*[.$K$3]" office:value-type="float" office:value="-0.13623046875" calcext:value-type="float">
            <text:p>-0.1362304688</text:p>
          </table:table-cell>
          <table:table-cell table:formula="of:=ATAN2([.G306]; SQRT([.F306]*[.F306]+[.E306]*[.E306]))*180/PI()" office:value-type="float" office:value="100.299594203826" calcext:value-type="float">
            <text:p>100.2995942038</text:p>
          </table:table-cell>
          <table:table-cell table:formula="of:=ATAN2([.F306]; SQRT([.G306]*[.G306]+[.E306]*[.E306]))*180/PI()" office:value-type="float" office:value="93.0857707220266" calcext:value-type="float">
            <text:p>93.085770722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77" calcext:value-type="float">
            <text:p>77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[.A307]*[.$K$3]" office:value-type="float" office:value="0.75830078125" calcext:value-type="float">
            <text:p>0.7583007813</text:p>
          </table:table-cell>
          <table:table-cell table:formula="of:=[.B307]*[.$K$3]" office:value-type="float" office:value="0.03759765625" calcext:value-type="float">
            <text:p>0.0375976563</text:p>
          </table:table-cell>
          <table:table-cell table:formula="of:=[.C307]*[.$K$3]" office:value-type="float" office:value="-0.15625" calcext:value-type="float">
            <text:p>-0.15625</text:p>
          </table:table-cell>
          <table:table-cell table:formula="of:=ATAN2([.G307]; SQRT([.F307]*[.F307]+[.E307]*[.E307]))*180/PI()" office:value-type="float" office:value="101.629107052201" calcext:value-type="float">
            <text:p>101.6291070522</text:p>
          </table:table-cell>
          <table:table-cell table:formula="of:=ATAN2([.F307]; SQRT([.G307]*[.G307]+[.E307]*[.E307]))*180/PI()" office:value-type="float" office:value="87.2198282015638" calcext:value-type="float">
            <text:p>87.2198282016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2" calcext:value-type="float">
            <text:p>142</text:p>
          </table:table-cell>
          <table:table-cell office:value-type="float" office:value="-257" calcext:value-type="float">
            <text:p>-257</text:p>
          </table:table-cell>
          <table:table-cell/>
          <table:table-cell table:formula="of:=[.A308]*[.$K$3]" office:value-type="float" office:value="0.75732421875" calcext:value-type="float">
            <text:p>0.7573242188</text:p>
          </table:table-cell>
          <table:table-cell table:formula="of:=[.B308]*[.$K$3]" office:value-type="float" office:value="0.0693359375" calcext:value-type="float">
            <text:p>0.0693359375</text:p>
          </table:table-cell>
          <table:table-cell table:formula="of:=[.C308]*[.$K$3]" office:value-type="float" office:value="-0.12548828125" calcext:value-type="float">
            <text:p>-0.1254882813</text:p>
          </table:table-cell>
          <table:table-cell table:formula="of:=ATAN2([.G308]; SQRT([.F308]*[.F308]+[.E308]*[.E308]))*180/PI()" office:value-type="float" office:value="99.3699109999372" calcext:value-type="float">
            <text:p>99.3699109999</text:p>
          </table:table-cell>
          <table:table-cell table:formula="of:=ATAN2([.F308]; SQRT([.G308]*[.G308]+[.E308]*[.E308]))*180/PI()" office:value-type="float" office:value="84.8389194502835" calcext:value-type="float">
            <text:p>84.8389194503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49" calcext:value-type="float">
            <text:p>49</text:p>
          </table:table-cell>
          <table:table-cell office:value-type="float" office:value="-345" calcext:value-type="float">
            <text:p>-345</text:p>
          </table:table-cell>
          <table:table-cell/>
          <table:table-cell table:formula="of:=[.A309]*[.$K$3]" office:value-type="float" office:value="0.8095703125" calcext:value-type="float">
            <text:p>0.8095703125</text:p>
          </table:table-cell>
          <table:table-cell table:formula="of:=[.B309]*[.$K$3]" office:value-type="float" office:value="0.02392578125" calcext:value-type="float">
            <text:p>0.0239257813</text:p>
          </table:table-cell>
          <table:table-cell table:formula="of:=[.C309]*[.$K$3]" office:value-type="float" office:value="-0.16845703125" calcext:value-type="float">
            <text:p>-0.1684570313</text:p>
          </table:table-cell>
          <table:table-cell table:formula="of:=ATAN2([.G309]; SQRT([.F309]*[.F309]+[.E309]*[.E309]))*180/PI()" office:value-type="float" office:value="101.749501074987" calcext:value-type="float">
            <text:p>101.749501075</text:p>
          </table:table-cell>
          <table:table-cell table:formula="of:=ATAN2([.F309]; SQRT([.G309]*[.G309]+[.E309]*[.E309]))*180/PI()" office:value-type="float" office:value="88.3426706452623" calcext:value-type="float">
            <text:p>88.3426706453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67" calcext:value-type="float">
            <text:p>67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[.A310]*[.$K$3]" office:value-type="float" office:value="0.73974609375" calcext:value-type="float">
            <text:p>0.7397460938</text:p>
          </table:table-cell>
          <table:table-cell table:formula="of:=[.B310]*[.$K$3]" office:value-type="float" office:value="0.03271484375" calcext:value-type="float">
            <text:p>0.0327148438</text:p>
          </table:table-cell>
          <table:table-cell table:formula="of:=[.C310]*[.$K$3]" office:value-type="float" office:value="-0.12353515625" calcext:value-type="float">
            <text:p>-0.1235351563</text:p>
          </table:table-cell>
          <table:table-cell table:formula="of:=ATAN2([.G310]; SQRT([.F310]*[.F310]+[.E310]*[.E310]))*180/PI()" office:value-type="float" office:value="99.4716298573838" calcext:value-type="float">
            <text:p>99.4716298574</text:p>
          </table:table-cell>
          <table:table-cell table:formula="of:=ATAN2([.F310]; SQRT([.G310]*[.G310]+[.E310]*[.E310]))*180/PI()" office:value-type="float" office:value="87.5023205336959" calcext:value-type="float">
            <text:p>87.5023205337</text:p>
          </table:table-cell>
          <table:table-cell table:number-columns-repeated="2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230" calcext:value-type="float">
            <text:p>230</text:p>
          </table:table-cell>
          <table:table-cell office:value-type="float" office:value="-174" calcext:value-type="float">
            <text:p>-174</text:p>
          </table:table-cell>
          <table:table-cell/>
          <table:table-cell table:formula="of:=[.A311]*[.$K$3]" office:value-type="float" office:value="0.73779296875" calcext:value-type="float">
            <text:p>0.7377929688</text:p>
          </table:table-cell>
          <table:table-cell table:formula="of:=[.B311]*[.$K$3]" office:value-type="float" office:value="0.1123046875" calcext:value-type="float">
            <text:p>0.1123046875</text:p>
          </table:table-cell>
          <table:table-cell table:formula="of:=[.C311]*[.$K$3]" office:value-type="float" office:value="-0.0849609375" calcext:value-type="float">
            <text:p>-0.0849609375</text:p>
          </table:table-cell>
          <table:table-cell table:formula="of:=ATAN2([.G311]; SQRT([.F311]*[.F311]+[.E311]*[.E311]))*180/PI()" office:value-type="float" office:value="96.4948292693335" calcext:value-type="float">
            <text:p>96.4948292693</text:p>
          </table:table-cell>
          <table:table-cell table:formula="of:=ATAN2([.F311]; SQRT([.G311]*[.G311]+[.E311]*[.E311]))*180/PI()" office:value-type="float" office:value="81.401010385093" calcext:value-type="float">
            <text:p>81.4010103851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174" calcext:value-type="float">
            <text:p>174</text:p>
          </table:table-cell>
          <table:table-cell office:value-type="float" office:value="-375" calcext:value-type="float">
            <text:p>-375</text:p>
          </table:table-cell>
          <table:table-cell/>
          <table:table-cell table:formula="of:=[.A312]*[.$K$3]" office:value-type="float" office:value="0.74658203125" calcext:value-type="float">
            <text:p>0.7465820313</text:p>
          </table:table-cell>
          <table:table-cell table:formula="of:=[.B312]*[.$K$3]" office:value-type="float" office:value="0.0849609375" calcext:value-type="float">
            <text:p>0.0849609375</text:p>
          </table:table-cell>
          <table:table-cell table:formula="of:=[.C312]*[.$K$3]" office:value-type="float" office:value="-0.18310546875" calcext:value-type="float">
            <text:p>-0.1831054688</text:p>
          </table:table-cell>
          <table:table-cell table:formula="of:=ATAN2([.G312]; SQRT([.F312]*[.F312]+[.E312]*[.E312]))*180/PI()" office:value-type="float" office:value="103.695228688318" calcext:value-type="float">
            <text:p>103.6952286883</text:p>
          </table:table-cell>
          <table:table-cell table:formula="of:=ATAN2([.F312]; SQRT([.G312]*[.G312]+[.E312]*[.E312]))*180/PI()" office:value-type="float" office:value="83.693022275703" calcext:value-type="float">
            <text:p>83.6930222757</text:p>
          </table:table-cell>
          <table:table-cell table:number-columns-repeated="2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110" calcext:value-type="float">
            <text:p>110</text:p>
          </table:table-cell>
          <table:table-cell office:value-type="float" office:value="-353" calcext:value-type="float">
            <text:p>-353</text:p>
          </table:table-cell>
          <table:table-cell/>
          <table:table-cell table:formula="of:=[.A313]*[.$K$3]" office:value-type="float" office:value="0.74560546875" calcext:value-type="float">
            <text:p>0.7456054688</text:p>
          </table:table-cell>
          <table:table-cell table:formula="of:=[.B313]*[.$K$3]" office:value-type="float" office:value="0.0537109375" calcext:value-type="float">
            <text:p>0.0537109375</text:p>
          </table:table-cell>
          <table:table-cell table:formula="of:=[.C313]*[.$K$3]" office:value-type="float" office:value="-0.17236328125" calcext:value-type="float">
            <text:p>-0.1723632813</text:p>
          </table:table-cell>
          <table:table-cell table:formula="of:=ATAN2([.G313]; SQRT([.F313]*[.F313]+[.E313]*[.E313]))*180/PI()" office:value-type="float" office:value="102.984036740601" calcext:value-type="float">
            <text:p>102.9840367406</text:p>
          </table:table-cell>
          <table:table-cell table:formula="of:=ATAN2([.F313]; SQRT([.G313]*[.G313]+[.E313]*[.E313]))*180/PI()" office:value-type="float" office:value="85.9852393801724" calcext:value-type="float">
            <text:p>85.9852393802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27" calcext:value-type="float">
            <text:p>-127</text:p>
          </table:table-cell>
          <table:table-cell office:value-type="float" office:value="-477" calcext:value-type="float">
            <text:p>-477</text:p>
          </table:table-cell>
          <table:table-cell/>
          <table:table-cell table:formula="of:=[.A314]*[.$K$3]" office:value-type="float" office:value="0.75537109375" calcext:value-type="float">
            <text:p>0.7553710938</text:p>
          </table:table-cell>
          <table:table-cell table:formula="of:=[.B314]*[.$K$3]" office:value-type="float" office:value="-0.06201171875" calcext:value-type="float">
            <text:p>-0.0620117188</text:p>
          </table:table-cell>
          <table:table-cell table:formula="of:=[.C314]*[.$K$3]" office:value-type="float" office:value="-0.23291015625" calcext:value-type="float">
            <text:p>-0.2329101563</text:p>
          </table:table-cell>
          <table:table-cell table:formula="of:=ATAN2([.G314]; SQRT([.F314]*[.F314]+[.E314]*[.E314]))*180/PI()" office:value-type="float" office:value="107.082450724189" calcext:value-type="float">
            <text:p>107.0824507242</text:p>
          </table:table-cell>
          <table:table-cell table:formula="of:=ATAN2([.F314]; SQRT([.G314]*[.G314]+[.E314]*[.E314]))*180/PI()" office:value-type="float" office:value="94.4856561629556" calcext:value-type="float">
            <text:p>94.485656163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46" calcext:value-type="float">
            <text:p>-46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[.A315]*[.$K$3]" office:value-type="float" office:value="0.7998046875" calcext:value-type="float">
            <text:p>0.7998046875</text:p>
          </table:table-cell>
          <table:table-cell table:formula="of:=[.B315]*[.$K$3]" office:value-type="float" office:value="-0.0224609375" calcext:value-type="float">
            <text:p>-0.0224609375</text:p>
          </table:table-cell>
          <table:table-cell table:formula="of:=[.C315]*[.$K$3]" office:value-type="float" office:value="-0.15625" calcext:value-type="float">
            <text:p>-0.15625</text:p>
          </table:table-cell>
          <table:table-cell table:formula="of:=ATAN2([.G315]; SQRT([.F315]*[.F315]+[.E315]*[.E315]))*180/PI()" office:value-type="float" office:value="101.049840206104" calcext:value-type="float">
            <text:p>101.0498402061</text:p>
          </table:table-cell>
          <table:table-cell table:formula="of:=ATAN2([.F315]; SQRT([.G315]*[.G315]+[.E315]*[.E315]))*180/PI()" office:value-type="float" office:value="91.5787861647623" calcext:value-type="float">
            <text:p>91.5787861648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22" calcext:value-type="float">
            <text:p>2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[.A316]*[.$K$3]" office:value-type="float" office:value="0.7802734375" calcext:value-type="float">
            <text:p>0.7802734375</text:p>
          </table:table-cell>
          <table:table-cell table:formula="of:=[.B316]*[.$K$3]" office:value-type="float" office:value="0.0107421875" calcext:value-type="float">
            <text:p>0.0107421875</text:p>
          </table:table-cell>
          <table:table-cell table:formula="of:=[.C316]*[.$K$3]" office:value-type="float" office:value="-0.02001953125" calcext:value-type="float">
            <text:p>-0.0200195313</text:p>
          </table:table-cell>
          <table:table-cell table:formula="of:=ATAN2([.G316]; SQRT([.F316]*[.F316]+[.E316]*[.E316]))*180/PI()" office:value-type="float" office:value="91.4695802592128" calcext:value-type="float">
            <text:p>91.4695802592</text:p>
          </table:table-cell>
          <table:table-cell table:formula="of:=ATAN2([.F316]; SQRT([.G316]*[.G316]+[.E316]*[.E316]))*180/PI()" office:value-type="float" office:value="89.2115063092782" calcext:value-type="float">
            <text:p>89.2115063093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95" calcext:value-type="float">
            <text:p>95</text:p>
          </table:table-cell>
          <table:table-cell office:value-type="float" office:value="-199" calcext:value-type="float">
            <text:p>-199</text:p>
          </table:table-cell>
          <table:table-cell/>
          <table:table-cell table:formula="of:=[.A317]*[.$K$3]" office:value-type="float" office:value="0.80126953125" calcext:value-type="float">
            <text:p>0.8012695313</text:p>
          </table:table-cell>
          <table:table-cell table:formula="of:=[.B317]*[.$K$3]" office:value-type="float" office:value="0.04638671875" calcext:value-type="float">
            <text:p>0.0463867188</text:p>
          </table:table-cell>
          <table:table-cell table:formula="of:=[.C317]*[.$K$3]" office:value-type="float" office:value="-0.09716796875" calcext:value-type="float">
            <text:p>-0.0971679688</text:p>
          </table:table-cell>
          <table:table-cell table:formula="of:=ATAN2([.G317]; SQRT([.F317]*[.F317]+[.E317]*[.E317]))*180/PI()" office:value-type="float" office:value="96.9029094060886" calcext:value-type="float">
            <text:p>96.9029094061</text:p>
          </table:table-cell>
          <table:table-cell table:formula="of:=ATAN2([.F317]; SQRT([.G317]*[.G317]+[.E317]*[.E317]))*180/PI()" office:value-type="float" office:value="86.7108011624395" calcext:value-type="float">
            <text:p>86.7108011624</text:p>
          </table:table-cell>
          <table:table-cell table:number-columns-repeated="2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159" calcext:value-type="float">
            <text:p>159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[.A318]*[.$K$3]" office:value-type="float" office:value="0.79541015625" calcext:value-type="float">
            <text:p>0.7954101563</text:p>
          </table:table-cell>
          <table:table-cell table:formula="of:=[.B318]*[.$K$3]" office:value-type="float" office:value="0.07763671875" calcext:value-type="float">
            <text:p>0.0776367188</text:p>
          </table:table-cell>
          <table:table-cell table:formula="of:=[.C318]*[.$K$3]" office:value-type="float" office:value="-0.119140625" calcext:value-type="float">
            <text:p>-0.119140625</text:p>
          </table:table-cell>
          <table:table-cell table:formula="of:=ATAN2([.G318]; SQRT([.F318]*[.F318]+[.E318]*[.E318]))*180/PI()" office:value-type="float" office:value="98.4790219190145" calcext:value-type="float">
            <text:p>98.479021919</text:p>
          </table:table-cell>
          <table:table-cell table:formula="of:=ATAN2([.F318]; SQRT([.G318]*[.G318]+[.E318]*[.E318]))*180/PI()" office:value-type="float" office:value="84.4863751810415" calcext:value-type="float">
            <text:p>84.486375181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2" calcext:value-type="float">
            <text:p>12</text:p>
          </table:table-cell>
          <table:table-cell office:value-type="float" office:value="-214" calcext:value-type="float">
            <text:p>-214</text:p>
          </table:table-cell>
          <table:table-cell/>
          <table:table-cell table:formula="of:=[.A319]*[.$K$3]" office:value-type="float" office:value="0.7900390625" calcext:value-type="float">
            <text:p>0.7900390625</text:p>
          </table:table-cell>
          <table:table-cell table:formula="of:=[.B319]*[.$K$3]" office:value-type="float" office:value="0.005859375" calcext:value-type="float">
            <text:p>0.005859375</text:p>
          </table:table-cell>
          <table:table-cell table:formula="of:=[.C319]*[.$K$3]" office:value-type="float" office:value="-0.1044921875" calcext:value-type="float">
            <text:p>-0.1044921875</text:p>
          </table:table-cell>
          <table:table-cell table:formula="of:=ATAN2([.G319]; SQRT([.F319]*[.F319]+[.E319]*[.E319]))*180/PI()" office:value-type="float" office:value="97.534122334574" calcext:value-type="float">
            <text:p>97.5341223346</text:p>
          </table:table-cell>
          <table:table-cell table:formula="of:=ATAN2([.F319]; SQRT([.G319]*[.G319]+[.E319]*[.E319]))*180/PI()" office:value-type="float" office:value="89.5787385028152" calcext:value-type="float">
            <text:p>89.5787385028</text:p>
          </table:table-cell>
          <table:table-cell table:number-columns-repeated="2"/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-2" calcext:value-type="float">
            <text:p>-2</text:p>
          </table:table-cell>
          <table:table-cell office:value-type="float" office:value="-174" calcext:value-type="float">
            <text:p>-174</text:p>
          </table:table-cell>
          <table:table-cell/>
          <table:table-cell table:formula="of:=[.A320]*[.$K$3]" office:value-type="float" office:value="0.763671875" calcext:value-type="float">
            <text:p>0.763671875</text:p>
          </table:table-cell>
          <table:table-cell table:formula="of:=[.B320]*[.$K$3]" office:value-type="float" office:value="-0.0009765625" calcext:value-type="float">
            <text:p>-0.0009765625</text:p>
          </table:table-cell>
          <table:table-cell table:formula="of:=[.C320]*[.$K$3]" office:value-type="float" office:value="-0.0849609375" calcext:value-type="float">
            <text:p>-0.0849609375</text:p>
          </table:table-cell>
          <table:table-cell table:formula="of:=ATAN2([.G320]; SQRT([.F320]*[.F320]+[.E320]*[.E320]))*180/PI()" office:value-type="float" office:value="96.3482281106506" calcext:value-type="float">
            <text:p>96.3482281107</text:p>
          </table:table-cell>
          <table:table-cell table:formula="of:=ATAN2([.F320]; SQRT([.G320]*[.G320]+[.E320]*[.E320]))*180/PI()" office:value-type="float" office:value="90.0728189566061" calcext:value-type="float">
            <text:p>90.0728189566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97" calcext:value-type="float">
            <text:p>-97</text:p>
          </table:table-cell>
          <table:table-cell office:value-type="float" office:value="-439" calcext:value-type="float">
            <text:p>-439</text:p>
          </table:table-cell>
          <table:table-cell/>
          <table:table-cell table:formula="of:=[.A321]*[.$K$3]" office:value-type="float" office:value="0.76513671875" calcext:value-type="float">
            <text:p>0.7651367188</text:p>
          </table:table-cell>
          <table:table-cell table:formula="of:=[.B321]*[.$K$3]" office:value-type="float" office:value="-0.04736328125" calcext:value-type="float">
            <text:p>-0.0473632813</text:p>
          </table:table-cell>
          <table:table-cell table:formula="of:=[.C321]*[.$K$3]" office:value-type="float" office:value="-0.21435546875" calcext:value-type="float">
            <text:p>-0.2143554688</text:p>
          </table:table-cell>
          <table:table-cell table:formula="of:=ATAN2([.G321]; SQRT([.F321]*[.F321]+[.E321]*[.E321]))*180/PI()" office:value-type="float" office:value="105.621945875467" calcext:value-type="float">
            <text:p>105.6219458755</text:p>
          </table:table-cell>
          <table:table-cell table:formula="of:=ATAN2([.F321]; SQRT([.G321]*[.G321]+[.E321]*[.E321]))*180/PI()" office:value-type="float" office:value="93.4111797253686" calcext:value-type="float">
            <text:p>93.4111797254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-73" calcext:value-type="float">
            <text:p>-73</text:p>
          </table:table-cell>
          <table:table-cell office:value-type="float" office:value="-909" calcext:value-type="float">
            <text:p>-909</text:p>
          </table:table-cell>
          <table:table-cell/>
          <table:table-cell table:formula="of:=[.A322]*[.$K$3]" office:value-type="float" office:value="0.75" calcext:value-type="float">
            <text:p>0.75</text:p>
          </table:table-cell>
          <table:table-cell table:formula="of:=[.B322]*[.$K$3]" office:value-type="float" office:value="-0.03564453125" calcext:value-type="float">
            <text:p>-0.0356445313</text:p>
          </table:table-cell>
          <table:table-cell table:formula="of:=[.C322]*[.$K$3]" office:value-type="float" office:value="-0.44384765625" calcext:value-type="float">
            <text:p>-0.4438476563</text:p>
          </table:table-cell>
          <table:table-cell table:formula="of:=ATAN2([.G322]; SQRT([.F322]*[.F322]+[.E322]*[.E322]))*180/PI()" office:value-type="float" office:value="120.588592605256" calcext:value-type="float">
            <text:p>120.5885926053</text:p>
          </table:table-cell>
          <table:table-cell table:formula="of:=ATAN2([.F322]; SQRT([.G322]*[.G322]+[.E322]*[.E322]))*180/PI()" office:value-type="float" office:value="92.3421216260916" calcext:value-type="float">
            <text:p>92.3421216261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4" calcext:value-type="float">
            <text:p>14</text:p>
          </table:table-cell>
          <table:table-cell office:value-type="float" office:value="-455" calcext:value-type="float">
            <text:p>-455</text:p>
          </table:table-cell>
          <table:table-cell/>
          <table:table-cell table:formula="of:=[.A323]*[.$K$3]" office:value-type="float" office:value="0.7431640625" calcext:value-type="float">
            <text:p>0.7431640625</text:p>
          </table:table-cell>
          <table:table-cell table:formula="of:=[.B323]*[.$K$3]" office:value-type="float" office:value="0.0068359375" calcext:value-type="float">
            <text:p>0.0068359375</text:p>
          </table:table-cell>
          <table:table-cell table:formula="of:=[.C323]*[.$K$3]" office:value-type="float" office:value="-0.22216796875" calcext:value-type="float">
            <text:p>-0.2221679688</text:p>
          </table:table-cell>
          <table:table-cell table:formula="of:=ATAN2([.G323]; SQRT([.F323]*[.F323]+[.E323]*[.E323]))*180/PI()" office:value-type="float" office:value="106.643304314052" calcext:value-type="float">
            <text:p>106.6433043141</text:p>
          </table:table-cell>
          <table:table-cell table:formula="of:=ATAN2([.F323]; SQRT([.G323]*[.G323]+[.E323]*[.E323]))*180/PI()" office:value-type="float" office:value="89.4950632322706" calcext:value-type="float">
            <text:p>89.4950632323</text:p>
          </table:table-cell>
          <table:table-cell table:number-columns-repeated="2"/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-11" calcext:value-type="float">
            <text:p>-11</text:p>
          </table:table-cell>
          <table:table-cell office:value-type="float" office:value="-326" calcext:value-type="float">
            <text:p>-326</text:p>
          </table:table-cell>
          <table:table-cell/>
          <table:table-cell table:formula="of:=[.A324]*[.$K$3]" office:value-type="float" office:value="0.7880859375" calcext:value-type="float">
            <text:p>0.7880859375</text:p>
          </table:table-cell>
          <table:table-cell table:formula="of:=[.B324]*[.$K$3]" office:value-type="float" office:value="-0.00537109375" calcext:value-type="float">
            <text:p>-0.0053710938</text:p>
          </table:table-cell>
          <table:table-cell table:formula="of:=[.C324]*[.$K$3]" office:value-type="float" office:value="-0.1591796875" calcext:value-type="float">
            <text:p>-0.1591796875</text:p>
          </table:table-cell>
          <table:table-cell table:formula="of:=ATAN2([.G324]; SQRT([.F324]*[.F324]+[.E324]*[.E324]))*180/PI()" office:value-type="float" office:value="101.418860925139" calcext:value-type="float">
            <text:p>101.4188609251</text:p>
          </table:table-cell>
          <table:table-cell table:formula="of:=ATAN2([.F324]; SQRT([.G324]*[.G324]+[.E324]*[.E324]))*180/PI()" office:value-type="float" office:value="90.3827562689951" calcext:value-type="float">
            <text:p>90.382756269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58" calcext:value-type="float">
            <text:p>-58</text:p>
          </table:table-cell>
          <table:table-cell office:value-type="float" office:value="-486" calcext:value-type="float">
            <text:p>-486</text:p>
          </table:table-cell>
          <table:table-cell/>
          <table:table-cell table:formula="of:=[.A325]*[.$K$3]" office:value-type="float" office:value="0.818359375" calcext:value-type="float">
            <text:p>0.818359375</text:p>
          </table:table-cell>
          <table:table-cell table:formula="of:=[.B325]*[.$K$3]" office:value-type="float" office:value="-0.0283203125" calcext:value-type="float">
            <text:p>-0.0283203125</text:p>
          </table:table-cell>
          <table:table-cell table:formula="of:=[.C325]*[.$K$3]" office:value-type="float" office:value="-0.2373046875" calcext:value-type="float">
            <text:p>-0.2373046875</text:p>
          </table:table-cell>
          <table:table-cell table:formula="of:=ATAN2([.G325]; SQRT([.F325]*[.F325]+[.E325]*[.E325]))*180/PI()" office:value-type="float" office:value="106.161728491692" calcext:value-type="float">
            <text:p>106.1617284917</text:p>
          </table:table-cell>
          <table:table-cell table:formula="of:=ATAN2([.F325]; SQRT([.G325]*[.G325]+[.E325]*[.E325]))*180/PI()" office:value-type="float" office:value="91.9036401978367" calcext:value-type="float">
            <text:p>91.9036401978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51" calcext:value-type="float">
            <text:p>251</text:p>
          </table:table-cell>
          <table:table-cell office:value-type="float" office:value="-203" calcext:value-type="float">
            <text:p>-203</text:p>
          </table:table-cell>
          <table:table-cell/>
          <table:table-cell table:formula="of:=[.A326]*[.$K$3]" office:value-type="float" office:value="0.7705078125" calcext:value-type="float">
            <text:p>0.7705078125</text:p>
          </table:table-cell>
          <table:table-cell table:formula="of:=[.B326]*[.$K$3]" office:value-type="float" office:value="0.12255859375" calcext:value-type="float">
            <text:p>0.1225585938</text:p>
          </table:table-cell>
          <table:table-cell table:formula="of:=[.C326]*[.$K$3]" office:value-type="float" office:value="-0.09912109375" calcext:value-type="float">
            <text:p>-0.0991210938</text:p>
          </table:table-cell>
          <table:table-cell table:formula="of:=ATAN2([.G326]; SQRT([.F326]*[.F326]+[.E326]*[.E326]))*180/PI()" office:value-type="float" office:value="97.2404504732135" calcext:value-type="float">
            <text:p>97.2404504732</text:p>
          </table:table-cell>
          <table:table-cell table:formula="of:=ATAN2([.F326]; SQRT([.G326]*[.G326]+[.E326]*[.E326]))*180/PI()" office:value-type="float" office:value="81.0347915894882" calcext:value-type="float">
            <text:p>81.0347915895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255" calcext:value-type="float">
            <text:p>255</text:p>
          </table:table-cell>
          <table:table-cell office:value-type="float" office:value="-99" calcext:value-type="float">
            <text:p>-99</text:p>
          </table:table-cell>
          <table:table-cell/>
          <table:table-cell table:formula="of:=[.A327]*[.$K$3]" office:value-type="float" office:value="0.748046875" calcext:value-type="float">
            <text:p>0.748046875</text:p>
          </table:table-cell>
          <table:table-cell table:formula="of:=[.B327]*[.$K$3]" office:value-type="float" office:value="0.12451171875" calcext:value-type="float">
            <text:p>0.1245117188</text:p>
          </table:table-cell>
          <table:table-cell table:formula="of:=[.C327]*[.$K$3]" office:value-type="float" office:value="-0.04833984375" calcext:value-type="float">
            <text:p>-0.0483398438</text:p>
          </table:table-cell>
          <table:table-cell table:formula="of:=ATAN2([.G327]; SQRT([.F327]*[.F327]+[.E327]*[.E327]))*180/PI()" office:value-type="float" office:value="93.6473510638715" calcext:value-type="float">
            <text:p>93.6473510639</text:p>
          </table:table-cell>
          <table:table-cell table:formula="of:=ATAN2([.F327]; SQRT([.G327]*[.G327]+[.E327]*[.E327]))*180/PI()" office:value-type="float" office:value="80.5691240840327" calcext:value-type="float">
            <text:p>80.569124084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481" calcext:value-type="float">
            <text:p>481</text:p>
          </table:table-cell>
          <table:table-cell office:value-type="float" office:value="-64" calcext:value-type="float">
            <text:p>-64</text:p>
          </table:table-cell>
          <table:table-cell/>
          <table:table-cell table:formula="of:=[.A328]*[.$K$3]" office:value-type="float" office:value="0.755859375" calcext:value-type="float">
            <text:p>0.755859375</text:p>
          </table:table-cell>
          <table:table-cell table:formula="of:=[.B328]*[.$K$3]" office:value-type="float" office:value="0.23486328125" calcext:value-type="float">
            <text:p>0.2348632813</text:p>
          </table:table-cell>
          <table:table-cell table:formula="of:=[.C328]*[.$K$3]" office:value-type="float" office:value="-0.03125" calcext:value-type="float">
            <text:p>-0.03125</text:p>
          </table:table-cell>
          <table:table-cell table:formula="of:=ATAN2([.G328]; SQRT([.F328]*[.F328]+[.E328]*[.E328]))*180/PI()" office:value-type="float" office:value="92.2609559510227" calcext:value-type="float">
            <text:p>92.260955951</text:p>
          </table:table-cell>
          <table:table-cell table:formula="of:=ATAN2([.F328]; SQRT([.G328]*[.G328]+[.E328]*[.E328]))*180/PI()" office:value-type="float" office:value="72.7526107620824" calcext:value-type="float">
            <text:p>72.7526107621</text:p>
          </table:table-cell>
          <table:table-cell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-166" calcext:value-type="float">
            <text:p>-166</text:p>
          </table:table-cell>
          <table:table-cell office:value-type="float" office:value="-414" calcext:value-type="float">
            <text:p>-414</text:p>
          </table:table-cell>
          <table:table-cell/>
          <table:table-cell table:formula="of:=[.A329]*[.$K$3]" office:value-type="float" office:value="0.6572265625" calcext:value-type="float">
            <text:p>0.6572265625</text:p>
          </table:table-cell>
          <table:table-cell table:formula="of:=[.B329]*[.$K$3]" office:value-type="float" office:value="-0.0810546875" calcext:value-type="float">
            <text:p>-0.0810546875</text:p>
          </table:table-cell>
          <table:table-cell table:formula="of:=[.C329]*[.$K$3]" office:value-type="float" office:value="-0.2021484375" calcext:value-type="float">
            <text:p>-0.2021484375</text:p>
          </table:table-cell>
          <table:table-cell table:formula="of:=ATAN2([.G329]; SQRT([.F329]*[.F329]+[.E329]*[.E329]))*180/PI()" office:value-type="float" office:value="106.975608838062" calcext:value-type="float">
            <text:p>106.9756088381</text:p>
          </table:table-cell>
          <table:table-cell table:formula="of:=ATAN2([.F329]; SQRT([.G329]*[.G329]+[.E329]*[.E329]))*180/PI()" office:value-type="float" office:value="96.7229139708057" calcext:value-type="float">
            <text:p>96.7229139708</text:p>
          </table:table-cell>
          <table:table-cell table:number-columns-repeated="2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23" calcext:value-type="float">
            <text:p>-23</text:p>
          </table:table-cell>
          <table:table-cell office:value-type="float" office:value="-421" calcext:value-type="float">
            <text:p>-421</text:p>
          </table:table-cell>
          <table:table-cell/>
          <table:table-cell table:formula="of:=[.A330]*[.$K$3]" office:value-type="float" office:value="0.73193359375" calcext:value-type="float">
            <text:p>0.7319335938</text:p>
          </table:table-cell>
          <table:table-cell table:formula="of:=[.B330]*[.$K$3]" office:value-type="float" office:value="-0.01123046875" calcext:value-type="float">
            <text:p>-0.0112304688</text:p>
          </table:table-cell>
          <table:table-cell table:formula="of:=[.C330]*[.$K$3]" office:value-type="float" office:value="-0.20556640625" calcext:value-type="float">
            <text:p>-0.2055664063</text:p>
          </table:table-cell>
          <table:table-cell table:formula="of:=ATAN2([.G330]; SQRT([.F330]*[.F330]+[.E330]*[.E330]))*180/PI()" office:value-type="float" office:value="105.6858491282" calcext:value-type="float">
            <text:p>105.6858491282</text:p>
          </table:table-cell>
          <table:table-cell table:formula="of:=ATAN2([.F330]; SQRT([.G330]*[.G330]+[.E330]*[.E330]))*180/PI()" office:value-type="float" office:value="90.8463127746179" calcext:value-type="float">
            <text:p>90.8463127746</text:p>
          </table:table-cell>
          <table:table-cell table:number-columns-repeated="2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72" calcext:value-type="float">
            <text:p>72</text:p>
          </table:table-cell>
          <table:table-cell office:value-type="float" office:value="-422" calcext:value-type="float">
            <text:p>-422</text:p>
          </table:table-cell>
          <table:table-cell/>
          <table:table-cell table:formula="of:=[.A331]*[.$K$3]" office:value-type="float" office:value="0.73876953125" calcext:value-type="float">
            <text:p>0.7387695313</text:p>
          </table:table-cell>
          <table:table-cell table:formula="of:=[.B331]*[.$K$3]" office:value-type="float" office:value="0.03515625" calcext:value-type="float">
            <text:p>0.03515625</text:p>
          </table:table-cell>
          <table:table-cell table:formula="of:=[.C331]*[.$K$3]" office:value-type="float" office:value="-0.2060546875" calcext:value-type="float">
            <text:p>-0.2060546875</text:p>
          </table:table-cell>
          <table:table-cell table:formula="of:=ATAN2([.G331]; SQRT([.F331]*[.F331]+[.E331]*[.E331]))*180/PI()" office:value-type="float" office:value="105.567878563471" calcext:value-type="float">
            <text:p>105.5678785635</text:p>
          </table:table-cell>
          <table:table-cell table:formula="of:=ATAN2([.F331]; SQRT([.G331]*[.G331]+[.E331]*[.E331]))*180/PI()" office:value-type="float" office:value="87.3755131928907" calcext:value-type="float">
            <text:p>87.3755131929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20" calcext:value-type="float">
            <text:p>-20</text:p>
          </table:table-cell>
          <table:table-cell office:value-type="float" office:value="-751" calcext:value-type="float">
            <text:p>-751</text:p>
          </table:table-cell>
          <table:table-cell/>
          <table:table-cell table:formula="of:=[.A332]*[.$K$3]" office:value-type="float" office:value="0.81591796875" calcext:value-type="float">
            <text:p>0.8159179688</text:p>
          </table:table-cell>
          <table:table-cell table:formula="of:=[.B332]*[.$K$3]" office:value-type="float" office:value="-0.009765625" calcext:value-type="float">
            <text:p>-0.009765625</text:p>
          </table:table-cell>
          <table:table-cell table:formula="of:=[.C332]*[.$K$3]" office:value-type="float" office:value="-0.36669921875" calcext:value-type="float">
            <text:p>-0.3666992188</text:p>
          </table:table-cell>
          <table:table-cell table:formula="of:=ATAN2([.G332]; SQRT([.F332]*[.F332]+[.E332]*[.E332]))*180/PI()" office:value-type="float" office:value="114.199116732141" calcext:value-type="float">
            <text:p>114.1991167321</text:p>
          </table:table-cell>
          <table:table-cell table:formula="of:=ATAN2([.F332]; SQRT([.G332]*[.G332]+[.E332]*[.E332]))*180/PI()" office:value-type="float" office:value="90.6254732516507" calcext:value-type="float">
            <text:p>90.6254732517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118" calcext:value-type="float">
            <text:p>118</text:p>
          </table:table-cell>
          <table:table-cell office:value-type="float" office:value="-580" calcext:value-type="float">
            <text:p>-580</text:p>
          </table:table-cell>
          <table:table-cell/>
          <table:table-cell table:formula="of:=[.A333]*[.$K$3]" office:value-type="float" office:value="0.79248046875" calcext:value-type="float">
            <text:p>0.7924804688</text:p>
          </table:table-cell>
          <table:table-cell table:formula="of:=[.B333]*[.$K$3]" office:value-type="float" office:value="0.0576171875" calcext:value-type="float">
            <text:p>0.0576171875</text:p>
          </table:table-cell>
          <table:table-cell table:formula="of:=[.C333]*[.$K$3]" office:value-type="float" office:value="-0.283203125" calcext:value-type="float">
            <text:p>-0.283203125</text:p>
          </table:table-cell>
          <table:table-cell table:formula="of:=ATAN2([.G333]; SQRT([.F333]*[.F333]+[.E333]*[.E333]))*180/PI()" office:value-type="float" office:value="109.617192237561" calcext:value-type="float">
            <text:p>109.6171922376</text:p>
          </table:table-cell>
          <table:table-cell table:formula="of:=ATAN2([.F333]; SQRT([.G333]*[.G333]+[.E333]*[.E333]))*180/PI()" office:value-type="float" office:value="86.0833880203295" calcext:value-type="float">
            <text:p>86.0833880203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30" calcext:value-type="float">
            <text:p>30</text:p>
          </table:table-cell>
          <table:table-cell office:value-type="float" office:value="-544" calcext:value-type="float">
            <text:p>-544</text:p>
          </table:table-cell>
          <table:table-cell/>
          <table:table-cell table:formula="of:=[.A334]*[.$K$3]" office:value-type="float" office:value="0.7978515625" calcext:value-type="float">
            <text:p>0.7978515625</text:p>
          </table:table-cell>
          <table:table-cell table:formula="of:=[.B334]*[.$K$3]" office:value-type="float" office:value="0.0146484375" calcext:value-type="float">
            <text:p>0.0146484375</text:p>
          </table:table-cell>
          <table:table-cell table:formula="of:=[.C334]*[.$K$3]" office:value-type="float" office:value="-0.265625" calcext:value-type="float">
            <text:p>-0.265625</text:p>
          </table:table-cell>
          <table:table-cell table:formula="of:=ATAN2([.G334]; SQRT([.F334]*[.F334]+[.E334]*[.E334]))*180/PI()" office:value-type="float" office:value="108.411013901846" calcext:value-type="float">
            <text:p>108.4110139018</text:p>
          </table:table-cell>
          <table:table-cell table:formula="of:=ATAN2([.F334]; SQRT([.G334]*[.G334]+[.E334]*[.E334]))*180/PI()" office:value-type="float" office:value="89.0020189433635" calcext:value-type="float">
            <text:p>89.0020189434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223" calcext:value-type="float">
            <text:p>-223</text:p>
          </table:table-cell>
          <table:table-cell office:value-type="float" office:value="-714" calcext:value-type="float">
            <text:p>-714</text:p>
          </table:table-cell>
          <table:table-cell/>
          <table:table-cell table:formula="of:=[.A335]*[.$K$3]" office:value-type="float" office:value="0.75927734375" calcext:value-type="float">
            <text:p>0.7592773438</text:p>
          </table:table-cell>
          <table:table-cell table:formula="of:=[.B335]*[.$K$3]" office:value-type="float" office:value="-0.10888671875" calcext:value-type="float">
            <text:p>-0.1088867188</text:p>
          </table:table-cell>
          <table:table-cell table:formula="of:=[.C335]*[.$K$3]" office:value-type="float" office:value="-0.3486328125" calcext:value-type="float">
            <text:p>-0.3486328125</text:p>
          </table:table-cell>
          <table:table-cell table:formula="of:=ATAN2([.G335]; SQRT([.F335]*[.F335]+[.E335]*[.E335]))*180/PI()" office:value-type="float" office:value="114.442461871201" calcext:value-type="float">
            <text:p>114.4424618712</text:p>
          </table:table-cell>
          <table:table-cell table:formula="of:=ATAN2([.F335]; SQRT([.G335]*[.G335]+[.E335]*[.E335]))*180/PI()" office:value-type="float" office:value="97.4253053413514" calcext:value-type="float">
            <text:p>97.4253053414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88" calcext:value-type="float">
            <text:p>-88</text:p>
          </table:table-cell>
          <table:table-cell office:value-type="float" office:value="-563" calcext:value-type="float">
            <text:p>-563</text:p>
          </table:table-cell>
          <table:table-cell/>
          <table:table-cell table:formula="of:=[.A336]*[.$K$3]" office:value-type="float" office:value="0.85009765625" calcext:value-type="float">
            <text:p>0.8500976563</text:p>
          </table:table-cell>
          <table:table-cell table:formula="of:=[.B336]*[.$K$3]" office:value-type="float" office:value="-0.04296875" calcext:value-type="float">
            <text:p>-0.04296875</text:p>
          </table:table-cell>
          <table:table-cell table:formula="of:=[.C336]*[.$K$3]" office:value-type="float" office:value="-0.27490234375" calcext:value-type="float">
            <text:p>-0.2749023438</text:p>
          </table:table-cell>
          <table:table-cell table:formula="of:=ATAN2([.G336]; SQRT([.F336]*[.F336]+[.E336]*[.E336]))*180/PI()" office:value-type="float" office:value="107.898644139199" calcext:value-type="float">
            <text:p>107.8986441392</text:p>
          </table:table-cell>
          <table:table-cell table:formula="of:=ATAN2([.F336]; SQRT([.G336]*[.G336]+[.E336]*[.E336]))*180/PI()" office:value-type="float" office:value="92.7534350265186" calcext:value-type="float">
            <text:p>92.7534350265</text:p>
          </table:table-cell>
          <table:table-cell table:number-columns-repeated="2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232" calcext:value-type="float">
            <text:p>-232</text:p>
          </table:table-cell>
          <table:table-cell office:value-type="float" office:value="-435" calcext:value-type="float">
            <text:p>-435</text:p>
          </table:table-cell>
          <table:table-cell/>
          <table:table-cell table:formula="of:=[.A337]*[.$K$3]" office:value-type="float" office:value="0.85205078125" calcext:value-type="float">
            <text:p>0.8520507813</text:p>
          </table:table-cell>
          <table:table-cell table:formula="of:=[.B337]*[.$K$3]" office:value-type="float" office:value="-0.11328125" calcext:value-type="float">
            <text:p>-0.11328125</text:p>
          </table:table-cell>
          <table:table-cell table:formula="of:=[.C337]*[.$K$3]" office:value-type="float" office:value="-0.21240234375" calcext:value-type="float">
            <text:p>-0.2124023438</text:p>
          </table:table-cell>
          <table:table-cell table:formula="of:=ATAN2([.G337]; SQRT([.F337]*[.F337]+[.E337]*[.E337]))*180/PI()" office:value-type="float" office:value="103.880254234587" calcext:value-type="float">
            <text:p>103.8802542346</text:p>
          </table:table-cell>
          <table:table-cell table:formula="of:=ATAN2([.F337]; SQRT([.G337]*[.G337]+[.E337]*[.E337]))*180/PI()" office:value-type="float" office:value="97.3507535693059" calcext:value-type="float">
            <text:p>97.3507535693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77" calcext:value-type="float">
            <text:p>-177</text:p>
          </table:table-cell>
          <table:table-cell office:value-type="float" office:value="-280" calcext:value-type="float">
            <text:p>-280</text:p>
          </table:table-cell>
          <table:table-cell/>
          <table:table-cell table:formula="of:=[.A338]*[.$K$3]" office:value-type="float" office:value="0.84619140625" calcext:value-type="float">
            <text:p>0.8461914063</text:p>
          </table:table-cell>
          <table:table-cell table:formula="of:=[.B338]*[.$K$3]" office:value-type="float" office:value="-0.08642578125" calcext:value-type="float">
            <text:p>-0.0864257813</text:p>
          </table:table-cell>
          <table:table-cell table:formula="of:=[.C338]*[.$K$3]" office:value-type="float" office:value="-0.13671875" calcext:value-type="float">
            <text:p>-0.13671875</text:p>
          </table:table-cell>
          <table:table-cell table:formula="of:=ATAN2([.G338]; SQRT([.F338]*[.F338]+[.E338]*[.E338]))*180/PI()" office:value-type="float" office:value="99.1312416973716" calcext:value-type="float">
            <text:p>99.1312416974</text:p>
          </table:table-cell>
          <table:table-cell table:formula="of:=ATAN2([.F338]; SQRT([.G338]*[.G338]+[.E338]*[.E338]))*180/PI()" office:value-type="float" office:value="95.7575303092518" calcext:value-type="float">
            <text:p>95.757530309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96" calcext:value-type="float">
            <text:p>-96</text:p>
          </table:table-cell>
          <table:table-cell office:value-type="float" office:value="-160" calcext:value-type="float">
            <text:p>-160</text:p>
          </table:table-cell>
          <table:table-cell/>
          <table:table-cell table:formula="of:=[.A339]*[.$K$3]" office:value-type="float" office:value="0.7890625" calcext:value-type="float">
            <text:p>0.7890625</text:p>
          </table:table-cell>
          <table:table-cell table:formula="of:=[.B339]*[.$K$3]" office:value-type="float" office:value="-0.046875" calcext:value-type="float">
            <text:p>-0.046875</text:p>
          </table:table-cell>
          <table:table-cell table:formula="of:=[.C339]*[.$K$3]" office:value-type="float" office:value="-0.078125" calcext:value-type="float">
            <text:p>-0.078125</text:p>
          </table:table-cell>
          <table:table-cell table:formula="of:=ATAN2([.G339]; SQRT([.F339]*[.F339]+[.E339]*[.E339]))*180/PI()" office:value-type="float" office:value="95.6445340588852" calcext:value-type="float">
            <text:p>95.6445340589</text:p>
          </table:table-cell>
          <table:table-cell table:formula="of:=ATAN2([.F339]; SQRT([.G339]*[.G339]+[.E339]*[.E339]))*180/PI()" office:value-type="float" office:value="93.3832105678981" calcext:value-type="float">
            <text:p>93.3832105679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227" calcext:value-type="float">
            <text:p>-227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[.A340]*[.$K$3]" office:value-type="float" office:value="0.79296875" calcext:value-type="float">
            <text:p>0.79296875</text:p>
          </table:table-cell>
          <table:table-cell table:formula="of:=[.B340]*[.$K$3]" office:value-type="float" office:value="-0.11083984375" calcext:value-type="float">
            <text:p>-0.1108398438</text:p>
          </table:table-cell>
          <table:table-cell table:formula="of:=[.C340]*[.$K$3]" office:value-type="float" office:value="-0.146484375" calcext:value-type="float">
            <text:p>-0.146484375</text:p>
          </table:table-cell>
          <table:table-cell table:formula="of:=ATAN2([.G340]; SQRT([.F340]*[.F340]+[.E340]*[.E340]))*180/PI()" office:value-type="float" office:value="100.367633157404" calcext:value-type="float">
            <text:p>100.3676331574</text:p>
          </table:table-cell>
          <table:table-cell table:formula="of:=ATAN2([.F340]; SQRT([.G340]*[.G340]+[.E340]*[.E340]))*180/PI()" office:value-type="float" office:value="97.8264180202395" calcext:value-type="float">
            <text:p>97.8264180202</text:p>
          </table:table-cell>
          <table:table-cell table:number-columns-repeated="2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39" calcext:value-type="float">
            <text:p>-13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[.A341]*[.$K$3]" office:value-type="float" office:value="0.79248046875" calcext:value-type="float">
            <text:p>0.7924804688</text:p>
          </table:table-cell>
          <table:table-cell table:formula="of:=[.B341]*[.$K$3]" office:value-type="float" office:value="-0.06787109375" calcext:value-type="float">
            <text:p>-0.0678710938</text:p>
          </table:table-cell>
          <table:table-cell table:formula="of:=[.C341]*[.$K$3]" office:value-type="float" office:value="-0.15185546875" calcext:value-type="float">
            <text:p>-0.1518554688</text:p>
          </table:table-cell>
          <table:table-cell table:formula="of:=ATAN2([.G341]; SQRT([.F341]*[.F341]+[.E341]*[.E341]))*180/PI()" office:value-type="float" office:value="100.808919282845" calcext:value-type="float">
            <text:p>100.8089192828</text:p>
          </table:table-cell>
          <table:table-cell table:formula="of:=ATAN2([.F341]; SQRT([.G341]*[.G341]+[.E341]*[.E341]))*180/PI()" office:value-type="float" office:value="94.8080326993025" calcext:value-type="float">
            <text:p>94.8080326993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08" calcext:value-type="float">
            <text:p>-108</text:p>
          </table:table-cell>
          <table:table-cell office:value-type="float" office:value="-476" calcext:value-type="float">
            <text:p>-476</text:p>
          </table:table-cell>
          <table:table-cell/>
          <table:table-cell table:formula="of:=[.A342]*[.$K$3]" office:value-type="float" office:value="0.76513671875" calcext:value-type="float">
            <text:p>0.7651367188</text:p>
          </table:table-cell>
          <table:table-cell table:formula="of:=[.B342]*[.$K$3]" office:value-type="float" office:value="-0.052734375" calcext:value-type="float">
            <text:p>-0.052734375</text:p>
          </table:table-cell>
          <table:table-cell table:formula="of:=[.C342]*[.$K$3]" office:value-type="float" office:value="-0.232421875" calcext:value-type="float">
            <text:p>-0.232421875</text:p>
          </table:table-cell>
          <table:table-cell table:formula="of:=ATAN2([.G342]; SQRT([.F342]*[.F342]+[.E342]*[.E342]))*180/PI()" office:value-type="float" office:value="106.859235500727" calcext:value-type="float">
            <text:p>106.8592355007</text:p>
          </table:table-cell>
          <table:table-cell table:formula="of:=ATAN2([.F342]; SQRT([.G342]*[.G342]+[.E342]*[.E342]))*180/PI()" office:value-type="float" office:value="93.7729700326566" calcext:value-type="float">
            <text:p>93.772970032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73" calcext:value-type="float">
            <text:p>-73</text:p>
          </table:table-cell>
          <table:table-cell office:value-type="float" office:value="-681" calcext:value-type="float">
            <text:p>-681</text:p>
          </table:table-cell>
          <table:table-cell/>
          <table:table-cell table:formula="of:=[.A343]*[.$K$3]" office:value-type="float" office:value="0.740234375" calcext:value-type="float">
            <text:p>0.740234375</text:p>
          </table:table-cell>
          <table:table-cell table:formula="of:=[.B343]*[.$K$3]" office:value-type="float" office:value="-0.03564453125" calcext:value-type="float">
            <text:p>-0.0356445313</text:p>
          </table:table-cell>
          <table:table-cell table:formula="of:=[.C343]*[.$K$3]" office:value-type="float" office:value="-0.33251953125" calcext:value-type="float">
            <text:p>-0.3325195313</text:p>
          </table:table-cell>
          <table:table-cell table:formula="of:=ATAN2([.G343]; SQRT([.F343]*[.F343]+[.E343]*[.E343]))*180/PI()" office:value-type="float" office:value="114.16522791208" calcext:value-type="float">
            <text:p>114.1652279121</text:p>
          </table:table-cell>
          <table:table-cell table:formula="of:=ATAN2([.F343]; SQRT([.G343]*[.G343]+[.E343]*[.E343]))*180/PI()" office:value-type="float" office:value="92.515088345249" calcext:value-type="float">
            <text:p>92.5150883452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96" calcext:value-type="float">
            <text:p>-96</text:p>
          </table:table-cell>
          <table:table-cell office:value-type="float" office:value="-680" calcext:value-type="float">
            <text:p>-680</text:p>
          </table:table-cell>
          <table:table-cell/>
          <table:table-cell table:formula="of:=[.A344]*[.$K$3]" office:value-type="float" office:value="0.79931640625" calcext:value-type="float">
            <text:p>0.7993164063</text:p>
          </table:table-cell>
          <table:table-cell table:formula="of:=[.B344]*[.$K$3]" office:value-type="float" office:value="-0.046875" calcext:value-type="float">
            <text:p>-0.046875</text:p>
          </table:table-cell>
          <table:table-cell table:formula="of:=[.C344]*[.$K$3]" office:value-type="float" office:value="-0.33203125" calcext:value-type="float">
            <text:p>-0.33203125</text:p>
          </table:table-cell>
          <table:table-cell table:formula="of:=ATAN2([.G344]; SQRT([.F344]*[.F344]+[.E344]*[.E344]))*180/PI()" office:value-type="float" office:value="112.522883604914" calcext:value-type="float">
            <text:p>112.5228836049</text:p>
          </table:table-cell>
          <table:table-cell table:formula="of:=ATAN2([.F344]; SQRT([.G344]*[.G344]+[.E344]*[.E344]))*180/PI()" office:value-type="float" office:value="93.0999524925251" calcext:value-type="float">
            <text:p>93.0999524925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-118" calcext:value-type="float">
            <text:p>-118</text:p>
          </table:table-cell>
          <table:table-cell office:value-type="float" office:value="-365" calcext:value-type="float">
            <text:p>-365</text:p>
          </table:table-cell>
          <table:table-cell/>
          <table:table-cell table:formula="of:=[.A345]*[.$K$3]" office:value-type="float" office:value="0.833984375" calcext:value-type="float">
            <text:p>0.833984375</text:p>
          </table:table-cell>
          <table:table-cell table:formula="of:=[.B345]*[.$K$3]" office:value-type="float" office:value="-0.0576171875" calcext:value-type="float">
            <text:p>-0.0576171875</text:p>
          </table:table-cell>
          <table:table-cell table:formula="of:=[.C345]*[.$K$3]" office:value-type="float" office:value="-0.17822265625" calcext:value-type="float">
            <text:p>-0.1782226563</text:p>
          </table:table-cell>
          <table:table-cell table:formula="of:=ATAN2([.G345]; SQRT([.F345]*[.F345]+[.E345]*[.E345]))*180/PI()" office:value-type="float" office:value="102.034832939327" calcext:value-type="float">
            <text:p>102.0348329393</text:p>
          </table:table-cell>
          <table:table-cell table:formula="of:=ATAN2([.F345]; SQRT([.G345]*[.G345]+[.E345]*[.E345]))*180/PI()" office:value-type="float" office:value="93.8650972911935" calcext:value-type="float">
            <text:p>93.8650972912</text:p>
          </table:table-cell>
          <table:table-cell table:number-columns-repeated="2"/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66" calcext:value-type="float">
            <text:p>66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[.A346]*[.$K$3]" office:value-type="float" office:value="0.748046875" calcext:value-type="float">
            <text:p>0.748046875</text:p>
          </table:table-cell>
          <table:table-cell table:formula="of:=[.B346]*[.$K$3]" office:value-type="float" office:value="0.0322265625" calcext:value-type="float">
            <text:p>0.0322265625</text:p>
          </table:table-cell>
          <table:table-cell table:formula="of:=[.C346]*[.$K$3]" office:value-type="float" office:value="-0.01025390625" calcext:value-type="float">
            <text:p>-0.0102539063</text:p>
          </table:table-cell>
          <table:table-cell table:formula="of:=ATAN2([.G346]; SQRT([.F346]*[.F346]+[.E346]*[.E346]))*180/PI()" office:value-type="float" office:value="90.7846091505821" calcext:value-type="float">
            <text:p>90.7846091506</text:p>
          </table:table-cell>
          <table:table-cell table:formula="of:=ATAN2([.F346]; SQRT([.G346]*[.G346]+[.E346]*[.E346]))*180/PI()" office:value-type="float" office:value="87.533400764868" calcext:value-type="float">
            <text:p>87.5334007649</text:p>
          </table:table-cell>
          <table:table-cell table:number-columns-repeated="2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54" calcext:value-type="float">
            <text:p>54</text:p>
          </table:table-cell>
          <table:table-cell office:value-type="float" office:value="-164" calcext:value-type="float">
            <text:p>-164</text:p>
          </table:table-cell>
          <table:table-cell/>
          <table:table-cell table:formula="of:=[.A347]*[.$K$3]" office:value-type="float" office:value="0.74658203125" calcext:value-type="float">
            <text:p>0.7465820313</text:p>
          </table:table-cell>
          <table:table-cell table:formula="of:=[.B347]*[.$K$3]" office:value-type="float" office:value="0.0263671875" calcext:value-type="float">
            <text:p>0.0263671875</text:p>
          </table:table-cell>
          <table:table-cell table:formula="of:=[.C347]*[.$K$3]" office:value-type="float" office:value="-0.080078125" calcext:value-type="float">
            <text:p>-0.080078125</text:p>
          </table:table-cell>
          <table:table-cell table:formula="of:=ATAN2([.G347]; SQRT([.F347]*[.F347]+[.E347]*[.E347]))*180/PI()" office:value-type="float" office:value="96.1183335309365" calcext:value-type="float">
            <text:p>96.1183335309</text:p>
          </table:table-cell>
          <table:table-cell table:formula="of:=ATAN2([.F347]; SQRT([.G347]*[.G347]+[.E347]*[.E347]))*180/PI()" office:value-type="float" office:value="87.9888403271074" calcext:value-type="float">
            <text:p>87.9888403271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112" calcext:value-type="float">
            <text:p>-112</text:p>
          </table:table-cell>
          <table:table-cell office:value-type="float" office:value="-269" calcext:value-type="float">
            <text:p>-269</text:p>
          </table:table-cell>
          <table:table-cell/>
          <table:table-cell table:formula="of:=[.A348]*[.$K$3]" office:value-type="float" office:value="0.759765625" calcext:value-type="float">
            <text:p>0.759765625</text:p>
          </table:table-cell>
          <table:table-cell table:formula="of:=[.B348]*[.$K$3]" office:value-type="float" office:value="-0.0546875" calcext:value-type="float">
            <text:p>-0.0546875</text:p>
          </table:table-cell>
          <table:table-cell table:formula="of:=[.C348]*[.$K$3]" office:value-type="float" office:value="-0.13134765625" calcext:value-type="float">
            <text:p>-0.1313476563</text:p>
          </table:table-cell>
          <table:table-cell table:formula="of:=ATAN2([.G348]; SQRT([.F348]*[.F348]+[.E348]*[.E348]))*180/PI()" office:value-type="float" office:value="99.7834792531195" calcext:value-type="float">
            <text:p>99.7834792531</text:p>
          </table:table-cell>
          <table:table-cell table:formula="of:=ATAN2([.F348]; SQRT([.G348]*[.G348]+[.E348]*[.E348]))*180/PI()" office:value-type="float" office:value="94.057042398945" calcext:value-type="float">
            <text:p>94.0570423989</text:p>
          </table:table-cell>
          <table:table-cell table:number-columns-repeated="2"/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-151" calcext:value-type="float">
            <text:p>-151</text:p>
          </table:table-cell>
          <table:table-cell office:value-type="float" office:value="-312" calcext:value-type="float">
            <text:p>-312</text:p>
          </table:table-cell>
          <table:table-cell/>
          <table:table-cell table:formula="of:=[.A349]*[.$K$3]" office:value-type="float" office:value="0.7744140625" calcext:value-type="float">
            <text:p>0.7744140625</text:p>
          </table:table-cell>
          <table:table-cell table:formula="of:=[.B349]*[.$K$3]" office:value-type="float" office:value="-0.07373046875" calcext:value-type="float">
            <text:p>-0.0737304688</text:p>
          </table:table-cell>
          <table:table-cell table:formula="of:=[.C349]*[.$K$3]" office:value-type="float" office:value="-0.15234375" calcext:value-type="float">
            <text:p>-0.15234375</text:p>
          </table:table-cell>
          <table:table-cell table:formula="of:=ATAN2([.G349]; SQRT([.F349]*[.F349]+[.E349]*[.E349]))*180/PI()" office:value-type="float" office:value="101.08033146071" calcext:value-type="float">
            <text:p>101.0803314607</text:p>
          </table:table-cell>
          <table:table-cell table:formula="of:=ATAN2([.F349]; SQRT([.G349]*[.G349]+[.E349]*[.E349]))*180/PI()" office:value-type="float" office:value="95.3369470402478" calcext:value-type="float">
            <text:p>95.3369470402</text:p>
          </table:table-cell>
          <table:table-cell table:number-columns-repeated="2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-48" calcext:value-type="float">
            <text:p>-48</text:p>
          </table:table-cell>
          <table:table-cell office:value-type="float" office:value="-420" calcext:value-type="float">
            <text:p>-420</text:p>
          </table:table-cell>
          <table:table-cell/>
          <table:table-cell table:formula="of:=[.A350]*[.$K$3]" office:value-type="float" office:value="0.7998046875" calcext:value-type="float">
            <text:p>0.7998046875</text:p>
          </table:table-cell>
          <table:table-cell table:formula="of:=[.B350]*[.$K$3]" office:value-type="float" office:value="-0.0234375" calcext:value-type="float">
            <text:p>-0.0234375</text:p>
          </table:table-cell>
          <table:table-cell table:formula="of:=[.C350]*[.$K$3]" office:value-type="float" office:value="-0.205078125" calcext:value-type="float">
            <text:p>-0.205078125</text:p>
          </table:table-cell>
          <table:table-cell table:formula="of:=ATAN2([.G350]; SQRT([.F350]*[.F350]+[.E350]*[.E350]))*180/PI()" office:value-type="float" office:value="104.375479508561" calcext:value-type="float">
            <text:p>104.3754795086</text:p>
          </table:table-cell>
          <table:table-cell table:formula="of:=ATAN2([.F350]; SQRT([.G350]*[.G350]+[.E350]*[.E350]))*180/PI()" office:value-type="float" office:value="91.6259473114964" calcext:value-type="float">
            <text:p>91.6259473115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5" calcext:value-type="float">
            <text:p>-15</text:p>
          </table:table-cell>
          <table:table-cell office:value-type="float" office:value="-456" calcext:value-type="float">
            <text:p>-456</text:p>
          </table:table-cell>
          <table:table-cell/>
          <table:table-cell table:formula="of:=[.A351]*[.$K$3]" office:value-type="float" office:value="0.74365234375" calcext:value-type="float">
            <text:p>0.7436523438</text:p>
          </table:table-cell>
          <table:table-cell table:formula="of:=[.B351]*[.$K$3]" office:value-type="float" office:value="-0.00732421875" calcext:value-type="float">
            <text:p>-0.0073242188</text:p>
          </table:table-cell>
          <table:table-cell table:formula="of:=[.C351]*[.$K$3]" office:value-type="float" office:value="-0.22265625" calcext:value-type="float">
            <text:p>-0.22265625</text:p>
          </table:table-cell>
          <table:table-cell table:formula="of:=ATAN2([.G351]; SQRT([.F351]*[.F351]+[.E351]*[.E351]))*180/PI()" office:value-type="float" office:value="106.667412988894" calcext:value-type="float">
            <text:p>106.6674129889</text:p>
          </table:table-cell>
          <table:table-cell table:formula="of:=ATAN2([.F351]; SQRT([.G351]*[.G351]+[.E351]*[.E351]))*180/PI()" office:value-type="float" office:value="90.5405780776946" calcext:value-type="float">
            <text:p>90.5405780777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56" calcext:value-type="float">
            <text:p>56</text:p>
          </table:table-cell>
          <table:table-cell office:value-type="float" office:value="-435" calcext:value-type="float">
            <text:p>-435</text:p>
          </table:table-cell>
          <table:table-cell/>
          <table:table-cell table:formula="of:=[.A352]*[.$K$3]" office:value-type="float" office:value="0.7939453125" calcext:value-type="float">
            <text:p>0.7939453125</text:p>
          </table:table-cell>
          <table:table-cell table:formula="of:=[.B352]*[.$K$3]" office:value-type="float" office:value="0.02734375" calcext:value-type="float">
            <text:p>0.02734375</text:p>
          </table:table-cell>
          <table:table-cell table:formula="of:=[.C352]*[.$K$3]" office:value-type="float" office:value="-0.21240234375" calcext:value-type="float">
            <text:p>-0.2124023438</text:p>
          </table:table-cell>
          <table:table-cell table:formula="of:=ATAN2([.G352]; SQRT([.F352]*[.F352]+[.E352]*[.E352]))*180/PI()" office:value-type="float" office:value="104.968987991512" calcext:value-type="float">
            <text:p>104.9689879915</text:p>
          </table:table-cell>
          <table:table-cell table:formula="of:=ATAN2([.F352]; SQRT([.G352]*[.G352]+[.E352]*[.E352]))*180/PI()" office:value-type="float" office:value="88.0944538765116" calcext:value-type="float">
            <text:p>88.0944538765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84" calcext:value-type="float">
            <text:p>84</text:p>
          </table:table-cell>
          <table:table-cell office:value-type="float" office:value="-395" calcext:value-type="float">
            <text:p>-395</text:p>
          </table:table-cell>
          <table:table-cell/>
          <table:table-cell table:formula="of:=[.A353]*[.$K$3]" office:value-type="float" office:value="0.77587890625" calcext:value-type="float">
            <text:p>0.7758789063</text:p>
          </table:table-cell>
          <table:table-cell table:formula="of:=[.B353]*[.$K$3]" office:value-type="float" office:value="0.041015625" calcext:value-type="float">
            <text:p>0.041015625</text:p>
          </table:table-cell>
          <table:table-cell table:formula="of:=[.C353]*[.$K$3]" office:value-type="float" office:value="-0.19287109375" calcext:value-type="float">
            <text:p>-0.1928710938</text:p>
          </table:table-cell>
          <table:table-cell table:formula="of:=ATAN2([.G353]; SQRT([.F353]*[.F353]+[.E353]*[.E353]))*180/PI()" office:value-type="float" office:value="103.941155250656" calcext:value-type="float">
            <text:p>103.9411552507</text:p>
          </table:table-cell>
          <table:table-cell table:formula="of:=ATAN2([.F353]; SQRT([.G353]*[.G353]+[.E353]*[.E353]))*180/PI()" office:value-type="float" office:value="87.0631801186033" calcext:value-type="float">
            <text:p>87.0631801186</text:p>
          </table:table-cell>
          <table:table-cell table:number-columns-repeated="2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53" calcext:value-type="float">
            <text:p>53</text:p>
          </table:table-cell>
          <table:table-cell office:value-type="float" office:value="-309" calcext:value-type="float">
            <text:p>-309</text:p>
          </table:table-cell>
          <table:table-cell/>
          <table:table-cell table:formula="of:=[.A354]*[.$K$3]" office:value-type="float" office:value="0.77490234375" calcext:value-type="float">
            <text:p>0.7749023438</text:p>
          </table:table-cell>
          <table:table-cell table:formula="of:=[.B354]*[.$K$3]" office:value-type="float" office:value="0.02587890625" calcext:value-type="float">
            <text:p>0.0258789063</text:p>
          </table:table-cell>
          <table:table-cell table:formula="of:=[.C354]*[.$K$3]" office:value-type="float" office:value="-0.15087890625" calcext:value-type="float">
            <text:p>-0.1508789063</text:p>
          </table:table-cell>
          <table:table-cell table:formula="of:=ATAN2([.G354]; SQRT([.F354]*[.F354]+[.E354]*[.E354]))*180/PI()" office:value-type="float" office:value="101.01204605598" calcext:value-type="float">
            <text:p>101.012046056</text:p>
          </table:table-cell>
          <table:table-cell table:formula="of:=ATAN2([.F354]; SQRT([.G354]*[.G354]+[.E354]*[.E354]))*180/PI()" office:value-type="float" office:value="88.1224735314689" calcext:value-type="float">
            <text:p>88.1224735315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65" calcext:value-type="float">
            <text:p>65</text:p>
          </table:table-cell>
          <table:table-cell office:value-type="float" office:value="-309" calcext:value-type="float">
            <text:p>-309</text:p>
          </table:table-cell>
          <table:table-cell/>
          <table:table-cell table:formula="of:=[.A355]*[.$K$3]" office:value-type="float" office:value="0.7666015625" calcext:value-type="float">
            <text:p>0.7666015625</text:p>
          </table:table-cell>
          <table:table-cell table:formula="of:=[.B355]*[.$K$3]" office:value-type="float" office:value="0.03173828125" calcext:value-type="float">
            <text:p>0.0317382813</text:p>
          </table:table-cell>
          <table:table-cell table:formula="of:=[.C355]*[.$K$3]" office:value-type="float" office:value="-0.15087890625" calcext:value-type="float">
            <text:p>-0.1508789063</text:p>
          </table:table-cell>
          <table:table-cell table:formula="of:=ATAN2([.G355]; SQRT([.F355]*[.F355]+[.E355]*[.E355]))*180/PI()" office:value-type="float" office:value="101.125080532715" calcext:value-type="float">
            <text:p>101.1250805327</text:p>
          </table:table-cell>
          <table:table-cell table:formula="of:=ATAN2([.F355]; SQRT([.G355]*[.G355]+[.E355]*[.E355]))*180/PI()" office:value-type="float" office:value="87.6738111009808" calcext:value-type="float">
            <text:p>87.673811101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95" calcext:value-type="float">
            <text:p>-95</text:p>
          </table:table-cell>
          <table:table-cell office:value-type="float" office:value="-417" calcext:value-type="float">
            <text:p>-417</text:p>
          </table:table-cell>
          <table:table-cell/>
          <table:table-cell table:formula="of:=[.A356]*[.$K$3]" office:value-type="float" office:value="0.77587890625" calcext:value-type="float">
            <text:p>0.7758789063</text:p>
          </table:table-cell>
          <table:table-cell table:formula="of:=[.B356]*[.$K$3]" office:value-type="float" office:value="-0.04638671875" calcext:value-type="float">
            <text:p>-0.0463867188</text:p>
          </table:table-cell>
          <table:table-cell table:formula="of:=[.C356]*[.$K$3]" office:value-type="float" office:value="-0.20361328125" calcext:value-type="float">
            <text:p>-0.2036132813</text:p>
          </table:table-cell>
          <table:table-cell table:formula="of:=ATAN2([.G356]; SQRT([.F356]*[.F356]+[.E356]*[.E356]))*180/PI()" office:value-type="float" office:value="104.679432318682" calcext:value-type="float">
            <text:p>104.6794323187</text:p>
          </table:table-cell>
          <table:table-cell table:formula="of:=ATAN2([.F356]; SQRT([.G356]*[.G356]+[.E356]*[.E356]))*180/PI()" office:value-type="float" office:value="93.3096089263492" calcext:value-type="float">
            <text:p>93.3096089263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50" calcext:value-type="float">
            <text:p>-150</text:p>
          </table:table-cell>
          <table:table-cell office:value-type="float" office:value="-461" calcext:value-type="float">
            <text:p>-461</text:p>
          </table:table-cell>
          <table:table-cell/>
          <table:table-cell table:formula="of:=[.A357]*[.$K$3]" office:value-type="float" office:value="0.79345703125" calcext:value-type="float">
            <text:p>0.7934570313</text:p>
          </table:table-cell>
          <table:table-cell table:formula="of:=[.B357]*[.$K$3]" office:value-type="float" office:value="-0.0732421875" calcext:value-type="float">
            <text:p>-0.0732421875</text:p>
          </table:table-cell>
          <table:table-cell table:formula="of:=[.C357]*[.$K$3]" office:value-type="float" office:value="-0.22509765625" calcext:value-type="float">
            <text:p>-0.2250976563</text:p>
          </table:table-cell>
          <table:table-cell table:formula="of:=ATAN2([.G357]; SQRT([.F357]*[.F357]+[.E357]*[.E357]))*180/PI()" office:value-type="float" office:value="105.774526821071" calcext:value-type="float">
            <text:p>105.7745268211</text:p>
          </table:table-cell>
          <table:table-cell table:formula="of:=ATAN2([.F357]; SQRT([.G357]*[.G357]+[.E357]*[.E357]))*180/PI()" office:value-type="float" office:value="95.0747442018617" calcext:value-type="float">
            <text:p>95.0747442019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-97" calcext:value-type="float">
            <text:p>-97</text:p>
          </table:table-cell>
          <table:table-cell office:value-type="float" office:value="-578" calcext:value-type="float">
            <text:p>-578</text:p>
          </table:table-cell>
          <table:table-cell/>
          <table:table-cell table:formula="of:=[.A358]*[.$K$3]" office:value-type="float" office:value="0.765625" calcext:value-type="float">
            <text:p>0.765625</text:p>
          </table:table-cell>
          <table:table-cell table:formula="of:=[.B358]*[.$K$3]" office:value-type="float" office:value="-0.04736328125" calcext:value-type="float">
            <text:p>-0.0473632813</text:p>
          </table:table-cell>
          <table:table-cell table:formula="of:=[.C358]*[.$K$3]" office:value-type="float" office:value="-0.2822265625" calcext:value-type="float">
            <text:p>-0.2822265625</text:p>
          </table:table-cell>
          <table:table-cell table:formula="of:=ATAN2([.G358]; SQRT([.F358]*[.F358]+[.E358]*[.E358]))*180/PI()" office:value-type="float" office:value="110.199533669964" calcext:value-type="float">
            <text:p>110.19953367</text:p>
          </table:table-cell>
          <table:table-cell table:formula="of:=ATAN2([.F358]; SQRT([.G358]*[.G358]+[.E358]*[.E358]))*180/PI()" office:value-type="float" office:value="93.3219613939546" calcext:value-type="float">
            <text:p>93.321961394</text:p>
          </table:table-cell>
          <table:table-cell table:number-columns-repeated="2"/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20" calcext:value-type="float">
            <text:p>20</text:p>
          </table:table-cell>
          <table:table-cell office:value-type="float" office:value="-364" calcext:value-type="float">
            <text:p>-364</text:p>
          </table:table-cell>
          <table:table-cell/>
          <table:table-cell table:formula="of:=[.A359]*[.$K$3]" office:value-type="float" office:value="0.755859375" calcext:value-type="float">
            <text:p>0.755859375</text:p>
          </table:table-cell>
          <table:table-cell table:formula="of:=[.B359]*[.$K$3]" office:value-type="float" office:value="0.009765625" calcext:value-type="float">
            <text:p>0.009765625</text:p>
          </table:table-cell>
          <table:table-cell table:formula="of:=[.C359]*[.$K$3]" office:value-type="float" office:value="-0.177734375" calcext:value-type="float">
            <text:p>-0.177734375</text:p>
          </table:table-cell>
          <table:table-cell table:formula="of:=ATAN2([.G359]; SQRT([.F359]*[.F359]+[.E359]*[.E359]))*180/PI()" office:value-type="float" office:value="103.231202198142" calcext:value-type="float">
            <text:p>103.2312021981</text:p>
          </table:table-cell>
          <table:table-cell table:formula="of:=ATAN2([.F359]; SQRT([.G359]*[.G359]+[.E359]*[.E359]))*180/PI()" office:value-type="float" office:value="89.2794361177256" calcext:value-type="float">
            <text:p>89.2794361177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7" calcext:value-type="float">
            <text:p>17</text:p>
          </table:table-cell>
          <table:table-cell office:value-type="float" office:value="-152" calcext:value-type="float">
            <text:p>-152</text:p>
          </table:table-cell>
          <table:table-cell/>
          <table:table-cell table:formula="of:=[.A360]*[.$K$3]" office:value-type="float" office:value="0.74267578125" calcext:value-type="float">
            <text:p>0.7426757813</text:p>
          </table:table-cell>
          <table:table-cell table:formula="of:=[.B360]*[.$K$3]" office:value-type="float" office:value="0.00830078125" calcext:value-type="float">
            <text:p>0.0083007813</text:p>
          </table:table-cell>
          <table:table-cell table:formula="of:=[.C360]*[.$K$3]" office:value-type="float" office:value="-0.07421875" calcext:value-type="float">
            <text:p>-0.07421875</text:p>
          </table:table-cell>
          <table:table-cell table:formula="of:=ATAN2([.G360]; SQRT([.F360]*[.F360]+[.E360]*[.E360]))*180/PI()" office:value-type="float" office:value="95.7065093582248" calcext:value-type="float">
            <text:p>95.7065093582</text:p>
          </table:table-cell>
          <table:table-cell table:formula="of:=ATAN2([.F360]; SQRT([.G360]*[.G360]+[.E360]*[.E360]))*180/PI()" office:value-type="float" office:value="89.3628134874502" calcext:value-type="float">
            <text:p>89.3628134875</text:p>
          </table:table-cell>
          <table:table-cell table:number-columns-repeated="2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2" calcext:value-type="float">
            <text:p>22</text:p>
          </table:table-cell>
          <table:table-cell office:value-type="float" office:value="-139" calcext:value-type="float">
            <text:p>-139</text:p>
          </table:table-cell>
          <table:table-cell/>
          <table:table-cell table:formula="of:=[.A361]*[.$K$3]" office:value-type="float" office:value="0.7421875" calcext:value-type="float">
            <text:p>0.7421875</text:p>
          </table:table-cell>
          <table:table-cell table:formula="of:=[.B361]*[.$K$3]" office:value-type="float" office:value="0.0107421875" calcext:value-type="float">
            <text:p>0.0107421875</text:p>
          </table:table-cell>
          <table:table-cell table:formula="of:=[.C361]*[.$K$3]" office:value-type="float" office:value="-0.06787109375" calcext:value-type="float">
            <text:p>-0.0678710938</text:p>
          </table:table-cell>
          <table:table-cell table:formula="of:=ATAN2([.G361]; SQRT([.F361]*[.F361]+[.E361]*[.E361]))*180/PI()" office:value-type="float" office:value="95.224471481102" calcext:value-type="float">
            <text:p>95.2244714811</text:p>
          </table:table-cell>
          <table:table-cell table:formula="of:=ATAN2([.F361]; SQRT([.G361]*[.G361]+[.E361]*[.E361]))*180/PI()" office:value-type="float" office:value="89.174222046786" calcext:value-type="float">
            <text:p>89.1742220468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50" calcext:value-type="float">
            <text:p>150</text:p>
          </table:table-cell>
          <table:table-cell office:value-type="float" office:value="-180" calcext:value-type="float">
            <text:p>-180</text:p>
          </table:table-cell>
          <table:table-cell/>
          <table:table-cell table:formula="of:=[.A362]*[.$K$3]" office:value-type="float" office:value="0.75" calcext:value-type="float">
            <text:p>0.75</text:p>
          </table:table-cell>
          <table:table-cell table:formula="of:=[.B362]*[.$K$3]" office:value-type="float" office:value="0.0732421875" calcext:value-type="float">
            <text:p>0.0732421875</text:p>
          </table:table-cell>
          <table:table-cell table:formula="of:=[.C362]*[.$K$3]" office:value-type="float" office:value="-0.087890625" calcext:value-type="float">
            <text:p>-0.087890625</text:p>
          </table:table-cell>
          <table:table-cell table:formula="of:=ATAN2([.G362]; SQRT([.F362]*[.F362]+[.E362]*[.E362]))*180/PI()" office:value-type="float" office:value="96.652503428892" calcext:value-type="float">
            <text:p>96.6525034289</text:p>
          </table:table-cell>
          <table:table-cell table:formula="of:=ATAN2([.F362]; SQRT([.G362]*[.G362]+[.E362]*[.E362]))*180/PI()" office:value-type="float" office:value="84.4600666408446" calcext:value-type="float">
            <text:p>84.4600666408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121" calcext:value-type="float">
            <text:p>121</text:p>
          </table:table-cell>
          <table:table-cell office:value-type="float" office:value="-343" calcext:value-type="float">
            <text:p>-343</text:p>
          </table:table-cell>
          <table:table-cell/>
          <table:table-cell table:formula="of:=[.A363]*[.$K$3]" office:value-type="float" office:value="0.76611328125" calcext:value-type="float">
            <text:p>0.7661132813</text:p>
          </table:table-cell>
          <table:table-cell table:formula="of:=[.B363]*[.$K$3]" office:value-type="float" office:value="0.05908203125" calcext:value-type="float">
            <text:p>0.0590820313</text:p>
          </table:table-cell>
          <table:table-cell table:formula="of:=[.C363]*[.$K$3]" office:value-type="float" office:value="-0.16748046875" calcext:value-type="float">
            <text:p>-0.1674804688</text:p>
          </table:table-cell>
          <table:table-cell table:formula="of:=ATAN2([.G363]; SQRT([.F363]*[.F363]+[.E363]*[.E363]))*180/PI()" office:value-type="float" office:value="102.296068756524" calcext:value-type="float">
            <text:p>102.2960687565</text:p>
          </table:table-cell>
          <table:table-cell table:formula="of:=ATAN2([.F363]; SQRT([.G363]*[.G363]+[.E363]*[.E363]))*180/PI()" office:value-type="float" office:value="85.6914798640997" calcext:value-type="float">
            <text:p>85.6914798641</text:p>
          </table:table-cell>
          <table:table-cell table:number-columns-repeated="2"/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116" calcext:value-type="float">
            <text:p>116</text:p>
          </table:table-cell>
          <table:table-cell office:value-type="float" office:value="-131" calcext:value-type="float">
            <text:p>-131</text:p>
          </table:table-cell>
          <table:table-cell/>
          <table:table-cell table:formula="of:=[.A364]*[.$K$3]" office:value-type="float" office:value="0.724609375" calcext:value-type="float">
            <text:p>0.724609375</text:p>
          </table:table-cell>
          <table:table-cell table:formula="of:=[.B364]*[.$K$3]" office:value-type="float" office:value="0.056640625" calcext:value-type="float">
            <text:p>0.056640625</text:p>
          </table:table-cell>
          <table:table-cell table:formula="of:=[.C364]*[.$K$3]" office:value-type="float" office:value="-0.06396484375" calcext:value-type="float">
            <text:p>-0.0639648438</text:p>
          </table:table-cell>
          <table:table-cell table:formula="of:=ATAN2([.G364]; SQRT([.F364]*[.F364]+[.E364]*[.E364]))*180/PI()" office:value-type="float" office:value="95.0294418890729" calcext:value-type="float">
            <text:p>95.0294418891</text:p>
          </table:table-cell>
          <table:table-cell table:formula="of:=ATAN2([.F364]; SQRT([.G364]*[.G364]+[.E364]*[.E364]))*180/PI()" office:value-type="float" office:value="85.5476860869508" calcext:value-type="float">
            <text:p>85.547686087</text:p>
          </table:table-cell>
          <table:table-cell table:number-columns-repeated="2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" calcext:value-type="float">
            <text:p>3</text:p>
          </table:table-cell>
          <table:table-cell office:value-type="float" office:value="-435" calcext:value-type="float">
            <text:p>-435</text:p>
          </table:table-cell>
          <table:table-cell/>
          <table:table-cell table:formula="of:=[.A365]*[.$K$3]" office:value-type="float" office:value="0.76513671875" calcext:value-type="float">
            <text:p>0.7651367188</text:p>
          </table:table-cell>
          <table:table-cell table:formula="of:=[.B365]*[.$K$3]" office:value-type="float" office:value="0.00146484375" calcext:value-type="float">
            <text:p>0.0014648438</text:p>
          </table:table-cell>
          <table:table-cell table:formula="of:=[.C365]*[.$K$3]" office:value-type="float" office:value="-0.21240234375" calcext:value-type="float">
            <text:p>-0.2124023438</text:p>
          </table:table-cell>
          <table:table-cell table:formula="of:=ATAN2([.G365]; SQRT([.F365]*[.F365]+[.E365]*[.E365]))*180/PI()" office:value-type="float" office:value="105.514654392454" calcext:value-type="float">
            <text:p>105.5146543925</text:p>
          </table:table-cell>
          <table:table-cell table:formula="of:=ATAN2([.F365]; SQRT([.G365]*[.G365]+[.E365]*[.E365]))*180/PI()" office:value-type="float" office:value="89.8943050987355" calcext:value-type="float">
            <text:p>89.8943050987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271" calcext:value-type="float">
            <text:p>-271</text:p>
          </table:table-cell>
          <table:table-cell office:value-type="float" office:value="-485" calcext:value-type="float">
            <text:p>-485</text:p>
          </table:table-cell>
          <table:table-cell/>
          <table:table-cell table:formula="of:=[.A366]*[.$K$3]" office:value-type="float" office:value="0.80126953125" calcext:value-type="float">
            <text:p>0.8012695313</text:p>
          </table:table-cell>
          <table:table-cell table:formula="of:=[.B366]*[.$K$3]" office:value-type="float" office:value="-0.13232421875" calcext:value-type="float">
            <text:p>-0.1323242188</text:p>
          </table:table-cell>
          <table:table-cell table:formula="of:=[.C366]*[.$K$3]" office:value-type="float" office:value="-0.23681640625" calcext:value-type="float">
            <text:p>-0.2368164063</text:p>
          </table:table-cell>
          <table:table-cell table:formula="of:=ATAN2([.G366]; SQRT([.F366]*[.F366]+[.E366]*[.E366]))*180/PI()" office:value-type="float" office:value="106.256785570477" calcext:value-type="float">
            <text:p>106.2567855705</text:p>
          </table:table-cell>
          <table:table-cell table:formula="of:=ATAN2([.F366]; SQRT([.G366]*[.G366]+[.E366]*[.E366]))*180/PI()" office:value-type="float" office:value="98.9992535519314" calcext:value-type="float">
            <text:p>98.9992535519</text:p>
          </table:table-cell>
          <table:table-cell table:number-columns-repeated="2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-152" calcext:value-type="float">
            <text:p>-152</text:p>
          </table:table-cell>
          <table:table-cell office:value-type="float" office:value="-524" calcext:value-type="float">
            <text:p>-524</text:p>
          </table:table-cell>
          <table:table-cell/>
          <table:table-cell table:formula="of:=[.A367]*[.$K$3]" office:value-type="float" office:value="0.8251953125" calcext:value-type="float">
            <text:p>0.8251953125</text:p>
          </table:table-cell>
          <table:table-cell table:formula="of:=[.B367]*[.$K$3]" office:value-type="float" office:value="-0.07421875" calcext:value-type="float">
            <text:p>-0.07421875</text:p>
          </table:table-cell>
          <table:table-cell table:formula="of:=[.C367]*[.$K$3]" office:value-type="float" office:value="-0.255859375" calcext:value-type="float">
            <text:p>-0.255859375</text:p>
          </table:table-cell>
          <table:table-cell table:formula="of:=ATAN2([.G367]; SQRT([.F367]*[.F367]+[.E367]*[.E367]))*180/PI()" office:value-type="float" office:value="107.161349220614" calcext:value-type="float">
            <text:p>107.1613492206</text:p>
          </table:table-cell>
          <table:table-cell table:formula="of:=ATAN2([.F367]; SQRT([.G367]*[.G367]+[.E367]*[.E367]))*180/PI()" office:value-type="float" office:value="94.9100081510082" calcext:value-type="float">
            <text:p>94.910008151</text:p>
          </table:table-cell>
          <table:table-cell table:number-columns-repeated="2"/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128" calcext:value-type="float">
            <text:p>128</text:p>
          </table:table-cell>
          <table:table-cell office:value-type="float" office:value="-435" calcext:value-type="float">
            <text:p>-435</text:p>
          </table:table-cell>
          <table:table-cell/>
          <table:table-cell table:formula="of:=[.A368]*[.$K$3]" office:value-type="float" office:value="0.8359375" calcext:value-type="float">
            <text:p>0.8359375</text:p>
          </table:table-cell>
          <table:table-cell table:formula="of:=[.B368]*[.$K$3]" office:value-type="float" office:value="0.0625" calcext:value-type="float">
            <text:p>0.0625</text:p>
          </table:table-cell>
          <table:table-cell table:formula="of:=[.C368]*[.$K$3]" office:value-type="float" office:value="-0.21240234375" calcext:value-type="float">
            <text:p>-0.2124023438</text:p>
          </table:table-cell>
          <table:table-cell table:formula="of:=ATAN2([.G368]; SQRT([.F368]*[.F368]+[.E368]*[.E368]))*180/PI()" office:value-type="float" office:value="104.218450500539" calcext:value-type="float">
            <text:p>104.2184505005</text:p>
          </table:table-cell>
          <table:table-cell table:formula="of:=ATAN2([.F368]; SQRT([.G368]*[.G368]+[.E368]*[.E368]))*180/PI()" office:value-type="float" office:value="85.8553762853698" calcext:value-type="float">
            <text:p>85.8553762854</text:p>
          </table:table-cell>
          <table:table-cell table:number-columns-repeated="2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15" calcext:value-type="float">
            <text:p>15</text:p>
          </table:table-cell>
          <table:table-cell office:value-type="float" office:value="-234" calcext:value-type="float">
            <text:p>-234</text:p>
          </table:table-cell>
          <table:table-cell/>
          <table:table-cell table:formula="of:=[.A369]*[.$K$3]" office:value-type="float" office:value="0.77978515625" calcext:value-type="float">
            <text:p>0.7797851563</text:p>
          </table:table-cell>
          <table:table-cell table:formula="of:=[.B369]*[.$K$3]" office:value-type="float" office:value="0.00732421875" calcext:value-type="float">
            <text:p>0.0073242188</text:p>
          </table:table-cell>
          <table:table-cell table:formula="of:=[.C369]*[.$K$3]" office:value-type="float" office:value="-0.1142578125" calcext:value-type="float">
            <text:p>-0.1142578125</text:p>
          </table:table-cell>
          <table:table-cell table:formula="of:=ATAN2([.G369]; SQRT([.F369]*[.F369]+[.E369]*[.E369]))*180/PI()" office:value-type="float" office:value="98.3355680077009" calcext:value-type="float">
            <text:p>98.3355680077</text:p>
          </table:table-cell>
          <table:table-cell table:formula="of:=ATAN2([.F369]; SQRT([.G369]*[.G369]+[.E369]*[.E369]))*180/PI()" office:value-type="float" office:value="89.467543943171" calcext:value-type="float">
            <text:p>89.4675439432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107" calcext:value-type="float">
            <text:p>-107</text:p>
          </table:table-cell>
          <table:table-cell office:value-type="float" office:value="-305" calcext:value-type="float">
            <text:p>-305</text:p>
          </table:table-cell>
          <table:table-cell/>
          <table:table-cell table:formula="of:=[.A370]*[.$K$3]" office:value-type="float" office:value="0.8017578125" calcext:value-type="float">
            <text:p>0.8017578125</text:p>
          </table:table-cell>
          <table:table-cell table:formula="of:=[.B370]*[.$K$3]" office:value-type="float" office:value="-0.05224609375" calcext:value-type="float">
            <text:p>-0.0522460938</text:p>
          </table:table-cell>
          <table:table-cell table:formula="of:=[.C370]*[.$K$3]" office:value-type="float" office:value="-0.14892578125" calcext:value-type="float">
            <text:p>-0.1489257813</text:p>
          </table:table-cell>
          <table:table-cell table:formula="of:=ATAN2([.G370]; SQRT([.F370]*[.F370]+[.E370]*[.E370]))*180/PI()" office:value-type="float" office:value="100.500936713513" calcext:value-type="float">
            <text:p>100.5009367135</text:p>
          </table:table-cell>
          <table:table-cell table:formula="of:=ATAN2([.F370]; SQRT([.G370]*[.G370]+[.E370]*[.E370]))*180/PI()" office:value-type="float" office:value="93.6658464100868" calcext:value-type="float">
            <text:p>93.6658464101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168" calcext:value-type="float">
            <text:p>-168</text:p>
          </table:table-cell>
          <table:table-cell office:value-type="float" office:value="-388" calcext:value-type="float">
            <text:p>-388</text:p>
          </table:table-cell>
          <table:table-cell/>
          <table:table-cell table:formula="of:=[.A371]*[.$K$3]" office:value-type="float" office:value="0.7666015625" calcext:value-type="float">
            <text:p>0.7666015625</text:p>
          </table:table-cell>
          <table:table-cell table:formula="of:=[.B371]*[.$K$3]" office:value-type="float" office:value="-0.08203125" calcext:value-type="float">
            <text:p>-0.08203125</text:p>
          </table:table-cell>
          <table:table-cell table:formula="of:=[.C371]*[.$K$3]" office:value-type="float" office:value="-0.189453125" calcext:value-type="float">
            <text:p>-0.189453125</text:p>
          </table:table-cell>
          <table:table-cell table:formula="of:=ATAN2([.G371]; SQRT([.F371]*[.F371]+[.E371]*[.E371]))*180/PI()" office:value-type="float" office:value="103.805800582356" calcext:value-type="float">
            <text:p>103.8058005824</text:p>
          </table:table-cell>
          <table:table-cell table:formula="of:=ATAN2([.F371]; SQRT([.G371]*[.G371]+[.E371]*[.E371]))*180/PI()" office:value-type="float" office:value="95.9306768394129" calcext:value-type="float">
            <text:p>95.9306768394</text:p>
          </table:table-cell>
          <table:table-cell table:number-columns-repeated="2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247" calcext:value-type="float">
            <text:p>-247</text:p>
          </table:table-cell>
          <table:table-cell office:value-type="float" office:value="-525" calcext:value-type="float">
            <text:p>-525</text:p>
          </table:table-cell>
          <table:table-cell/>
          <table:table-cell table:formula="of:=[.A372]*[.$K$3]" office:value-type="float" office:value="0.78759765625" calcext:value-type="float">
            <text:p>0.7875976563</text:p>
          </table:table-cell>
          <table:table-cell table:formula="of:=[.B372]*[.$K$3]" office:value-type="float" office:value="-0.12060546875" calcext:value-type="float">
            <text:p>-0.1206054688</text:p>
          </table:table-cell>
          <table:table-cell table:formula="of:=[.C372]*[.$K$3]" office:value-type="float" office:value="-0.25634765625" calcext:value-type="float">
            <text:p>-0.2563476563</text:p>
          </table:table-cell>
          <table:table-cell table:formula="of:=ATAN2([.G372]; SQRT([.F372]*[.F372]+[.E372]*[.E372]))*180/PI()" office:value-type="float" office:value="107.834551047969" calcext:value-type="float">
            <text:p>107.834551048</text:p>
          </table:table-cell>
          <table:table-cell table:formula="of:=ATAN2([.F372]; SQRT([.G372]*[.G372]+[.E372]*[.E372]))*180/PI()" office:value-type="float" office:value="98.2847294431133" calcext:value-type="float">
            <text:p>98.2847294431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146" calcext:value-type="float">
            <text:p>-146</text:p>
          </table:table-cell>
          <table:table-cell office:value-type="float" office:value="-387" calcext:value-type="float">
            <text:p>-387</text:p>
          </table:table-cell>
          <table:table-cell/>
          <table:table-cell table:formula="of:=[.A373]*[.$K$3]" office:value-type="float" office:value="0.7607421875" calcext:value-type="float">
            <text:p>0.7607421875</text:p>
          </table:table-cell>
          <table:table-cell table:formula="of:=[.B373]*[.$K$3]" office:value-type="float" office:value="-0.0712890625" calcext:value-type="float">
            <text:p>-0.0712890625</text:p>
          </table:table-cell>
          <table:table-cell table:formula="of:=[.C373]*[.$K$3]" office:value-type="float" office:value="-0.18896484375" calcext:value-type="float">
            <text:p>-0.1889648438</text:p>
          </table:table-cell>
          <table:table-cell table:formula="of:=ATAN2([.G373]; SQRT([.F373]*[.F373]+[.E373]*[.E373]))*180/PI()" office:value-type="float" office:value="103.891193032148" calcext:value-type="float">
            <text:p>103.8911930321</text:p>
          </table:table-cell>
          <table:table-cell table:formula="of:=ATAN2([.F373]; SQRT([.G373]*[.G373]+[.E373]*[.E373]))*180/PI()" office:value-type="float" office:value="95.1965362637346" calcext:value-type="float">
            <text:p>95.1965362637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309" calcext:value-type="float">
            <text:p>-309</text:p>
          </table:table-cell>
          <table:table-cell office:value-type="float" office:value="-455" calcext:value-type="float">
            <text:p>-455</text:p>
          </table:table-cell>
          <table:table-cell/>
          <table:table-cell table:formula="of:=[.A374]*[.$K$3]" office:value-type="float" office:value="0.77294921875" calcext:value-type="float">
            <text:p>0.7729492188</text:p>
          </table:table-cell>
          <table:table-cell table:formula="of:=[.B374]*[.$K$3]" office:value-type="float" office:value="-0.15087890625" calcext:value-type="float">
            <text:p>-0.1508789063</text:p>
          </table:table-cell>
          <table:table-cell table:formula="of:=[.C374]*[.$K$3]" office:value-type="float" office:value="-0.22216796875" calcext:value-type="float">
            <text:p>-0.2221679688</text:p>
          </table:table-cell>
          <table:table-cell table:formula="of:=ATAN2([.G374]; SQRT([.F374]*[.F374]+[.E374]*[.E374]))*180/PI()" office:value-type="float" office:value="105.754009091843" calcext:value-type="float">
            <text:p>105.7540090918</text:p>
          </table:table-cell>
          <table:table-cell table:formula="of:=ATAN2([.F374]; SQRT([.G374]*[.G374]+[.E374]*[.E374]))*180/PI()" office:value-type="float" office:value="100.625372634605" calcext:value-type="float">
            <text:p>100.6253726346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2" calcext:value-type="float">
            <text:p>12</text:p>
          </table:table-cell>
          <table:table-cell office:value-type="float" office:value="-152" calcext:value-type="float">
            <text:p>-152</text:p>
          </table:table-cell>
          <table:table-cell/>
          <table:table-cell table:formula="of:=[.A375]*[.$K$3]" office:value-type="float" office:value="0.77685546875" calcext:value-type="float">
            <text:p>0.7768554688</text:p>
          </table:table-cell>
          <table:table-cell table:formula="of:=[.B375]*[.$K$3]" office:value-type="float" office:value="0.005859375" calcext:value-type="float">
            <text:p>0.005859375</text:p>
          </table:table-cell>
          <table:table-cell table:formula="of:=[.C375]*[.$K$3]" office:value-type="float" office:value="-0.07421875" calcext:value-type="float">
            <text:p>-0.07421875</text:p>
          </table:table-cell>
          <table:table-cell table:formula="of:=ATAN2([.G375]; SQRT([.F375]*[.F375]+[.E375]*[.E375]))*180/PI()" office:value-type="float" office:value="95.457171896313" calcext:value-type="float">
            <text:p>95.4571718963</text:p>
          </table:table-cell>
          <table:table-cell table:formula="of:=ATAN2([.F375]; SQRT([.G375]*[.G375]+[.E375]*[.E375]))*180/PI()" office:value-type="float" office:value="89.5698176971399" calcext:value-type="float">
            <text:p>89.5698176971</text:p>
          </table:table-cell>
          <table:table-cell table:number-columns-repeated="2"/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-4" calcext:value-type="float">
            <text:p>-4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[.A376]*[.$K$3]" office:value-type="float" office:value="0.7197265625" calcext:value-type="float">
            <text:p>0.7197265625</text:p>
          </table:table-cell>
          <table:table-cell table:formula="of:=[.B376]*[.$K$3]" office:value-type="float" office:value="-0.001953125" calcext:value-type="float">
            <text:p>-0.001953125</text:p>
          </table:table-cell>
          <table:table-cell table:formula="of:=[.C376]*[.$K$3]" office:value-type="float" office:value="-0.02197265625" calcext:value-type="float">
            <text:p>-0.0219726563</text:p>
          </table:table-cell>
          <table:table-cell table:formula="of:=ATAN2([.G376]; SQRT([.F376]*[.F376]+[.E376]*[.E376]))*180/PI()" office:value-type="float" office:value="91.7486431614336" calcext:value-type="float">
            <text:p>91.7486431614</text:p>
          </table:table-cell>
          <table:table-cell table:formula="of:=ATAN2([.F376]; SQRT([.G376]*[.G376]+[.E376]*[.E376]))*180/PI()" office:value-type="float" office:value="90.1554110095285" calcext:value-type="float">
            <text:p>90.1554110095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61" calcext:value-type="float">
            <text:p>161</text:p>
          </table:table-cell>
          <table:table-cell office:value-type="float" office:value="-122" calcext:value-type="float">
            <text:p>-122</text:p>
          </table:table-cell>
          <table:table-cell/>
          <table:table-cell table:formula="of:=[.A377]*[.$K$3]" office:value-type="float" office:value="0.7861328125" calcext:value-type="float">
            <text:p>0.7861328125</text:p>
          </table:table-cell>
          <table:table-cell table:formula="of:=[.B377]*[.$K$3]" office:value-type="float" office:value="0.07861328125" calcext:value-type="float">
            <text:p>0.0786132813</text:p>
          </table:table-cell>
          <table:table-cell table:formula="of:=[.C377]*[.$K$3]" office:value-type="float" office:value="-0.0595703125" calcext:value-type="float">
            <text:p>-0.0595703125</text:p>
          </table:table-cell>
          <table:table-cell table:formula="of:=ATAN2([.G377]; SQRT([.F377]*[.F377]+[.E377]*[.E377]))*180/PI()" office:value-type="float" office:value="94.3119617748526" calcext:value-type="float">
            <text:p>94.3119617749</text:p>
          </table:table-cell>
          <table:table-cell table:formula="of:=ATAN2([.F377]; SQRT([.G377]*[.G377]+[.E377]*[.E377]))*180/PI()" office:value-type="float" office:value="84.305624442465" calcext:value-type="float">
            <text:p>84.3056244425</text:p>
          </table:table-cell>
          <table:table-cell table:number-columns-repeated="2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83" calcext:value-type="float">
            <text:p>83</text:p>
          </table:table-cell>
          <table:table-cell office:value-type="float" office:value="-204" calcext:value-type="float">
            <text:p>-204</text:p>
          </table:table-cell>
          <table:table-cell/>
          <table:table-cell table:formula="of:=[.A378]*[.$K$3]" office:value-type="float" office:value="0.71435546875" calcext:value-type="float">
            <text:p>0.7143554688</text:p>
          </table:table-cell>
          <table:table-cell table:formula="of:=[.B378]*[.$K$3]" office:value-type="float" office:value="0.04052734375" calcext:value-type="float">
            <text:p>0.0405273438</text:p>
          </table:table-cell>
          <table:table-cell table:formula="of:=[.C378]*[.$K$3]" office:value-type="float" office:value="-0.099609375" calcext:value-type="float">
            <text:p>-0.099609375</text:p>
          </table:table-cell>
          <table:table-cell table:formula="of:=ATAN2([.G378]; SQRT([.F378]*[.F378]+[.E378]*[.E378]))*180/PI()" office:value-type="float" office:value="97.9255294797337" calcext:value-type="float">
            <text:p>97.9255294797</text:p>
          </table:table-cell>
          <table:table-cell table:formula="of:=ATAN2([.F378]; SQRT([.G378]*[.G378]+[.E378]*[.E378]))*180/PI()" office:value-type="float" office:value="86.783982416609" calcext:value-type="float">
            <text:p>86.7839824166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32" calcext:value-type="float">
            <text:p>132</text:p>
          </table:table-cell>
          <table:table-cell office:value-type="float" office:value="-332" calcext:value-type="float">
            <text:p>-332</text:p>
          </table:table-cell>
          <table:table-cell/>
          <table:table-cell table:formula="of:=[.A379]*[.$K$3]" office:value-type="float" office:value="0.72314453125" calcext:value-type="float">
            <text:p>0.7231445313</text:p>
          </table:table-cell>
          <table:table-cell table:formula="of:=[.B379]*[.$K$3]" office:value-type="float" office:value="0.064453125" calcext:value-type="float">
            <text:p>0.064453125</text:p>
          </table:table-cell>
          <table:table-cell table:formula="of:=[.C379]*[.$K$3]" office:value-type="float" office:value="-0.162109375" calcext:value-type="float">
            <text:p>-0.162109375</text:p>
          </table:table-cell>
          <table:table-cell table:formula="of:=ATAN2([.G379]; SQRT([.F379]*[.F379]+[.E379]*[.E379]))*180/PI()" office:value-type="float" office:value="102.586969937224" calcext:value-type="float">
            <text:p>102.5869699372</text:p>
          </table:table-cell>
          <table:table-cell table:formula="of:=ATAN2([.F379]; SQRT([.G379]*[.G379]+[.E379]*[.E379]))*180/PI()" office:value-type="float" office:value="85.0294661716039" calcext:value-type="float">
            <text:p>85.0294661716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35" calcext:value-type="float">
            <text:p>135</text:p>
          </table:table-cell>
          <table:table-cell office:value-type="float" office:value="-444" calcext:value-type="float">
            <text:p>-444</text:p>
          </table:table-cell>
          <table:table-cell/>
          <table:table-cell table:formula="of:=[.A380]*[.$K$3]" office:value-type="float" office:value="0.75732421875" calcext:value-type="float">
            <text:p>0.7573242188</text:p>
          </table:table-cell>
          <table:table-cell table:formula="of:=[.B380]*[.$K$3]" office:value-type="float" office:value="0.06591796875" calcext:value-type="float">
            <text:p>0.0659179688</text:p>
          </table:table-cell>
          <table:table-cell table:formula="of:=[.C380]*[.$K$3]" office:value-type="float" office:value="-0.216796875" calcext:value-type="float">
            <text:p>-0.216796875</text:p>
          </table:table-cell>
          <table:table-cell table:formula="of:=ATAN2([.G380]; SQRT([.F380]*[.F380]+[.E380]*[.E380]))*180/PI()" office:value-type="float" office:value="105.91754873482" calcext:value-type="float">
            <text:p>105.9175487348</text:p>
          </table:table-cell>
          <table:table-cell table:formula="of:=ATAN2([.F380]; SQRT([.G380]*[.G380]+[.E380]*[.E380]))*180/PI()" office:value-type="float" office:value="85.2166667153831" calcext:value-type="float">
            <text:p>85.2166667154</text:p>
          </table:table-cell>
          <table:table-cell table:number-columns-repeated="2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0" calcext:value-type="float">
            <text:p>60</text:p>
          </table:table-cell>
          <table:table-cell office:value-type="float" office:value="-614" calcext:value-type="float">
            <text:p>-614</text:p>
          </table:table-cell>
          <table:table-cell/>
          <table:table-cell table:formula="of:=[.A381]*[.$K$3]" office:value-type="float" office:value="0.810546875" calcext:value-type="float">
            <text:p>0.810546875</text:p>
          </table:table-cell>
          <table:table-cell table:formula="of:=[.B381]*[.$K$3]" office:value-type="float" office:value="0.029296875" calcext:value-type="float">
            <text:p>0.029296875</text:p>
          </table:table-cell>
          <table:table-cell table:formula="of:=[.C381]*[.$K$3]" office:value-type="float" office:value="-0.2998046875" calcext:value-type="float">
            <text:p>-0.2998046875</text:p>
          </table:table-cell>
          <table:table-cell table:formula="of:=ATAN2([.G381]; SQRT([.F381]*[.F381]+[.E381]*[.E381]))*180/PI()" office:value-type="float" office:value="110.286235267155" calcext:value-type="float">
            <text:p>110.2862352672</text:p>
          </table:table-cell>
          <table:table-cell table:formula="of:=ATAN2([.F381]; SQRT([.G381]*[.G381]+[.E381]*[.E381]))*180/PI()" office:value-type="float" office:value="88.0584194785574" calcext:value-type="float">
            <text:p>88.0584194786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221" calcext:value-type="float">
            <text:p>221</text:p>
          </table:table-cell>
          <table:table-cell office:value-type="float" office:value="-246" calcext:value-type="float">
            <text:p>-246</text:p>
          </table:table-cell>
          <table:table-cell/>
          <table:table-cell table:formula="of:=[.A382]*[.$K$3]" office:value-type="float" office:value="0.78564453125" calcext:value-type="float">
            <text:p>0.7856445313</text:p>
          </table:table-cell>
          <table:table-cell table:formula="of:=[.B382]*[.$K$3]" office:value-type="float" office:value="0.10791015625" calcext:value-type="float">
            <text:p>0.1079101563</text:p>
          </table:table-cell>
          <table:table-cell table:formula="of:=[.C382]*[.$K$3]" office:value-type="float" office:value="-0.1201171875" calcext:value-type="float">
            <text:p>-0.1201171875</text:p>
          </table:table-cell>
          <table:table-cell table:formula="of:=ATAN2([.G382]; SQRT([.F382]*[.F382]+[.E382]*[.E382]))*180/PI()" office:value-type="float" office:value="98.613001454413" calcext:value-type="float">
            <text:p>98.6130014544</text:p>
          </table:table-cell>
          <table:table-cell table:formula="of:=ATAN2([.F382]; SQRT([.G382]*[.G382]+[.E382]*[.E382]))*180/PI()" office:value-type="float" office:value="82.2679658785018" calcext:value-type="float">
            <text:p>82.2679658785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122" calcext:value-type="float">
            <text:p>122</text:p>
          </table:table-cell>
          <table:table-cell office:value-type="float" office:value="-137" calcext:value-type="float">
            <text:p>-137</text:p>
          </table:table-cell>
          <table:table-cell/>
          <table:table-cell table:formula="of:=[.A383]*[.$K$3]" office:value-type="float" office:value="0.76318359375" calcext:value-type="float">
            <text:p>0.7631835938</text:p>
          </table:table-cell>
          <table:table-cell table:formula="of:=[.B383]*[.$K$3]" office:value-type="float" office:value="0.0595703125" calcext:value-type="float">
            <text:p>0.0595703125</text:p>
          </table:table-cell>
          <table:table-cell table:formula="of:=[.C383]*[.$K$3]" office:value-type="float" office:value="-0.06689453125" calcext:value-type="float">
            <text:p>-0.0668945313</text:p>
          </table:table-cell>
          <table:table-cell table:formula="of:=ATAN2([.G383]; SQRT([.F383]*[.F383]+[.E383]*[.E383]))*180/PI()" office:value-type="float" office:value="94.9941710727887" calcext:value-type="float">
            <text:p>94.9941710728</text:p>
          </table:table-cell>
          <table:table-cell table:formula="of:=ATAN2([.F383]; SQRT([.G383]*[.G383]+[.E383]*[.E383]))*180/PI()" office:value-type="float" office:value="85.5538043918464" calcext:value-type="float">
            <text:p>85.5538043918</text:p>
          </table:table-cell>
          <table:table-cell table:number-columns-repeated="2"/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79" calcext:value-type="float">
            <text:p>279</text:p>
          </table:table-cell>
          <table:table-cell office:value-type="float" office:value="-100" calcext:value-type="float">
            <text:p>-100</text:p>
          </table:table-cell>
          <table:table-cell/>
          <table:table-cell table:formula="of:=[.A384]*[.$K$3]" office:value-type="float" office:value="0.734375" calcext:value-type="float">
            <text:p>0.734375</text:p>
          </table:table-cell>
          <table:table-cell table:formula="of:=[.B384]*[.$K$3]" office:value-type="float" office:value="0.13623046875" calcext:value-type="float">
            <text:p>0.1362304688</text:p>
          </table:table-cell>
          <table:table-cell table:formula="of:=[.C384]*[.$K$3]" office:value-type="float" office:value="-0.048828125" calcext:value-type="float">
            <text:p>-0.048828125</text:p>
          </table:table-cell>
          <table:table-cell table:formula="of:=ATAN2([.G384]; SQRT([.F384]*[.F384]+[.E384]*[.E384]))*180/PI()" office:value-type="float" office:value="93.7403343535153" calcext:value-type="float">
            <text:p>93.7403343535</text:p>
          </table:table-cell>
          <table:table-cell table:formula="of:=ATAN2([.F384]; SQRT([.G384]*[.G384]+[.E384]*[.E384]))*180/PI()" office:value-type="float" office:value="79.5134287014015" calcext:value-type="float">
            <text:p>79.5134287014</text:p>
          </table:table-cell>
          <table:table-cell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99" calcext:value-type="float">
            <text:p>99</text:p>
          </table:table-cell>
          <table:table-cell office:value-type="float" office:value="-139" calcext:value-type="float">
            <text:p>-139</text:p>
          </table:table-cell>
          <table:table-cell/>
          <table:table-cell table:formula="of:=[.A385]*[.$K$3]" office:value-type="float" office:value="0.68359375" calcext:value-type="float">
            <text:p>0.68359375</text:p>
          </table:table-cell>
          <table:table-cell table:formula="of:=[.B385]*[.$K$3]" office:value-type="float" office:value="0.04833984375" calcext:value-type="float">
            <text:p>0.0483398438</text:p>
          </table:table-cell>
          <table:table-cell table:formula="of:=[.C385]*[.$K$3]" office:value-type="float" office:value="-0.06787109375" calcext:value-type="float">
            <text:p>-0.0678710938</text:p>
          </table:table-cell>
          <table:table-cell table:formula="of:=ATAN2([.G385]; SQRT([.F385]*[.F385]+[.E385]*[.E385]))*180/PI()" office:value-type="float" office:value="95.6560379418088" calcext:value-type="float">
            <text:p>95.6560379418</text:p>
          </table:table-cell>
          <table:table-cell table:formula="of:=ATAN2([.F385]; SQRT([.G385]*[.G385]+[.E385]*[.E385]))*180/PI()" office:value-type="float" office:value="85.9748282819393" calcext:value-type="float">
            <text:p>85.9748282819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89" calcext:value-type="float">
            <text:p>189</text:p>
          </table:table-cell>
          <table:table-cell office:value-type="float" office:value="-94" calcext:value-type="float">
            <text:p>-94</text:p>
          </table:table-cell>
          <table:table-cell/>
          <table:table-cell table:formula="of:=[.A386]*[.$K$3]" office:value-type="float" office:value="0.72265625" calcext:value-type="float">
            <text:p>0.72265625</text:p>
          </table:table-cell>
          <table:table-cell table:formula="of:=[.B386]*[.$K$3]" office:value-type="float" office:value="0.09228515625" calcext:value-type="float">
            <text:p>0.0922851563</text:p>
          </table:table-cell>
          <table:table-cell table:formula="of:=[.C386]*[.$K$3]" office:value-type="float" office:value="-0.0458984375" calcext:value-type="float">
            <text:p>-0.0458984375</text:p>
          </table:table-cell>
          <table:table-cell table:formula="of:=ATAN2([.G386]; SQRT([.F386]*[.F386]+[.E386]*[.E386]))*180/PI()" office:value-type="float" office:value="93.6049768724151" calcext:value-type="float">
            <text:p>93.6049768724</text:p>
          </table:table-cell>
          <table:table-cell table:formula="of:=ATAN2([.F386]; SQRT([.G386]*[.G386]+[.E386]*[.E386]))*180/PI()" office:value-type="float" office:value="82.7370414003707" calcext:value-type="float">
            <text:p>82.7370414004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72" calcext:value-type="float">
            <text:p>72</text:p>
          </table:table-cell>
          <table:table-cell office:value-type="float" office:value="-290" calcext:value-type="float">
            <text:p>-290</text:p>
          </table:table-cell>
          <table:table-cell/>
          <table:table-cell table:formula="of:=[.A387]*[.$K$3]" office:value-type="float" office:value="0.71533203125" calcext:value-type="float">
            <text:p>0.7153320313</text:p>
          </table:table-cell>
          <table:table-cell table:formula="of:=[.B387]*[.$K$3]" office:value-type="float" office:value="0.03515625" calcext:value-type="float">
            <text:p>0.03515625</text:p>
          </table:table-cell>
          <table:table-cell table:formula="of:=[.C387]*[.$K$3]" office:value-type="float" office:value="-0.1416015625" calcext:value-type="float">
            <text:p>-0.1416015625</text:p>
          </table:table-cell>
          <table:table-cell table:formula="of:=ATAN2([.G387]; SQRT([.F387]*[.F387]+[.E387]*[.E387]))*180/PI()" office:value-type="float" office:value="101.183913783738" calcext:value-type="float">
            <text:p>101.1839137837</text:p>
          </table:table-cell>
          <table:table-cell table:formula="of:=ATAN2([.F387]; SQRT([.G387]*[.G387]+[.E387]*[.E387]))*180/PI()" office:value-type="float" office:value="87.2398358517463" calcext:value-type="float">
            <text:p>87.2398358517</text:p>
          </table:table-cell>
          <table:table-cell table:number-columns-repeated="2"/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136" calcext:value-type="float">
            <text:p>136</text:p>
          </table:table-cell>
          <table:table-cell office:value-type="float" office:value="-582" calcext:value-type="float">
            <text:p>-582</text:p>
          </table:table-cell>
          <table:table-cell/>
          <table:table-cell table:formula="of:=[.A388]*[.$K$3]" office:value-type="float" office:value="0.7412109375" calcext:value-type="float">
            <text:p>0.7412109375</text:p>
          </table:table-cell>
          <table:table-cell table:formula="of:=[.B388]*[.$K$3]" office:value-type="float" office:value="0.06640625" calcext:value-type="float">
            <text:p>0.06640625</text:p>
          </table:table-cell>
          <table:table-cell table:formula="of:=[.C388]*[.$K$3]" office:value-type="float" office:value="-0.2841796875" calcext:value-type="float">
            <text:p>-0.2841796875</text:p>
          </table:table-cell>
          <table:table-cell table:formula="of:=ATAN2([.G388]; SQRT([.F388]*[.F388]+[.E388]*[.E388]))*180/PI()" office:value-type="float" office:value="110.900341931991" calcext:value-type="float">
            <text:p>110.900341932</text:p>
          </table:table-cell>
          <table:table-cell table:formula="of:=ATAN2([.F388]; SQRT([.G388]*[.G388]+[.E388]*[.E388]))*180/PI()" office:value-type="float" office:value="85.2181162606255" calcext:value-type="float">
            <text:p>85.2181162606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69" calcext:value-type="float">
            <text:p>69</text:p>
          </table:table-cell>
          <table:table-cell office:value-type="float" office:value="-507" calcext:value-type="float">
            <text:p>-507</text:p>
          </table:table-cell>
          <table:table-cell/>
          <table:table-cell table:formula="of:=[.A389]*[.$K$3]" office:value-type="float" office:value="0.72412109375" calcext:value-type="float">
            <text:p>0.7241210938</text:p>
          </table:table-cell>
          <table:table-cell table:formula="of:=[.B389]*[.$K$3]" office:value-type="float" office:value="0.03369140625" calcext:value-type="float">
            <text:p>0.0336914063</text:p>
          </table:table-cell>
          <table:table-cell table:formula="of:=[.C389]*[.$K$3]" office:value-type="float" office:value="-0.24755859375" calcext:value-type="float">
            <text:p>-0.2475585938</text:p>
          </table:table-cell>
          <table:table-cell table:formula="of:=ATAN2([.G389]; SQRT([.F389]*[.F389]+[.E389]*[.E389]))*180/PI()" office:value-type="float" office:value="108.855299519971" calcext:value-type="float">
            <text:p>108.85529952</text:p>
          </table:table-cell>
          <table:table-cell table:formula="of:=ATAN2([.F389]; SQRT([.G389]*[.G389]+[.E389]*[.E389]))*180/PI()" office:value-type="float" office:value="87.4791482575363" calcext:value-type="float">
            <text:p>87.4791482575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131" calcext:value-type="float">
            <text:p>131</text:p>
          </table:table-cell>
          <table:table-cell office:value-type="float" office:value="-272" calcext:value-type="float">
            <text:p>-272</text:p>
          </table:table-cell>
          <table:table-cell/>
          <table:table-cell table:formula="of:=[.A390]*[.$K$3]" office:value-type="float" office:value="0.79638671875" calcext:value-type="float">
            <text:p>0.7963867188</text:p>
          </table:table-cell>
          <table:table-cell table:formula="of:=[.B390]*[.$K$3]" office:value-type="float" office:value="0.06396484375" calcext:value-type="float">
            <text:p>0.0639648438</text:p>
          </table:table-cell>
          <table:table-cell table:formula="of:=[.C390]*[.$K$3]" office:value-type="float" office:value="-0.1328125" calcext:value-type="float">
            <text:p>-0.1328125</text:p>
          </table:table-cell>
          <table:table-cell table:formula="of:=ATAN2([.G390]; SQRT([.F390]*[.F390]+[.E390]*[.E390]))*180/PI()" office:value-type="float" office:value="99.4381737696712" calcext:value-type="float">
            <text:p>99.4381737697</text:p>
          </table:table-cell>
          <table:table-cell table:formula="of:=ATAN2([.F390]; SQRT([.G390]*[.G390]+[.E390]*[.E390]))*180/PI()" office:value-type="float" office:value="85.4702212017478" calcext:value-type="float">
            <text:p>85.4702212017</text:p>
          </table:table-cell>
          <table:table-cell table:number-columns-repeated="2"/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-102" calcext:value-type="float">
            <text:p>-102</text:p>
          </table:table-cell>
          <table:table-cell office:value-type="float" office:value="-504" calcext:value-type="float">
            <text:p>-504</text:p>
          </table:table-cell>
          <table:table-cell/>
          <table:table-cell table:formula="of:=[.A391]*[.$K$3]" office:value-type="float" office:value="0.8193359375" calcext:value-type="float">
            <text:p>0.8193359375</text:p>
          </table:table-cell>
          <table:table-cell table:formula="of:=[.B391]*[.$K$3]" office:value-type="float" office:value="-0.0498046875" calcext:value-type="float">
            <text:p>-0.0498046875</text:p>
          </table:table-cell>
          <table:table-cell table:formula="of:=[.C391]*[.$K$3]" office:value-type="float" office:value="-0.24609375" calcext:value-type="float">
            <text:p>-0.24609375</text:p>
          </table:table-cell>
          <table:table-cell table:formula="of:=ATAN2([.G391]; SQRT([.F391]*[.F391]+[.E391]*[.E391]))*180/PI()" office:value-type="float" office:value="106.688950859286" calcext:value-type="float">
            <text:p>106.6889508593</text:p>
          </table:table-cell>
          <table:table-cell table:formula="of:=ATAN2([.F391]; SQRT([.G391]*[.G391]+[.E391]*[.E391]))*180/PI()" office:value-type="float" office:value="93.3318459327853" calcext:value-type="float">
            <text:p>93.3318459328</text:p>
          </table:table-cell>
          <table:table-cell table:number-columns-repeated="2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146" calcext:value-type="float">
            <text:p>146</text:p>
          </table:table-cell>
          <table:table-cell office:value-type="float" office:value="-209" calcext:value-type="float">
            <text:p>-209</text:p>
          </table:table-cell>
          <table:table-cell/>
          <table:table-cell table:formula="of:=[.A392]*[.$K$3]" office:value-type="float" office:value="0.77685546875" calcext:value-type="float">
            <text:p>0.7768554688</text:p>
          </table:table-cell>
          <table:table-cell table:formula="of:=[.B392]*[.$K$3]" office:value-type="float" office:value="0.0712890625" calcext:value-type="float">
            <text:p>0.0712890625</text:p>
          </table:table-cell>
          <table:table-cell table:formula="of:=[.C392]*[.$K$3]" office:value-type="float" office:value="-0.10205078125" calcext:value-type="float">
            <text:p>-0.1020507813</text:p>
          </table:table-cell>
          <table:table-cell table:formula="of:=ATAN2([.G392]; SQRT([.F392]*[.F392]+[.E392]*[.E392]))*180/PI()" office:value-type="float" office:value="97.4527868502058" calcext:value-type="float">
            <text:p>97.4527868502</text:p>
          </table:table-cell>
          <table:table-cell table:formula="of:=ATAN2([.F392]; SQRT([.G392]*[.G392]+[.E392]*[.E392]))*180/PI()" office:value-type="float" office:value="84.8012855465806" calcext:value-type="float">
            <text:p>84.8012855466</text:p>
          </table:table-cell>
          <table:table-cell table:number-columns-repeated="2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80" calcext:value-type="float">
            <text:p>80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[.A393]*[.$K$3]" office:value-type="float" office:value="0.72314453125" calcext:value-type="float">
            <text:p>0.7231445313</text:p>
          </table:table-cell>
          <table:table-cell table:formula="of:=[.B393]*[.$K$3]" office:value-type="float" office:value="0.0390625" calcext:value-type="float">
            <text:p>0.0390625</text:p>
          </table:table-cell>
          <table:table-cell table:formula="of:=[.C393]*[.$K$3]" office:value-type="float" office:value="-0.13330078125" calcext:value-type="float">
            <text:p>-0.1333007813</text:p>
          </table:table-cell>
          <table:table-cell table:formula="of:=ATAN2([.G393]; SQRT([.F393]*[.F393]+[.E393]*[.E393]))*180/PI()" office:value-type="float" office:value="100.429497252947" calcext:value-type="float">
            <text:p>100.4294972529</text:p>
          </table:table-cell>
          <table:table-cell table:formula="of:=ATAN2([.F393]; SQRT([.G393]*[.G393]+[.E393]*[.E393]))*180/PI()" office:value-type="float" office:value="86.959159801334" calcext:value-type="float">
            <text:p>86.9591598013</text:p>
          </table:table-cell>
          <table:table-cell table:number-columns-repeated="2"/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122" calcext:value-type="float">
            <text:p>122</text:p>
          </table:table-cell>
          <table:table-cell office:value-type="float" office:value="-464" calcext:value-type="float">
            <text:p>-464</text:p>
          </table:table-cell>
          <table:table-cell/>
          <table:table-cell table:formula="of:=[.A394]*[.$K$3]" office:value-type="float" office:value="0.7900390625" calcext:value-type="float">
            <text:p>0.7900390625</text:p>
          </table:table-cell>
          <table:table-cell table:formula="of:=[.B394]*[.$K$3]" office:value-type="float" office:value="0.0595703125" calcext:value-type="float">
            <text:p>0.0595703125</text:p>
          </table:table-cell>
          <table:table-cell table:formula="of:=[.C394]*[.$K$3]" office:value-type="float" office:value="-0.2265625" calcext:value-type="float">
            <text:p>-0.2265625</text:p>
          </table:table-cell>
          <table:table-cell table:formula="of:=ATAN2([.G394]; SQRT([.F394]*[.F394]+[.E394]*[.E394]))*180/PI()" office:value-type="float" office:value="105.958518958198" calcext:value-type="float">
            <text:p>105.9585189582</text:p>
          </table:table-cell>
          <table:table-cell table:formula="of:=ATAN2([.F394]; SQRT([.G394]*[.G394]+[.E394]*[.E394]))*180/PI()" office:value-type="float" office:value="85.8544368638266" calcext:value-type="float">
            <text:p>85.8544368638</text:p>
          </table:table-cell>
          <table:table-cell table:number-columns-repeated="2"/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68" calcext:value-type="float">
            <text:p>68</text:p>
          </table:table-cell>
          <table:table-cell office:value-type="float" office:value="-474" calcext:value-type="float">
            <text:p>-474</text:p>
          </table:table-cell>
          <table:table-cell/>
          <table:table-cell table:formula="of:=[.A395]*[.$K$3]" office:value-type="float" office:value="0.7724609375" calcext:value-type="float">
            <text:p>0.7724609375</text:p>
          </table:table-cell>
          <table:table-cell table:formula="of:=[.B395]*[.$K$3]" office:value-type="float" office:value="0.033203125" calcext:value-type="float">
            <text:p>0.033203125</text:p>
          </table:table-cell>
          <table:table-cell table:formula="of:=[.C395]*[.$K$3]" office:value-type="float" office:value="-0.2314453125" calcext:value-type="float">
            <text:p>-0.2314453125</text:p>
          </table:table-cell>
          <table:table-cell table:formula="of:=ATAN2([.G395]; SQRT([.F395]*[.F395]+[.E395]*[.E395]))*180/PI()" office:value-type="float" office:value="106.664772689267" calcext:value-type="float">
            <text:p>106.6647726893</text:p>
          </table:table-cell>
          <table:table-cell table:formula="of:=ATAN2([.F395]; SQRT([.G395]*[.G395]+[.E395]*[.E395]))*180/PI()" office:value-type="float" office:value="87.6421733361808" calcext:value-type="float">
            <text:p>87.6421733362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-2" calcext:value-type="float">
            <text:p>-2</text:p>
          </table:table-cell>
          <table:table-cell office:value-type="float" office:value="-510" calcext:value-type="float">
            <text:p>-510</text:p>
          </table:table-cell>
          <table:table-cell/>
          <table:table-cell table:formula="of:=[.A396]*[.$K$3]" office:value-type="float" office:value="0.7919921875" calcext:value-type="float">
            <text:p>0.7919921875</text:p>
          </table:table-cell>
          <table:table-cell table:formula="of:=[.B396]*[.$K$3]" office:value-type="float" office:value="-0.0009765625" calcext:value-type="float">
            <text:p>-0.0009765625</text:p>
          </table:table-cell>
          <table:table-cell table:formula="of:=[.C396]*[.$K$3]" office:value-type="float" office:value="-0.2490234375" calcext:value-type="float">
            <text:p>-0.2490234375</text:p>
          </table:table-cell>
          <table:table-cell table:formula="of:=ATAN2([.G396]; SQRT([.F396]*[.F396]+[.E396]*[.E396]))*180/PI()" office:value-type="float" office:value="107.454523928026" calcext:value-type="float">
            <text:p>107.454523928</text:p>
          </table:table-cell>
          <table:table-cell table:formula="of:=ATAN2([.F396]; SQRT([.G396]*[.G396]+[.E396]*[.E396]))*180/PI()" office:value-type="float" office:value="90.067395295791" calcext:value-type="float">
            <text:p>90.0673952958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192" calcext:value-type="float">
            <text:p>192</text:p>
          </table:table-cell>
          <table:table-cell office:value-type="float" office:value="-279" calcext:value-type="float">
            <text:p>-279</text:p>
          </table:table-cell>
          <table:table-cell/>
          <table:table-cell table:formula="of:=[.A397]*[.$K$3]" office:value-type="float" office:value="0.76025390625" calcext:value-type="float">
            <text:p>0.7602539063</text:p>
          </table:table-cell>
          <table:table-cell table:formula="of:=[.B397]*[.$K$3]" office:value-type="float" office:value="0.09375" calcext:value-type="float">
            <text:p>0.09375</text:p>
          </table:table-cell>
          <table:table-cell table:formula="of:=[.C397]*[.$K$3]" office:value-type="float" office:value="-0.13623046875" calcext:value-type="float">
            <text:p>-0.1362304688</text:p>
          </table:table-cell>
          <table:table-cell table:formula="of:=ATAN2([.G397]; SQRT([.F397]*[.F397]+[.E397]*[.E397]))*180/PI()" office:value-type="float" office:value="100.084257949462" calcext:value-type="float">
            <text:p>100.0842579495</text:p>
          </table:table-cell>
          <table:table-cell table:formula="of:=ATAN2([.F397]; SQRT([.G397]*[.G397]+[.E397]*[.E397]))*180/PI()" office:value-type="float" office:value="83.0792520661248" calcext:value-type="float">
            <text:p>83.0792520661</text:p>
          </table:table-cell>
          <table:table-cell table:number-columns-repeated="2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94" calcext:value-type="float">
            <text:p>94</text:p>
          </table:table-cell>
          <table:table-cell office:value-type="float" office:value="-203" calcext:value-type="float">
            <text:p>-203</text:p>
          </table:table-cell>
          <table:table-cell/>
          <table:table-cell table:formula="of:=[.A398]*[.$K$3]" office:value-type="float" office:value="0.7919921875" calcext:value-type="float">
            <text:p>0.7919921875</text:p>
          </table:table-cell>
          <table:table-cell table:formula="of:=[.B398]*[.$K$3]" office:value-type="float" office:value="0.0458984375" calcext:value-type="float">
            <text:p>0.0458984375</text:p>
          </table:table-cell>
          <table:table-cell table:formula="of:=[.C398]*[.$K$3]" office:value-type="float" office:value="-0.09912109375" calcext:value-type="float">
            <text:p>-0.0991210938</text:p>
          </table:table-cell>
          <table:table-cell table:formula="of:=ATAN2([.G398]; SQRT([.F398]*[.F398]+[.E398]*[.E398]))*180/PI()" office:value-type="float" office:value="97.1218847334965" calcext:value-type="float">
            <text:p>97.1218847335</text:p>
          </table:table-cell>
          <table:table-cell table:formula="of:=ATAN2([.F398]; SQRT([.G398]*[.G398]+[.E398]*[.E398]))*180/PI()" office:value-type="float" office:value="86.7088575382093" calcext:value-type="float">
            <text:p>86.7088575382</text:p>
          </table:table-cell>
          <table:table-cell table:number-columns-repeated="2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96" calcext:value-type="float">
            <text:p>96</text:p>
          </table:table-cell>
          <table:table-cell office:value-type="float" office:value="-356" calcext:value-type="float">
            <text:p>-356</text:p>
          </table:table-cell>
          <table:table-cell/>
          <table:table-cell table:formula="of:=[.A399]*[.$K$3]" office:value-type="float" office:value="0.77880859375" calcext:value-type="float">
            <text:p>0.7788085938</text:p>
          </table:table-cell>
          <table:table-cell table:formula="of:=[.B399]*[.$K$3]" office:value-type="float" office:value="0.046875" calcext:value-type="float">
            <text:p>0.046875</text:p>
          </table:table-cell>
          <table:table-cell table:formula="of:=[.C399]*[.$K$3]" office:value-type="float" office:value="-0.173828125" calcext:value-type="float">
            <text:p>-0.173828125</text:p>
          </table:table-cell>
          <table:table-cell table:formula="of:=ATAN2([.G399]; SQRT([.F399]*[.F399]+[.E399]*[.E399]))*180/PI()" office:value-type="float" office:value="102.560039577964" calcext:value-type="float">
            <text:p>102.560039578</text:p>
          </table:table-cell>
          <table:table-cell table:formula="of:=ATAN2([.F399]; SQRT([.G399]*[.G399]+[.E399]*[.E399]))*180/PI()" office:value-type="float" office:value="86.6381559944017" calcext:value-type="float">
            <text:p>86.6381559944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58" calcext:value-type="float">
            <text:p>-58</text:p>
          </table:table-cell>
          <table:table-cell office:value-type="float" office:value="-249" calcext:value-type="float">
            <text:p>-249</text:p>
          </table:table-cell>
          <table:table-cell/>
          <table:table-cell table:formula="of:=[.A400]*[.$K$3]" office:value-type="float" office:value="0.76171875" calcext:value-type="float">
            <text:p>0.76171875</text:p>
          </table:table-cell>
          <table:table-cell table:formula="of:=[.B400]*[.$K$3]" office:value-type="float" office:value="-0.0283203125" calcext:value-type="float">
            <text:p>-0.0283203125</text:p>
          </table:table-cell>
          <table:table-cell table:formula="of:=[.C400]*[.$K$3]" office:value-type="float" office:value="-0.12158203125" calcext:value-type="float">
            <text:p>-0.1215820313</text:p>
          </table:table-cell>
          <table:table-cell table:formula="of:=ATAN2([.G400]; SQRT([.F400]*[.F400]+[.E400]*[.E400]))*180/PI()" office:value-type="float" office:value="99.0626313374789" calcext:value-type="float">
            <text:p>99.0626313375</text:p>
          </table:table-cell>
          <table:table-cell table:formula="of:=ATAN2([.F400]; SQRT([.G400]*[.G400]+[.E400]*[.E400]))*180/PI()" office:value-type="float" office:value="92.1026550252256" calcext:value-type="float">
            <text:p>92.1026550252</text:p>
          </table:table-cell>
          <table:table-cell table:number-columns-repeated="2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60" calcext:value-type="float">
            <text:p>-160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[.A401]*[.$K$3]" office:value-type="float" office:value="0.72265625" calcext:value-type="float">
            <text:p>0.72265625</text:p>
          </table:table-cell>
          <table:table-cell table:formula="of:=[.B401]*[.$K$3]" office:value-type="float" office:value="-0.078125" calcext:value-type="float">
            <text:p>-0.078125</text:p>
          </table:table-cell>
          <table:table-cell table:formula="of:=[.C401]*[.$K$3]" office:value-type="float" office:value="-0.12646484375" calcext:value-type="float">
            <text:p>-0.1264648438</text:p>
          </table:table-cell>
          <table:table-cell table:formula="of:=ATAN2([.G401]; SQRT([.F401]*[.F401]+[.E401]*[.E401]))*180/PI()" office:value-type="float" office:value="99.86987725103" calcext:value-type="float">
            <text:p>99.869877251</text:p>
          </table:table-cell>
          <table:table-cell table:formula="of:=ATAN2([.F401]; SQRT([.G401]*[.G401]+[.E401]*[.E401]))*180/PI()" office:value-type="float" office:value="96.0785071360414" calcext:value-type="float">
            <text:p>96.078507136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-122" calcext:value-type="float">
            <text:p>-122</text:p>
          </table:table-cell>
          <table:table-cell office:value-type="float" office:value="-359" calcext:value-type="float">
            <text:p>-359</text:p>
          </table:table-cell>
          <table:table-cell/>
          <table:table-cell table:formula="of:=[.A402]*[.$K$3]" office:value-type="float" office:value="0.6875" calcext:value-type="float">
            <text:p>0.6875</text:p>
          </table:table-cell>
          <table:table-cell table:formula="of:=[.B402]*[.$K$3]" office:value-type="float" office:value="-0.0595703125" calcext:value-type="float">
            <text:p>-0.0595703125</text:p>
          </table:table-cell>
          <table:table-cell table:formula="of:=[.C402]*[.$K$3]" office:value-type="float" office:value="-0.17529296875" calcext:value-type="float">
            <text:p>-0.1752929688</text:p>
          </table:table-cell>
          <table:table-cell table:formula="of:=ATAN2([.G402]; SQRT([.F402]*[.F402]+[.E402]*[.E402]))*180/PI()" office:value-type="float" office:value="104.252807376984" calcext:value-type="float">
            <text:p>104.252807377</text:p>
          </table:table-cell>
          <table:table-cell table:formula="of:=ATAN2([.F402]; SQRT([.G402]*[.G402]+[.E402]*[.E402]))*180/PI()" office:value-type="float" office:value="94.799383349095" calcext:value-type="float">
            <text:p>94.7993833491</text:p>
          </table:table-cell>
          <table:table-cell table:number-columns-repeated="2"/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-6" calcext:value-type="float">
            <text:p>-6</text:p>
          </table:table-cell>
          <table:table-cell office:value-type="float" office:value="-467" calcext:value-type="float">
            <text:p>-467</text:p>
          </table:table-cell>
          <table:table-cell/>
          <table:table-cell table:formula="of:=[.A403]*[.$K$3]" office:value-type="float" office:value="0.7607421875" calcext:value-type="float">
            <text:p>0.7607421875</text:p>
          </table:table-cell>
          <table:table-cell table:formula="of:=[.B403]*[.$K$3]" office:value-type="float" office:value="-0.0029296875" calcext:value-type="float">
            <text:p>-0.0029296875</text:p>
          </table:table-cell>
          <table:table-cell table:formula="of:=[.C403]*[.$K$3]" office:value-type="float" office:value="-0.22802734375" calcext:value-type="float">
            <text:p>-0.2280273438</text:p>
          </table:table-cell>
          <table:table-cell table:formula="of:=ATAN2([.G403]; SQRT([.F403]*[.F403]+[.E403]*[.E403]))*180/PI()" office:value-type="float" office:value="106.685630937074" calcext:value-type="float">
            <text:p>106.6856309371</text:p>
          </table:table-cell>
          <table:table-cell table:formula="of:=ATAN2([.F403]; SQRT([.G403]*[.G403]+[.E403]*[.E403]))*180/PI()" office:value-type="float" office:value="90.2113595559" calcext:value-type="float">
            <text:p>90.2113595559</text:p>
          </table:table-cell>
          <table:table-cell table:number-columns-repeated="2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21" calcext:value-type="float">
            <text:p>-121</text:p>
          </table:table-cell>
          <table:table-cell office:value-type="float" office:value="-526" calcext:value-type="float">
            <text:p>-526</text:p>
          </table:table-cell>
          <table:table-cell/>
          <table:table-cell table:formula="of:=[.A404]*[.$K$3]" office:value-type="float" office:value="0.74365234375" calcext:value-type="float">
            <text:p>0.7436523438</text:p>
          </table:table-cell>
          <table:table-cell table:formula="of:=[.B404]*[.$K$3]" office:value-type="float" office:value="-0.05908203125" calcext:value-type="float">
            <text:p>-0.0590820313</text:p>
          </table:table-cell>
          <table:table-cell table:formula="of:=[.C404]*[.$K$3]" office:value-type="float" office:value="-0.2568359375" calcext:value-type="float">
            <text:p>-0.2568359375</text:p>
          </table:table-cell>
          <table:table-cell table:formula="of:=ATAN2([.G404]; SQRT([.F404]*[.F404]+[.E404]*[.E404]))*180/PI()" office:value-type="float" office:value="108.997874098913" calcext:value-type="float">
            <text:p>108.9978740989</text:p>
          </table:table-cell>
          <table:table-cell table:formula="of:=ATAN2([.F404]; SQRT([.G404]*[.G404]+[.E404]*[.E404]))*180/PI()" office:value-type="float" office:value="94.2946137997059" calcext:value-type="float">
            <text:p>94.2946137997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303" calcext:value-type="float">
            <text:p>-303</text:p>
          </table:table-cell>
          <table:table-cell office:value-type="float" office:value="-472" calcext:value-type="float">
            <text:p>-472</text:p>
          </table:table-cell>
          <table:table-cell/>
          <table:table-cell table:formula="of:=[.A405]*[.$K$3]" office:value-type="float" office:value="0.74951171875" calcext:value-type="float">
            <text:p>0.7495117188</text:p>
          </table:table-cell>
          <table:table-cell table:formula="of:=[.B405]*[.$K$3]" office:value-type="float" office:value="-0.14794921875" calcext:value-type="float">
            <text:p>-0.1479492188</text:p>
          </table:table-cell>
          <table:table-cell table:formula="of:=[.C405]*[.$K$3]" office:value-type="float" office:value="-0.23046875" calcext:value-type="float">
            <text:p>-0.23046875</text:p>
          </table:table-cell>
          <table:table-cell table:formula="of:=ATAN2([.G405]; SQRT([.F405]*[.F405]+[.E405]*[.E405]))*180/PI()" office:value-type="float" office:value="106.787029326931" calcext:value-type="float">
            <text:p>106.7870293269</text:p>
          </table:table-cell>
          <table:table-cell table:formula="of:=ATAN2([.F405]; SQRT([.G405]*[.G405]+[.E405]*[.E405]))*180/PI()" office:value-type="float" office:value="100.684721774517" calcext:value-type="float">
            <text:p>100.6847217745</text:p>
          </table:table-cell>
          <table:table-cell table:number-columns-repeated="2"/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-318" calcext:value-type="float">
            <text:p>-318</text:p>
          </table:table-cell>
          <table:table-cell office:value-type="float" office:value="-340" calcext:value-type="float">
            <text:p>-340</text:p>
          </table:table-cell>
          <table:table-cell/>
          <table:table-cell table:formula="of:=[.A406]*[.$K$3]" office:value-type="float" office:value="0.7783203125" calcext:value-type="float">
            <text:p>0.7783203125</text:p>
          </table:table-cell>
          <table:table-cell table:formula="of:=[.B406]*[.$K$3]" office:value-type="float" office:value="-0.1552734375" calcext:value-type="float">
            <text:p>-0.1552734375</text:p>
          </table:table-cell>
          <table:table-cell table:formula="of:=[.C406]*[.$K$3]" office:value-type="float" office:value="-0.166015625" calcext:value-type="float">
            <text:p>-0.166015625</text:p>
          </table:table-cell>
          <table:table-cell table:formula="of:=ATAN2([.G406]; SQRT([.F406]*[.F406]+[.E406]*[.E406]))*180/PI()" office:value-type="float" office:value="101.814658291999" calcext:value-type="float">
            <text:p>101.814658292</text:p>
          </table:table-cell>
          <table:table-cell table:formula="of:=ATAN2([.F406]; SQRT([.G406]*[.G406]+[.E406]*[.E406]))*180/PI()" office:value-type="float" office:value="101.040228775401" calcext:value-type="float">
            <text:p>101.0402287754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74" calcext:value-type="float">
            <text:p>-174</text:p>
          </table:table-cell>
          <table:table-cell office:value-type="float" office:value="-238" calcext:value-type="float">
            <text:p>-238</text:p>
          </table:table-cell>
          <table:table-cell/>
          <table:table-cell table:formula="of:=[.A407]*[.$K$3]" office:value-type="float" office:value="0.80126953125" calcext:value-type="float">
            <text:p>0.8012695313</text:p>
          </table:table-cell>
          <table:table-cell table:formula="of:=[.B407]*[.$K$3]" office:value-type="float" office:value="-0.0849609375" calcext:value-type="float">
            <text:p>-0.0849609375</text:p>
          </table:table-cell>
          <table:table-cell table:formula="of:=[.C407]*[.$K$3]" office:value-type="float" office:value="-0.1162109375" calcext:value-type="float">
            <text:p>-0.1162109375</text:p>
          </table:table-cell>
          <table:table-cell table:formula="of:=ATAN2([.G407]; SQRT([.F407]*[.F407]+[.E407]*[.E407]))*180/PI()" office:value-type="float" office:value="98.2068938825237" calcext:value-type="float">
            <text:p>98.2068938825</text:p>
          </table:table-cell>
          <table:table-cell table:formula="of:=ATAN2([.F407]; SQRT([.G407]*[.G407]+[.E407]*[.E407]))*180/PI()" office:value-type="float" office:value="95.9904099266443" calcext:value-type="float">
            <text:p>95.9904099266</text:p>
          </table:table-cell>
          <table:table-cell table:number-columns-repeated="2"/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-56" calcext:value-type="float">
            <text:p>-56</text:p>
          </table:table-cell>
          <table:table-cell office:value-type="float" office:value="-104" calcext:value-type="float">
            <text:p>-104</text:p>
          </table:table-cell>
          <table:table-cell/>
          <table:table-cell table:formula="of:=[.A408]*[.$K$3]" office:value-type="float" office:value="0.8017578125" calcext:value-type="float">
            <text:p>0.8017578125</text:p>
          </table:table-cell>
          <table:table-cell table:formula="of:=[.B408]*[.$K$3]" office:value-type="float" office:value="-0.02734375" calcext:value-type="float">
            <text:p>-0.02734375</text:p>
          </table:table-cell>
          <table:table-cell table:formula="of:=[.C408]*[.$K$3]" office:value-type="float" office:value="-0.05078125" calcext:value-type="float">
            <text:p>-0.05078125</text:p>
          </table:table-cell>
          <table:table-cell table:formula="of:=ATAN2([.G408]; SQRT([.F408]*[.F408]+[.E408]*[.E408]))*180/PI()" office:value-type="float" office:value="93.6220240654941" calcext:value-type="float">
            <text:p>93.6220240655</text:p>
          </table:table-cell>
          <table:table-cell table:formula="of:=ATAN2([.F408]; SQRT([.G408]*[.G408]+[.E408]*[.E408]))*180/PI()" office:value-type="float" office:value="91.9493979808589" calcext:value-type="float">
            <text:p>91.9493979809</text:p>
          </table:table-cell>
          <table:table-cell table:number-columns-repeated="2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20" calcext:value-type="float">
            <text:p>-120</text:p>
          </table:table-cell>
          <table:table-cell office:value-type="float" office:value="-66" calcext:value-type="float">
            <text:p>-66</text:p>
          </table:table-cell>
          <table:table-cell/>
          <table:table-cell table:formula="of:=[.A409]*[.$K$3]" office:value-type="float" office:value="0.77294921875" calcext:value-type="float">
            <text:p>0.7729492188</text:p>
          </table:table-cell>
          <table:table-cell table:formula="of:=[.B409]*[.$K$3]" office:value-type="float" office:value="-0.05859375" calcext:value-type="float">
            <text:p>-0.05859375</text:p>
          </table:table-cell>
          <table:table-cell table:formula="of:=[.C409]*[.$K$3]" office:value-type="float" office:value="-0.0322265625" calcext:value-type="float">
            <text:p>-0.0322265625</text:p>
          </table:table-cell>
          <table:table-cell table:formula="of:=ATAN2([.G409]; SQRT([.F409]*[.F409]+[.E409]*[.E409]))*180/PI()" office:value-type="float" office:value="92.3806271133399" calcext:value-type="float">
            <text:p>92.3806271133</text:p>
          </table:table-cell>
          <table:table-cell table:formula="of:=ATAN2([.F409]; SQRT([.G409]*[.G409]+[.E409]*[.E409]))*180/PI()" office:value-type="float" office:value="94.3312917473794" calcext:value-type="float">
            <text:p>94.3312917474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06" calcext:value-type="float">
            <text:p>-106</text:p>
          </table:table-cell>
          <table:table-cell office:value-type="float" office:value="-312" calcext:value-type="float">
            <text:p>-312</text:p>
          </table:table-cell>
          <table:table-cell/>
          <table:table-cell table:formula="of:=[.A410]*[.$K$3]" office:value-type="float" office:value="0.75439453125" calcext:value-type="float">
            <text:p>0.7543945313</text:p>
          </table:table-cell>
          <table:table-cell table:formula="of:=[.B410]*[.$K$3]" office:value-type="float" office:value="-0.0517578125" calcext:value-type="float">
            <text:p>-0.0517578125</text:p>
          </table:table-cell>
          <table:table-cell table:formula="of:=[.C410]*[.$K$3]" office:value-type="float" office:value="-0.15234375" calcext:value-type="float">
            <text:p>-0.15234375</text:p>
          </table:table-cell>
          <table:table-cell table:formula="of:=ATAN2([.G410]; SQRT([.F410]*[.F410]+[.E410]*[.E410]))*180/PI()" office:value-type="float" office:value="101.390792360064" calcext:value-type="float">
            <text:p>101.3907923601</text:p>
          </table:table-cell>
          <table:table-cell table:formula="of:=ATAN2([.F410]; SQRT([.G410]*[.G410]+[.E410]*[.E410]))*180/PI()" office:value-type="float" office:value="93.8473969990042" calcext:value-type="float">
            <text:p>93.847396999</text:p>
          </table:table-cell>
          <table:table-cell table:number-columns-repeated="2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" calcext:value-type="float">
            <text:p>-16</text:p>
          </table:table-cell>
          <table:table-cell office:value-type="float" office:value="-298" calcext:value-type="float">
            <text:p>-298</text:p>
          </table:table-cell>
          <table:table-cell/>
          <table:table-cell table:formula="of:=[.A411]*[.$K$3]" office:value-type="float" office:value="0.74072265625" calcext:value-type="float">
            <text:p>0.7407226563</text:p>
          </table:table-cell>
          <table:table-cell table:formula="of:=[.B411]*[.$K$3]" office:value-type="float" office:value="-0.0078125" calcext:value-type="float">
            <text:p>-0.0078125</text:p>
          </table:table-cell>
          <table:table-cell table:formula="of:=[.C411]*[.$K$3]" office:value-type="float" office:value="-0.1455078125" calcext:value-type="float">
            <text:p>-0.1455078125</text:p>
          </table:table-cell>
          <table:table-cell table:formula="of:=ATAN2([.G411]; SQRT([.F411]*[.F411]+[.E411]*[.E411]))*180/PI()" office:value-type="float" office:value="101.113087210483" calcext:value-type="float">
            <text:p>101.1130872105</text:p>
          </table:table-cell>
          <table:table-cell table:formula="of:=ATAN2([.F411]; SQRT([.G411]*[.G411]+[.E411]*[.E411]))*180/PI()" office:value-type="float" office:value="90.5929522347927" calcext:value-type="float">
            <text:p>90.5929522348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2" calcext:value-type="float">
            <text:p>82</text:p>
          </table:table-cell>
          <table:table-cell office:value-type="float" office:value="-496" calcext:value-type="float">
            <text:p>-496</text:p>
          </table:table-cell>
          <table:table-cell/>
          <table:table-cell table:formula="of:=[.A412]*[.$K$3]" office:value-type="float" office:value="0.80419921875" calcext:value-type="float">
            <text:p>0.8041992188</text:p>
          </table:table-cell>
          <table:table-cell table:formula="of:=[.B412]*[.$K$3]" office:value-type="float" office:value="0.0400390625" calcext:value-type="float">
            <text:p>0.0400390625</text:p>
          </table:table-cell>
          <table:table-cell table:formula="of:=[.C412]*[.$K$3]" office:value-type="float" office:value="-0.2421875" calcext:value-type="float">
            <text:p>-0.2421875</text:p>
          </table:table-cell>
          <table:table-cell table:formula="of:=ATAN2([.G412]; SQRT([.F412]*[.F412]+[.E412]*[.E412]))*180/PI()" office:value-type="float" office:value="106.740291569581" calcext:value-type="float">
            <text:p>106.7402915696</text:p>
          </table:table-cell>
          <table:table-cell table:formula="of:=ATAN2([.F412]; SQRT([.G412]*[.G412]+[.E412]*[.E412]))*180/PI()" office:value-type="float" office:value="87.2706273000792" calcext:value-type="float">
            <text:p>87.2706273001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37" calcext:value-type="float">
            <text:p>37</text:p>
          </table:table-cell>
          <table:table-cell office:value-type="float" office:value="-423" calcext:value-type="float">
            <text:p>-423</text:p>
          </table:table-cell>
          <table:table-cell/>
          <table:table-cell table:formula="of:=[.A413]*[.$K$3]" office:value-type="float" office:value="0.79150390625" calcext:value-type="float">
            <text:p>0.7915039063</text:p>
          </table:table-cell>
          <table:table-cell table:formula="of:=[.B413]*[.$K$3]" office:value-type="float" office:value="0.01806640625" calcext:value-type="float">
            <text:p>0.0180664063</text:p>
          </table:table-cell>
          <table:table-cell table:formula="of:=[.C413]*[.$K$3]" office:value-type="float" office:value="-0.20654296875" calcext:value-type="float">
            <text:p>-0.2065429688</text:p>
          </table:table-cell>
          <table:table-cell table:formula="of:=ATAN2([.G413]; SQRT([.F413]*[.F413]+[.E413]*[.E413]))*180/PI()" office:value-type="float" office:value="104.621545340911" calcext:value-type="float">
            <text:p>104.6215453409</text:p>
          </table:table-cell>
          <table:table-cell table:formula="of:=ATAN2([.F413]; SQRT([.G413]*[.G413]+[.E413]*[.E413]))*180/PI()" office:value-type="float" office:value="88.7347806709569" calcext:value-type="float">
            <text:p>88.734780671</text:p>
          </table:table-cell>
          <table:table-cell table:number-columns-repeated="2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119" calcext:value-type="float">
            <text:p>119</text:p>
          </table:table-cell>
          <table:table-cell office:value-type="float" office:value="-232" calcext:value-type="float">
            <text:p>-232</text:p>
          </table:table-cell>
          <table:table-cell/>
          <table:table-cell table:formula="of:=[.A414]*[.$K$3]" office:value-type="float" office:value="0.75927734375" calcext:value-type="float">
            <text:p>0.7592773438</text:p>
          </table:table-cell>
          <table:table-cell table:formula="of:=[.B414]*[.$K$3]" office:value-type="float" office:value="0.05810546875" calcext:value-type="float">
            <text:p>0.0581054688</text:p>
          </table:table-cell>
          <table:table-cell table:formula="of:=[.C414]*[.$K$3]" office:value-type="float" office:value="-0.11328125" calcext:value-type="float">
            <text:p>-0.11328125</text:p>
          </table:table-cell>
          <table:table-cell table:formula="of:=ATAN2([.G414]; SQRT([.F414]*[.F414]+[.E414]*[.E414]))*180/PI()" office:value-type="float" office:value="98.4613353375255" calcext:value-type="float">
            <text:p>98.4613353375</text:p>
          </table:table-cell>
          <table:table-cell table:formula="of:=ATAN2([.F414]; SQRT([.G414]*[.G414]+[.E414]*[.E414]))*180/PI()" office:value-type="float" office:value="85.6715606927489" calcext:value-type="float">
            <text:p>85.6715606927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55" calcext:value-type="float">
            <text:p>155</text:p>
          </table:table-cell>
          <table:table-cell office:value-type="float" office:value="-381" calcext:value-type="float">
            <text:p>-381</text:p>
          </table:table-cell>
          <table:table-cell/>
          <table:table-cell table:formula="of:=[.A415]*[.$K$3]" office:value-type="float" office:value="0.79443359375" calcext:value-type="float">
            <text:p>0.7944335938</text:p>
          </table:table-cell>
          <table:table-cell table:formula="of:=[.B415]*[.$K$3]" office:value-type="float" office:value="0.07568359375" calcext:value-type="float">
            <text:p>0.0756835938</text:p>
          </table:table-cell>
          <table:table-cell table:formula="of:=[.C415]*[.$K$3]" office:value-type="float" office:value="-0.18603515625" calcext:value-type="float">
            <text:p>-0.1860351563</text:p>
          </table:table-cell>
          <table:table-cell table:formula="of:=ATAN2([.G415]; SQRT([.F415]*[.F415]+[.E415]*[.E415]))*180/PI()" office:value-type="float" office:value="103.122312448718" calcext:value-type="float">
            <text:p>103.1223124487</text:p>
          </table:table-cell>
          <table:table-cell table:formula="of:=ATAN2([.F415]; SQRT([.G415]*[.G415]+[.E415]*[.E415]))*180/PI()" office:value-type="float" office:value="84.7005216037534" calcext:value-type="float">
            <text:p>84.7005216038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-140" calcext:value-type="float">
            <text:p>-140</text:p>
          </table:table-cell>
          <table:table-cell office:value-type="float" office:value="-568" calcext:value-type="float">
            <text:p>-568</text:p>
          </table:table-cell>
          <table:table-cell/>
          <table:table-cell table:formula="of:=[.A416]*[.$K$3]" office:value-type="float" office:value="0.7578125" calcext:value-type="float">
            <text:p>0.7578125</text:p>
          </table:table-cell>
          <table:table-cell table:formula="of:=[.B416]*[.$K$3]" office:value-type="float" office:value="-0.068359375" calcext:value-type="float">
            <text:p>-0.068359375</text:p>
          </table:table-cell>
          <table:table-cell table:formula="of:=[.C416]*[.$K$3]" office:value-type="float" office:value="-0.27734375" calcext:value-type="float">
            <text:p>-0.27734375</text:p>
          </table:table-cell>
          <table:table-cell table:formula="of:=ATAN2([.G416]; SQRT([.F416]*[.F416]+[.E416]*[.E416]))*180/PI()" office:value-type="float" office:value="110.026767353143" calcext:value-type="float">
            <text:p>110.0267673531</text:p>
          </table:table-cell>
          <table:table-cell table:formula="of:=ATAN2([.F416]; SQRT([.G416]*[.G416]+[.E416]*[.E416]))*180/PI()" office:value-type="float" office:value="94.8420372256356" calcext:value-type="float">
            <text:p>94.8420372256</text:p>
          </table:table-cell>
          <table:table-cell table:number-columns-repeated="2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40" calcext:value-type="float">
            <text:p>40</text:p>
          </table:table-cell>
          <table:table-cell office:value-type="float" office:value="-603" calcext:value-type="float">
            <text:p>-603</text:p>
          </table:table-cell>
          <table:table-cell/>
          <table:table-cell table:formula="of:=[.A417]*[.$K$3]" office:value-type="float" office:value="0.72412109375" calcext:value-type="float">
            <text:p>0.7241210938</text:p>
          </table:table-cell>
          <table:table-cell table:formula="of:=[.B417]*[.$K$3]" office:value-type="float" office:value="0.01953125" calcext:value-type="float">
            <text:p>0.01953125</text:p>
          </table:table-cell>
          <table:table-cell table:formula="of:=[.C417]*[.$K$3]" office:value-type="float" office:value="-0.29443359375" calcext:value-type="float">
            <text:p>-0.2944335938</text:p>
          </table:table-cell>
          <table:table-cell table:formula="of:=ATAN2([.G417]; SQRT([.F417]*[.F417]+[.E417]*[.E417]))*180/PI()" office:value-type="float" office:value="112.11979499717" calcext:value-type="float">
            <text:p>112.1197949972</text:p>
          </table:table-cell>
          <table:table-cell table:formula="of:=ATAN2([.F417]; SQRT([.G417]*[.G417]+[.E417]*[.E417]))*180/PI()" office:value-type="float" office:value="88.5687133801015" calcext:value-type="float">
            <text:p>88.5687133801</text:p>
          </table:table-cell>
          <table:table-cell table:number-columns-repeated="2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63" calcext:value-type="float">
            <text:p>163</text:p>
          </table:table-cell>
          <table:table-cell office:value-type="float" office:value="-595" calcext:value-type="float">
            <text:p>-595</text:p>
          </table:table-cell>
          <table:table-cell/>
          <table:table-cell table:formula="of:=[.A418]*[.$K$3]" office:value-type="float" office:value="0.71337890625" calcext:value-type="float">
            <text:p>0.7133789063</text:p>
          </table:table-cell>
          <table:table-cell table:formula="of:=[.B418]*[.$K$3]" office:value-type="float" office:value="0.07958984375" calcext:value-type="float">
            <text:p>0.0795898438</text:p>
          </table:table-cell>
          <table:table-cell table:formula="of:=[.C418]*[.$K$3]" office:value-type="float" office:value="-0.29052734375" calcext:value-type="float">
            <text:p>-0.2905273438</text:p>
          </table:table-cell>
          <table:table-cell table:formula="of:=ATAN2([.G418]; SQRT([.F418]*[.F418]+[.E418]*[.E418]))*180/PI()" office:value-type="float" office:value="112.035350958755" calcext:value-type="float">
            <text:p>112.0353509588</text:p>
          </table:table-cell>
          <table:table-cell table:formula="of:=ATAN2([.F418]; SQRT([.G418]*[.G418]+[.E418]*[.E418]))*180/PI()" office:value-type="float" office:value="84.1007212111651" calcext:value-type="float">
            <text:p>84.1007212112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8" calcext:value-type="float">
            <text:p>28</text:p>
          </table:table-cell>
          <table:table-cell office:value-type="float" office:value="-465" calcext:value-type="float">
            <text:p>-465</text:p>
          </table:table-cell>
          <table:table-cell/>
          <table:table-cell table:formula="of:=[.A419]*[.$K$3]" office:value-type="float" office:value="0.6904296875" calcext:value-type="float">
            <text:p>0.6904296875</text:p>
          </table:table-cell>
          <table:table-cell table:formula="of:=[.B419]*[.$K$3]" office:value-type="float" office:value="0.013671875" calcext:value-type="float">
            <text:p>0.013671875</text:p>
          </table:table-cell>
          <table:table-cell table:formula="of:=[.C419]*[.$K$3]" office:value-type="float" office:value="-0.22705078125" calcext:value-type="float">
            <text:p>-0.2270507813</text:p>
          </table:table-cell>
          <table:table-cell table:formula="of:=ATAN2([.G419]; SQRT([.F419]*[.F419]+[.E419]*[.E419]))*180/PI()" office:value-type="float" office:value="108.200340588597" calcext:value-type="float">
            <text:p>108.2003405886</text:p>
          </table:table-cell>
          <table:table-cell table:formula="of:=ATAN2([.F419]; SQRT([.G419]*[.G419]+[.E419]*[.E419]))*180/PI()" office:value-type="float" office:value="88.9223401321226" calcext:value-type="float">
            <text:p>88.9223401321</text:p>
          </table:table-cell>
          <table:table-cell table:number-columns-repeated="2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62" calcext:value-type="float">
            <text:p>62</text:p>
          </table:table-cell>
          <table:table-cell office:value-type="float" office:value="-592" calcext:value-type="float">
            <text:p>-592</text:p>
          </table:table-cell>
          <table:table-cell/>
          <table:table-cell table:formula="of:=[.A420]*[.$K$3]" office:value-type="float" office:value="0.76611328125" calcext:value-type="float">
            <text:p>0.7661132813</text:p>
          </table:table-cell>
          <table:table-cell table:formula="of:=[.B420]*[.$K$3]" office:value-type="float" office:value="0.0302734375" calcext:value-type="float">
            <text:p>0.0302734375</text:p>
          </table:table-cell>
          <table:table-cell table:formula="of:=[.C420]*[.$K$3]" office:value-type="float" office:value="-0.2890625" calcext:value-type="float">
            <text:p>-0.2890625</text:p>
          </table:table-cell>
          <table:table-cell table:formula="of:=ATAN2([.G420]; SQRT([.F420]*[.F420]+[.E420]*[.E420]))*180/PI()" office:value-type="float" office:value="110.657253171822" calcext:value-type="float">
            <text:p>110.6572531718</text:p>
          </table:table-cell>
          <table:table-cell table:formula="of:=ATAN2([.F420]; SQRT([.G420]*[.G420]+[.E420]*[.E420]))*180/PI()" office:value-type="float" office:value="87.8826554802201" calcext:value-type="float">
            <text:p>87.8826554802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45" calcext:value-type="float">
            <text:p>45</text:p>
          </table:table-cell>
          <table:table-cell office:value-type="float" office:value="-527" calcext:value-type="float">
            <text:p>-527</text:p>
          </table:table-cell>
          <table:table-cell/>
          <table:table-cell table:formula="of:=[.A421]*[.$K$3]" office:value-type="float" office:value="0.80810546875" calcext:value-type="float">
            <text:p>0.8081054688</text:p>
          </table:table-cell>
          <table:table-cell table:formula="of:=[.B421]*[.$K$3]" office:value-type="float" office:value="0.02197265625" calcext:value-type="float">
            <text:p>0.0219726563</text:p>
          </table:table-cell>
          <table:table-cell table:formula="of:=[.C421]*[.$K$3]" office:value-type="float" office:value="-0.25732421875" calcext:value-type="float">
            <text:p>-0.2573242188</text:p>
          </table:table-cell>
          <table:table-cell table:formula="of:=ATAN2([.G421]; SQRT([.F421]*[.F421]+[.E421]*[.E421]))*180/PI()" office:value-type="float" office:value="107.656863759044" calcext:value-type="float">
            <text:p>107.656863759</text:p>
          </table:table-cell>
          <table:table-cell table:formula="of:=ATAN2([.F421]; SQRT([.G421]*[.G421]+[.E421]*[.E421]))*180/PI()" office:value-type="float" office:value="88.5158832991993" calcext:value-type="float">
            <text:p>88.5158832992</text:p>
          </table:table-cell>
          <table:table-cell table:number-columns-repeated="2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1" calcext:value-type="float">
            <text:p>-11</text:p>
          </table:table-cell>
          <table:table-cell office:value-type="float" office:value="-534" calcext:value-type="float">
            <text:p>-534</text:p>
          </table:table-cell>
          <table:table-cell/>
          <table:table-cell table:formula="of:=[.A422]*[.$K$3]" office:value-type="float" office:value="0.83056640625" calcext:value-type="float">
            <text:p>0.8305664063</text:p>
          </table:table-cell>
          <table:table-cell table:formula="of:=[.B422]*[.$K$3]" office:value-type="float" office:value="-0.00537109375" calcext:value-type="float">
            <text:p>-0.0053710938</text:p>
          </table:table-cell>
          <table:table-cell table:formula="of:=[.C422]*[.$K$3]" office:value-type="float" office:value="-0.2607421875" calcext:value-type="float">
            <text:p>-0.2607421875</text:p>
          </table:table-cell>
          <table:table-cell table:formula="of:=ATAN2([.G422]; SQRT([.F422]*[.F422]+[.E422]*[.E422]))*180/PI()" office:value-type="float" office:value="107.428450876572" calcext:value-type="float">
            <text:p>107.4284508766</text:p>
          </table:table-cell>
          <table:table-cell table:formula="of:=ATAN2([.F422]; SQRT([.G422]*[.G422]+[.E422]*[.E422]))*180/PI()" office:value-type="float" office:value="90.353504384631" calcext:value-type="float">
            <text:p>90.3535043846</text:p>
          </table:table-cell>
          <table:table-cell table:number-columns-repeated="2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268" calcext:value-type="float">
            <text:p>-268</text:p>
          </table:table-cell>
          <table:table-cell office:value-type="float" office:value="-177" calcext:value-type="float">
            <text:p>-177</text:p>
          </table:table-cell>
          <table:table-cell/>
          <table:table-cell table:formula="of:=[.A423]*[.$K$3]" office:value-type="float" office:value="0.78955078125" calcext:value-type="float">
            <text:p>0.7895507813</text:p>
          </table:table-cell>
          <table:table-cell table:formula="of:=[.B423]*[.$K$3]" office:value-type="float" office:value="-0.130859375" calcext:value-type="float">
            <text:p>-0.130859375</text:p>
          </table:table-cell>
          <table:table-cell table:formula="of:=[.C423]*[.$K$3]" office:value-type="float" office:value="-0.08642578125" calcext:value-type="float">
            <text:p>-0.0864257813</text:p>
          </table:table-cell>
          <table:table-cell table:formula="of:=ATAN2([.G423]; SQRT([.F423]*[.F423]+[.E423]*[.E423]))*180/PI()" office:value-type="float" office:value="96.1634192254217" calcext:value-type="float">
            <text:p>96.1634192254</text:p>
          </table:table-cell>
          <table:table-cell table:formula="of:=ATAN2([.F423]; SQRT([.G423]*[.G423]+[.E423]*[.E423]))*180/PI()" office:value-type="float" office:value="99.355714763058" calcext:value-type="float">
            <text:p>99.3557147631</text:p>
          </table:table-cell>
          <table:table-cell table:number-columns-repeated="2"/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-17" calcext:value-type="float">
            <text:p>-17</text:p>
          </table:table-cell>
          <table:table-cell office:value-type="float" office:value="-147" calcext:value-type="float">
            <text:p>-147</text:p>
          </table:table-cell>
          <table:table-cell/>
          <table:table-cell table:formula="of:=[.A424]*[.$K$3]" office:value-type="float" office:value="0.7626953125" calcext:value-type="float">
            <text:p>0.7626953125</text:p>
          </table:table-cell>
          <table:table-cell table:formula="of:=[.B424]*[.$K$3]" office:value-type="float" office:value="-0.00830078125" calcext:value-type="float">
            <text:p>-0.0083007813</text:p>
          </table:table-cell>
          <table:table-cell table:formula="of:=[.C424]*[.$K$3]" office:value-type="float" office:value="-0.07177734375" calcext:value-type="float">
            <text:p>-0.0717773438</text:p>
          </table:table-cell>
          <table:table-cell table:formula="of:=ATAN2([.G424]; SQRT([.F424]*[.F424]+[.E424]*[.E424]))*180/PI()" office:value-type="float" office:value="95.3759611583434" calcext:value-type="float">
            <text:p>95.3759611583</text:p>
          </table:table-cell>
          <table:table-cell table:formula="of:=ATAN2([.F424]; SQRT([.G424]*[.G424]+[.E424]*[.E424]))*180/PI()" office:value-type="float" office:value="90.6208101144359" calcext:value-type="float">
            <text:p>90.6208101144</text:p>
          </table:table-cell>
          <table:table-cell table:number-columns-repeated="2"/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-143" calcext:value-type="float">
            <text:p>-143</text:p>
          </table:table-cell>
          <table:table-cell office:value-type="float" office:value="-84" calcext:value-type="float">
            <text:p>-84</text:p>
          </table:table-cell>
          <table:table-cell/>
          <table:table-cell table:formula="of:=[.A425]*[.$K$3]" office:value-type="float" office:value="0.75390625" calcext:value-type="float">
            <text:p>0.75390625</text:p>
          </table:table-cell>
          <table:table-cell table:formula="of:=[.B425]*[.$K$3]" office:value-type="float" office:value="-0.06982421875" calcext:value-type="float">
            <text:p>-0.0698242188</text:p>
          </table:table-cell>
          <table:table-cell table:formula="of:=[.C425]*[.$K$3]" office:value-type="float" office:value="-0.041015625" calcext:value-type="float">
            <text:p>-0.041015625</text:p>
          </table:table-cell>
          <table:table-cell table:formula="of:=ATAN2([.G425]; SQRT([.F425]*[.F425]+[.E425]*[.E425]))*180/PI()" office:value-type="float" office:value="93.1008133161062" calcext:value-type="float">
            <text:p>93.1008133161</text:p>
          </table:table-cell>
          <table:table-cell table:formula="of:=ATAN2([.F425]; SQRT([.G425]*[.G425]+[.E425]*[.E425]))*180/PI()" office:value-type="float" office:value="95.283674672762" calcext:value-type="float">
            <text:p>95.2836746728</text:p>
          </table:table-cell>
          <table:table-cell table:number-columns-repeated="2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-192" calcext:value-type="float">
            <text:p>-192</text:p>
          </table:table-cell>
          <table:table-cell office:value-type="float" office:value="-498" calcext:value-type="float">
            <text:p>-498</text:p>
          </table:table-cell>
          <table:table-cell/>
          <table:table-cell table:formula="of:=[.A426]*[.$K$3]" office:value-type="float" office:value="0.7666015625" calcext:value-type="float">
            <text:p>0.7666015625</text:p>
          </table:table-cell>
          <table:table-cell table:formula="of:=[.B426]*[.$K$3]" office:value-type="float" office:value="-0.09375" calcext:value-type="float">
            <text:p>-0.09375</text:p>
          </table:table-cell>
          <table:table-cell table:formula="of:=[.C426]*[.$K$3]" office:value-type="float" office:value="-0.2431640625" calcext:value-type="float">
            <text:p>-0.2431640625</text:p>
          </table:table-cell>
          <table:table-cell table:formula="of:=ATAN2([.G426]; SQRT([.F426]*[.F426]+[.E426]*[.E426]))*180/PI()" office:value-type="float" office:value="107.47670197899" calcext:value-type="float">
            <text:p>107.476701979</text:p>
          </table:table-cell>
          <table:table-cell table:formula="of:=ATAN2([.F426]; SQRT([.G426]*[.G426]+[.E426]*[.E426]))*180/PI()" office:value-type="float" office:value="96.6489185763736" calcext:value-type="float">
            <text:p>96.6489185764</text:p>
          </table:table-cell>
          <table:table-cell table:number-columns-repeated="2"/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60" calcext:value-type="float">
            <text:p>60</text:p>
          </table:table-cell>
          <table:table-cell office:value-type="float" office:value="-726" calcext:value-type="float">
            <text:p>-726</text:p>
          </table:table-cell>
          <table:table-cell/>
          <table:table-cell table:formula="of:=[.A427]*[.$K$3]" office:value-type="float" office:value="0.796875" calcext:value-type="float">
            <text:p>0.796875</text:p>
          </table:table-cell>
          <table:table-cell table:formula="of:=[.B427]*[.$K$3]" office:value-type="float" office:value="0.029296875" calcext:value-type="float">
            <text:p>0.029296875</text:p>
          </table:table-cell>
          <table:table-cell table:formula="of:=[.C427]*[.$K$3]" office:value-type="float" office:value="-0.3544921875" calcext:value-type="float">
            <text:p>-0.3544921875</text:p>
          </table:table-cell>
          <table:table-cell table:formula="of:=ATAN2([.G427]; SQRT([.F427]*[.F427]+[.E427]*[.E427]))*180/PI()" office:value-type="float" office:value="113.967663666928" calcext:value-type="float">
            <text:p>113.9676636669</text:p>
          </table:table-cell>
          <table:table-cell table:formula="of:=ATAN2([.F427]; SQRT([.G427]*[.G427]+[.E427]*[.E427]))*180/PI()" office:value-type="float" office:value="88.0761055457176" calcext:value-type="float">
            <text:p>88.0761055457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212" calcext:value-type="float">
            <text:p>-212</text:p>
          </table:table-cell>
          <table:table-cell office:value-type="float" office:value="-601" calcext:value-type="float">
            <text:p>-601</text:p>
          </table:table-cell>
          <table:table-cell/>
          <table:table-cell table:formula="of:=[.A428]*[.$K$3]" office:value-type="float" office:value="0.75341796875" calcext:value-type="float">
            <text:p>0.7534179688</text:p>
          </table:table-cell>
          <table:table-cell table:formula="of:=[.B428]*[.$K$3]" office:value-type="float" office:value="-0.103515625" calcext:value-type="float">
            <text:p>-0.103515625</text:p>
          </table:table-cell>
          <table:table-cell table:formula="of:=[.C428]*[.$K$3]" office:value-type="float" office:value="-0.29345703125" calcext:value-type="float">
            <text:p>-0.2934570313</text:p>
          </table:table-cell>
          <table:table-cell table:formula="of:=ATAN2([.G428]; SQRT([.F428]*[.F428]+[.E428]*[.E428]))*180/PI()" office:value-type="float" office:value="111.100397331817" calcext:value-type="float">
            <text:p>111.1003973318</text:p>
          </table:table-cell>
          <table:table-cell table:formula="of:=ATAN2([.F428]; SQRT([.G428]*[.G428]+[.E428]*[.E428]))*180/PI()" office:value-type="float" office:value="97.2956619692489" calcext:value-type="float">
            <text:p>97.2956619692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-93" calcext:value-type="float">
            <text:p>-93</text:p>
          </table:table-cell>
          <table:table-cell office:value-type="float" office:value="-413" calcext:value-type="float">
            <text:p>-413</text:p>
          </table:table-cell>
          <table:table-cell/>
          <table:table-cell table:formula="of:=[.A429]*[.$K$3]" office:value-type="float" office:value="0.787109375" calcext:value-type="float">
            <text:p>0.787109375</text:p>
          </table:table-cell>
          <table:table-cell table:formula="of:=[.B429]*[.$K$3]" office:value-type="float" office:value="-0.04541015625" calcext:value-type="float">
            <text:p>-0.0454101563</text:p>
          </table:table-cell>
          <table:table-cell table:formula="of:=[.C429]*[.$K$3]" office:value-type="float" office:value="-0.20166015625" calcext:value-type="float">
            <text:p>-0.2016601563</text:p>
          </table:table-cell>
          <table:table-cell table:formula="of:=ATAN2([.G429]; SQRT([.F429]*[.F429]+[.E429]*[.E429]))*180/PI()" office:value-type="float" office:value="104.347407240857" calcext:value-type="float">
            <text:p>104.3474072409</text:p>
          </table:table-cell>
          <table:table-cell table:formula="of:=ATAN2([.F429]; SQRT([.G429]*[.G429]+[.E429]*[.E429]))*180/PI()" office:value-type="float" office:value="93.198775025175" calcext:value-type="float">
            <text:p>93.1987750252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-97" calcext:value-type="float">
            <text:p>-97</text:p>
          </table:table-cell>
          <table:table-cell office:value-type="float" office:value="-436" calcext:value-type="float">
            <text:p>-436</text:p>
          </table:table-cell>
          <table:table-cell/>
          <table:table-cell table:formula="of:=[.A430]*[.$K$3]" office:value-type="float" office:value="0.828125" calcext:value-type="float">
            <text:p>0.828125</text:p>
          </table:table-cell>
          <table:table-cell table:formula="of:=[.B430]*[.$K$3]" office:value-type="float" office:value="-0.04736328125" calcext:value-type="float">
            <text:p>-0.0473632813</text:p>
          </table:table-cell>
          <table:table-cell table:formula="of:=[.C430]*[.$K$3]" office:value-type="float" office:value="-0.212890625" calcext:value-type="float">
            <text:p>-0.212890625</text:p>
          </table:table-cell>
          <table:table-cell table:formula="of:=ATAN2([.G430]; SQRT([.F430]*[.F430]+[.E430]*[.E430]))*180/PI()" office:value-type="float" office:value="104.394607566537" calcext:value-type="float">
            <text:p>104.3946075665</text:p>
          </table:table-cell>
          <table:table-cell table:formula="of:=ATAN2([.F430]; SQRT([.G430]*[.G430]+[.E430]*[.E430]))*180/PI()" office:value-type="float" office:value="93.1705049747872" calcext:value-type="float">
            <text:p>93.1705049748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96" calcext:value-type="float">
            <text:p>-96</text:p>
          </table:table-cell>
          <table:table-cell office:value-type="float" office:value="-445" calcext:value-type="float">
            <text:p>-445</text:p>
          </table:table-cell>
          <table:table-cell/>
          <table:table-cell table:formula="of:=[.A431]*[.$K$3]" office:value-type="float" office:value="0.7939453125" calcext:value-type="float">
            <text:p>0.7939453125</text:p>
          </table:table-cell>
          <table:table-cell table:formula="of:=[.B431]*[.$K$3]" office:value-type="float" office:value="-0.046875" calcext:value-type="float">
            <text:p>-0.046875</text:p>
          </table:table-cell>
          <table:table-cell table:formula="of:=[.C431]*[.$K$3]" office:value-type="float" office:value="-0.21728515625" calcext:value-type="float">
            <text:p>-0.2172851563</text:p>
          </table:table-cell>
          <table:table-cell table:formula="of:=ATAN2([.G431]; SQRT([.F431]*[.F431]+[.E431]*[.E431]))*180/PI()" office:value-type="float" office:value="105.28043183624" calcext:value-type="float">
            <text:p>105.2804318362</text:p>
          </table:table-cell>
          <table:table-cell table:formula="of:=ATAN2([.F431]; SQRT([.G431]*[.G431]+[.E431]*[.E431]))*180/PI()" office:value-type="float" office:value="93.2592719093647" calcext:value-type="float">
            <text:p>93.2592719094</text:p>
          </table:table-cell>
          <table:table-cell table:number-columns-repeated="2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79" calcext:value-type="float">
            <text:p>-79</text:p>
          </table:table-cell>
          <table:table-cell office:value-type="float" office:value="-409" calcext:value-type="float">
            <text:p>-409</text:p>
          </table:table-cell>
          <table:table-cell/>
          <table:table-cell table:formula="of:=[.A432]*[.$K$3]" office:value-type="float" office:value="0.78564453125" calcext:value-type="float">
            <text:p>0.7856445313</text:p>
          </table:table-cell>
          <table:table-cell table:formula="of:=[.B432]*[.$K$3]" office:value-type="float" office:value="-0.03857421875" calcext:value-type="float">
            <text:p>-0.0385742188</text:p>
          </table:table-cell>
          <table:table-cell table:formula="of:=[.C432]*[.$K$3]" office:value-type="float" office:value="-0.19970703125" calcext:value-type="float">
            <text:p>-0.1997070313</text:p>
          </table:table-cell>
          <table:table-cell table:formula="of:=ATAN2([.G432]; SQRT([.F432]*[.F432]+[.E432]*[.E432]))*180/PI()" office:value-type="float" office:value="104.24578362179" calcext:value-type="float">
            <text:p>104.2457836218</text:p>
          </table:table-cell>
          <table:table-cell table:formula="of:=ATAN2([.F432]; SQRT([.G432]*[.G432]+[.E432]*[.E432]))*180/PI()" office:value-type="float" office:value="92.7243937285661" calcext:value-type="float">
            <text:p>92.7243937286</text:p>
          </table:table-cell>
          <table:table-cell table:number-columns-repeated="2"/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-114" calcext:value-type="float">
            <text:p>-114</text:p>
          </table:table-cell>
          <table:table-cell office:value-type="float" office:value="-550" calcext:value-type="float">
            <text:p>-550</text:p>
          </table:table-cell>
          <table:table-cell/>
          <table:table-cell table:formula="of:=[.A433]*[.$K$3]" office:value-type="float" office:value="0.818359375" calcext:value-type="float">
            <text:p>0.818359375</text:p>
          </table:table-cell>
          <table:table-cell table:formula="of:=[.B433]*[.$K$3]" office:value-type="float" office:value="-0.0556640625" calcext:value-type="float">
            <text:p>-0.0556640625</text:p>
          </table:table-cell>
          <table:table-cell table:formula="of:=[.C433]*[.$K$3]" office:value-type="float" office:value="-0.2685546875" calcext:value-type="float">
            <text:p>-0.2685546875</text:p>
          </table:table-cell>
          <table:table-cell table:formula="of:=ATAN2([.G433]; SQRT([.F433]*[.F433]+[.E433]*[.E433]))*180/PI()" office:value-type="float" office:value="108.128745702944" calcext:value-type="float">
            <text:p>108.1287457029</text:p>
          </table:table-cell>
          <table:table-cell table:formula="of:=ATAN2([.F433]; SQRT([.G433]*[.G433]+[.E433]*[.E433]))*180/PI()" office:value-type="float" office:value="93.69777680974" calcext:value-type="float">
            <text:p>93.6977768097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40" calcext:value-type="float">
            <text:p>-40</text:p>
          </table:table-cell>
          <table:table-cell office:value-type="float" office:value="-528" calcext:value-type="float">
            <text:p>-528</text:p>
          </table:table-cell>
          <table:table-cell/>
          <table:table-cell table:formula="of:=[.A434]*[.$K$3]" office:value-type="float" office:value="0.78857421875" calcext:value-type="float">
            <text:p>0.7885742188</text:p>
          </table:table-cell>
          <table:table-cell table:formula="of:=[.B434]*[.$K$3]" office:value-type="float" office:value="-0.01953125" calcext:value-type="float">
            <text:p>-0.01953125</text:p>
          </table:table-cell>
          <table:table-cell table:formula="of:=[.C434]*[.$K$3]" office:value-type="float" office:value="-0.2578125" calcext:value-type="float">
            <text:p>-0.2578125</text:p>
          </table:table-cell>
          <table:table-cell table:formula="of:=ATAN2([.G434]; SQRT([.F434]*[.F434]+[.E434]*[.E434]))*180/PI()" office:value-type="float" office:value="108.099190943736" calcext:value-type="float">
            <text:p>108.0991909437</text:p>
          </table:table-cell>
          <table:table-cell table:formula="of:=ATAN2([.F434]; SQRT([.G434]*[.G434]+[.E434]*[.E434]))*180/PI()" office:value-type="float" office:value="91.3485850610437" calcext:value-type="float">
            <text:p>91.348585061</text:p>
          </table:table-cell>
          <table:table-cell table:number-columns-repeated="2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59" calcext:value-type="float">
            <text:p>-59</text:p>
          </table:table-cell>
          <table:table-cell office:value-type="float" office:value="-635" calcext:value-type="float">
            <text:p>-635</text:p>
          </table:table-cell>
          <table:table-cell/>
          <table:table-cell table:formula="of:=[.A435]*[.$K$3]" office:value-type="float" office:value="0.79833984375" calcext:value-type="float">
            <text:p>0.7983398438</text:p>
          </table:table-cell>
          <table:table-cell table:formula="of:=[.B435]*[.$K$3]" office:value-type="float" office:value="-0.02880859375" calcext:value-type="float">
            <text:p>-0.0288085938</text:p>
          </table:table-cell>
          <table:table-cell table:formula="of:=[.C435]*[.$K$3]" office:value-type="float" office:value="-0.31005859375" calcext:value-type="float">
            <text:p>-0.3100585938</text:p>
          </table:table-cell>
          <table:table-cell table:formula="of:=ATAN2([.G435]; SQRT([.F435]*[.F435]+[.E435]*[.E435]))*180/PI()" office:value-type="float" office:value="111.212556559241" calcext:value-type="float">
            <text:p>111.2125565592</text:p>
          </table:table-cell>
          <table:table-cell table:formula="of:=ATAN2([.F435]; SQRT([.G435]*[.G435]+[.E435]*[.E435]))*180/PI()" office:value-type="float" office:value="91.9265753198093" calcext:value-type="float">
            <text:p>91.9265753198</text:p>
          </table:table-cell>
          <table:table-cell table:number-columns-repeated="2"/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-174" calcext:value-type="float">
            <text:p>-174</text:p>
          </table:table-cell>
          <table:table-cell office:value-type="float" office:value="-509" calcext:value-type="float">
            <text:p>-509</text:p>
          </table:table-cell>
          <table:table-cell/>
          <table:table-cell table:formula="of:=[.A436]*[.$K$3]" office:value-type="float" office:value="0.759765625" calcext:value-type="float">
            <text:p>0.759765625</text:p>
          </table:table-cell>
          <table:table-cell table:formula="of:=[.B436]*[.$K$3]" office:value-type="float" office:value="-0.0849609375" calcext:value-type="float">
            <text:p>-0.0849609375</text:p>
          </table:table-cell>
          <table:table-cell table:formula="of:=[.C436]*[.$K$3]" office:value-type="float" office:value="-0.24853515625" calcext:value-type="float">
            <text:p>-0.2485351563</text:p>
          </table:table-cell>
          <table:table-cell table:formula="of:=ATAN2([.G436]; SQRT([.F436]*[.F436]+[.E436]*[.E436]))*180/PI()" office:value-type="float" office:value="108.009058903709" calcext:value-type="float">
            <text:p>108.0090589037</text:p>
          </table:table-cell>
          <table:table-cell table:formula="of:=ATAN2([.F436]; SQRT([.G436]*[.G436]+[.E436]*[.E436]))*180/PI()" office:value-type="float" office:value="96.0667985403226" calcext:value-type="float">
            <text:p>96.0667985403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46" calcext:value-type="float">
            <text:p>-46</text:p>
          </table:table-cell>
          <table:table-cell office:value-type="float" office:value="-325" calcext:value-type="float">
            <text:p>-325</text:p>
          </table:table-cell>
          <table:table-cell/>
          <table:table-cell table:formula="of:=[.A437]*[.$K$3]" office:value-type="float" office:value="0.74951171875" calcext:value-type="float">
            <text:p>0.7495117188</text:p>
          </table:table-cell>
          <table:table-cell table:formula="of:=[.B437]*[.$K$3]" office:value-type="float" office:value="-0.0224609375" calcext:value-type="float">
            <text:p>-0.0224609375</text:p>
          </table:table-cell>
          <table:table-cell table:formula="of:=[.C437]*[.$K$3]" office:value-type="float" office:value="-0.15869140625" calcext:value-type="float">
            <text:p>-0.1586914063</text:p>
          </table:table-cell>
          <table:table-cell table:formula="of:=ATAN2([.G437]; SQRT([.F437]*[.F437]+[.E437]*[.E437]))*180/PI()" office:value-type="float" office:value="101.949272803238" calcext:value-type="float">
            <text:p>101.9492728032</text:p>
          </table:table-cell>
          <table:table-cell table:formula="of:=ATAN2([.F437]; SQRT([.G437]*[.G437]+[.E437]*[.E437]))*180/PI()" office:value-type="float" office:value="91.6792884027321" calcext:value-type="float">
            <text:p>91.6792884027</text:p>
          </table:table-cell>
          <table:table-cell table:number-columns-repeated="2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56" calcext:value-type="float">
            <text:p>-156</text:p>
          </table:table-cell>
          <table:table-cell office:value-type="float" office:value="-616" calcext:value-type="float">
            <text:p>-616</text:p>
          </table:table-cell>
          <table:table-cell/>
          <table:table-cell table:formula="of:=[.A438]*[.$K$3]" office:value-type="float" office:value="0.72705078125" calcext:value-type="float">
            <text:p>0.7270507813</text:p>
          </table:table-cell>
          <table:table-cell table:formula="of:=[.B438]*[.$K$3]" office:value-type="float" office:value="-0.076171875" calcext:value-type="float">
            <text:p>-0.076171875</text:p>
          </table:table-cell>
          <table:table-cell table:formula="of:=[.C438]*[.$K$3]" office:value-type="float" office:value="-0.30078125" calcext:value-type="float">
            <text:p>-0.30078125</text:p>
          </table:table-cell>
          <table:table-cell table:formula="of:=ATAN2([.G438]; SQRT([.F438]*[.F438]+[.E438]*[.E438]))*180/PI()" office:value-type="float" office:value="112.364643594802" calcext:value-type="float">
            <text:p>112.3646435948</text:p>
          </table:table-cell>
          <table:table-cell table:formula="of:=ATAN2([.F438]; SQRT([.G438]*[.G438]+[.E438]*[.E438]))*180/PI()" office:value-type="float" office:value="95.5296204386502" calcext:value-type="float">
            <text:p>95.5296204387</text:p>
          </table:table-cell>
          <table:table-cell table:number-columns-repeated="2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54" calcext:value-type="float">
            <text:p>54</text:p>
          </table:table-cell>
          <table:table-cell office:value-type="float" office:value="-523" calcext:value-type="float">
            <text:p>-523</text:p>
          </table:table-cell>
          <table:table-cell/>
          <table:table-cell table:formula="of:=[.A439]*[.$K$3]" office:value-type="float" office:value="0.72900390625" calcext:value-type="float">
            <text:p>0.7290039063</text:p>
          </table:table-cell>
          <table:table-cell table:formula="of:=[.B439]*[.$K$3]" office:value-type="float" office:value="0.0263671875" calcext:value-type="float">
            <text:p>0.0263671875</text:p>
          </table:table-cell>
          <table:table-cell table:formula="of:=[.C439]*[.$K$3]" office:value-type="float" office:value="-0.25537109375" calcext:value-type="float">
            <text:p>-0.2553710938</text:p>
          </table:table-cell>
          <table:table-cell table:formula="of:=ATAN2([.G439]; SQRT([.F439]*[.F439]+[.E439]*[.E439]))*180/PI()" office:value-type="float" office:value="109.293746869576" calcext:value-type="float">
            <text:p>109.2937468696</text:p>
          </table:table-cell>
          <table:table-cell table:formula="of:=ATAN2([.F439]; SQRT([.G439]*[.G439]+[.E439]*[.E439]))*180/PI()" office:value-type="float" office:value="88.0449674775278" calcext:value-type="float">
            <text:p>88.0449674775</text:p>
          </table:table-cell>
          <table:table-cell table:number-columns-repeated="2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64" calcext:value-type="float">
            <text:p>64</text:p>
          </table:table-cell>
          <table:table-cell office:value-type="float" office:value="-300" calcext:value-type="float">
            <text:p>-300</text:p>
          </table:table-cell>
          <table:table-cell/>
          <table:table-cell table:formula="of:=[.A440]*[.$K$3]" office:value-type="float" office:value="0.7568359375" calcext:value-type="float">
            <text:p>0.7568359375</text:p>
          </table:table-cell>
          <table:table-cell table:formula="of:=[.B440]*[.$K$3]" office:value-type="float" office:value="0.03125" calcext:value-type="float">
            <text:p>0.03125</text:p>
          </table:table-cell>
          <table:table-cell table:formula="of:=[.C440]*[.$K$3]" office:value-type="float" office:value="-0.146484375" calcext:value-type="float">
            <text:p>-0.146484375</text:p>
          </table:table-cell>
          <table:table-cell table:formula="of:=ATAN2([.G440]; SQRT([.F440]*[.F440]+[.E440]*[.E440]))*180/PI()" office:value-type="float" office:value="100.944962139574" calcext:value-type="float">
            <text:p>100.9449621396</text:p>
          </table:table-cell>
          <table:table-cell table:formula="of:=ATAN2([.F440]; SQRT([.G440]*[.G440]+[.E440]*[.E440]))*180/PI()" office:value-type="float" office:value="87.6786143483891" calcext:value-type="float">
            <text:p>87.6786143484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15" calcext:value-type="float">
            <text:p>-115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[.A441]*[.$K$3]" office:value-type="float" office:value="0.69677734375" calcext:value-type="float">
            <text:p>0.6967773438</text:p>
          </table:table-cell>
          <table:table-cell table:formula="of:=[.B441]*[.$K$3]" office:value-type="float" office:value="-0.05615234375" calcext:value-type="float">
            <text:p>-0.0561523438</text:p>
          </table:table-cell>
          <table:table-cell table:formula="of:=[.C441]*[.$K$3]" office:value-type="float" office:value="-0.1552734375" calcext:value-type="float">
            <text:p>-0.1552734375</text:p>
          </table:table-cell>
          <table:table-cell table:formula="of:=ATAN2([.G441]; SQRT([.F441]*[.F441]+[.E441]*[.E441]))*180/PI()" office:value-type="float" office:value="102.523499218036" calcext:value-type="float">
            <text:p>102.523499218</text:p>
          </table:table-cell>
          <table:table-cell table:formula="of:=ATAN2([.F441]; SQRT([.G441]*[.G441]+[.E441]*[.E441]))*180/PI()" office:value-type="float" office:value="94.4975798142853" calcext:value-type="float">
            <text:p>94.4975798143</text:p>
          </table:table-cell>
          <table:table-cell table:number-columns-repeated="2"/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-68" calcext:value-type="float">
            <text:p>-68</text:p>
          </table:table-cell>
          <table:table-cell office:value-type="float" office:value="-383" calcext:value-type="float">
            <text:p>-383</text:p>
          </table:table-cell>
          <table:table-cell/>
          <table:table-cell table:formula="of:=[.A442]*[.$K$3]" office:value-type="float" office:value="0.7890625" calcext:value-type="float">
            <text:p>0.7890625</text:p>
          </table:table-cell>
          <table:table-cell table:formula="of:=[.B442]*[.$K$3]" office:value-type="float" office:value="-0.033203125" calcext:value-type="float">
            <text:p>-0.033203125</text:p>
          </table:table-cell>
          <table:table-cell table:formula="of:=[.C442]*[.$K$3]" office:value-type="float" office:value="-0.18701171875" calcext:value-type="float">
            <text:p>-0.1870117188</text:p>
          </table:table-cell>
          <table:table-cell table:formula="of:=ATAN2([.G442]; SQRT([.F442]*[.F442]+[.E442]*[.E442]))*180/PI()" office:value-type="float" office:value="103.321997420355" calcext:value-type="float">
            <text:p>103.3219974204</text:p>
          </table:table-cell>
          <table:table-cell table:formula="of:=ATAN2([.F442]; SQRT([.G442]*[.G442]+[.E442]*[.E442]))*180/PI()" office:value-type="float" office:value="92.344663256484" calcext:value-type="float">
            <text:p>92.3446632565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79" calcext:value-type="float">
            <text:p>-79</text:p>
          </table:table-cell>
          <table:table-cell office:value-type="float" office:value="-335" calcext:value-type="float">
            <text:p>-335</text:p>
          </table:table-cell>
          <table:table-cell/>
          <table:table-cell table:formula="of:=[.A443]*[.$K$3]" office:value-type="float" office:value="0.77197265625" calcext:value-type="float">
            <text:p>0.7719726563</text:p>
          </table:table-cell>
          <table:table-cell table:formula="of:=[.B443]*[.$K$3]" office:value-type="float" office:value="-0.03857421875" calcext:value-type="float">
            <text:p>-0.0385742188</text:p>
          </table:table-cell>
          <table:table-cell table:formula="of:=[.C443]*[.$K$3]" office:value-type="float" office:value="-0.16357421875" calcext:value-type="float">
            <text:p>-0.1635742188</text:p>
          </table:table-cell>
          <table:table-cell table:formula="of:=ATAN2([.G443]; SQRT([.F443]*[.F443]+[.E443]*[.E443]))*180/PI()" office:value-type="float" office:value="101.949042208522" calcext:value-type="float">
            <text:p>101.9490422085</text:p>
          </table:table-cell>
          <table:table-cell table:formula="of:=ATAN2([.F443]; SQRT([.G443]*[.G443]+[.E443]*[.E443]))*180/PI()" office:value-type="float" office:value="92.7985647747238" calcext:value-type="float">
            <text:p>92.7985647747</text:p>
          </table:table-cell>
          <table:table-cell table:number-columns-repeated="2"/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-257" calcext:value-type="float">
            <text:p>-257</text:p>
          </table:table-cell>
          <table:table-cell office:value-type="float" office:value="-186" calcext:value-type="float">
            <text:p>-186</text:p>
          </table:table-cell>
          <table:table-cell/>
          <table:table-cell table:formula="of:=[.A444]*[.$K$3]" office:value-type="float" office:value="0.740234375" calcext:value-type="float">
            <text:p>0.740234375</text:p>
          </table:table-cell>
          <table:table-cell table:formula="of:=[.B444]*[.$K$3]" office:value-type="float" office:value="-0.12548828125" calcext:value-type="float">
            <text:p>-0.1254882813</text:p>
          </table:table-cell>
          <table:table-cell table:formula="of:=[.C444]*[.$K$3]" office:value-type="float" office:value="-0.0908203125" calcext:value-type="float">
            <text:p>-0.0908203125</text:p>
          </table:table-cell>
          <table:table-cell table:formula="of:=ATAN2([.G444]; SQRT([.F444]*[.F444]+[.E444]*[.E444]))*180/PI()" office:value-type="float" office:value="96.8972957505224" calcext:value-type="float">
            <text:p>96.8972957505</text:p>
          </table:table-cell>
          <table:table-cell table:formula="of:=ATAN2([.F444]; SQRT([.G444]*[.G444]+[.E444]*[.E444]))*180/PI()" office:value-type="float" office:value="99.55130976073" calcext:value-type="float">
            <text:p>99.5513097607</text:p>
          </table:table-cell>
          <table:table-cell table:number-columns-repeated="2"/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-120" calcext:value-type="float">
            <text:p>-120</text:p>
          </table:table-cell>
          <table:table-cell office:value-type="float" office:value="-309" calcext:value-type="float">
            <text:p>-309</text:p>
          </table:table-cell>
          <table:table-cell/>
          <table:table-cell table:formula="of:=[.A445]*[.$K$3]" office:value-type="float" office:value="0.8212890625" calcext:value-type="float">
            <text:p>0.8212890625</text:p>
          </table:table-cell>
          <table:table-cell table:formula="of:=[.B445]*[.$K$3]" office:value-type="float" office:value="-0.05859375" calcext:value-type="float">
            <text:p>-0.05859375</text:p>
          </table:table-cell>
          <table:table-cell table:formula="of:=[.C445]*[.$K$3]" office:value-type="float" office:value="-0.15087890625" calcext:value-type="float">
            <text:p>-0.1508789063</text:p>
          </table:table-cell>
          <table:table-cell table:formula="of:=ATAN2([.G445]; SQRT([.F445]*[.F445]+[.E445]*[.E445]))*180/PI()" office:value-type="float" office:value="100.383912000862" calcext:value-type="float">
            <text:p>100.3839120009</text:p>
          </table:table-cell>
          <table:table-cell table:formula="of:=ATAN2([.F445]; SQRT([.G445]*[.G445]+[.E445]*[.E445]))*180/PI()" office:value-type="float" office:value="94.013830243666" calcext:value-type="float">
            <text:p>94.0138302437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37" calcext:value-type="float">
            <text:p>137</text:p>
          </table:table-cell>
          <table:table-cell office:value-type="float" office:value="-385" calcext:value-type="float">
            <text:p>-385</text:p>
          </table:table-cell>
          <table:table-cell/>
          <table:table-cell table:formula="of:=[.A446]*[.$K$3]" office:value-type="float" office:value="0.7763671875" calcext:value-type="float">
            <text:p>0.7763671875</text:p>
          </table:table-cell>
          <table:table-cell table:formula="of:=[.B446]*[.$K$3]" office:value-type="float" office:value="0.06689453125" calcext:value-type="float">
            <text:p>0.0668945313</text:p>
          </table:table-cell>
          <table:table-cell table:formula="of:=[.C446]*[.$K$3]" office:value-type="float" office:value="-0.18798828125" calcext:value-type="float">
            <text:p>-0.1879882813</text:p>
          </table:table-cell>
          <table:table-cell table:formula="of:=ATAN2([.G446]; SQRT([.F446]*[.F446]+[.E446]*[.E446]))*180/PI()" office:value-type="float" office:value="103.56313550395" calcext:value-type="float">
            <text:p>103.563135504</text:p>
          </table:table-cell>
          <table:table-cell table:formula="of:=ATAN2([.F446]; SQRT([.G446]*[.G446]+[.E446]*[.E446]))*180/PI()" office:value-type="float" office:value="85.2130199884217" calcext:value-type="float">
            <text:p>85.2130199884</text:p>
          </table:table-cell>
          <table:table-cell table:number-columns-repeated="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85" calcext:value-type="float">
            <text:p>-85</text:p>
          </table:table-cell>
          <table:table-cell office:value-type="float" office:value="-519" calcext:value-type="float">
            <text:p>-519</text:p>
          </table:table-cell>
          <table:table-cell/>
          <table:table-cell table:formula="of:=[.A447]*[.$K$3]" office:value-type="float" office:value="0.83740234375" calcext:value-type="float">
            <text:p>0.8374023438</text:p>
          </table:table-cell>
          <table:table-cell table:formula="of:=[.B447]*[.$K$3]" office:value-type="float" office:value="-0.04150390625" calcext:value-type="float">
            <text:p>-0.0415039063</text:p>
          </table:table-cell>
          <table:table-cell table:formula="of:=[.C447]*[.$K$3]" office:value-type="float" office:value="-0.25341796875" calcext:value-type="float">
            <text:p>-0.2534179688</text:p>
          </table:table-cell>
          <table:table-cell table:formula="of:=ATAN2([.G447]; SQRT([.F447]*[.F447]+[.E447]*[.E447]))*180/PI()" office:value-type="float" office:value="106.817594140334" calcext:value-type="float">
            <text:p>106.8175941403</text:p>
          </table:table-cell>
          <table:table-cell table:formula="of:=ATAN2([.F447]; SQRT([.G447]*[.G447]+[.E447]*[.E447]))*180/PI()" office:value-type="float" office:value="92.7159636144487" calcext:value-type="float">
            <text:p>92.7159636144</text:p>
          </table:table-cell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86" calcext:value-type="float">
            <text:p>186</text:p>
          </table:table-cell>
          <table:table-cell office:value-type="float" office:value="-426" calcext:value-type="float">
            <text:p>-426</text:p>
          </table:table-cell>
          <table:table-cell/>
          <table:table-cell table:formula="of:=[.A448]*[.$K$3]" office:value-type="float" office:value="0.91357421875" calcext:value-type="float">
            <text:p>0.9135742188</text:p>
          </table:table-cell>
          <table:table-cell table:formula="of:=[.B448]*[.$K$3]" office:value-type="float" office:value="0.0908203125" calcext:value-type="float">
            <text:p>0.0908203125</text:p>
          </table:table-cell>
          <table:table-cell table:formula="of:=[.C448]*[.$K$3]" office:value-type="float" office:value="-0.2080078125" calcext:value-type="float">
            <text:p>-0.2080078125</text:p>
          </table:table-cell>
          <table:table-cell table:formula="of:=ATAN2([.G448]; SQRT([.F448]*[.F448]+[.E448]*[.E448]))*180/PI()" office:value-type="float" office:value="102.765915593244" calcext:value-type="float">
            <text:p>102.7659155932</text:p>
          </table:table-cell>
          <table:table-cell table:formula="of:=ATAN2([.F448]; SQRT([.G448]*[.G448]+[.E448]*[.E448]))*180/PI()" office:value-type="float" office:value="84.463540511345" calcext:value-type="float">
            <text:p>84.4635405113</text:p>
          </table:table-cell>
          <table:table-cell table:number-columns-repeated="2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84" calcext:value-type="float">
            <text:p>-84</text:p>
          </table:table-cell>
          <table:table-cell office:value-type="float" office:value="-208" calcext:value-type="float">
            <text:p>-208</text:p>
          </table:table-cell>
          <table:table-cell/>
          <table:table-cell table:formula="of:=[.A449]*[.$K$3]" office:value-type="float" office:value="0.76416015625" calcext:value-type="float">
            <text:p>0.7641601563</text:p>
          </table:table-cell>
          <table:table-cell table:formula="of:=[.B449]*[.$K$3]" office:value-type="float" office:value="-0.041015625" calcext:value-type="float">
            <text:p>-0.041015625</text:p>
          </table:table-cell>
          <table:table-cell table:formula="of:=[.C449]*[.$K$3]" office:value-type="float" office:value="-0.1015625" calcext:value-type="float">
            <text:p>-0.1015625</text:p>
          </table:table-cell>
          <table:table-cell table:formula="of:=ATAN2([.G449]; SQRT([.F449]*[.F449]+[.E449]*[.E449]))*180/PI()" office:value-type="float" office:value="97.5599054608719" calcext:value-type="float">
            <text:p>97.5599054609</text:p>
          </table:table-cell>
          <table:table-cell table:formula="of:=ATAN2([.F449]; SQRT([.G449]*[.G449]+[.E449]*[.E449]))*180/PI()" office:value-type="float" office:value="93.0456218508365" calcext:value-type="float">
            <text:p>93.0456218508</text:p>
          </table:table-cell>
          <table:table-cell table:number-columns-repeated="2"/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-154" calcext:value-type="float">
            <text:p>-154</text:p>
          </table:table-cell>
          <table:table-cell office:value-type="float" office:value="-493" calcext:value-type="float">
            <text:p>-493</text:p>
          </table:table-cell>
          <table:table-cell/>
          <table:table-cell table:formula="of:=[.A450]*[.$K$3]" office:value-type="float" office:value="0.77734375" calcext:value-type="float">
            <text:p>0.77734375</text:p>
          </table:table-cell>
          <table:table-cell table:formula="of:=[.B450]*[.$K$3]" office:value-type="float" office:value="-0.0751953125" calcext:value-type="float">
            <text:p>-0.0751953125</text:p>
          </table:table-cell>
          <table:table-cell table:formula="of:=[.C450]*[.$K$3]" office:value-type="float" office:value="-0.24072265625" calcext:value-type="float">
            <text:p>-0.2407226563</text:p>
          </table:table-cell>
          <table:table-cell table:formula="of:=ATAN2([.G450]; SQRT([.F450]*[.F450]+[.E450]*[.E450]))*180/PI()" office:value-type="float" office:value="107.131107807102" calcext:value-type="float">
            <text:p>107.1311078071</text:p>
          </table:table-cell>
          <table:table-cell table:formula="of:=ATAN2([.F450]; SQRT([.G450]*[.G450]+[.E450]*[.E450]))*180/PI()" office:value-type="float" office:value="95.2793902703007" calcext:value-type="float">
            <text:p>95.2793902703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43" calcext:value-type="float">
            <text:p>243</text:p>
          </table:table-cell>
          <table:table-cell office:value-type="float" office:value="-335" calcext:value-type="float">
            <text:p>-335</text:p>
          </table:table-cell>
          <table:table-cell/>
          <table:table-cell table:formula="of:=[.A451]*[.$K$3]" office:value-type="float" office:value="0.841796875" calcext:value-type="float">
            <text:p>0.841796875</text:p>
          </table:table-cell>
          <table:table-cell table:formula="of:=[.B451]*[.$K$3]" office:value-type="float" office:value="0.11865234375" calcext:value-type="float">
            <text:p>0.1186523438</text:p>
          </table:table-cell>
          <table:table-cell table:formula="of:=[.C451]*[.$K$3]" office:value-type="float" office:value="-0.16357421875" calcext:value-type="float">
            <text:p>-0.1635742188</text:p>
          </table:table-cell>
          <table:table-cell table:formula="of:=ATAN2([.G451]; SQRT([.F451]*[.F451]+[.E451]*[.E451]))*180/PI()" office:value-type="float" office:value="100.891377489384" calcext:value-type="float">
            <text:p>100.8913774894</text:p>
          </table:table-cell>
          <table:table-cell table:formula="of:=ATAN2([.F451]; SQRT([.G451]*[.G451]+[.E451]*[.E451]))*180/PI()" office:value-type="float" office:value="82.1223845204958" calcext:value-type="float">
            <text:p>82.1223845205</text:p>
          </table:table-cell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274" calcext:value-type="float">
            <text:p>-274</text:p>
          </table:table-cell>
          <table:table-cell office:value-type="float" office:value="-488" calcext:value-type="float">
            <text:p>-488</text:p>
          </table:table-cell>
          <table:table-cell/>
          <table:table-cell table:formula="of:=[.A452]*[.$K$3]" office:value-type="float" office:value="0.64111328125" calcext:value-type="float">
            <text:p>0.6411132813</text:p>
          </table:table-cell>
          <table:table-cell table:formula="of:=[.B452]*[.$K$3]" office:value-type="float" office:value="-0.1337890625" calcext:value-type="float">
            <text:p>-0.1337890625</text:p>
          </table:table-cell>
          <table:table-cell table:formula="of:=[.C452]*[.$K$3]" office:value-type="float" office:value="-0.23828125" calcext:value-type="float">
            <text:p>-0.23828125</text:p>
          </table:table-cell>
          <table:table-cell table:formula="of:=ATAN2([.G452]; SQRT([.F452]*[.F452]+[.E452]*[.E452]))*180/PI()" office:value-type="float" office:value="109.992917558144" calcext:value-type="float">
            <text:p>109.9929175581</text:p>
          </table:table-cell>
          <table:table-cell table:formula="of:=ATAN2([.F452]; SQRT([.G452]*[.G452]+[.E452]*[.E452]))*180/PI()" office:value-type="float" office:value="101.067813175352" calcext:value-type="float">
            <text:p>101.0678131754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241" calcext:value-type="float">
            <text:p>-241</text:p>
          </table:table-cell>
          <table:table-cell office:value-type="float" office:value="-711" calcext:value-type="float">
            <text:p>-711</text:p>
          </table:table-cell>
          <table:table-cell/>
          <table:table-cell table:formula="of:=[.A453]*[.$K$3]" office:value-type="float" office:value="0.85009765625" calcext:value-type="float">
            <text:p>0.8500976563</text:p>
          </table:table-cell>
          <table:table-cell table:formula="of:=[.B453]*[.$K$3]" office:value-type="float" office:value="-0.11767578125" calcext:value-type="float">
            <text:p>-0.1176757813</text:p>
          </table:table-cell>
          <table:table-cell table:formula="of:=[.C453]*[.$K$3]" office:value-type="float" office:value="-0.34716796875" calcext:value-type="float">
            <text:p>-0.3471679688</text:p>
          </table:table-cell>
          <table:table-cell table:formula="of:=ATAN2([.G453]; SQRT([.F453]*[.F453]+[.E453]*[.E453]))*180/PI()" office:value-type="float" office:value="112.024741602934" calcext:value-type="float">
            <text:p>112.0247416029</text:p>
          </table:table-cell>
          <table:table-cell table:formula="of:=ATAN2([.F453]; SQRT([.G453]*[.G453]+[.E453]*[.E453]))*180/PI()" office:value-type="float" office:value="97.3027407646788" calcext:value-type="float">
            <text:p>97.3027407647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86" calcext:value-type="float">
            <text:p>186</text:p>
          </table:table-cell>
          <table:table-cell office:value-type="float" office:value="-421" calcext:value-type="float">
            <text:p>-421</text:p>
          </table:table-cell>
          <table:table-cell/>
          <table:table-cell table:formula="of:=[.A454]*[.$K$3]" office:value-type="float" office:value="0.78466796875" calcext:value-type="float">
            <text:p>0.7846679688</text:p>
          </table:table-cell>
          <table:table-cell table:formula="of:=[.B454]*[.$K$3]" office:value-type="float" office:value="0.0908203125" calcext:value-type="float">
            <text:p>0.0908203125</text:p>
          </table:table-cell>
          <table:table-cell table:formula="of:=[.C454]*[.$K$3]" office:value-type="float" office:value="-0.20556640625" calcext:value-type="float">
            <text:p>-0.2055664063</text:p>
          </table:table-cell>
          <table:table-cell table:formula="of:=ATAN2([.G454]; SQRT([.F454]*[.F454]+[.E454]*[.E454]))*180/PI()" office:value-type="float" office:value="104.587174517844" calcext:value-type="float">
            <text:p>104.5871745178</text:p>
          </table:table-cell>
          <table:table-cell table:formula="of:=ATAN2([.F454]; SQRT([.G454]*[.G454]+[.E454]*[.E454]))*180/PI()" office:value-type="float" office:value="83.611477763902" calcext:value-type="float">
            <text:p>83.6114777639</text:p>
          </table:table-cell>
          <table:table-cell table:number-columns-repeated="2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334" calcext:value-type="float">
            <text:p>-334</text:p>
          </table:table-cell>
          <table:table-cell office:value-type="float" office:value="-165" calcext:value-type="float">
            <text:p>-165</text:p>
          </table:table-cell>
          <table:table-cell/>
          <table:table-cell table:formula="of:=[.A455]*[.$K$3]" office:value-type="float" office:value="0.74951171875" calcext:value-type="float">
            <text:p>0.7495117188</text:p>
          </table:table-cell>
          <table:table-cell table:formula="of:=[.B455]*[.$K$3]" office:value-type="float" office:value="-0.1630859375" calcext:value-type="float">
            <text:p>-0.1630859375</text:p>
          </table:table-cell>
          <table:table-cell table:formula="of:=[.C455]*[.$K$3]" office:value-type="float" office:value="-0.08056640625" calcext:value-type="float">
            <text:p>-0.0805664063</text:p>
          </table:table-cell>
          <table:table-cell table:formula="of:=ATAN2([.G455]; SQRT([.F455]*[.F455]+[.E455]*[.E455]))*180/PI()" office:value-type="float" office:value="95.9960297764026" calcext:value-type="float">
            <text:p>95.9960297764</text:p>
          </table:table-cell>
          <table:table-cell table:formula="of:=ATAN2([.F455]; SQRT([.G455]*[.G455]+[.E455]*[.E455]))*180/PI()" office:value-type="float" office:value="102.207424548533" calcext:value-type="float">
            <text:p>102.2074245485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68" calcext:value-type="float">
            <text:p>-68</text:p>
          </table:table-cell>
          <table:table-cell office:value-type="float" office:value="-162" calcext:value-type="float">
            <text:p>-162</text:p>
          </table:table-cell>
          <table:table-cell/>
          <table:table-cell table:formula="of:=[.A456]*[.$K$3]" office:value-type="float" office:value="0.74853515625" calcext:value-type="float">
            <text:p>0.7485351563</text:p>
          </table:table-cell>
          <table:table-cell table:formula="of:=[.B456]*[.$K$3]" office:value-type="float" office:value="-0.033203125" calcext:value-type="float">
            <text:p>-0.033203125</text:p>
          </table:table-cell>
          <table:table-cell table:formula="of:=[.C456]*[.$K$3]" office:value-type="float" office:value="-0.0791015625" calcext:value-type="float">
            <text:p>-0.0791015625</text:p>
          </table:table-cell>
          <table:table-cell table:formula="of:=ATAN2([.G456]; SQRT([.F456]*[.F456]+[.E456]*[.E456]))*180/PI()" office:value-type="float" office:value="96.0264692826344" calcext:value-type="float">
            <text:p>96.0264692826</text:p>
          </table:table-cell>
          <table:table-cell table:formula="of:=ATAN2([.F456]; SQRT([.G456]*[.G456]+[.E456]*[.E456]))*180/PI()" office:value-type="float" office:value="92.5257853586438" calcext:value-type="float">
            <text:p>92.5257853586</text:p>
          </table:table-cell>
          <table:table-cell table:number-columns-repeated="2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27" calcext:value-type="float">
            <text:p>27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[.A457]*[.$K$3]" office:value-type="float" office:value="0.81201171875" calcext:value-type="float">
            <text:p>0.8120117188</text:p>
          </table:table-cell>
          <table:table-cell table:formula="of:=[.B457]*[.$K$3]" office:value-type="float" office:value="0.01318359375" calcext:value-type="float">
            <text:p>0.0131835938</text:p>
          </table:table-cell>
          <table:table-cell table:formula="of:=[.C457]*[.$K$3]" office:value-type="float" office:value="-0.125" calcext:value-type="float">
            <text:p>-0.125</text:p>
          </table:table-cell>
          <table:table-cell table:formula="of:=ATAN2([.G457]; SQRT([.F457]*[.F457]+[.E457]*[.E457]))*180/PI()" office:value-type="float" office:value="98.7502047941089" calcext:value-type="float">
            <text:p>98.7502047941</text:p>
          </table:table-cell>
          <table:table-cell table:formula="of:=ATAN2([.F457]; SQRT([.G457]*[.G457]+[.E457]*[.E457]))*180/PI()" office:value-type="float" office:value="89.0806706277708" calcext:value-type="float">
            <text:p>89.0806706278</text:p>
          </table:table-cell>
          <table:table-cell table:number-columns-repeated="2"/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-57" calcext:value-type="float">
            <text:p>-57</text:p>
          </table:table-cell>
          <table:table-cell office:value-type="float" office:value="-94" calcext:value-type="float">
            <text:p>-94</text:p>
          </table:table-cell>
          <table:table-cell/>
          <table:table-cell table:formula="of:=[.A458]*[.$K$3]" office:value-type="float" office:value="0.767578125" calcext:value-type="float">
            <text:p>0.767578125</text:p>
          </table:table-cell>
          <table:table-cell table:formula="of:=[.B458]*[.$K$3]" office:value-type="float" office:value="-0.02783203125" calcext:value-type="float">
            <text:p>-0.0278320313</text:p>
          </table:table-cell>
          <table:table-cell table:formula="of:=[.C458]*[.$K$3]" office:value-type="float" office:value="-0.0458984375" calcext:value-type="float">
            <text:p>-0.0458984375</text:p>
          </table:table-cell>
          <table:table-cell table:formula="of:=ATAN2([.G458]; SQRT([.F458]*[.F458]+[.E458]*[.E458]))*180/PI()" office:value-type="float" office:value="93.4197667958235" calcext:value-type="float">
            <text:p>93.4197667958</text:p>
          </table:table-cell>
          <table:table-cell table:formula="of:=ATAN2([.F458]; SQRT([.G458]*[.G458]+[.E458]*[.E458]))*180/PI()" office:value-type="float" office:value="92.072909548259" calcext:value-type="float">
            <text:p>92.0729095483</text:p>
          </table:table-cell>
          <table:table-cell table:number-columns-repeated="2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51" calcext:value-type="float">
            <text:p>51</text:p>
          </table:table-cell>
          <table:table-cell office:value-type="float" office:value="-134" calcext:value-type="float">
            <text:p>-134</text:p>
          </table:table-cell>
          <table:table-cell/>
          <table:table-cell table:formula="of:=[.A459]*[.$K$3]" office:value-type="float" office:value="0.77001953125" calcext:value-type="float">
            <text:p>0.7700195313</text:p>
          </table:table-cell>
          <table:table-cell table:formula="of:=[.B459]*[.$K$3]" office:value-type="float" office:value="0.02490234375" calcext:value-type="float">
            <text:p>0.0249023438</text:p>
          </table:table-cell>
          <table:table-cell table:formula="of:=[.C459]*[.$K$3]" office:value-type="float" office:value="-0.0654296875" calcext:value-type="float">
            <text:p>-0.0654296875</text:p>
          </table:table-cell>
          <table:table-cell table:formula="of:=ATAN2([.G459]; SQRT([.F459]*[.F459]+[.E459]*[.E459]))*180/PI()" office:value-type="float" office:value="94.8543140103016" calcext:value-type="float">
            <text:p>94.8543140103</text:p>
          </table:table-cell>
          <table:table-cell table:formula="of:=ATAN2([.F459]; SQRT([.G459]*[.G459]+[.E459]*[.E459]))*180/PI()" office:value-type="float" office:value="88.154352917729" calcext:value-type="float">
            <text:p>88.1543529177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46" calcext:value-type="float">
            <text:p>146</text:p>
          </table:table-cell>
          <table:table-cell office:value-type="float" office:value="-209" calcext:value-type="float">
            <text:p>-209</text:p>
          </table:table-cell>
          <table:table-cell/>
          <table:table-cell table:formula="of:=[.A460]*[.$K$3]" office:value-type="float" office:value="0.77197265625" calcext:value-type="float">
            <text:p>0.7719726563</text:p>
          </table:table-cell>
          <table:table-cell table:formula="of:=[.B460]*[.$K$3]" office:value-type="float" office:value="0.0712890625" calcext:value-type="float">
            <text:p>0.0712890625</text:p>
          </table:table-cell>
          <table:table-cell table:formula="of:=[.C460]*[.$K$3]" office:value-type="float" office:value="-0.10205078125" calcext:value-type="float">
            <text:p>-0.1020507813</text:p>
          </table:table-cell>
          <table:table-cell table:formula="of:=ATAN2([.G460]; SQRT([.F460]*[.F460]+[.E460]*[.E460]))*180/PI()" office:value-type="float" office:value="97.4989988422101" calcext:value-type="float">
            <text:p>97.4989988422</text:p>
          </table:table-cell>
          <table:table-cell table:formula="of:=ATAN2([.F460]; SQRT([.G460]*[.G460]+[.E460]*[.E460]))*180/PI()" office:value-type="float" office:value="84.7691448620902" calcext:value-type="float">
            <text:p>84.7691448621</text:p>
          </table:table-cell>
          <table:table-cell table:number-columns-repeated="2"/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121" calcext:value-type="float">
            <text:p>121</text:p>
          </table:table-cell>
          <table:table-cell office:value-type="float" office:value="-242" calcext:value-type="float">
            <text:p>-242</text:p>
          </table:table-cell>
          <table:table-cell/>
          <table:table-cell table:formula="of:=[.A461]*[.$K$3]" office:value-type="float" office:value="0.7138671875" calcext:value-type="float">
            <text:p>0.7138671875</text:p>
          </table:table-cell>
          <table:table-cell table:formula="of:=[.B461]*[.$K$3]" office:value-type="float" office:value="0.05908203125" calcext:value-type="float">
            <text:p>0.0590820313</text:p>
          </table:table-cell>
          <table:table-cell table:formula="of:=[.C461]*[.$K$3]" office:value-type="float" office:value="-0.1181640625" calcext:value-type="float">
            <text:p>-0.1181640625</text:p>
          </table:table-cell>
          <table:table-cell table:formula="of:=ATAN2([.G461]; SQRT([.F461]*[.F461]+[.E461]*[.E461]))*180/PI()" office:value-type="float" office:value="99.3673024635291" calcext:value-type="float">
            <text:p>99.3673024635</text:p>
          </table:table-cell>
          <table:table-cell table:formula="of:=ATAN2([.F461]; SQRT([.G461]*[.G461]+[.E461]*[.E461]))*180/PI()" office:value-type="float" office:value="85.3320235151388" calcext:value-type="float">
            <text:p>85.3320235151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39" calcext:value-type="float">
            <text:p>-39</text:p>
          </table:table-cell>
          <table:table-cell office:value-type="float" office:value="-213" calcext:value-type="float">
            <text:p>-213</text:p>
          </table:table-cell>
          <table:table-cell/>
          <table:table-cell table:formula="of:=[.A462]*[.$K$3]" office:value-type="float" office:value="0.7216796875" calcext:value-type="float">
            <text:p>0.7216796875</text:p>
          </table:table-cell>
          <table:table-cell table:formula="of:=[.B462]*[.$K$3]" office:value-type="float" office:value="-0.01904296875" calcext:value-type="float">
            <text:p>-0.0190429688</text:p>
          </table:table-cell>
          <table:table-cell table:formula="of:=[.C462]*[.$K$3]" office:value-type="float" office:value="-0.10400390625" calcext:value-type="float">
            <text:p>-0.1040039063</text:p>
          </table:table-cell>
          <table:table-cell table:formula="of:=ATAN2([.G462]; SQRT([.F462]*[.F462]+[.E462]*[.E462]))*180/PI()" office:value-type="float" office:value="98.1978289078272" calcext:value-type="float">
            <text:p>98.1978289078</text:p>
          </table:table-cell>
          <table:table-cell table:formula="of:=ATAN2([.F462]; SQRT([.G462]*[.G462]+[.E462]*[.E462]))*180/PI()" office:value-type="float" office:value="91.4960648059653" calcext:value-type="float">
            <text:p>91.496064806</text:p>
          </table:table-cell>
          <table:table-cell table:number-columns-repeated="2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164" calcext:value-type="float">
            <text:p>164</text:p>
          </table:table-cell>
          <table:table-cell office:value-type="float" office:value="-183" calcext:value-type="float">
            <text:p>-183</text:p>
          </table:table-cell>
          <table:table-cell/>
          <table:table-cell table:formula="of:=[.A463]*[.$K$3]" office:value-type="float" office:value="0.79345703125" calcext:value-type="float">
            <text:p>0.7934570313</text:p>
          </table:table-cell>
          <table:table-cell table:formula="of:=[.B463]*[.$K$3]" office:value-type="float" office:value="0.080078125" calcext:value-type="float">
            <text:p>0.080078125</text:p>
          </table:table-cell>
          <table:table-cell table:formula="of:=[.C463]*[.$K$3]" office:value-type="float" office:value="-0.08935546875" calcext:value-type="float">
            <text:p>-0.0893554688</text:p>
          </table:table-cell>
          <table:table-cell table:formula="of:=ATAN2([.G463]; SQRT([.F463]*[.F463]+[.E463]*[.E463]))*180/PI()" office:value-type="float" office:value="96.3931100689936" calcext:value-type="float">
            <text:p>96.393110069</text:p>
          </table:table-cell>
          <table:table-cell table:formula="of:=ATAN2([.F463]; SQRT([.G463]*[.G463]+[.E463]*[.E463]))*180/PI()" office:value-type="float" office:value="84.2730050909463" calcext:value-type="float">
            <text:p>84.2730050909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89" calcext:value-type="float">
            <text:p>-89</text:p>
          </table:table-cell>
          <table:table-cell office:value-type="float" office:value="-323" calcext:value-type="float">
            <text:p>-323</text:p>
          </table:table-cell>
          <table:table-cell/>
          <table:table-cell table:formula="of:=[.A464]*[.$K$3]" office:value-type="float" office:value="0.77783203125" calcext:value-type="float">
            <text:p>0.7778320313</text:p>
          </table:table-cell>
          <table:table-cell table:formula="of:=[.B464]*[.$K$3]" office:value-type="float" office:value="-0.04345703125" calcext:value-type="float">
            <text:p>-0.0434570313</text:p>
          </table:table-cell>
          <table:table-cell table:formula="of:=[.C464]*[.$K$3]" office:value-type="float" office:value="-0.15771484375" calcext:value-type="float">
            <text:p>-0.1577148438</text:p>
          </table:table-cell>
          <table:table-cell table:formula="of:=ATAN2([.G464]; SQRT([.F464]*[.F464]+[.E464]*[.E464]))*180/PI()" office:value-type="float" office:value="101.444644661458" calcext:value-type="float">
            <text:p>101.4446446615</text:p>
          </table:table-cell>
          <table:table-cell table:formula="of:=ATAN2([.F464]; SQRT([.G464]*[.G464]+[.E464]*[.E464]))*180/PI()" office:value-type="float" office:value="93.134112483946" calcext:value-type="float">
            <text:p>93.1341124839</text:p>
          </table:table-cell>
          <table:table-cell table:number-columns-repeated="2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199" calcext:value-type="float">
            <text:p>199</text:p>
          </table:table-cell>
          <table:table-cell office:value-type="float" office:value="-126" calcext:value-type="float">
            <text:p>-126</text:p>
          </table:table-cell>
          <table:table-cell/>
          <table:table-cell table:formula="of:=[.A465]*[.$K$3]" office:value-type="float" office:value="0.80712890625" calcext:value-type="float">
            <text:p>0.8071289063</text:p>
          </table:table-cell>
          <table:table-cell table:formula="of:=[.B465]*[.$K$3]" office:value-type="float" office:value="0.09716796875" calcext:value-type="float">
            <text:p>0.0971679688</text:p>
          </table:table-cell>
          <table:table-cell table:formula="of:=[.C465]*[.$K$3]" office:value-type="float" office:value="-0.0615234375" calcext:value-type="float">
            <text:p>-0.0615234375</text:p>
          </table:table-cell>
          <table:table-cell table:formula="of:=ATAN2([.G465]; SQRT([.F465]*[.F465]+[.E465]*[.E465]))*180/PI()" office:value-type="float" office:value="94.3278153907099" calcext:value-type="float">
            <text:p>94.3278153907</text:p>
          </table:table-cell>
          <table:table-cell table:formula="of:=ATAN2([.F465]; SQRT([.G465]*[.G465]+[.E465]*[.E465]))*180/PI()" office:value-type="float" office:value="83.1550265329373" calcext:value-type="float">
            <text:p>83.1550265329</text:p>
          </table:table-cell>
          <table:table-cell table:number-columns-repeated="2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371" calcext:value-type="float">
            <text:p>-371</text:p>
          </table:table-cell>
          <table:table-cell office:value-type="float" office:value="-202" calcext:value-type="float">
            <text:p>-202</text:p>
          </table:table-cell>
          <table:table-cell/>
          <table:table-cell table:formula="of:=[.A466]*[.$K$3]" office:value-type="float" office:value="0.83935546875" calcext:value-type="float">
            <text:p>0.8393554688</text:p>
          </table:table-cell>
          <table:table-cell table:formula="of:=[.B466]*[.$K$3]" office:value-type="float" office:value="-0.18115234375" calcext:value-type="float">
            <text:p>-0.1811523438</text:p>
          </table:table-cell>
          <table:table-cell table:formula="of:=[.C466]*[.$K$3]" office:value-type="float" office:value="-0.0986328125" calcext:value-type="float">
            <text:p>-0.0986328125</text:p>
          </table:table-cell>
          <table:table-cell table:formula="of:=ATAN2([.G466]; SQRT([.F466]*[.F466]+[.E466]*[.E466]))*180/PI()" office:value-type="float" office:value="96.552586786595" calcext:value-type="float">
            <text:p>96.5525867866</text:p>
          </table:table-cell>
          <table:table-cell table:formula="of:=ATAN2([.F466]; SQRT([.G466]*[.G466]+[.E466]*[.E466]))*180/PI()" office:value-type="float" office:value="102.098185362358" calcext:value-type="float">
            <text:p>102.0981853624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-330" calcext:value-type="float">
            <text:p>-330</text:p>
          </table:table-cell>
          <table:table-cell office:value-type="float" office:value="-243" calcext:value-type="float">
            <text:p>-243</text:p>
          </table:table-cell>
          <table:table-cell/>
          <table:table-cell table:formula="of:=[.A467]*[.$K$3]" office:value-type="float" office:value="0.912109375" calcext:value-type="float">
            <text:p>0.912109375</text:p>
          </table:table-cell>
          <table:table-cell table:formula="of:=[.B467]*[.$K$3]" office:value-type="float" office:value="-0.1611328125" calcext:value-type="float">
            <text:p>-0.1611328125</text:p>
          </table:table-cell>
          <table:table-cell table:formula="of:=[.C467]*[.$K$3]" office:value-type="float" office:value="-0.11865234375" calcext:value-type="float">
            <text:p>-0.1186523438</text:p>
          </table:table-cell>
          <table:table-cell table:formula="of:=ATAN2([.G467]; SQRT([.F467]*[.F467]+[.E467]*[.E467]))*180/PI()" office:value-type="float" office:value="97.2999500312973" calcext:value-type="float">
            <text:p>97.2999500313</text:p>
          </table:table-cell>
          <table:table-cell table:formula="of:=ATAN2([.F467]; SQRT([.G467]*[.G467]+[.E467]*[.E467]))*180/PI()" office:value-type="float" office:value="99.9364462888019" calcext:value-type="float">
            <text:p>99.9364462888</text:p>
          </table:table-cell>
          <table:table-cell table:number-columns-repeated="2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1" calcext:value-type="float">
            <text:p>21</text:p>
          </table:table-cell>
          <table:table-cell office:value-type="float" office:value="-473" calcext:value-type="float">
            <text:p>-473</text:p>
          </table:table-cell>
          <table:table-cell/>
          <table:table-cell table:formula="of:=[.A468]*[.$K$3]" office:value-type="float" office:value="0.888671875" calcext:value-type="float">
            <text:p>0.888671875</text:p>
          </table:table-cell>
          <table:table-cell table:formula="of:=[.B468]*[.$K$3]" office:value-type="float" office:value="0.01025390625" calcext:value-type="float">
            <text:p>0.0102539063</text:p>
          </table:table-cell>
          <table:table-cell table:formula="of:=[.C468]*[.$K$3]" office:value-type="float" office:value="-0.23095703125" calcext:value-type="float">
            <text:p>-0.2309570313</text:p>
          </table:table-cell>
          <table:table-cell table:formula="of:=ATAN2([.G468]; SQRT([.F468]*[.F468]+[.E468]*[.E468]))*180/PI()" office:value-type="float" office:value="104.567390041393" calcext:value-type="float">
            <text:p>104.5673900414</text:p>
          </table:table-cell>
          <table:table-cell table:formula="of:=ATAN2([.F468]; SQRT([.G468]*[.G468]+[.E468]*[.E468]))*180/PI()" office:value-type="float" office:value="89.3601770348572" calcext:value-type="float">
            <text:p>89.3601770349</text:p>
          </table:table-cell>
          <table:table-cell table:number-columns-repeated="2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-425" calcext:value-type="float">
            <text:p>-425</text:p>
          </table:table-cell>
          <table:table-cell office:value-type="float" office:value="-831" calcext:value-type="float">
            <text:p>-831</text:p>
          </table:table-cell>
          <table:table-cell/>
          <table:table-cell table:formula="of:=[.A469]*[.$K$3]" office:value-type="float" office:value="0.7802734375" calcext:value-type="float">
            <text:p>0.7802734375</text:p>
          </table:table-cell>
          <table:table-cell table:formula="of:=[.B469]*[.$K$3]" office:value-type="float" office:value="-0.20751953125" calcext:value-type="float">
            <text:p>-0.2075195313</text:p>
          </table:table-cell>
          <table:table-cell table:formula="of:=[.C469]*[.$K$3]" office:value-type="float" office:value="-0.40576171875" calcext:value-type="float">
            <text:p>-0.4057617188</text:p>
          </table:table-cell>
          <table:table-cell table:formula="of:=ATAN2([.G469]; SQRT([.F469]*[.F469]+[.E469]*[.E469]))*180/PI()" office:value-type="float" office:value="116.682043118641" calcext:value-type="float">
            <text:p>116.6820431186</text:p>
          </table:table-cell>
          <table:table-cell table:formula="of:=ATAN2([.F469]; SQRT([.G469]*[.G469]+[.E469]*[.E469]))*180/PI()" office:value-type="float" office:value="103.276638095061" calcext:value-type="float">
            <text:p>103.2766380951</text:p>
          </table:table-cell>
          <table:table-cell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86" calcext:value-type="float">
            <text:p>-186</text:p>
          </table:table-cell>
          <table:table-cell office:value-type="float" office:value="-752" calcext:value-type="float">
            <text:p>-752</text:p>
          </table:table-cell>
          <table:table-cell/>
          <table:table-cell table:formula="of:=[.A470]*[.$K$3]" office:value-type="float" office:value="0.68798828125" calcext:value-type="float">
            <text:p>0.6879882813</text:p>
          </table:table-cell>
          <table:table-cell table:formula="of:=[.B470]*[.$K$3]" office:value-type="float" office:value="-0.0908203125" calcext:value-type="float">
            <text:p>-0.0908203125</text:p>
          </table:table-cell>
          <table:table-cell table:formula="of:=[.C470]*[.$K$3]" office:value-type="float" office:value="-0.3671875" calcext:value-type="float">
            <text:p>-0.3671875</text:p>
          </table:table-cell>
          <table:table-cell table:formula="of:=ATAN2([.G470]; SQRT([.F470]*[.F470]+[.E470]*[.E470]))*180/PI()" office:value-type="float" office:value="117.884277713181" calcext:value-type="float">
            <text:p>117.8842777132</text:p>
          </table:table-cell>
          <table:table-cell table:formula="of:=ATAN2([.F470]; SQRT([.G470]*[.G470]+[.E470]*[.E470]))*180/PI()" office:value-type="float" office:value="96.642730993521" calcext:value-type="float">
            <text:p>96.6427309935</text:p>
          </table:table-cell>
          <table:table-cell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151" calcext:value-type="float">
            <text:p>151</text:p>
          </table:table-cell>
          <table:table-cell office:value-type="float" office:value="-297" calcext:value-type="float">
            <text:p>-297</text:p>
          </table:table-cell>
          <table:table-cell/>
          <table:table-cell table:formula="of:=[.A471]*[.$K$3]" office:value-type="float" office:value="0.69287109375" calcext:value-type="float">
            <text:p>0.6928710938</text:p>
          </table:table-cell>
          <table:table-cell table:formula="of:=[.B471]*[.$K$3]" office:value-type="float" office:value="0.07373046875" calcext:value-type="float">
            <text:p>0.0737304688</text:p>
          </table:table-cell>
          <table:table-cell table:formula="of:=[.C471]*[.$K$3]" office:value-type="float" office:value="-0.14501953125" calcext:value-type="float">
            <text:p>-0.1450195313</text:p>
          </table:table-cell>
          <table:table-cell table:formula="of:=ATAN2([.G471]; SQRT([.F471]*[.F471]+[.E471]*[.E471]))*180/PI()" office:value-type="float" office:value="101.756972228344" calcext:value-type="float">
            <text:p>101.7569722283</text:p>
          </table:table-cell>
          <table:table-cell table:formula="of:=ATAN2([.F471]; SQRT([.G471]*[.G471]+[.E471]*[.E471]))*180/PI()" office:value-type="float" office:value="84.053740726011" calcext:value-type="float">
            <text:p>84.053740726</text:p>
          </table:table-cell>
          <table:table-cell table:number-columns-repeated="2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52" calcext:value-type="float">
            <text:p>52</text:p>
          </table:table-cell>
          <table:table-cell office:value-type="float" office:value="-231" calcext:value-type="float">
            <text:p>-231</text:p>
          </table:table-cell>
          <table:table-cell/>
          <table:table-cell table:formula="of:=[.A472]*[.$K$3]" office:value-type="float" office:value="0.79638671875" calcext:value-type="float">
            <text:p>0.7963867188</text:p>
          </table:table-cell>
          <table:table-cell table:formula="of:=[.B472]*[.$K$3]" office:value-type="float" office:value="0.025390625" calcext:value-type="float">
            <text:p>0.025390625</text:p>
          </table:table-cell>
          <table:table-cell table:formula="of:=[.C472]*[.$K$3]" office:value-type="float" office:value="-0.11279296875" calcext:value-type="float">
            <text:p>-0.1127929688</text:p>
          </table:table-cell>
          <table:table-cell table:formula="of:=ATAN2([.G472]; SQRT([.F472]*[.F472]+[.E472]*[.E472]))*180/PI()" office:value-type="float" office:value="98.0571971185635" calcext:value-type="float">
            <text:p>98.0571971186</text:p>
          </table:table-cell>
          <table:table-cell table:formula="of:=ATAN2([.F472]; SQRT([.G472]*[.G472]+[.E472]*[.E472]))*180/PI()" office:value-type="float" office:value="88.1919305509816" calcext:value-type="float">
            <text:p>88.191930551</text:p>
          </table:table-cell>
          <table:table-cell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-25" calcext:value-type="float">
            <text:p>-25</text:p>
          </table:table-cell>
          <table:table-cell office:value-type="float" office:value="-168" calcext:value-type="float">
            <text:p>-168</text:p>
          </table:table-cell>
          <table:table-cell/>
          <table:table-cell table:formula="of:=[.A473]*[.$K$3]" office:value-type="float" office:value="0.673828125" calcext:value-type="float">
            <text:p>0.673828125</text:p>
          </table:table-cell>
          <table:table-cell table:formula="of:=[.B473]*[.$K$3]" office:value-type="float" office:value="-0.01220703125" calcext:value-type="float">
            <text:p>-0.0122070313</text:p>
          </table:table-cell>
          <table:table-cell table:formula="of:=[.C473]*[.$K$3]" office:value-type="float" office:value="-0.08203125" calcext:value-type="float">
            <text:p>-0.08203125</text:p>
          </table:table-cell>
          <table:table-cell table:formula="of:=ATAN2([.G473]; SQRT([.F473]*[.F473]+[.E473]*[.E473]))*180/PI()" office:value-type="float" office:value="96.9398558428336" calcext:value-type="float">
            <text:p>96.9398558428</text:p>
          </table:table-cell>
          <table:table-cell table:formula="of:=ATAN2([.F473]; SQRT([.G473]*[.G473]+[.E473]*[.E473]))*180/PI()" office:value-type="float" office:value="91.0302488709676" calcext:value-type="float">
            <text:p>91.030248871</text:p>
          </table:table-cell>
          <table:table-cell table:number-columns-repeated="2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27" calcext:value-type="float">
            <text:p>-27</text:p>
          </table:table-cell>
          <table:table-cell office:value-type="float" office:value="-547" calcext:value-type="float">
            <text:p>-547</text:p>
          </table:table-cell>
          <table:table-cell/>
          <table:table-cell table:formula="of:=[.A474]*[.$K$3]" office:value-type="float" office:value="0.76318359375" calcext:value-type="float">
            <text:p>0.7631835938</text:p>
          </table:table-cell>
          <table:table-cell table:formula="of:=[.B474]*[.$K$3]" office:value-type="float" office:value="-0.01318359375" calcext:value-type="float">
            <text:p>-0.0131835938</text:p>
          </table:table-cell>
          <table:table-cell table:formula="of:=[.C474]*[.$K$3]" office:value-type="float" office:value="-0.26708984375" calcext:value-type="float">
            <text:p>-0.2670898438</text:p>
          </table:table-cell>
          <table:table-cell table:formula="of:=ATAN2([.G474]; SQRT([.F474]*[.F474]+[.E474]*[.E474]))*180/PI()" office:value-type="float" office:value="109.285748560512" calcext:value-type="float">
            <text:p>109.2857485605</text:p>
          </table:table-cell>
          <table:table-cell table:formula="of:=ATAN2([.F474]; SQRT([.G474]*[.G474]+[.E474]*[.E474]))*180/PI()" office:value-type="float" office:value="90.9341144591441" calcext:value-type="float">
            <text:p>90.9341144591</text:p>
          </table:table-cell>
          <table:table-cell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09" calcext:value-type="float">
            <text:p>109</text:p>
          </table:table-cell>
          <table:table-cell office:value-type="float" office:value="-685" calcext:value-type="float">
            <text:p>-685</text:p>
          </table:table-cell>
          <table:table-cell/>
          <table:table-cell table:formula="of:=[.A475]*[.$K$3]" office:value-type="float" office:value="0.68603515625" calcext:value-type="float">
            <text:p>0.6860351563</text:p>
          </table:table-cell>
          <table:table-cell table:formula="of:=[.B475]*[.$K$3]" office:value-type="float" office:value="0.05322265625" calcext:value-type="float">
            <text:p>0.0532226563</text:p>
          </table:table-cell>
          <table:table-cell table:formula="of:=[.C475]*[.$K$3]" office:value-type="float" office:value="-0.33447265625" calcext:value-type="float">
            <text:p>-0.3344726563</text:p>
          </table:table-cell>
          <table:table-cell table:formula="of:=ATAN2([.G475]; SQRT([.F475]*[.F475]+[.E475]*[.E475]))*180/PI()" office:value-type="float" office:value="115.923639936401" calcext:value-type="float">
            <text:p>115.9236399364</text:p>
          </table:table-cell>
          <table:table-cell table:formula="of:=ATAN2([.F475]; SQRT([.G475]*[.G475]+[.E475]*[.E475]))*180/PI()" office:value-type="float" office:value="86.0110123167216" calcext:value-type="float">
            <text:p>86.0110123167</text:p>
          </table:table-cell>
          <table:table-cell table:number-columns-repeated="2"/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414" calcext:value-type="float">
            <text:p>414</text:p>
          </table:table-cell>
          <table:table-cell office:value-type="float" office:value="-327" calcext:value-type="float">
            <text:p>-327</text:p>
          </table:table-cell>
          <table:table-cell/>
          <table:table-cell table:formula="of:=[.A476]*[.$K$3]" office:value-type="float" office:value="0.7099609375" calcext:value-type="float">
            <text:p>0.7099609375</text:p>
          </table:table-cell>
          <table:table-cell table:formula="of:=[.B476]*[.$K$3]" office:value-type="float" office:value="0.2021484375" calcext:value-type="float">
            <text:p>0.2021484375</text:p>
          </table:table-cell>
          <table:table-cell table:formula="of:=[.C476]*[.$K$3]" office:value-type="float" office:value="-0.15966796875" calcext:value-type="float">
            <text:p>-0.1596679688</text:p>
          </table:table-cell>
          <table:table-cell table:formula="of:=ATAN2([.G476]; SQRT([.F476]*[.F476]+[.E476]*[.E476]))*180/PI()" office:value-type="float" office:value="102.20504054147" calcext:value-type="float">
            <text:p>102.2050405415</text:p>
          </table:table-cell>
          <table:table-cell table:formula="of:=ATAN2([.F476]; SQRT([.G476]*[.G476]+[.E476]*[.E476]))*180/PI()" office:value-type="float" office:value="74.4750669182242" calcext:value-type="float">
            <text:p>74.4750669182</text:p>
          </table:table-cell>
          <table:table-cell table:number-columns-repeated="2"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683" calcext:value-type="float">
            <text:p>683</text:p>
          </table:table-cell>
          <table:table-cell office:value-type="float" office:value="-285" calcext:value-type="float">
            <text:p>-285</text:p>
          </table:table-cell>
          <table:table-cell/>
          <table:table-cell table:formula="of:=[.A477]*[.$K$3]" office:value-type="float" office:value="0.8515625" calcext:value-type="float">
            <text:p>0.8515625</text:p>
          </table:table-cell>
          <table:table-cell table:formula="of:=[.B477]*[.$K$3]" office:value-type="float" office:value="0.33349609375" calcext:value-type="float">
            <text:p>0.3334960938</text:p>
          </table:table-cell>
          <table:table-cell table:formula="of:=[.C477]*[.$K$3]" office:value-type="float" office:value="-0.13916015625" calcext:value-type="float">
            <text:p>-0.1391601563</text:p>
          </table:table-cell>
          <table:table-cell table:formula="of:=ATAN2([.G477]; SQRT([.F477]*[.F477]+[.E477]*[.E477]))*180/PI()" office:value-type="float" office:value="98.6520181394199" calcext:value-type="float">
            <text:p>98.6520181394</text:p>
          </table:table-cell>
          <table:table-cell table:formula="of:=ATAN2([.F477]; SQRT([.G477]*[.G477]+[.E477]*[.E477]))*180/PI()" office:value-type="float" office:value="68.868401650991" calcext:value-type="float">
            <text:p>68.868401651</text:p>
          </table:table-cell>
          <table:table-cell table:number-columns-repeated="2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448" calcext:value-type="float">
            <text:p>448</text:p>
          </table:table-cell>
          <table:table-cell office:value-type="float" office:value="-643" calcext:value-type="float">
            <text:p>-643</text:p>
          </table:table-cell>
          <table:table-cell/>
          <table:table-cell table:formula="of:=[.A478]*[.$K$3]" office:value-type="float" office:value="0.70361328125" calcext:value-type="float">
            <text:p>0.7036132813</text:p>
          </table:table-cell>
          <table:table-cell table:formula="of:=[.B478]*[.$K$3]" office:value-type="float" office:value="0.21875" calcext:value-type="float">
            <text:p>0.21875</text:p>
          </table:table-cell>
          <table:table-cell table:formula="of:=[.C478]*[.$K$3]" office:value-type="float" office:value="-0.31396484375" calcext:value-type="float">
            <text:p>-0.3139648438</text:p>
          </table:table-cell>
          <table:table-cell table:formula="of:=ATAN2([.G478]; SQRT([.F478]*[.F478]+[.E478]*[.E478]))*180/PI()" office:value-type="float" office:value="113.078867301555" calcext:value-type="float">
            <text:p>113.0788673016</text:p>
          </table:table-cell>
          <table:table-cell table:formula="of:=ATAN2([.F478]; SQRT([.G478]*[.G478]+[.E478]*[.E478]))*180/PI()" office:value-type="float" office:value="74.1500952615491" calcext:value-type="float">
            <text:p>74.1500952615</text:p>
          </table:table-cell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-257" calcext:value-type="float">
            <text:p>-257</text:p>
          </table:table-cell>
          <table:table-cell office:value-type="float" office:value="-509" calcext:value-type="float">
            <text:p>-509</text:p>
          </table:table-cell>
          <table:table-cell/>
          <table:table-cell table:formula="of:=[.A479]*[.$K$3]" office:value-type="float" office:value="0.6337890625" calcext:value-type="float">
            <text:p>0.6337890625</text:p>
          </table:table-cell>
          <table:table-cell table:formula="of:=[.B479]*[.$K$3]" office:value-type="float" office:value="-0.12548828125" calcext:value-type="float">
            <text:p>-0.1254882813</text:p>
          </table:table-cell>
          <table:table-cell table:formula="of:=[.C479]*[.$K$3]" office:value-type="float" office:value="-0.24853515625" calcext:value-type="float">
            <text:p>-0.2485351563</text:p>
          </table:table-cell>
          <table:table-cell table:formula="of:=ATAN2([.G479]; SQRT([.F479]*[.F479]+[.E479]*[.E479]))*180/PI()" office:value-type="float" office:value="111.040441306958" calcext:value-type="float">
            <text:p>111.040441307</text:p>
          </table:table-cell>
          <table:table-cell table:formula="of:=ATAN2([.F479]; SQRT([.G479]*[.G479]+[.E479]*[.E479]))*180/PI()" office:value-type="float" office:value="100.444138595617" calcext:value-type="float">
            <text:p>100.4441385956</text:p>
          </table:table-cell>
          <table:table-cell table:number-columns-repeated="2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30" calcext:value-type="float">
            <text:p>130</text:p>
          </table:table-cell>
          <table:table-cell office:value-type="float" office:value="-392" calcext:value-type="float">
            <text:p>-392</text:p>
          </table:table-cell>
          <table:table-cell/>
          <table:table-cell table:formula="of:=[.A480]*[.$K$3]" office:value-type="float" office:value="0.75341796875" calcext:value-type="float">
            <text:p>0.7534179688</text:p>
          </table:table-cell>
          <table:table-cell table:formula="of:=[.B480]*[.$K$3]" office:value-type="float" office:value="0.0634765625" calcext:value-type="float">
            <text:p>0.0634765625</text:p>
          </table:table-cell>
          <table:table-cell table:formula="of:=[.C480]*[.$K$3]" office:value-type="float" office:value="-0.19140625" calcext:value-type="float">
            <text:p>-0.19140625</text:p>
          </table:table-cell>
          <table:table-cell table:formula="of:=ATAN2([.G480]; SQRT([.F480]*[.F480]+[.E480]*[.E480]))*180/PI()" office:value-type="float" office:value="104.206179281623" calcext:value-type="float">
            <text:p>104.2061792816</text:p>
          </table:table-cell>
          <table:table-cell table:formula="of:=ATAN2([.F480]; SQRT([.G480]*[.G480]+[.E480]*[.E480]))*180/PI()" office:value-type="float" office:value="85.3317273112724" calcext:value-type="float">
            <text:p>85.3317273113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9" calcext:value-type="float">
            <text:p>29</text:p>
          </table:table-cell>
          <table:table-cell office:value-type="float" office:value="-508" calcext:value-type="float">
            <text:p>-508</text:p>
          </table:table-cell>
          <table:table-cell/>
          <table:table-cell table:formula="of:=[.A481]*[.$K$3]" office:value-type="float" office:value="0.75732421875" calcext:value-type="float">
            <text:p>0.7573242188</text:p>
          </table:table-cell>
          <table:table-cell table:formula="of:=[.B481]*[.$K$3]" office:value-type="float" office:value="0.01416015625" calcext:value-type="float">
            <text:p>0.0141601563</text:p>
          </table:table-cell>
          <table:table-cell table:formula="of:=[.C481]*[.$K$3]" office:value-type="float" office:value="-0.248046875" calcext:value-type="float">
            <text:p>-0.248046875</text:p>
          </table:table-cell>
          <table:table-cell table:formula="of:=ATAN2([.G481]; SQRT([.F481]*[.F481]+[.E481]*[.E481]))*180/PI()" office:value-type="float" office:value="108.132244358983" calcext:value-type="float">
            <text:p>108.132244359</text:p>
          </table:table-cell>
          <table:table-cell table:formula="of:=ATAN2([.F481]; SQRT([.G481]*[.G481]+[.E481]*[.E481]))*180/PI()" office:value-type="float" office:value="88.9820296520367" calcext:value-type="float">
            <text:p>88.982029652</text:p>
          </table:table-cell>
          <table:table-cell table:number-columns-repeated="2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63" calcext:value-type="float">
            <text:p>363</text:p>
          </table:table-cell>
          <table:table-cell office:value-type="float" office:value="-225" calcext:value-type="float">
            <text:p>-225</text:p>
          </table:table-cell>
          <table:table-cell/>
          <table:table-cell table:formula="of:=[.A482]*[.$K$3]" office:value-type="float" office:value="0.7861328125" calcext:value-type="float">
            <text:p>0.7861328125</text:p>
          </table:table-cell>
          <table:table-cell table:formula="of:=[.B482]*[.$K$3]" office:value-type="float" office:value="0.17724609375" calcext:value-type="float">
            <text:p>0.1772460938</text:p>
          </table:table-cell>
          <table:table-cell table:formula="of:=[.C482]*[.$K$3]" office:value-type="float" office:value="-0.10986328125" calcext:value-type="float">
            <text:p>-0.1098632813</text:p>
          </table:table-cell>
          <table:table-cell table:formula="of:=ATAN2([.G482]; SQRT([.F482]*[.F482]+[.E482]*[.E482]))*180/PI()" office:value-type="float" office:value="97.7632382118587" calcext:value-type="float">
            <text:p>97.7632382119</text:p>
          </table:table-cell>
          <table:table-cell table:formula="of:=ATAN2([.F482]; SQRT([.G482]*[.G482]+[.E482]*[.E482]))*180/PI()" office:value-type="float" office:value="77.4125864587331" calcext:value-type="float">
            <text:p>77.4125864587</text:p>
          </table:table-cell>
          <table:table-cell table:number-columns-repeated="2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96" calcext:value-type="float">
            <text:p>96</text:p>
          </table:table-cell>
          <table:table-cell office:value-type="float" office:value="-403" calcext:value-type="float">
            <text:p>-403</text:p>
          </table:table-cell>
          <table:table-cell/>
          <table:table-cell table:formula="of:=[.A483]*[.$K$3]" office:value-type="float" office:value="0.70849609375" calcext:value-type="float">
            <text:p>0.7084960938</text:p>
          </table:table-cell>
          <table:table-cell table:formula="of:=[.B483]*[.$K$3]" office:value-type="float" office:value="0.046875" calcext:value-type="float">
            <text:p>0.046875</text:p>
          </table:table-cell>
          <table:table-cell table:formula="of:=[.C483]*[.$K$3]" office:value-type="float" office:value="-0.19677734375" calcext:value-type="float">
            <text:p>-0.1967773438</text:p>
          </table:table-cell>
          <table:table-cell table:formula="of:=ATAN2([.G483]; SQRT([.F483]*[.F483]+[.E483]*[.E483]))*180/PI()" office:value-type="float" office:value="105.489840634186" calcext:value-type="float">
            <text:p>105.4898406342</text:p>
          </table:table-cell>
          <table:table-cell table:formula="of:=ATAN2([.F483]; SQRT([.G483]*[.G483]+[.E483]*[.E483]))*180/PI()" office:value-type="float" office:value="86.352433101466" calcext:value-type="float">
            <text:p>86.3524331015</text:p>
          </table:table-cell>
          <table:table-cell table:number-columns-repeated="2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80" calcext:value-type="float">
            <text:p>180</text:p>
          </table:table-cell>
          <table:table-cell office:value-type="float" office:value="-687" calcext:value-type="float">
            <text:p>-687</text:p>
          </table:table-cell>
          <table:table-cell/>
          <table:table-cell table:formula="of:=[.A484]*[.$K$3]" office:value-type="float" office:value="0.703125" calcext:value-type="float">
            <text:p>0.703125</text:p>
          </table:table-cell>
          <table:table-cell table:formula="of:=[.B484]*[.$K$3]" office:value-type="float" office:value="0.087890625" calcext:value-type="float">
            <text:p>0.087890625</text:p>
          </table:table-cell>
          <table:table-cell table:formula="of:=[.C484]*[.$K$3]" office:value-type="float" office:value="-0.33544921875" calcext:value-type="float">
            <text:p>-0.3354492188</text:p>
          </table:table-cell>
          <table:table-cell table:formula="of:=ATAN2([.G484]; SQRT([.F484]*[.F484]+[.E484]*[.E484]))*180/PI()" office:value-type="float" office:value="115.33283888721" calcext:value-type="float">
            <text:p>115.3328388872</text:p>
          </table:table-cell>
          <table:table-cell table:formula="of:=ATAN2([.F484]; SQRT([.G484]*[.G484]+[.E484]*[.E484]))*180/PI()" office:value-type="float" office:value="83.5631969915141" calcext:value-type="float">
            <text:p>83.5631969915</text:p>
          </table:table-cell>
          <table:table-cell table:number-columns-repeated="2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57" calcext:value-type="float">
            <text:p>57</text:p>
          </table:table-cell>
          <table:table-cell office:value-type="float" office:value="-533" calcext:value-type="float">
            <text:p>-533</text:p>
          </table:table-cell>
          <table:table-cell/>
          <table:table-cell table:formula="of:=[.A485]*[.$K$3]" office:value-type="float" office:value="0.75146484375" calcext:value-type="float">
            <text:p>0.7514648438</text:p>
          </table:table-cell>
          <table:table-cell table:formula="of:=[.B485]*[.$K$3]" office:value-type="float" office:value="0.02783203125" calcext:value-type="float">
            <text:p>0.0278320313</text:p>
          </table:table-cell>
          <table:table-cell table:formula="of:=[.C485]*[.$K$3]" office:value-type="float" office:value="-0.26025390625" calcext:value-type="float">
            <text:p>-0.2602539063</text:p>
          </table:table-cell>
          <table:table-cell table:formula="of:=ATAN2([.G485]; SQRT([.F485]*[.F485]+[.E485]*[.E485]))*180/PI()" office:value-type="float" office:value="109.090301592229" calcext:value-type="float">
            <text:p>109.0903015922</text:p>
          </table:table-cell>
          <table:table-cell table:formula="of:=ATAN2([.F485]; SQRT([.G485]*[.G485]+[.E485]*[.E485]))*180/PI()" office:value-type="float" office:value="87.9956038109318" calcext:value-type="float">
            <text:p>87.9956038109</text:p>
          </table:table-cell>
          <table:table-cell table:number-columns-repeated="2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223" calcext:value-type="float">
            <text:p>223</text:p>
          </table:table-cell>
          <table:table-cell office:value-type="float" office:value="-73" calcext:value-type="float">
            <text:p>-73</text:p>
          </table:table-cell>
          <table:table-cell/>
          <table:table-cell table:formula="of:=[.A486]*[.$K$3]" office:value-type="float" office:value="0.74169921875" calcext:value-type="float">
            <text:p>0.7416992188</text:p>
          </table:table-cell>
          <table:table-cell table:formula="of:=[.B486]*[.$K$3]" office:value-type="float" office:value="0.10888671875" calcext:value-type="float">
            <text:p>0.1088867188</text:p>
          </table:table-cell>
          <table:table-cell table:formula="of:=[.C486]*[.$K$3]" office:value-type="float" office:value="-0.03564453125" calcext:value-type="float">
            <text:p>-0.0356445313</text:p>
          </table:table-cell>
          <table:table-cell table:formula="of:=ATAN2([.G486]; SQRT([.F486]*[.F486]+[.E486]*[.E486]))*180/PI()" office:value-type="float" office:value="92.7222652547589" calcext:value-type="float">
            <text:p>92.7222652548</text:p>
          </table:table-cell>
          <table:table-cell table:formula="of:=ATAN2([.F486]; SQRT([.G486]*[.G486]+[.E486]*[.E486]))*180/PI()" office:value-type="float" office:value="81.6577234510434" calcext:value-type="float">
            <text:p>81.657723451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309" calcext:value-type="float">
            <text:p>309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[.A487]*[.$K$3]" office:value-type="float" office:value="0.75830078125" calcext:value-type="float">
            <text:p>0.7583007813</text:p>
          </table:table-cell>
          <table:table-cell table:formula="of:=[.B487]*[.$K$3]" office:value-type="float" office:value="0.15087890625" calcext:value-type="float">
            <text:p>0.1508789063</text:p>
          </table:table-cell>
          <table:table-cell table:formula="of:=[.C487]*[.$K$3]" office:value-type="float" office:value="-0.01416015625" calcext:value-type="float">
            <text:p>-0.0141601563</text:p>
          </table:table-cell>
          <table:table-cell table:formula="of:=ATAN2([.G487]; SQRT([.F487]*[.F487]+[.E487]*[.E487]))*180/PI()" office:value-type="float" office:value="91.0492278164261" calcext:value-type="float">
            <text:p>91.0492278164</text:p>
          </table:table-cell>
          <table:table-cell table:formula="of:=ATAN2([.F487]; SQRT([.G487]*[.G487]+[.E487]*[.E487]))*180/PI()" office:value-type="float" office:value="78.748749597245" calcext:value-type="float">
            <text:p>78.7487495972</text:p>
          </table:table-cell>
          <table:table-cell table:number-columns-repeated="2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32" calcext:value-type="float">
            <text:p>132</text:p>
          </table:table-cell>
          <table:table-cell office:value-type="float" office:value="-295" calcext:value-type="float">
            <text:p>-295</text:p>
          </table:table-cell>
          <table:table-cell/>
          <table:table-cell table:formula="of:=[.A488]*[.$K$3]" office:value-type="float" office:value="0.77197265625" calcext:value-type="float">
            <text:p>0.7719726563</text:p>
          </table:table-cell>
          <table:table-cell table:formula="of:=[.B488]*[.$K$3]" office:value-type="float" office:value="0.064453125" calcext:value-type="float">
            <text:p>0.064453125</text:p>
          </table:table-cell>
          <table:table-cell table:formula="of:=[.C488]*[.$K$3]" office:value-type="float" office:value="-0.14404296875" calcext:value-type="float">
            <text:p>-0.1440429688</text:p>
          </table:table-cell>
          <table:table-cell table:formula="of:=ATAN2([.G488]; SQRT([.F488]*[.F488]+[.E488]*[.E488]))*180/PI()" office:value-type="float" office:value="100.533495568418" calcext:value-type="float">
            <text:p>100.5334955684</text:p>
          </table:table-cell>
          <table:table-cell table:formula="of:=ATAN2([.F488]; SQRT([.G488]*[.G488]+[.E488]*[.E488]))*180/PI()" office:value-type="float" office:value="85.3079702297304" calcext:value-type="float">
            <text:p>85.3079702297</text:p>
          </table:table-cell>
          <table:table-cell table:number-columns-repeated="2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555" calcext:value-type="float">
            <text:p>555</text:p>
          </table:table-cell>
          <table:table-cell office:value-type="float" office:value="-309" calcext:value-type="float">
            <text:p>-309</text:p>
          </table:table-cell>
          <table:table-cell/>
          <table:table-cell table:formula="of:=[.A489]*[.$K$3]" office:value-type="float" office:value="0.71044921875" calcext:value-type="float">
            <text:p>0.7104492188</text:p>
          </table:table-cell>
          <table:table-cell table:formula="of:=[.B489]*[.$K$3]" office:value-type="float" office:value="0.27099609375" calcext:value-type="float">
            <text:p>0.2709960938</text:p>
          </table:table-cell>
          <table:table-cell table:formula="of:=[.C489]*[.$K$3]" office:value-type="float" office:value="-0.15087890625" calcext:value-type="float">
            <text:p>-0.1508789063</text:p>
          </table:table-cell>
          <table:table-cell table:formula="of:=ATAN2([.G489]; SQRT([.F489]*[.F489]+[.E489]*[.E489]))*180/PI()" office:value-type="float" office:value="101.223180068954" calcext:value-type="float">
            <text:p>101.223180069</text:p>
          </table:table-cell>
          <table:table-cell table:formula="of:=ATAN2([.F489]; SQRT([.G489]*[.G489]+[.E489]*[.E489]))*180/PI()" office:value-type="float" office:value="69.5383529257121" calcext:value-type="float">
            <text:p>69.5383529257</text:p>
          </table:table-cell>
          <table:table-cell table:number-columns-repeated="2"/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-90" calcext:value-type="float">
            <text:p>-90</text:p>
          </table:table-cell>
          <table:table-cell office:value-type="float" office:value="-578" calcext:value-type="float">
            <text:p>-578</text:p>
          </table:table-cell>
          <table:table-cell/>
          <table:table-cell table:formula="of:=[.A490]*[.$K$3]" office:value-type="float" office:value="0.7841796875" calcext:value-type="float">
            <text:p>0.7841796875</text:p>
          </table:table-cell>
          <table:table-cell table:formula="of:=[.B490]*[.$K$3]" office:value-type="float" office:value="-0.0439453125" calcext:value-type="float">
            <text:p>-0.0439453125</text:p>
          </table:table-cell>
          <table:table-cell table:formula="of:=[.C490]*[.$K$3]" office:value-type="float" office:value="-0.2822265625" calcext:value-type="float">
            <text:p>-0.2822265625</text:p>
          </table:table-cell>
          <table:table-cell table:formula="of:=ATAN2([.G490]; SQRT([.F490]*[.F490]+[.E490]*[.E490]))*180/PI()" office:value-type="float" office:value="109.765218824187" calcext:value-type="float">
            <text:p>109.7652188242</text:p>
          </table:table-cell>
          <table:table-cell table:formula="of:=ATAN2([.F490]; SQRT([.G490]*[.G490]+[.E490]*[.E490]))*180/PI()" office:value-type="float" office:value="93.0183460965418" calcext:value-type="float">
            <text:p>93.0183460965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72" calcext:value-type="float">
            <text:p>72</text:p>
          </table:table-cell>
          <table:table-cell office:value-type="float" office:value="-400" calcext:value-type="float">
            <text:p>-400</text:p>
          </table:table-cell>
          <table:table-cell/>
          <table:table-cell table:formula="of:=[.A491]*[.$K$3]" office:value-type="float" office:value="0.80029296875" calcext:value-type="float">
            <text:p>0.8002929688</text:p>
          </table:table-cell>
          <table:table-cell table:formula="of:=[.B491]*[.$K$3]" office:value-type="float" office:value="0.03515625" calcext:value-type="float">
            <text:p>0.03515625</text:p>
          </table:table-cell>
          <table:table-cell table:formula="of:=[.C491]*[.$K$3]" office:value-type="float" office:value="-0.1953125" calcext:value-type="float">
            <text:p>-0.1953125</text:p>
          </table:table-cell>
          <table:table-cell table:formula="of:=ATAN2([.G491]; SQRT([.F491]*[.F491]+[.E491]*[.E491]))*180/PI()" office:value-type="float" office:value="103.702292283739" calcext:value-type="float">
            <text:p>103.7022922837</text:p>
          </table:table-cell>
          <table:table-cell table:formula="of:=ATAN2([.F491]; SQRT([.G491]*[.G491]+[.E491]*[.E491]))*180/PI()" office:value-type="float" office:value="87.5562895936701" calcext:value-type="float">
            <text:p>87.5562895937</text:p>
          </table:table-cell>
          <table:table-cell table:number-columns-repeated="2"/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-344" calcext:value-type="float">
            <text:p>-344</text:p>
          </table:table-cell>
          <table:table-cell office:value-type="float" office:value="-131" calcext:value-type="float">
            <text:p>-131</text:p>
          </table:table-cell>
          <table:table-cell/>
          <table:table-cell table:formula="of:=[.A492]*[.$K$3]" office:value-type="float" office:value="0.7060546875" calcext:value-type="float">
            <text:p>0.7060546875</text:p>
          </table:table-cell>
          <table:table-cell table:formula="of:=[.B492]*[.$K$3]" office:value-type="float" office:value="-0.16796875" calcext:value-type="float">
            <text:p>-0.16796875</text:p>
          </table:table-cell>
          <table:table-cell table:formula="of:=[.C492]*[.$K$3]" office:value-type="float" office:value="-0.06396484375" calcext:value-type="float">
            <text:p>-0.0639648438</text:p>
          </table:table-cell>
          <table:table-cell table:formula="of:=ATAN2([.G492]; SQRT([.F492]*[.F492]+[.E492]*[.E492]))*180/PI()" office:value-type="float" office:value="95.0367519638331" calcext:value-type="float">
            <text:p>95.0367519638</text:p>
          </table:table-cell>
          <table:table-cell table:formula="of:=ATAN2([.F492]; SQRT([.G492]*[.G492]+[.E492]*[.E492]))*180/PI()" office:value-type="float" office:value="103.32915623155" calcext:value-type="float">
            <text:p>103.3291562316</text:p>
          </table:table-cell>
          <table:table-cell table:number-columns-repeated="2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77" calcext:value-type="float">
            <text:p>77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[.A493]*[.$K$3]" office:value-type="float" office:value="0.77587890625" calcext:value-type="float">
            <text:p>0.7758789063</text:p>
          </table:table-cell>
          <table:table-cell table:formula="of:=[.B493]*[.$K$3]" office:value-type="float" office:value="0.03759765625" calcext:value-type="float">
            <text:p>0.0375976563</text:p>
          </table:table-cell>
          <table:table-cell table:formula="of:=[.C493]*[.$K$3]" office:value-type="float" office:value="-0.02099609375" calcext:value-type="float">
            <text:p>-0.0209960938</text:p>
          </table:table-cell>
          <table:table-cell table:formula="of:=ATAN2([.G493]; SQRT([.F493]*[.F493]+[.E493]*[.E493]))*180/PI()" office:value-type="float" office:value="91.5482894536858" calcext:value-type="float">
            <text:p>91.5482894537</text:p>
          </table:table-cell>
          <table:table-cell table:formula="of:=ATAN2([.F493]; SQRT([.G493]*[.G493]+[.E493]*[.E493]))*180/PI()" office:value-type="float" office:value="87.2267363477369" calcext:value-type="float">
            <text:p>87.2267363477</text:p>
          </table:table-cell>
          <table:table-cell table:number-columns-repeated="2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-270" calcext:value-type="float">
            <text:p>-270</text:p>
          </table:table-cell>
          <table:table-cell office:value-type="float" office:value="-377" calcext:value-type="float">
            <text:p>-377</text:p>
          </table:table-cell>
          <table:table-cell/>
          <table:table-cell table:formula="of:=[.A494]*[.$K$3]" office:value-type="float" office:value="0.8583984375" calcext:value-type="float">
            <text:p>0.8583984375</text:p>
          </table:table-cell>
          <table:table-cell table:formula="of:=[.B494]*[.$K$3]" office:value-type="float" office:value="-0.1318359375" calcext:value-type="float">
            <text:p>-0.1318359375</text:p>
          </table:table-cell>
          <table:table-cell table:formula="of:=[.C494]*[.$K$3]" office:value-type="float" office:value="-0.18408203125" calcext:value-type="float">
            <text:p>-0.1840820313</text:p>
          </table:table-cell>
          <table:table-cell table:formula="of:=ATAN2([.G494]; SQRT([.F494]*[.F494]+[.E494]*[.E494]))*180/PI()" office:value-type="float" office:value="101.967453427398" calcext:value-type="float">
            <text:p>101.9674534274</text:p>
          </table:table-cell>
          <table:table-cell table:formula="of:=ATAN2([.F494]; SQRT([.G494]*[.G494]+[.E494]*[.E494]))*180/PI()" office:value-type="float" office:value="98.5402593911659" calcext:value-type="float">
            <text:p>98.5402593912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98" calcext:value-type="float">
            <text:p>98</text:p>
          </table:table-cell>
          <table:table-cell office:value-type="float" office:value="-601" calcext:value-type="float">
            <text:p>-601</text:p>
          </table:table-cell>
          <table:table-cell/>
          <table:table-cell table:formula="of:=[.A495]*[.$K$3]" office:value-type="float" office:value="0.798828125" calcext:value-type="float">
            <text:p>0.798828125</text:p>
          </table:table-cell>
          <table:table-cell table:formula="of:=[.B495]*[.$K$3]" office:value-type="float" office:value="0.0478515625" calcext:value-type="float">
            <text:p>0.0478515625</text:p>
          </table:table-cell>
          <table:table-cell table:formula="of:=[.C495]*[.$K$3]" office:value-type="float" office:value="-0.29345703125" calcext:value-type="float">
            <text:p>-0.2934570313</text:p>
          </table:table-cell>
          <table:table-cell table:formula="of:=ATAN2([.G495]; SQRT([.F495]*[.F495]+[.E495]*[.E495]))*180/PI()" office:value-type="float" office:value="110.138092414412" calcext:value-type="float">
            <text:p>110.1380924144</text:p>
          </table:table-cell>
          <table:table-cell table:formula="of:=ATAN2([.F495]; SQRT([.G495]*[.G495]+[.E495]*[.E495]))*180/PI()" office:value-type="float" office:value="86.7817526634388" calcext:value-type="float">
            <text:p>86.7817526634</text:p>
          </table:table-cell>
          <table:table-cell table:number-columns-repeated="2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6" calcext:value-type="float">
            <text:p>-6</text:p>
          </table:table-cell>
          <table:table-cell office:value-type="float" office:value="-925" calcext:value-type="float">
            <text:p>-925</text:p>
          </table:table-cell>
          <table:table-cell/>
          <table:table-cell table:formula="of:=[.A496]*[.$K$3]" office:value-type="float" office:value="0.83349609375" calcext:value-type="float">
            <text:p>0.8334960938</text:p>
          </table:table-cell>
          <table:table-cell table:formula="of:=[.B496]*[.$K$3]" office:value-type="float" office:value="-0.0029296875" calcext:value-type="float">
            <text:p>-0.0029296875</text:p>
          </table:table-cell>
          <table:table-cell table:formula="of:=[.C496]*[.$K$3]" office:value-type="float" office:value="-0.45166015625" calcext:value-type="float">
            <text:p>-0.4516601563</text:p>
          </table:table-cell>
          <table:table-cell table:formula="of:=ATAN2([.G496]; SQRT([.F496]*[.F496]+[.E496]*[.E496]))*180/PI()" office:value-type="float" office:value="118.4525111231" calcext:value-type="float">
            <text:p>118.4525111231</text:p>
          </table:table-cell>
          <table:table-cell table:formula="of:=ATAN2([.F496]; SQRT([.G496]*[.G496]+[.E496]*[.E496]))*180/PI()" office:value-type="float" office:value="90.1770647555487" calcext:value-type="float">
            <text:p>90.1770647555</text:p>
          </table:table-cell>
          <table:table-cell table:number-columns-repeated="2"/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140" calcext:value-type="float">
            <text:p>140</text:p>
          </table:table-cell>
          <table:table-cell office:value-type="float" office:value="-707" calcext:value-type="float">
            <text:p>-707</text:p>
          </table:table-cell>
          <table:table-cell/>
          <table:table-cell table:formula="of:=[.A497]*[.$K$3]" office:value-type="float" office:value="0.7978515625" calcext:value-type="float">
            <text:p>0.7978515625</text:p>
          </table:table-cell>
          <table:table-cell table:formula="of:=[.B497]*[.$K$3]" office:value-type="float" office:value="0.068359375" calcext:value-type="float">
            <text:p>0.068359375</text:p>
          </table:table-cell>
          <table:table-cell table:formula="of:=[.C497]*[.$K$3]" office:value-type="float" office:value="-0.34521484375" calcext:value-type="float">
            <text:p>-0.3452148438</text:p>
          </table:table-cell>
          <table:table-cell table:formula="of:=ATAN2([.G497]; SQRT([.F497]*[.F497]+[.E497]*[.E497]))*180/PI()" office:value-type="float" office:value="113.320926546312" calcext:value-type="float">
            <text:p>113.3209265463</text:p>
          </table:table-cell>
          <table:table-cell table:formula="of:=ATAN2([.F497]; SQRT([.G497]*[.G497]+[.E497]*[.E497]))*180/PI()" office:value-type="float" office:value="85.5038410781154" calcext:value-type="float">
            <text:p>85.5038410781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-410" calcext:value-type="float">
            <text:p>-410</text:p>
          </table:table-cell>
          <table:table-cell office:value-type="float" office:value="-776" calcext:value-type="float">
            <text:p>-776</text:p>
          </table:table-cell>
          <table:table-cell/>
          <table:table-cell table:formula="of:=[.A498]*[.$K$3]" office:value-type="float" office:value="0.7939453125" calcext:value-type="float">
            <text:p>0.7939453125</text:p>
          </table:table-cell>
          <table:table-cell table:formula="of:=[.B498]*[.$K$3]" office:value-type="float" office:value="-0.2001953125" calcext:value-type="float">
            <text:p>-0.2001953125</text:p>
          </table:table-cell>
          <table:table-cell table:formula="of:=[.C498]*[.$K$3]" office:value-type="float" office:value="-0.37890625" calcext:value-type="float">
            <text:p>-0.37890625</text:p>
          </table:table-cell>
          <table:table-cell table:formula="of:=ATAN2([.G498]; SQRT([.F498]*[.F498]+[.E498]*[.E498]))*180/PI()" office:value-type="float" office:value="114.832817222177" calcext:value-type="float">
            <text:p>114.8328172222</text:p>
          </table:table-cell>
          <table:table-cell table:formula="of:=ATAN2([.F498]; SQRT([.G498]*[.G498]+[.E498]*[.E498]))*180/PI()" office:value-type="float" office:value="102.82020719622" calcext:value-type="float">
            <text:p>102.8202071962</text:p>
          </table:table-cell>
          <table:table-cell table:number-columns-repeated="2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18" calcext:value-type="float">
            <text:p>-118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[.A499]*[.$K$3]" office:value-type="float" office:value="0.70068359375" calcext:value-type="float">
            <text:p>0.7006835938</text:p>
          </table:table-cell>
          <table:table-cell table:formula="of:=[.B499]*[.$K$3]" office:value-type="float" office:value="-0.0576171875" calcext:value-type="float">
            <text:p>-0.0576171875</text:p>
          </table:table-cell>
          <table:table-cell table:formula="of:=[.C499]*[.$K$3]" office:value-type="float" office:value="-0.0224609375" calcext:value-type="float">
            <text:p>-0.0224609375</text:p>
          </table:table-cell>
          <table:table-cell table:formula="of:=ATAN2([.G499]; SQRT([.F499]*[.F499]+[.E499]*[.E499]))*180/PI()" office:value-type="float" office:value="91.8298585267313" calcext:value-type="float">
            <text:p>91.8298585267</text:p>
          </table:table-cell>
          <table:table-cell table:formula="of:=ATAN2([.F499]; SQRT([.G499]*[.G499]+[.E499]*[.E499]))*180/PI()" office:value-type="float" office:value="94.6984510679384" calcext:value-type="float">
            <text:p>94.6984510679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302" calcext:value-type="float">
            <text:p>302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500]*[.$K$3]" office:value-type="float" office:value="0.7578125" calcext:value-type="float">
            <text:p>0.7578125</text:p>
          </table:table-cell>
          <table:table-cell table:formula="of:=[.B500]*[.$K$3]" office:value-type="float" office:value="0.1474609375" calcext:value-type="float">
            <text:p>0.1474609375</text:p>
          </table:table-cell>
          <table:table-cell table:formula="of:=[.C500]*[.$K$3]" office:value-type="float" office:value="0.00830078125" calcext:value-type="float">
            <text:p>0.0083007813</text:p>
          </table:table-cell>
          <table:table-cell table:formula="of:=ATAN2([.G500]; SQRT([.F500]*[.F500]+[.E500]*[.E500]))*180/PI()" office:value-type="float" office:value="89.3839828459205" calcext:value-type="float">
            <text:p>89.3839828459</text:p>
          </table:table-cell>
          <table:table-cell table:formula="of:=ATAN2([.F500]; SQRT([.G500]*[.G500]+[.E500]*[.E500]))*180/PI()" office:value-type="float" office:value="78.9891987563358" calcext:value-type="float">
            <text:p>78.9891987563</text:p>
          </table:table-cell>
          <table:table-cell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90" calcext:value-type="float">
            <text:p>190</text:p>
          </table:table-cell>
          <table:table-cell office:value-type="float" office:value="119" calcext:value-type="float">
            <text:p>119</text:p>
          </table:table-cell>
          <table:table-cell/>
          <table:table-cell table:formula="of:=[.A501]*[.$K$3]" office:value-type="float" office:value="0.64990234375" calcext:value-type="float">
            <text:p>0.6499023438</text:p>
          </table:table-cell>
          <table:table-cell table:formula="of:=[.B501]*[.$K$3]" office:value-type="float" office:value="0.0927734375" calcext:value-type="float">
            <text:p>0.0927734375</text:p>
          </table:table-cell>
          <table:table-cell table:formula="of:=[.C501]*[.$K$3]" office:value-type="float" office:value="0.05810546875" calcext:value-type="float">
            <text:p>0.0581054688</text:p>
          </table:table-cell>
          <table:table-cell table:formula="of:=ATAN2([.G501]; SQRT([.F501]*[.F501]+[.E501]*[.E501]))*180/PI()" office:value-type="float" office:value="84.9419762908001" calcext:value-type="float">
            <text:p>84.9419762908</text:p>
          </table:table-cell>
          <table:table-cell table:formula="of:=ATAN2([.F501]; SQRT([.G501]*[.G501]+[.E501]*[.E501]))*180/PI()" office:value-type="float" office:value="81.9077725746482" calcext:value-type="float">
            <text:p>81.9077725746</text:p>
          </table:table-cell>
          <table:table-cell table:number-columns-repeated="2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95" calcext:value-type="float">
            <text:p>95</text:p>
          </table:table-cell>
          <table:table-cell office:value-type="float" office:value="-375" calcext:value-type="float">
            <text:p>-375</text:p>
          </table:table-cell>
          <table:table-cell/>
          <table:table-cell table:formula="of:=[.A502]*[.$K$3]" office:value-type="float" office:value="0.73486328125" calcext:value-type="float">
            <text:p>0.7348632813</text:p>
          </table:table-cell>
          <table:table-cell table:formula="of:=[.B502]*[.$K$3]" office:value-type="float" office:value="0.04638671875" calcext:value-type="float">
            <text:p>0.0463867188</text:p>
          </table:table-cell>
          <table:table-cell table:formula="of:=[.C502]*[.$K$3]" office:value-type="float" office:value="-0.18310546875" calcext:value-type="float">
            <text:p>-0.1831054688</text:p>
          </table:table-cell>
          <table:table-cell table:formula="of:=ATAN2([.G502]; SQRT([.F502]*[.F502]+[.E502]*[.E502]))*180/PI()" office:value-type="float" office:value="103.964743333129" calcext:value-type="float">
            <text:p>103.9647433331</text:p>
          </table:table-cell>
          <table:table-cell table:formula="of:=ATAN2([.F502]; SQRT([.G502]*[.G502]+[.E502]*[.E502]))*180/PI()" office:value-type="float" office:value="86.4950017926268" calcext:value-type="float">
            <text:p>86.4950017926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98" calcext:value-type="float">
            <text:p>98</text:p>
          </table:table-cell>
          <table:table-cell office:value-type="float" office:value="-569" calcext:value-type="float">
            <text:p>-569</text:p>
          </table:table-cell>
          <table:table-cell/>
          <table:table-cell table:formula="of:=[.A503]*[.$K$3]" office:value-type="float" office:value="0.798828125" calcext:value-type="float">
            <text:p>0.798828125</text:p>
          </table:table-cell>
          <table:table-cell table:formula="of:=[.B503]*[.$K$3]" office:value-type="float" office:value="0.0478515625" calcext:value-type="float">
            <text:p>0.0478515625</text:p>
          </table:table-cell>
          <table:table-cell table:formula="of:=[.C503]*[.$K$3]" office:value-type="float" office:value="-0.27783203125" calcext:value-type="float">
            <text:p>-0.2778320313</text:p>
          </table:table-cell>
          <table:table-cell table:formula="of:=ATAN2([.G503]; SQRT([.F503]*[.F503]+[.E503]*[.E503]))*180/PI()" office:value-type="float" office:value="109.145834637779" calcext:value-type="float">
            <text:p>109.1458346378</text:p>
          </table:table-cell>
          <table:table-cell table:formula="of:=ATAN2([.F503]; SQRT([.G503]*[.G503]+[.E503]*[.E503]))*180/PI()" office:value-type="float" office:value="86.7617772466568" calcext:value-type="float">
            <text:p>86.7617772467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87" calcext:value-type="float">
            <text:p>487</text:p>
          </table:table-cell>
          <table:table-cell office:value-type="float" office:value="-601" calcext:value-type="float">
            <text:p>-601</text:p>
          </table:table-cell>
          <table:table-cell/>
          <table:table-cell table:formula="of:=[.A504]*[.$K$3]" office:value-type="float" office:value="0.82080078125" calcext:value-type="float">
            <text:p>0.8208007813</text:p>
          </table:table-cell>
          <table:table-cell table:formula="of:=[.B504]*[.$K$3]" office:value-type="float" office:value="0.23779296875" calcext:value-type="float">
            <text:p>0.2377929688</text:p>
          </table:table-cell>
          <table:table-cell table:formula="of:=[.C504]*[.$K$3]" office:value-type="float" office:value="-0.29345703125" calcext:value-type="float">
            <text:p>-0.2934570313</text:p>
          </table:table-cell>
          <table:table-cell table:formula="of:=ATAN2([.G504]; SQRT([.F504]*[.F504]+[.E504]*[.E504]))*180/PI()" office:value-type="float" office:value="108.952700331871" calcext:value-type="float">
            <text:p>108.9527003319</text:p>
          </table:table-cell>
          <table:table-cell table:formula="of:=ATAN2([.F504]; SQRT([.G504]*[.G504]+[.E504]*[.E504]))*180/PI()" office:value-type="float" office:value="74.7411317600006" calcext:value-type="float">
            <text:p>74.74113176</text:p>
          </table:table-cell>
          <table:table-cell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5" calcext:value-type="float">
            <text:p>-15</text:p>
          </table:table-cell>
          <table:table-cell office:value-type="float" office:value="-457" calcext:value-type="float">
            <text:p>-457</text:p>
          </table:table-cell>
          <table:table-cell/>
          <table:table-cell table:formula="of:=[.A505]*[.$K$3]" office:value-type="float" office:value="0.67236328125" calcext:value-type="float">
            <text:p>0.6723632813</text:p>
          </table:table-cell>
          <table:table-cell table:formula="of:=[.B505]*[.$K$3]" office:value-type="float" office:value="-0.00732421875" calcext:value-type="float">
            <text:p>-0.0073242188</text:p>
          </table:table-cell>
          <table:table-cell table:formula="of:=[.C505]*[.$K$3]" office:value-type="float" office:value="-0.22314453125" calcext:value-type="float">
            <text:p>-0.2231445313</text:p>
          </table:table-cell>
          <table:table-cell table:formula="of:=ATAN2([.G505]; SQRT([.F505]*[.F505]+[.E505]*[.E505]))*180/PI()" office:value-type="float" office:value="108.359003585692" calcext:value-type="float">
            <text:p>108.3590035857</text:p>
          </table:table-cell>
          <table:table-cell table:formula="of:=ATAN2([.F505]; SQRT([.G505]*[.G505]+[.E505]*[.E505]))*180/PI()" office:value-type="float" office:value="90.5923448783743" calcext:value-type="float">
            <text:p>90.5923448784</text:p>
          </table:table-cell>
          <table:table-cell table:number-columns-repeated="2"/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-256" calcext:value-type="float">
            <text:p>-256</text:p>
          </table:table-cell>
          <table:table-cell office:value-type="float" office:value="-679" calcext:value-type="float">
            <text:p>-679</text:p>
          </table:table-cell>
          <table:table-cell/>
          <table:table-cell table:formula="of:=[.A506]*[.$K$3]" office:value-type="float" office:value="0.79296875" calcext:value-type="float">
            <text:p>0.79296875</text:p>
          </table:table-cell>
          <table:table-cell table:formula="of:=[.B506]*[.$K$3]" office:value-type="float" office:value="-0.125" calcext:value-type="float">
            <text:p>-0.125</text:p>
          </table:table-cell>
          <table:table-cell table:formula="of:=[.C506]*[.$K$3]" office:value-type="float" office:value="-0.33154296875" calcext:value-type="float">
            <text:p>-0.3315429688</text:p>
          </table:table-cell>
          <table:table-cell table:formula="of:=ATAN2([.G506]; SQRT([.F506]*[.F506]+[.E506]*[.E506]))*180/PI()" office:value-type="float" office:value="112.440800725673" calcext:value-type="float">
            <text:p>112.4408007257</text:p>
          </table:table-cell>
          <table:table-cell table:formula="of:=ATAN2([.F506]; SQRT([.G506]*[.G506]+[.E506]*[.E506]))*180/PI()" office:value-type="float" office:value="98.2748167598278" calcext:value-type="float">
            <text:p>98.2748167598</text:p>
          </table:table-cell>
          <table:table-cell table:number-columns-repeated="2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496" calcext:value-type="float">
            <text:p>-496</text:p>
          </table:table-cell>
          <table:table-cell office:value-type="float" office:value="-330" calcext:value-type="float">
            <text:p>-330</text:p>
          </table:table-cell>
          <table:table-cell/>
          <table:table-cell table:formula="of:=[.A507]*[.$K$3]" office:value-type="float" office:value="0.79931640625" calcext:value-type="float">
            <text:p>0.7993164063</text:p>
          </table:table-cell>
          <table:table-cell table:formula="of:=[.B507]*[.$K$3]" office:value-type="float" office:value="-0.2421875" calcext:value-type="float">
            <text:p>-0.2421875</text:p>
          </table:table-cell>
          <table:table-cell table:formula="of:=[.C507]*[.$K$3]" office:value-type="float" office:value="-0.1611328125" calcext:value-type="float">
            <text:p>-0.1611328125</text:p>
          </table:table-cell>
          <table:table-cell table:formula="of:=ATAN2([.G507]; SQRT([.F507]*[.F507]+[.E507]*[.E507]))*180/PI()" office:value-type="float" office:value="100.919734603721" calcext:value-type="float">
            <text:p>100.9197346037</text:p>
          </table:table-cell>
          <table:table-cell table:formula="of:=ATAN2([.F507]; SQRT([.G507]*[.G507]+[.E507]*[.E507]))*180/PI()" office:value-type="float" office:value="106.542382452839" calcext:value-type="float">
            <text:p>106.5423824528</text:p>
          </table:table-cell>
          <table:table-cell table:number-columns-repeated="2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157" calcext:value-type="float">
            <text:p>157</text:p>
          </table:table-cell>
          <table:table-cell office:value-type="float" office:value="-91" calcext:value-type="float">
            <text:p>-91</text:p>
          </table:table-cell>
          <table:table-cell/>
          <table:table-cell table:formula="of:=[.A508]*[.$K$3]" office:value-type="float" office:value="0.7578125" calcext:value-type="float">
            <text:p>0.7578125</text:p>
          </table:table-cell>
          <table:table-cell table:formula="of:=[.B508]*[.$K$3]" office:value-type="float" office:value="0.07666015625" calcext:value-type="float">
            <text:p>0.0766601563</text:p>
          </table:table-cell>
          <table:table-cell table:formula="of:=[.C508]*[.$K$3]" office:value-type="float" office:value="-0.04443359375" calcext:value-type="float">
            <text:p>-0.0444335938</text:p>
          </table:table-cell>
          <table:table-cell table:formula="of:=ATAN2([.G508]; SQRT([.F508]*[.F508]+[.E508]*[.E508]))*180/PI()" office:value-type="float" office:value="93.3386395936473" calcext:value-type="float">
            <text:p>93.3386395936</text:p>
          </table:table-cell>
          <table:table-cell table:formula="of:=ATAN2([.F508]; SQRT([.G508]*[.G508]+[.E508]*[.E508]))*180/PI()" office:value-type="float" office:value="84.2334582031235" calcext:value-type="float">
            <text:p>84.2334582031</text:p>
          </table:table-cell>
          <table:table-cell table:number-columns-repeated="2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[.A509]*[.$K$3]" office:value-type="float" office:value="0.70947265625" calcext:value-type="float">
            <text:p>0.7094726563</text:p>
          </table:table-cell>
          <table:table-cell table:formula="of:=[.B509]*[.$K$3]" office:value-type="float" office:value="0.02197265625" calcext:value-type="float">
            <text:p>0.0219726563</text:p>
          </table:table-cell>
          <table:table-cell table:formula="of:=[.C509]*[.$K$3]" office:value-type="float" office:value="-0.00732421875" calcext:value-type="float">
            <text:p>-0.0073242188</text:p>
          </table:table-cell>
          <table:table-cell table:formula="of:=ATAN2([.G509]; SQRT([.F509]*[.F509]+[.E509]*[.E509]))*180/PI()" office:value-type="float" office:value="90.5911867393899" calcext:value-type="float">
            <text:p>90.5911867394</text:p>
          </table:table-cell>
          <table:table-cell table:formula="of:=ATAN2([.F509]; SQRT([.G509]*[.G509]+[.E509]*[.E509]))*180/PI()" office:value-type="float" office:value="88.2261879133693" calcext:value-type="float">
            <text:p>88.2261879134</text:p>
          </table:table-cell>
          <table:table-cell table:number-columns-repeated="2"/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170" calcext:value-type="float">
            <text:p>170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[.A510]*[.$K$3]" office:value-type="float" office:value="0.7021484375" calcext:value-type="float">
            <text:p>0.7021484375</text:p>
          </table:table-cell>
          <table:table-cell table:formula="of:=[.B510]*[.$K$3]" office:value-type="float" office:value="0.0830078125" calcext:value-type="float">
            <text:p>0.0830078125</text:p>
          </table:table-cell>
          <table:table-cell table:formula="of:=[.C510]*[.$K$3]" office:value-type="float" office:value="-0.0078125" calcext:value-type="float">
            <text:p>-0.0078125</text:p>
          </table:table-cell>
          <table:table-cell table:formula="of:=ATAN2([.G510]; SQRT([.F510]*[.F510]+[.E510]*[.E510]))*180/PI()" office:value-type="float" office:value="90.6330707332284" calcext:value-type="float">
            <text:p>90.6330707332</text:p>
          </table:table-cell>
          <table:table-cell table:formula="of:=ATAN2([.F510]; SQRT([.G510]*[.G510]+[.E510]*[.E510]))*180/PI()" office:value-type="float" office:value="83.2582139983755" calcext:value-type="float">
            <text:p>83.2582139984</text:p>
          </table:table-cell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95" calcext:value-type="float">
            <text:p>95</text:p>
          </table:table-cell>
          <table:table-cell office:value-type="float" office:value="-162" calcext:value-type="float">
            <text:p>-162</text:p>
          </table:table-cell>
          <table:table-cell/>
          <table:table-cell table:formula="of:=[.A511]*[.$K$3]" office:value-type="float" office:value="0.64208984375" calcext:value-type="float">
            <text:p>0.6420898438</text:p>
          </table:table-cell>
          <table:table-cell table:formula="of:=[.B511]*[.$K$3]" office:value-type="float" office:value="0.04638671875" calcext:value-type="float">
            <text:p>0.0463867188</text:p>
          </table:table-cell>
          <table:table-cell table:formula="of:=[.C511]*[.$K$3]" office:value-type="float" office:value="-0.0791015625" calcext:value-type="float">
            <text:p>-0.0791015625</text:p>
          </table:table-cell>
          <table:table-cell table:formula="of:=ATAN2([.G511]; SQRT([.F511]*[.F511]+[.E511]*[.E511]))*180/PI()" office:value-type="float" office:value="97.0050307383459" calcext:value-type="float">
            <text:p>97.0050307383</text:p>
          </table:table-cell>
          <table:table-cell table:formula="of:=ATAN2([.F511]; SQRT([.G511]*[.G511]+[.E511]*[.E511]))*180/PI()" office:value-type="float" office:value="85.8988367109363" calcext:value-type="float">
            <text:p>85.8988367109</text:p>
          </table:table-cell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71" calcext:value-type="float">
            <text:p>171</text:p>
          </table:table-cell>
          <table:table-cell office:value-type="float" office:value="55" calcext:value-type="float">
            <text:p>55</text:p>
          </table:table-cell>
          <table:table-cell/>
          <table:table-cell table:formula="of:=[.A512]*[.$K$3]" office:value-type="float" office:value="0.58740234375" calcext:value-type="float">
            <text:p>0.5874023438</text:p>
          </table:table-cell>
          <table:table-cell table:formula="of:=[.B512]*[.$K$3]" office:value-type="float" office:value="0.08349609375" calcext:value-type="float">
            <text:p>0.0834960938</text:p>
          </table:table-cell>
          <table:table-cell table:formula="of:=[.C512]*[.$K$3]" office:value-type="float" office:value="0.02685546875" calcext:value-type="float">
            <text:p>0.0268554688</text:p>
          </table:table-cell>
          <table:table-cell table:formula="of:=ATAN2([.G512]; SQRT([.F512]*[.F512]+[.E512]*[.E512]))*180/PI()" office:value-type="float" office:value="87.4083305236024" calcext:value-type="float">
            <text:p>87.4083305236</text:p>
          </table:table-cell>
          <table:table-cell table:formula="of:=ATAN2([.F512]; SQRT([.G512]*[.G512]+[.E512]*[.E512]))*180/PI()" office:value-type="float" office:value="81.9182389183613" calcext:value-type="float">
            <text:p>81.9182389184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98" calcext:value-type="float">
            <text:p>98</text:p>
          </table:table-cell>
          <table:table-cell office:value-type="float" office:value="-211" calcext:value-type="float">
            <text:p>-211</text:p>
          </table:table-cell>
          <table:table-cell/>
          <table:table-cell table:formula="of:=[.A513]*[.$K$3]" office:value-type="float" office:value="0.77783203125" calcext:value-type="float">
            <text:p>0.7778320313</text:p>
          </table:table-cell>
          <table:table-cell table:formula="of:=[.B513]*[.$K$3]" office:value-type="float" office:value="0.0478515625" calcext:value-type="float">
            <text:p>0.0478515625</text:p>
          </table:table-cell>
          <table:table-cell table:formula="of:=[.C513]*[.$K$3]" office:value-type="float" office:value="-0.10302734375" calcext:value-type="float">
            <text:p>-0.1030273438</text:p>
          </table:table-cell>
          <table:table-cell table:formula="of:=ATAN2([.G513]; SQRT([.F513]*[.F513]+[.E513]*[.E513]))*180/PI()" office:value-type="float" office:value="97.5310893647164" calcext:value-type="float">
            <text:p>97.5310893647</text:p>
          </table:table-cell>
          <table:table-cell table:formula="of:=ATAN2([.F513]; SQRT([.G513]*[.G513]+[.E513]*[.E513]))*180/PI()" office:value-type="float" office:value="86.5100538408586" calcext:value-type="float">
            <text:p>86.5100538409</text:p>
          </table:table-cell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367" calcext:value-type="float">
            <text:p>-367</text:p>
          </table:table-cell>
          <table:table-cell office:value-type="float" office:value="-595" calcext:value-type="float">
            <text:p>-595</text:p>
          </table:table-cell>
          <table:table-cell/>
          <table:table-cell table:formula="of:=[.A514]*[.$K$3]" office:value-type="float" office:value="0.62060546875" calcext:value-type="float">
            <text:p>0.6206054688</text:p>
          </table:table-cell>
          <table:table-cell table:formula="of:=[.B514]*[.$K$3]" office:value-type="float" office:value="-0.17919921875" calcext:value-type="float">
            <text:p>-0.1791992188</text:p>
          </table:table-cell>
          <table:table-cell table:formula="of:=[.C514]*[.$K$3]" office:value-type="float" office:value="-0.29052734375" calcext:value-type="float">
            <text:p>-0.2905273438</text:p>
          </table:table-cell>
          <table:table-cell table:formula="of:=ATAN2([.G514]; SQRT([.F514]*[.F514]+[.E514]*[.E514]))*180/PI()" office:value-type="float" office:value="114.216357461851" calcext:value-type="float">
            <text:p>114.2163574619</text:p>
          </table:table-cell>
          <table:table-cell table:formula="of:=ATAN2([.F514]; SQRT([.G514]*[.G514]+[.E514]*[.E514]))*180/PI()" office:value-type="float" office:value="104.655338441694" calcext:value-type="float">
            <text:p>104.6553384417</text:p>
          </table:table-cell>
          <table:table-cell table:number-columns-repeated="2"/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-389" calcext:value-type="float">
            <text:p>-389</text:p>
          </table:table-cell>
          <table:table-cell office:value-type="float" office:value="-603" calcext:value-type="float">
            <text:p>-603</text:p>
          </table:table-cell>
          <table:table-cell/>
          <table:table-cell table:formula="of:=[.A515]*[.$K$3]" office:value-type="float" office:value="0.802734375" calcext:value-type="float">
            <text:p>0.802734375</text:p>
          </table:table-cell>
          <table:table-cell table:formula="of:=[.B515]*[.$K$3]" office:value-type="float" office:value="-0.18994140625" calcext:value-type="float">
            <text:p>-0.1899414063</text:p>
          </table:table-cell>
          <table:table-cell table:formula="of:=[.C515]*[.$K$3]" office:value-type="float" office:value="-0.29443359375" calcext:value-type="float">
            <text:p>-0.2944335938</text:p>
          </table:table-cell>
          <table:table-cell table:formula="of:=ATAN2([.G515]; SQRT([.F515]*[.F515]+[.E515]*[.E515]))*180/PI()" office:value-type="float" office:value="109.643129884737" calcext:value-type="float">
            <text:p>109.6431298847</text:p>
          </table:table-cell>
          <table:table-cell table:formula="of:=ATAN2([.F515]; SQRT([.G515]*[.G515]+[.E515]*[.E515]))*180/PI()" office:value-type="float" office:value="102.524662575193" calcext:value-type="float">
            <text:p>102.5246625752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-254" calcext:value-type="float">
            <text:p>-254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[.A516]*[.$K$3]" office:value-type="float" office:value="0.7763671875" calcext:value-type="float">
            <text:p>0.7763671875</text:p>
          </table:table-cell>
          <table:table-cell table:formula="of:=[.B516]*[.$K$3]" office:value-type="float" office:value="-0.1240234375" calcext:value-type="float">
            <text:p>-0.1240234375</text:p>
          </table:table-cell>
          <table:table-cell table:formula="of:=[.C516]*[.$K$3]" office:value-type="float" office:value="-0.15380859375" calcext:value-type="float">
            <text:p>-0.1538085938</text:p>
          </table:table-cell>
          <table:table-cell table:formula="of:=ATAN2([.G516]; SQRT([.F516]*[.F516]+[.E516]*[.E516]))*180/PI()" office:value-type="float" office:value="101.069128099687" calcext:value-type="float">
            <text:p>101.0691280997</text:p>
          </table:table-cell>
          <table:table-cell table:formula="of:=ATAN2([.F516]; SQRT([.G516]*[.G516]+[.E516]*[.E516]))*180/PI()" office:value-type="float" office:value="98.9059838648764" calcext:value-type="float">
            <text:p>98.9059838649</text:p>
          </table:table-cell>
          <table:table-cell table:number-columns-repeated="2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2" calcext:value-type="float">
            <text:p>-2</text:p>
          </table:table-cell>
          <table:table-cell office:value-type="float" office:value="-386" calcext:value-type="float">
            <text:p>-386</text:p>
          </table:table-cell>
          <table:table-cell/>
          <table:table-cell table:formula="of:=[.A517]*[.$K$3]" office:value-type="float" office:value="0.79150390625" calcext:value-type="float">
            <text:p>0.7915039063</text:p>
          </table:table-cell>
          <table:table-cell table:formula="of:=[.B517]*[.$K$3]" office:value-type="float" office:value="-0.0009765625" calcext:value-type="float">
            <text:p>-0.0009765625</text:p>
          </table:table-cell>
          <table:table-cell table:formula="of:=[.C517]*[.$K$3]" office:value-type="float" office:value="-0.1884765625" calcext:value-type="float">
            <text:p>-0.1884765625</text:p>
          </table:table-cell>
          <table:table-cell table:formula="of:=ATAN2([.G517]; SQRT([.F517]*[.F517]+[.E517]*[.E517]))*180/PI()" office:value-type="float" office:value="103.394080758926" calcext:value-type="float">
            <text:p>103.3940807589</text:p>
          </table:table-cell>
          <table:table-cell table:formula="of:=ATAN2([.F517]; SQRT([.G517]*[.G517]+[.E517]*[.E517]))*180/PI()" office:value-type="float" office:value="90.0687690248815" calcext:value-type="float">
            <text:p>90.0687690249</text:p>
          </table:table-cell>
          <table:table-cell table:number-columns-repeated="2"/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-348" calcext:value-type="float">
            <text:p>-348</text:p>
          </table:table-cell>
          <table:table-cell office:value-type="float" office:value="-250" calcext:value-type="float">
            <text:p>-250</text:p>
          </table:table-cell>
          <table:table-cell/>
          <table:table-cell table:formula="of:=[.A518]*[.$K$3]" office:value-type="float" office:value="0.7216796875" calcext:value-type="float">
            <text:p>0.7216796875</text:p>
          </table:table-cell>
          <table:table-cell table:formula="of:=[.B518]*[.$K$3]" office:value-type="float" office:value="-0.169921875" calcext:value-type="float">
            <text:p>-0.169921875</text:p>
          </table:table-cell>
          <table:table-cell table:formula="of:=[.C518]*[.$K$3]" office:value-type="float" office:value="-0.1220703125" calcext:value-type="float">
            <text:p>-0.1220703125</text:p>
          </table:table-cell>
          <table:table-cell table:formula="of:=ATAN2([.G518]; SQRT([.F518]*[.F518]+[.E518]*[.E518]))*180/PI()" office:value-type="float" office:value="99.3495959615485" calcext:value-type="float">
            <text:p>99.3495959615</text:p>
          </table:table-cell>
          <table:table-cell table:formula="of:=ATAN2([.F518]; SQRT([.G518]*[.G518]+[.E518]*[.E518]))*180/PI()" office:value-type="float" office:value="103.070013284594" calcext:value-type="float">
            <text:p>103.0700132846</text:p>
          </table:table-cell>
          <table:table-cell table:number-columns-repeated="2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147" calcext:value-type="float">
            <text:p>147</text:p>
          </table:table-cell>
          <table:table-cell office:value-type="float" office:value="-232" calcext:value-type="float">
            <text:p>-232</text:p>
          </table:table-cell>
          <table:table-cell/>
          <table:table-cell table:formula="of:=[.A519]*[.$K$3]" office:value-type="float" office:value="0.75732421875" calcext:value-type="float">
            <text:p>0.7573242188</text:p>
          </table:table-cell>
          <table:table-cell table:formula="of:=[.B519]*[.$K$3]" office:value-type="float" office:value="0.07177734375" calcext:value-type="float">
            <text:p>0.0717773438</text:p>
          </table:table-cell>
          <table:table-cell table:formula="of:=[.C519]*[.$K$3]" office:value-type="float" office:value="-0.11328125" calcext:value-type="float">
            <text:p>-0.11328125</text:p>
          </table:table-cell>
          <table:table-cell table:formula="of:=ATAN2([.G519]; SQRT([.F519]*[.F519]+[.E519]*[.E519]))*180/PI()" office:value-type="float" office:value="98.4698784693974" calcext:value-type="float">
            <text:p>98.4698784694</text:p>
          </table:table-cell>
          <table:table-cell table:formula="of:=ATAN2([.F519]; SQRT([.G519]*[.G519]+[.E519]*[.E519]))*180/PI()" office:value-type="float" office:value="84.6450421155988" calcext:value-type="float">
            <text:p>84.6450421156</text:p>
          </table:table-cell>
          <table:table-cell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46" calcext:value-type="float">
            <text:p>-146</text:p>
          </table:table-cell>
          <table:table-cell office:value-type="float" office:value="-248" calcext:value-type="float">
            <text:p>-248</text:p>
          </table:table-cell>
          <table:table-cell/>
          <table:table-cell table:formula="of:=[.A520]*[.$K$3]" office:value-type="float" office:value="0.65576171875" calcext:value-type="float">
            <text:p>0.6557617188</text:p>
          </table:table-cell>
          <table:table-cell table:formula="of:=[.B520]*[.$K$3]" office:value-type="float" office:value="-0.0712890625" calcext:value-type="float">
            <text:p>-0.0712890625</text:p>
          </table:table-cell>
          <table:table-cell table:formula="of:=[.C520]*[.$K$3]" office:value-type="float" office:value="-0.12109375" calcext:value-type="float">
            <text:p>-0.12109375</text:p>
          </table:table-cell>
          <table:table-cell table:formula="of:=ATAN2([.G520]; SQRT([.F520]*[.F520]+[.E520]*[.E520]))*180/PI()" office:value-type="float" office:value="100.402508232731" calcext:value-type="float">
            <text:p>100.4025082327</text:p>
          </table:table-cell>
          <table:table-cell table:formula="of:=ATAN2([.F520]; SQRT([.G520]*[.G520]+[.E520]*[.E520]))*180/PI()" office:value-type="float" office:value="96.1019963095819" calcext:value-type="float">
            <text:p>96.1019963096</text:p>
          </table:table-cell>
          <table:table-cell table:number-columns-repeated="2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84" calcext:value-type="float">
            <text:p>84</text:p>
          </table:table-cell>
          <table:table-cell office:value-type="float" office:value="-646" calcext:value-type="float">
            <text:p>-646</text:p>
          </table:table-cell>
          <table:table-cell/>
          <table:table-cell table:formula="of:=[.A521]*[.$K$3]" office:value-type="float" office:value="0.86572265625" calcext:value-type="float">
            <text:p>0.8657226563</text:p>
          </table:table-cell>
          <table:table-cell table:formula="of:=[.B521]*[.$K$3]" office:value-type="float" office:value="0.041015625" calcext:value-type="float">
            <text:p>0.041015625</text:p>
          </table:table-cell>
          <table:table-cell table:formula="of:=[.C521]*[.$K$3]" office:value-type="float" office:value="-0.3154296875" calcext:value-type="float">
            <text:p>-0.3154296875</text:p>
          </table:table-cell>
          <table:table-cell table:formula="of:=ATAN2([.G521]; SQRT([.F521]*[.F521]+[.E521]*[.E521]))*180/PI()" office:value-type="float" office:value="109.998772493375" calcext:value-type="float">
            <text:p>109.9987724934</text:p>
          </table:table-cell>
          <table:table-cell table:formula="of:=ATAN2([.F521]; SQRT([.G521]*[.G521]+[.E521]*[.E521]))*180/PI()" office:value-type="float" office:value="87.4511823222092" calcext:value-type="float">
            <text:p>87.4511823222</text:p>
          </table:table-cell>
          <table:table-cell table:number-columns-repeated="2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47" calcext:value-type="float">
            <text:p>-47</text:p>
          </table:table-cell>
          <table:table-cell office:value-type="float" office:value="-423" calcext:value-type="float">
            <text:p>-423</text:p>
          </table:table-cell>
          <table:table-cell/>
          <table:table-cell table:formula="of:=[.A522]*[.$K$3]" office:value-type="float" office:value="0.80517578125" calcext:value-type="float">
            <text:p>0.8051757813</text:p>
          </table:table-cell>
          <table:table-cell table:formula="of:=[.B522]*[.$K$3]" office:value-type="float" office:value="-0.02294921875" calcext:value-type="float">
            <text:p>-0.0229492188</text:p>
          </table:table-cell>
          <table:table-cell table:formula="of:=[.C522]*[.$K$3]" office:value-type="float" office:value="-0.20654296875" calcext:value-type="float">
            <text:p>-0.2065429688</text:p>
          </table:table-cell>
          <table:table-cell table:formula="of:=ATAN2([.G522]; SQRT([.F522]*[.F522]+[.E522]*[.E522]))*180/PI()" office:value-type="float" office:value="104.381648084374" calcext:value-type="float">
            <text:p>104.3816480844</text:p>
          </table:table-cell>
          <table:table-cell table:formula="of:=ATAN2([.F522]; SQRT([.G522]*[.G522]+[.E522]*[.E522]))*180/PI()" office:value-type="float" office:value="91.5814346621485" calcext:value-type="float">
            <text:p>91.5814346621</text:p>
          </table:table-cell>
          <table:table-cell table:number-columns-repeated="2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35" calcext:value-type="float">
            <text:p>35</text:p>
          </table:table-cell>
          <table:table-cell office:value-type="float" office:value="-355" calcext:value-type="float">
            <text:p>-355</text:p>
          </table:table-cell>
          <table:table-cell/>
          <table:table-cell table:formula="of:=[.A523]*[.$K$3]" office:value-type="float" office:value="0.76025390625" calcext:value-type="float">
            <text:p>0.7602539063</text:p>
          </table:table-cell>
          <table:table-cell table:formula="of:=[.B523]*[.$K$3]" office:value-type="float" office:value="0.01708984375" calcext:value-type="float">
            <text:p>0.0170898438</text:p>
          </table:table-cell>
          <table:table-cell table:formula="of:=[.C523]*[.$K$3]" office:value-type="float" office:value="-0.17333984375" calcext:value-type="float">
            <text:p>-0.1733398438</text:p>
          </table:table-cell>
          <table:table-cell table:formula="of:=ATAN2([.G523]; SQRT([.F523]*[.F523]+[.E523]*[.E523]))*180/PI()" office:value-type="float" office:value="102.840886433111" calcext:value-type="float">
            <text:p>102.8408864331</text:p>
          </table:table-cell>
          <table:table-cell table:formula="of:=ATAN2([.F523]; SQRT([.G523]*[.G523]+[.E523]*[.E523]))*180/PI()" office:value-type="float" office:value="88.7444681531528" calcext:value-type="float">
            <text:p>88.7444681532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359" calcext:value-type="float">
            <text:p>-359</text:p>
          </table:table-cell>
          <table:table-cell office:value-type="float" office:value="-466" calcext:value-type="float">
            <text:p>-466</text:p>
          </table:table-cell>
          <table:table-cell/>
          <table:table-cell table:formula="of:=[.A524]*[.$K$3]" office:value-type="float" office:value="0.75830078125" calcext:value-type="float">
            <text:p>0.7583007813</text:p>
          </table:table-cell>
          <table:table-cell table:formula="of:=[.B524]*[.$K$3]" office:value-type="float" office:value="-0.17529296875" calcext:value-type="float">
            <text:p>-0.1752929688</text:p>
          </table:table-cell>
          <table:table-cell table:formula="of:=[.C524]*[.$K$3]" office:value-type="float" office:value="-0.2275390625" calcext:value-type="float">
            <text:p>-0.2275390625</text:p>
          </table:table-cell>
          <table:table-cell table:formula="of:=ATAN2([.G524]; SQRT([.F524]*[.F524]+[.E524]*[.E524]))*180/PI()" office:value-type="float" office:value="106.296528663529" calcext:value-type="float">
            <text:p>106.2965286635</text:p>
          </table:table-cell>
          <table:table-cell table:formula="of:=ATAN2([.F524]; SQRT([.G524]*[.G524]+[.E524]*[.E524]))*180/PI()" office:value-type="float" office:value="102.484587217374" calcext:value-type="float">
            <text:p>102.4845872174</text:p>
          </table:table-cell>
          <table:table-cell table:number-columns-repeated="2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30" calcext:value-type="float">
            <text:p>3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[.A525]*[.$K$3]" office:value-type="float" office:value="0.82763671875" calcext:value-type="float">
            <text:p>0.8276367188</text:p>
          </table:table-cell>
          <table:table-cell table:formula="of:=[.B525]*[.$K$3]" office:value-type="float" office:value="0.0146484375" calcext:value-type="float">
            <text:p>0.0146484375</text:p>
          </table:table-cell>
          <table:table-cell table:formula="of:=[.C525]*[.$K$3]" office:value-type="float" office:value="-0.244140625" calcext:value-type="float">
            <text:p>-0.244140625</text:p>
          </table:table-cell>
          <table:table-cell table:formula="of:=ATAN2([.G525]; SQRT([.F525]*[.F525]+[.E525]*[.E525]))*180/PI()" office:value-type="float" office:value="106.432847004987" calcext:value-type="float">
            <text:p>106.432847005</text:p>
          </table:table-cell>
          <table:table-cell table:formula="of:=ATAN2([.F525]; SQRT([.G525]*[.G525]+[.E525]*[.E525]))*180/PI()" office:value-type="float" office:value="89.0274443900843" calcext:value-type="float">
            <text:p>89.0274443901</text:p>
          </table:table-cell>
          <table:table-cell table:number-columns-repeated="2"/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-402" calcext:value-type="float">
            <text:p>-402</text:p>
          </table:table-cell>
          <table:table-cell office:value-type="float" office:value="-408" calcext:value-type="float">
            <text:p>-408</text:p>
          </table:table-cell>
          <table:table-cell/>
          <table:table-cell table:formula="of:=[.A526]*[.$K$3]" office:value-type="float" office:value="0.8369140625" calcext:value-type="float">
            <text:p>0.8369140625</text:p>
          </table:table-cell>
          <table:table-cell table:formula="of:=[.B526]*[.$K$3]" office:value-type="float" office:value="-0.1962890625" calcext:value-type="float">
            <text:p>-0.1962890625</text:p>
          </table:table-cell>
          <table:table-cell table:formula="of:=[.C526]*[.$K$3]" office:value-type="float" office:value="-0.19921875" calcext:value-type="float">
            <text:p>-0.19921875</text:p>
          </table:table-cell>
          <table:table-cell table:formula="of:=ATAN2([.G526]; SQRT([.F526]*[.F526]+[.E526]*[.E526]))*180/PI()" office:value-type="float" office:value="103.048004582772" calcext:value-type="float">
            <text:p>103.0480045828</text:p>
          </table:table-cell>
          <table:table-cell table:formula="of:=ATAN2([.F526]; SQRT([.G526]*[.G526]+[.E526]*[.E526]))*180/PI()" office:value-type="float" office:value="102.852811465425" calcext:value-type="float">
            <text:p>102.8528114654</text:p>
          </table:table-cell>
          <table:table-cell table:number-columns-repeated="2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163" calcext:value-type="float">
            <text:p>163</text:p>
          </table:table-cell>
          <table:table-cell office:value-type="float" office:value="-917" calcext:value-type="float">
            <text:p>-917</text:p>
          </table:table-cell>
          <table:table-cell/>
          <table:table-cell table:formula="of:=[.A527]*[.$K$3]" office:value-type="float" office:value="1.080078125" calcext:value-type="float">
            <text:p>1.080078125</text:p>
          </table:table-cell>
          <table:table-cell table:formula="of:=[.B527]*[.$K$3]" office:value-type="float" office:value="0.07958984375" calcext:value-type="float">
            <text:p>0.0795898438</text:p>
          </table:table-cell>
          <table:table-cell table:formula="of:=[.C527]*[.$K$3]" office:value-type="float" office:value="-0.44775390625" calcext:value-type="float">
            <text:p>-0.4477539063</text:p>
          </table:table-cell>
          <table:table-cell table:formula="of:=ATAN2([.G527]; SQRT([.F527]*[.F527]+[.E527]*[.E527]))*180/PI()" office:value-type="float" office:value="112.461962352663" calcext:value-type="float">
            <text:p>112.4619623527</text:p>
          </table:table-cell>
          <table:table-cell table:formula="of:=ATAN2([.F527]; SQRT([.G527]*[.G527]+[.E527]*[.E527]))*180/PI()" office:value-type="float" office:value="86.105799934339" calcext:value-type="float">
            <text:p>86.105799934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7T02:26:46.380882782</dc:date>
    <dc:creator>Jeppe </dc:creator>
    <meta:editing-duration>PT12M39S</meta:editing-duration>
    <meta:editing-cycles>1</meta:editing-cycles>
    <meta:document-statistic meta:table-count="1" meta:cell-count="4218" meta:object-count="0"/>
    <meta:generator>LibreOffice/4.4.2.2$Linux_X86_64 LibreOffice_project/40m0$Build-2</meta:generator>
  </office:meta>
</office:document-meta>
</file>